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Consolas" fo:font-size="10.5pt" fo:font-style="italic" fo:font-weight="normal" fo:background-color="#ffffff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fo:color="#cccccc" loext:opacity="100%" style:font-name="Consolas" fo:font-size="10.5pt" fo:font-weight="normal" fo:background-color="#1f1f1f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6" style:family="paragraph" style:parent-style-name="Standard">
      <style:text-properties fo:color="#800080" loext:opacity="100%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ize="14pt" style:font-size-asian="14pt" style:font-size-complex="14pt"/>
    </style:style>
    <style:style style:name="P8" style:family="paragraph" style:parent-style-name="Standard" style:list-style-name="L1"/>
    <style:style style:name="P9" style:family="paragraph" style:parent-style-name="Standard">
      <style:text-properties fo:font-weight="bold" officeooo:rsid="001694bb" officeooo:paragraph-rsid="001694bb" style:font-weight-asian="bold" style:font-weight-complex="bold"/>
    </style:style>
    <style:style style:name="P10" style:family="paragraph" style:parent-style-name="Standard">
      <style:text-properties fo:color="#a1467e" loext:opacity="100%" fo:font-weight="normal" officeooo:rsid="001694bb" officeooo:paragraph-rsid="001694bb" style:font-weight-asian="normal" style:font-weight-complex="normal"/>
    </style:style>
    <style:style style:name="P11" style:family="paragraph" style:parent-style-name="Standard">
      <style:text-properties fo:font-weight="normal" officeooo:rsid="001694bb" officeooo:paragraph-rsid="001694bb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694bb" officeooo:paragraph-rsid="001694bb" style:font-weight-asian="normal" style:font-weight-complex="normal"/>
    </style:style>
    <style:style style:name="P13" style:family="paragraph" style:parent-style-name="Text_20_body">
      <style:text-properties officeooo:rsid="001694bb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officeooo:rsid="001694bb"/>
    </style:style>
    <style:style style:name="P15" style:family="paragraph" style:parent-style-name="Text_20_body" style:list-style-name="L3">
      <style:text-properties officeooo:rsid="001694bb"/>
    </style:style>
    <style:style style:name="P16" style:family="paragraph" style:parent-style-name="Standard">
      <style:text-properties fo:color="#ff0000" loext:opacity="100%" fo:font-weight="bold" officeooo:rsid="001694bb" officeooo:paragraph-rsid="001694bb" style:font-weight-asian="bold" style:font-weight-complex="bold"/>
    </style:style>
    <style:style style:name="P17" style:family="paragraph" style:parent-style-name="Standard">
      <style:text-properties fo:color="#8d1d75" loext:opacity="100%" fo:font-weight="normal" officeooo:rsid="001694bb" officeooo:paragraph-rsid="001694bb" style:font-weight-asian="normal" style:font-weight-complex="normal"/>
    </style:style>
    <style:style style:name="P18" style:family="paragraph" style:parent-style-name="Heading_20_1">
      <style:text-properties fo:font-size="16pt" fo:font-weight="normal" officeooo:rsid="001694bb" officeooo:paragraph-rsid="001694bb" style:font-size-asian="16pt" style:font-weight-asian="normal" style:font-size-complex="16pt" style:font-weight-complex="normal"/>
    </style:style>
    <style:style style:name="P19" style:family="paragraph" style:parent-style-name="Text_20_body" style:list-style-name="L4">
      <style:text-properties officeooo:rsid="001694bb"/>
    </style:style>
    <style:style style:name="P20" style:family="paragraph" style:parent-style-name="Heading_20_1">
      <style:text-properties fo:font-weight="normal" officeooo:rsid="001694bb" officeooo:paragraph-rsid="001694bb" style:font-weight-asian="normal" style:font-weight-complex="normal"/>
    </style:style>
    <style:style style:name="P21" style:family="paragraph" style:parent-style-name="Text_20_body" style:list-style-name="L5">
      <style:text-properties officeooo:rsid="001694bb"/>
    </style:style>
    <style:style style:name="P22" style:family="paragraph" style:parent-style-name="Text_20_body" style:list-style-name="L6">
      <style:text-properties officeooo:rsid="001694bb"/>
    </style:style>
    <style:style style:name="P23" style:family="paragraph" style:parent-style-name="Horizontal_20_Line">
      <style:text-properties officeooo:rsid="001694bb"/>
    </style:style>
    <style:style style:name="P24" style:family="paragraph" style:parent-style-name="Heading_20_1">
      <style:text-properties fo:font-size="16pt" fo:font-weight="normal" officeooo:rsid="001694bb" style:font-size-asian="16pt" style:font-weight-asian="normal" style:font-size-complex="16pt" style:font-weight-complex="normal"/>
    </style:style>
    <style:style style:name="P2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694bb"/>
    </style:style>
    <style:style style:name="P26" style:family="paragraph" style:parent-style-name="Preformatted_20_Text">
      <style:paragraph-properties style:writing-mode="lr-tb"/>
      <style:text-properties officeooo:rsid="001694bb"/>
    </style:style>
    <style:style style:name="P27" style:family="paragraph" style:parent-style-name="Preformatted_20_Text">
      <style:paragraph-properties fo:margin-top="0cm" fo:margin-bottom="0.499cm" style:contextual-spacing="false" style:writing-mode="lr-tb"/>
      <style:text-properties officeooo:rsid="001694bb"/>
    </style:style>
    <style:style style:name="P28" style:family="paragraph" style:parent-style-name="Heading_20_3">
      <style:text-properties fo:font-weight="normal" officeooo:rsid="001694bb" style:font-weight-asian="normal" style:font-weight-complex="normal"/>
    </style:style>
    <style:style style:name="P29" style:family="paragraph" style:parent-style-name="Text_20_body" style:list-style-name="L7">
      <style:text-properties officeooo:rsid="001694bb"/>
    </style:style>
    <style:style style:name="P30" style:family="paragraph" style:parent-style-name="Quotations">
      <style:text-properties officeooo:rsid="001694bb"/>
    </style:style>
    <style:style style:name="P31" style:family="paragraph" style:parent-style-name="Heading_20_1">
      <style:text-properties fo:font-weight="normal" officeooo:rsid="001694bb" style:font-weight-asian="normal" style:font-weight-complex="normal"/>
    </style:style>
    <style:style style:name="P32" style:family="paragraph" style:parent-style-name="Heading_20_2">
      <style:text-properties fo:font-weight="normal" officeooo:rsid="001694bb" style:font-weight-asian="normal" style:font-weight-complex="normal"/>
    </style:style>
    <style:style style:name="P33" style:family="paragraph" style:parent-style-name="Heading_20_3">
      <style:text-properties fo:font-weight="normal" officeooo:rsid="001694bb" officeooo:paragraph-rsid="001694bb" style:font-weight-asian="normal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1694bb"/>
    </style:style>
    <style:style style:name="P35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 fo:background-color="transparent" fo:padding="0cm" fo:border="none"/>
      <style:text-properties officeooo:rsid="001694bb"/>
    </style:style>
    <style:style style:name="P36" style:family="paragraph" style:parent-style-name="Heading_20_4">
      <style:text-properties fo:font-weight="bold" officeooo:rsid="001694bb" style:font-weight-asian="bold" style:font-weight-complex="bold"/>
    </style:style>
    <style:style style:name="P37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  <style:text-properties officeooo:rsid="001694bb"/>
    </style:style>
    <style:style style:name="P38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  <style:text-properties fo:font-style="italic" officeooo:rsid="001694bb"/>
    </style:style>
    <style:style style:name="P39" style:family="paragraph" style:parent-style-name="Standard">
      <style:text-properties fo:font-weight="normal" officeooo:rsid="001cd866" officeooo:paragraph-rsid="001dad08" style:font-weight-asian="normal" style:font-weight-complex="normal"/>
    </style:style>
    <style:style style:name="P40" style:family="paragraph" style:parent-style-name="Standard">
      <style:text-properties officeooo:paragraph-rsid="001dad08"/>
    </style:style>
    <style:style style:name="P41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background-color="transparent" fo:padding="0cm" fo:border="none"/>
      <style:text-properties officeooo:rsid="001694bb"/>
    </style:style>
    <style:style style:name="P42" style:family="paragraph" style:parent-style-name="Heading_20_4">
      <style:text-properties fo:font-weight="bold" officeooo:rsid="001cd866" officeooo:paragraph-rsid="001cd866" style:font-weight-asian="bold" style:font-weight-complex="bold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1cd866"/>
    </style:style>
    <style:style style:name="P44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  <style:text-properties officeooo:rsid="001cd866"/>
    </style:style>
    <style:style style:name="P45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background-color="transparent" fo:padding="0cm" fo:border="none"/>
      <style:text-properties officeooo:rsid="001cd866"/>
    </style:style>
    <style:style style:name="P46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  <style:text-properties fo:font-style="italic" officeooo:rsid="001cd866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 fo:background-color="transparent" fo:padding="0cm" fo:border="none"/>
      <style:text-properties officeooo:rsid="001cd866"/>
    </style:style>
    <style:style style:name="P48" style:family="paragraph" style:parent-style-name="Heading_20_3">
      <style:text-properties fo:font-weight="normal" officeooo:rsid="001cd866" officeooo:paragraph-rsid="001cd866" style:font-weight-asian="normal" style:font-weight-complex="normal"/>
    </style:style>
    <style:style style:name="P49" style:family="paragraph" style:parent-style-name="Heading_20_4">
      <style:text-properties fo:font-weight="bold" officeooo:rsid="001cd866" style:font-weight-asian="bold" style:font-weight-complex="bold"/>
    </style:style>
    <style:style style:name="P50" style:family="paragraph" style:parent-style-name="Heading_20_3">
      <style:text-properties officeooo:rsid="001cd866"/>
    </style:style>
    <style:style style:name="P51" style:family="paragraph" style:parent-style-name="Horizontal_20_Line">
      <style:text-properties officeooo:rsid="001cd866"/>
    </style:style>
    <style:style style:name="P52" style:family="paragraph" style:parent-style-name="Heading_20_1">
      <style:text-properties fo:font-weight="normal" officeooo:rsid="001cd866" style:font-weight-asian="normal" style:font-weight-complex="normal"/>
    </style:style>
    <style:style style:name="P53" style:family="paragraph" style:parent-style-name="Text_20_body">
      <style:paragraph-properties fo:margin-left="0cm" fo:margin-right="0cm" fo:orphans="1" fo:text-indent="0cm" style:auto-text-indent="false"/>
      <style:text-properties officeooo:rsid="001cd866"/>
    </style:style>
    <style:style style:name="P54" style:family="paragraph" style:parent-style-name="Text_20_body">
      <style:paragraph-properties fo:margin-left="0cm" fo:margin-right="0cm" fo:orphans="0" fo:text-indent="0cm" style:auto-text-indent="false"/>
      <style:text-properties officeooo:rsid="001cd866"/>
    </style:style>
    <style:style style:name="P55" style:family="paragraph" style:parent-style-name="Text_20_body">
      <style:text-properties officeooo:rsid="001cd866"/>
    </style:style>
    <style:style style:name="P56" style:family="paragraph" style:parent-style-name="Heading_20_2">
      <style:text-properties fo:font-size="15pt" fo:font-weight="normal" officeooo:rsid="001cd866" style:font-size-asian="15pt" style:font-weight-asian="normal" style:font-size-complex="15pt" style:font-weight-complex="normal"/>
    </style:style>
    <style:style style:name="P57" style:family="paragraph" style:parent-style-name="Text_20_body">
      <style:text-properties fo:font-size="15pt" fo:font-weight="normal" officeooo:rsid="001cd866" style:font-size-asian="15pt" style:font-weight-asian="normal" style:font-size-complex="15pt" style:font-weight-complex="normal"/>
    </style:style>
    <style:style style:name="P58" style:family="paragraph" style:parent-style-name="Text_20_body" style:list-style-name="L8">
      <style:paragraph-properties fo:margin-top="0cm" fo:margin-bottom="0cm" style:contextual-spacing="false"/>
      <style:text-properties officeooo:rsid="001cd866"/>
    </style:style>
    <style:style style:name="P59" style:family="paragraph" style:parent-style-name="Text_20_body" style:list-style-name="L8">
      <style:text-properties officeooo:rsid="001cd866"/>
    </style:style>
    <style:style style:name="P60" style:family="paragraph" style:parent-style-name="Text_20_body" style:list-style-name="L9">
      <style:paragraph-properties fo:margin-top="0cm" fo:margin-bottom="0cm" style:contextual-spacing="false"/>
      <style:text-properties officeooo:rsid="001cd866"/>
    </style:style>
    <style:style style:name="P61" style:family="paragraph" style:parent-style-name="Text_20_body" style:list-style-name="L9">
      <style:text-properties officeooo:rsid="001cd866"/>
    </style:style>
    <style:style style:name="P62" style:family="paragraph" style:parent-style-name="Text_20_body" style:list-style-name="L10">
      <style:paragraph-properties fo:margin-top="0cm" fo:margin-bottom="0cm" style:contextual-spacing="false"/>
      <style:text-properties officeooo:rsid="001cd866"/>
    </style:style>
    <style:style style:name="P63" style:family="paragraph" style:parent-style-name="Text_20_body" style:list-style-name="L10">
      <style:text-properties officeooo:rsid="001cd866"/>
    </style:style>
    <style:style style:name="P64" style:family="paragraph" style:parent-style-name="Text_20_body" style:list-style-name="L11">
      <style:paragraph-properties fo:margin-top="0cm" fo:margin-bottom="0cm" style:contextual-spacing="false"/>
      <style:text-properties officeooo:rsid="001cd866"/>
    </style:style>
    <style:style style:name="P65" style:family="paragraph" style:parent-style-name="Text_20_body" style:list-style-name="L11">
      <style:text-properties officeooo:rsid="001cd866"/>
    </style:style>
    <style:style style:name="P66" style:family="paragraph" style:parent-style-name="Text_20_body" style:list-style-name="L12">
      <style:paragraph-properties fo:margin-top="0cm" fo:margin-bottom="0cm" style:contextual-spacing="false"/>
      <style:text-properties officeooo:rsid="001cd866"/>
    </style:style>
    <style:style style:name="P67" style:family="paragraph" style:parent-style-name="Text_20_body" style:list-style-name="L12">
      <style:text-properties officeooo:rsid="001cd866"/>
    </style:style>
    <style:style style:name="P68" style:family="paragraph" style:parent-style-name="Text_20_body" style:list-style-name="L13">
      <style:text-properties officeooo:rsid="001cd866"/>
    </style:style>
    <style:style style:name="P69" style:family="paragraph" style:parent-style-name="Text_20_body" style:list-style-name="L14">
      <style:paragraph-properties fo:margin-top="0cm" fo:margin-bottom="0cm" style:contextual-spacing="false"/>
      <style:text-properties officeooo:rsid="001cd866"/>
    </style:style>
    <style:style style:name="P70" style:family="paragraph" style:parent-style-name="Text_20_body" style:list-style-name="L14">
      <style:text-properties officeooo:rsid="001cd866"/>
    </style:style>
    <style:style style:name="P71" style:family="paragraph" style:parent-style-name="Text_20_body" style:list-style-name="L15">
      <style:paragraph-properties fo:margin-top="0cm" fo:margin-bottom="0cm" style:contextual-spacing="false"/>
      <style:text-properties officeooo:rsid="001cd866"/>
    </style:style>
    <style:style style:name="P72" style:family="paragraph" style:parent-style-name="Text_20_body" style:list-style-name="L15">
      <style:text-properties officeooo:rsid="001cd866"/>
    </style:style>
    <style:style style:name="P73" style:family="paragraph" style:parent-style-name="Text_20_body" style:list-style-name="L16">
      <style:paragraph-properties fo:margin-top="0cm" fo:margin-bottom="0cm" style:contextual-spacing="false"/>
      <style:text-properties officeooo:rsid="001cd866"/>
    </style:style>
    <style:style style:name="P74" style:family="paragraph" style:parent-style-name="Text_20_body" style:list-style-name="L16">
      <style:text-properties officeooo:rsid="001cd866"/>
    </style:style>
    <style:style style:name="P75" style:family="paragraph" style:parent-style-name="Heading_20_3">
      <style:text-properties fo:font-weight="normal" officeooo:rsid="001cd866" style:font-weight-asian="normal" style:font-weight-complex="normal"/>
    </style:style>
    <style:style style:name="P76" style:family="paragraph" style:parent-style-name="Text_20_body" style:list-style-name="L17">
      <style:paragraph-properties fo:margin-top="0cm" fo:margin-bottom="0cm" style:contextual-spacing="false"/>
      <style:text-properties officeooo:rsid="001cd866"/>
    </style:style>
    <style:style style:name="P77" style:family="paragraph" style:parent-style-name="Text_20_body" style:list-style-name="L17">
      <style:text-properties officeooo:rsid="001cd866"/>
    </style:style>
    <style:style style:name="P78" style:family="paragraph" style:parent-style-name="Text_20_body" style:list-style-name="L18">
      <style:paragraph-properties fo:margin-top="0cm" fo:margin-bottom="0cm" style:contextual-spacing="false"/>
      <style:text-properties officeooo:rsid="001cd866"/>
    </style:style>
    <style:style style:name="P79" style:family="paragraph" style:parent-style-name="Text_20_body" style:list-style-name="L18">
      <style:text-properties officeooo:rsid="001cd866"/>
    </style:style>
    <style:style style:name="P80" style:family="paragraph" style:parent-style-name="Standard">
      <style:text-properties fo:font-weight="normal" officeooo:rsid="001cd866" officeooo:paragraph-rsid="001cd866" style:font-weight-asian="normal" style:font-weight-complex="normal"/>
    </style:style>
    <style:style style:name="P81" style:family="paragraph" style:parent-style-name="Heading_20_1">
      <style:paragraph-properties fo:keep-with-next="always"/>
      <style:text-properties fo:font-weight="normal" officeooo:rsid="001694bb" officeooo:paragraph-rsid="001694bb" style:font-weight-asian="normal" style:font-weight-complex="normal"/>
    </style:style>
    <style:style style:name="P82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</style:style>
    <style:style style:name="P83" style:family="paragraph" style:parent-style-name="Standard" style:list-style-name="L19"/>
    <style:style style:name="P84" style:family="paragraph" style:parent-style-name="Standard" style:list-style-name="L19">
      <style:text-properties officeooo:paragraph-rsid="001e74e0"/>
    </style:style>
    <style:style style:name="P85" style:family="paragraph" style:parent-style-name="Standard">
      <style:text-properties officeooo:paragraph-rsid="001e74e0"/>
    </style:style>
    <style:style style:name="P86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 fo:background-color="transparent" fo:padding="0cm" fo:border="none"/>
    </style:style>
    <style:style style:name="P87" style:family="paragraph" style:parent-style-name="Standard" style:list-style-name="L20"/>
    <style:style style:name="P88" style:family="paragraph" style:parent-style-name="Text_20_body" style:list-style-name="L21">
      <style:paragraph-properties fo:margin-top="0cm" fo:margin-bottom="0cm" style:contextual-spacing="false"/>
    </style:style>
    <style:style style:name="P89" style:family="paragraph" style:parent-style-name="Text_20_body" style:list-style-name="L21"/>
    <style:style style:name="P90" style:family="paragraph" style:parent-style-name="Text_20_body">
      <style:paragraph-properties fo:margin-left="0cm" fo:margin-right="0cm" fo:text-indent="0cm" style:auto-text-indent="false"/>
    </style:style>
    <style:style style:name="P91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background-color="transparent" fo:padding="0cm" fo:border="none"/>
    </style:style>
    <style:style style:name="P92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  <style:text-properties fo:font-style="italic"/>
    </style:style>
    <style:style style:name="P93" style:family="paragraph" style:parent-style-name="Text_20_body" style:list-style-name="L22">
      <style:paragraph-properties fo:margin-top="0cm" fo:margin-bottom="0cm" style:contextual-spacing="false"/>
    </style:style>
    <style:style style:name="P94" style:family="paragraph" style:parent-style-name="Text_20_body" style:list-style-name="L22"/>
    <style:style style:name="P95" style:family="paragraph" style:parent-style-name="Standard">
      <style:text-properties fo:color="#cccccc" loext:opacity="100%" style:font-name="Consolas" fo:font-size="15pt" fo:font-weight="normal" officeooo:rsid="001694bb" officeooo:paragraph-rsid="001694bb" fo:background-color="#1f1f1f" style:font-size-asian="15pt" style:font-weight-asian="normal" style:font-size-complex="15pt" style:font-weight-complex="normal"/>
    </style:style>
    <style:style style:name="P9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font-size="15pt" fo:background-color="#1f1f1f" style:font-size-asian="15pt" style:font-size-complex="15pt"/>
    </style:style>
    <style:style style:name="P97" style:family="paragraph" style:parent-style-name="Heading_20_2">
      <style:text-properties fo:font-weight="normal" officeooo:rsid="001694bb" officeooo:paragraph-rsid="001694bb" style:font-weight-asian="normal" style:font-weight-complex="normal"/>
    </style:style>
    <style:style style:name="P98" style:family="paragraph" style:parent-style-name="Heading_20_3">
      <style:paragraph-properties fo:margin-top="0cm" fo:margin-bottom="0.247cm" style:contextual-spacing="false" fo:line-height="115%"/>
      <style:text-properties fo:font-weight="normal" officeooo:rsid="001694bb" style:font-weight-asian="normal" style:font-weight-complex="normal"/>
    </style:style>
    <style:style style:name="P99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 fo:background-color="transparent" fo:padding="0cm" fo:border="none"/>
      <style:text-properties officeooo:rsid="001694bb"/>
    </style:style>
    <style:style style:name="P100" style:family="paragraph" style:parent-style-name="Text_20_body" style:list-style-name="L23">
      <style:paragraph-properties fo:margin-top="0cm" fo:margin-bottom="0cm" style:contextual-spacing="false"/>
      <style:text-properties officeooo:rsid="001694bb"/>
    </style:style>
    <style:style style:name="P101" style:family="paragraph" style:parent-style-name="Text_20_body" style:list-style-name="L23">
      <style:text-properties officeooo:rsid="001694bb"/>
    </style:style>
    <style:style style:name="P102" style:family="paragraph" style:parent-style-name="Horizontal_20_Line">
      <style:paragraph-properties fo:margin-top="0cm" fo:margin-bottom="0.247cm" style:contextual-spacing="false" fo:line-height="115%"/>
      <style:text-properties officeooo:rsid="001694bb"/>
    </style:style>
    <style:style style:name="P103" style:family="paragraph" style:parent-style-name="Heading_20_3">
      <style:paragraph-properties fo:margin-top="0cm" fo:margin-bottom="0.247cm" style:contextual-spacing="false" fo:line-height="115%"/>
      <style:text-properties officeooo:rsid="001694bb"/>
    </style:style>
    <style:style style:name="P104" style:family="paragraph" style:parent-style-name="Heading_20_4">
      <style:paragraph-properties fo:margin-top="0cm" fo:margin-bottom="0.247cm" style:contextual-spacing="false" fo:line-height="115%"/>
      <style:text-properties fo:font-weight="normal" officeooo:rsid="001694bb" style:font-weight-asian="normal" style:font-weight-complex="normal"/>
    </style:style>
    <style:style style:name="P105" style:family="paragraph" style:parent-style-name="Text_20_body" style:list-style-name="L24">
      <style:paragraph-properties fo:margin-top="0cm" fo:margin-bottom="0cm" style:contextual-spacing="false"/>
      <style:text-properties officeooo:rsid="001694bb"/>
    </style:style>
    <style:style style:name="P106" style:family="paragraph" style:parent-style-name="Text_20_body" style:list-style-name="L24">
      <style:text-properties officeooo:rsid="001694bb"/>
    </style:style>
    <style:style style:name="P107" style:family="paragraph" style:parent-style-name="Text_20_body" style:list-style-name="L25">
      <style:paragraph-properties fo:margin-top="0cm" fo:margin-bottom="0cm" style:contextual-spacing="false"/>
      <style:text-properties officeooo:rsid="001694bb"/>
    </style:style>
    <style:style style:name="P108" style:family="paragraph" style:parent-style-name="Text_20_body" style:list-style-name="L25">
      <style:text-properties officeooo:rsid="001694bb"/>
    </style:style>
    <style:style style:name="P109" style:family="paragraph" style:parent-style-name="Text_20_body">
      <style:text-properties fo:font-weight="normal" officeooo:rsid="001694bb" officeooo:paragraph-rsid="001694bb" style:font-weight-asian="normal" style:font-weight-complex="normal"/>
    </style:style>
    <style:style style:name="P110" style:family="paragraph" style:parent-style-name="Text_20_body" style:list-style-name="L26">
      <style:paragraph-properties fo:margin-top="0cm" fo:margin-bottom="0cm" style:contextual-spacing="false"/>
      <style:text-properties officeooo:rsid="001694bb"/>
    </style:style>
    <style:style style:name="P111" style:family="paragraph" style:parent-style-name="Text_20_body" style:list-style-name="L26">
      <style:text-properties officeooo:rsid="001694bb"/>
    </style:style>
    <style:style style:name="P112" style:family="paragraph" style:parent-style-name="Heading_20_4">
      <style:text-properties fo:font-weight="normal" officeooo:rsid="001694bb" officeooo:paragraph-rsid="001694bb" style:font-weight-asian="normal" style:font-weight-complex="normal"/>
    </style:style>
    <style:style style:name="P113" style:family="paragraph" style:parent-style-name="Text_20_body" style:list-style-name="L27">
      <style:paragraph-properties fo:margin-top="0cm" fo:margin-bottom="0cm" style:contextual-spacing="false"/>
      <style:text-properties officeooo:rsid="001694bb"/>
    </style:style>
    <style:style style:name="P114" style:family="paragraph" style:parent-style-name="Text_20_body" style:list-style-name="L27">
      <style:text-properties officeooo:rsid="001694bb"/>
    </style:style>
    <style:style style:name="P115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background-color="transparent" fo:padding="0cm" fo:border="none"/>
      <style:text-properties officeooo:rsid="001694bb"/>
    </style:style>
    <style:style style:name="P116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 fo:background-color="transparent" fo:padding="0cm" fo:border="none"/>
      <style:text-properties officeooo:rsid="001694bb" officeooo:paragraph-rsid="002047f0"/>
    </style:style>
    <style:style style:name="P117" style:family="paragraph" style:parent-style-name="Text_20_body" style:list-style-name="L28"/>
    <style:style style:name="P118" style:family="paragraph" style:parent-style-name="Text_20_body" style:list-style-name="L29">
      <style:paragraph-properties fo:margin-top="0cm" fo:margin-bottom="0cm" style:contextual-spacing="false"/>
      <style:text-properties officeooo:rsid="001694bb"/>
    </style:style>
    <style:style style:name="P119" style:family="paragraph" style:parent-style-name="Text_20_body" style:list-style-name="L29">
      <style:text-properties officeooo:rsid="001694bb"/>
    </style:style>
    <style:style style:name="P120" style:family="paragraph" style:parent-style-name="Text_20_body" style:list-style-name="L30">
      <style:text-properties officeooo:rsid="001694bb"/>
    </style:style>
    <style:style style:name="P121" style:family="paragraph" style:parent-style-name="Preformatted_20_Text" style:list-style-name="L30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officeooo:rsid="001694bb"/>
    </style:style>
    <style:style style:name="P122" style:family="paragraph" style:parent-style-name="Preformatted_20_Text" style:list-style-name="L30">
      <style:paragraph-properties fo:margin-top="0cm" fo:margin-bottom="0.247cm" style:contextual-spacing="false" fo:line-height="115%" style:writing-mode="lr-tb"/>
      <style:text-properties officeooo:rsid="001694bb"/>
    </style:style>
    <style:style style:name="P123" style:family="paragraph" style:parent-style-name="Standard">
      <style:text-properties fo:color="#cccccc" loext:opacity="100%" style:font-name="Consolas" fo:font-size="10.5pt" fo:font-weight="normal" officeooo:rsid="001694bb" officeooo:paragraph-rsid="001694bb" fo:background-color="#1f1f1f" style:font-weight-asian="normal" style:font-weight-complex="normal"/>
    </style:style>
    <style:style style:name="P124" style:family="paragraph" style:parent-style-name="Heading_20_2">
      <style:text-properties officeooo:rsid="001694bb" officeooo:paragraph-rsid="001694bb"/>
    </style:style>
    <style:style style:name="P125" style:family="paragraph" style:parent-style-name="Text_20_body" style:list-style-name="L31">
      <style:paragraph-properties fo:margin-top="0cm" fo:margin-bottom="0cm" style:contextual-spacing="false"/>
      <style:text-properties officeooo:rsid="001694bb"/>
    </style:style>
    <style:style style:name="P126" style:family="paragraph" style:parent-style-name="Text_20_body" style:list-style-name="L31">
      <style:text-properties officeooo:rsid="001694bb"/>
    </style:style>
    <style:style style:name="P127" style:family="paragraph" style:parent-style-name="Heading_20_2">
      <style:paragraph-properties fo:margin-top="0cm" fo:margin-bottom="0.247cm" style:contextual-spacing="false" fo:line-height="115%"/>
      <style:text-properties fo:font-weight="normal" officeooo:rsid="001694bb" style:font-weight-asian="normal" style:font-weight-complex="normal"/>
    </style:style>
    <style:style style:name="P128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 fo:background-color="transparent" fo:padding="0cm" fo:border="none"/>
      <style:text-properties fo:font-style="italic" officeooo:rsid="001694bb"/>
    </style:style>
    <style:style style:name="P129" style:family="paragraph" style:parent-style-name="Text_20_body" style:list-style-name="L32">
      <style:paragraph-properties fo:margin-top="0cm" fo:margin-bottom="0cm" style:contextual-spacing="false"/>
      <style:text-properties officeooo:rsid="001694bb"/>
    </style:style>
    <style:style style:name="P130" style:family="paragraph" style:parent-style-name="Text_20_body" style:list-style-name="L32">
      <style:text-properties officeooo:rsid="001694bb"/>
    </style:style>
    <style:style style:name="P131" style:family="paragraph" style:parent-style-name="Text_20_body" style:list-style-name="L33">
      <style:paragraph-properties fo:margin-top="0cm" fo:margin-bottom="0cm" style:contextual-spacing="false"/>
      <style:text-properties officeooo:rsid="001694bb"/>
    </style:style>
    <style:style style:name="P132" style:family="paragraph" style:parent-style-name="Text_20_body" style:list-style-name="L33">
      <style:text-properties officeooo:rsid="001694bb"/>
    </style:style>
    <style:style style:name="P133" style:family="paragraph" style:parent-style-name="Text_20_body" style:list-style-name="L34">
      <style:paragraph-properties fo:margin-top="0cm" fo:margin-bottom="0cm" style:contextual-spacing="false"/>
      <style:text-properties officeooo:rsid="001694bb"/>
    </style:style>
    <style:style style:name="P134" style:family="paragraph" style:parent-style-name="Text_20_body" style:list-style-name="L34">
      <style:text-properties officeooo:rsid="001694bb"/>
    </style:style>
    <style:style style:name="P135" style:family="paragraph" style:parent-style-name="Text_20_body" style:list-style-name="L35">
      <style:paragraph-properties fo:margin-top="0cm" fo:margin-bottom="0cm" style:contextual-spacing="false"/>
      <style:text-properties officeooo:rsid="001694bb"/>
    </style:style>
    <style:style style:name="P136" style:family="paragraph" style:parent-style-name="Text_20_body" style:list-style-name="L35">
      <style:text-properties officeooo:rsid="001694bb"/>
    </style:style>
    <style:style style:name="P137" style:family="paragraph" style:parent-style-name="Text_20_body" style:list-style-name="L36">
      <style:paragraph-properties fo:margin-top="0cm" fo:margin-bottom="0cm" style:contextual-spacing="false"/>
      <style:text-properties officeooo:rsid="001694bb"/>
    </style:style>
    <style:style style:name="P138" style:family="paragraph" style:parent-style-name="Text_20_body" style:list-style-name="L36">
      <style:text-properties officeooo:rsid="001694bb"/>
    </style:style>
    <style:style style:name="P139" style:family="paragraph" style:parent-style-name="Text_20_body" style:list-style-name="L37">
      <style:paragraph-properties fo:margin-top="0cm" fo:margin-bottom="0cm" style:contextual-spacing="false"/>
      <style:text-properties officeooo:rsid="001694bb"/>
    </style:style>
    <style:style style:name="P140" style:family="paragraph" style:parent-style-name="Text_20_body" style:list-style-name="L37">
      <style:text-properties officeooo:rsid="001694bb"/>
    </style:style>
    <style:style style:name="P141" style:family="paragraph" style:parent-style-name="Text_20_body" style:list-style-name="L38">
      <style:paragraph-properties fo:margin-top="0cm" fo:margin-bottom="0cm" style:contextual-spacing="false"/>
      <style:text-properties officeooo:rsid="001694bb"/>
    </style:style>
    <style:style style:name="P142" style:family="paragraph" style:parent-style-name="Text_20_body" style:list-style-name="L38">
      <style:text-properties officeooo:rsid="001694bb"/>
    </style:style>
    <style:style style:name="P143" style:family="paragraph" style:parent-style-name="Text_20_body" style:list-style-name="L39">
      <style:paragraph-properties fo:margin-top="0cm" fo:margin-bottom="0cm" style:contextual-spacing="false"/>
      <style:text-properties officeooo:rsid="001694bb"/>
    </style:style>
    <style:style style:name="P144" style:family="paragraph" style:parent-style-name="Text_20_body" style:list-style-name="L39">
      <style:text-properties officeooo:rsid="001694bb"/>
    </style:style>
    <style:style style:name="P145" style:family="paragraph" style:parent-style-name="Text_20_body" style:list-style-name="L40">
      <style:paragraph-properties fo:margin-top="0cm" fo:margin-bottom="0cm" style:contextual-spacing="false"/>
      <style:text-properties officeooo:rsid="001694bb"/>
    </style:style>
    <style:style style:name="P146" style:family="paragraph" style:parent-style-name="Text_20_body" style:list-style-name="L40">
      <style:text-properties officeooo:rsid="001694bb"/>
    </style:style>
    <style:style style:name="P147" style:family="paragraph" style:parent-style-name="Standard">
      <style:text-properties fo:font-weight="normal" officeooo:rsid="001694bb" style:font-weight-asian="normal" style:font-weight-complex="normal"/>
    </style:style>
    <style:style style:name="P148" style:family="paragraph" style:parent-style-name="Text_20_body">
      <style:text-properties fo:font-weight="normal" officeooo:rsid="001694bb" style:font-weight-asian="normal" style:font-weight-complex="normal"/>
    </style:style>
    <style:style style:name="P14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officeooo:rsid="001694bb"/>
    </style:style>
    <style:style style:name="P150" style:family="paragraph" style:parent-style-name="Preformatted_20_Text">
      <style:paragraph-properties fo:margin-top="0cm" fo:margin-bottom="0.247cm" style:contextual-spacing="false" fo:line-height="115%" style:writing-mode="lr-tb"/>
      <style:text-properties officeooo:rsid="001694bb"/>
    </style:style>
    <style:style style:name="P151" style:family="paragraph" style:parent-style-name="Text_20_body" style:list-style-name="L41">
      <style:text-properties officeooo:rsid="001694bb"/>
    </style:style>
    <style:style style:name="P152" style:family="paragraph" style:parent-style-name="Preformatted_20_Text" style:list-style-name="L41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officeooo:rsid="001694bb"/>
    </style:style>
    <style:style style:name="P153" style:family="paragraph" style:parent-style-name="Text_20_body" style:list-style-name="L42">
      <style:text-properties officeooo:rsid="001694bb"/>
    </style:style>
    <style:style style:name="P154" style:family="paragraph" style:parent-style-name="Text_20_body" style:list-style-name="L43">
      <style:text-properties officeooo:rsid="001694bb"/>
    </style:style>
    <style:style style:name="P155" style:family="paragraph" style:parent-style-name="Preformatted_20_Text" style:list-style-name="L43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officeooo:rsid="001694bb"/>
    </style:style>
    <style:style style:name="P156" style:family="paragraph" style:parent-style-name="Text_20_body" style:list-style-name="L44">
      <style:text-properties officeooo:rsid="001694bb"/>
    </style:style>
    <style:style style:name="P157" style:family="paragraph" style:parent-style-name="Preformatted_20_Text" style:list-style-name="L44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officeooo:rsid="001694bb"/>
    </style:style>
    <style:style style:name="P158" style:family="paragraph" style:parent-style-name="Text_20_body" style:list-style-name="L45">
      <style:text-properties officeooo:rsid="001694bb"/>
    </style:style>
    <style:style style:name="P159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officeooo:rsid="001694bb"/>
    </style:style>
    <style:style style:name="P160" style:family="paragraph" style:parent-style-name="Text_20_body" style:list-style-name="L46">
      <style:text-properties officeooo:rsid="001694bb"/>
    </style:style>
    <style:style style:name="P161" style:family="paragraph" style:parent-style-name="Text_20_body" style:list-style-name="L47">
      <style:text-properties officeooo:rsid="001694bb"/>
    </style:style>
    <style:style style:name="P162" style:family="paragraph" style:parent-style-name="Text_20_body" style:list-style-name="L48">
      <style:text-properties officeooo:rsid="001694bb"/>
    </style:style>
    <style:style style:name="P163" style:family="paragraph" style:parent-style-name="Standard">
      <style:text-properties fo:color="#cccccc" loext:opacity="100%" style:font-name="Consolas" fo:font-size="10.5pt" fo:font-weight="normal" officeooo:rsid="001694bb" fo:background-color="#1f1f1f" style:font-weight-asian="normal" style:font-weight-complex="normal"/>
    </style:style>
    <style:style style:name="P164" style:family="paragraph" style:parent-style-name="Text_20_body" style:list-style-name="L49">
      <style:paragraph-properties fo:margin-top="0cm" fo:margin-bottom="0cm" style:contextual-spacing="false"/>
      <style:text-properties officeooo:rsid="001694bb"/>
    </style:style>
    <style:style style:name="P165" style:family="paragraph" style:parent-style-name="Text_20_body" style:list-style-name="L49">
      <style:text-properties officeooo:rsid="001694bb"/>
    </style:style>
    <style:style style:name="P166" style:family="paragraph" style:parent-style-name="Text_20_body" style:list-style-name="L49">
      <style:text-properties fo:font-weight="normal" officeooo:rsid="001694bb" style:font-weight-asian="normal" style:font-weight-complex="normal"/>
    </style:style>
    <style:style style:name="P167" style:family="paragraph" style:parent-style-name="Text_20_body" style:list-style-name="L50">
      <style:paragraph-properties fo:margin-top="0cm" fo:margin-bottom="0cm" style:contextual-spacing="false"/>
      <style:text-properties officeooo:rsid="001694bb"/>
    </style:style>
    <style:style style:name="P168" style:family="paragraph" style:parent-style-name="Text_20_body" style:list-style-name="L50">
      <style:text-properties officeooo:rsid="001694bb"/>
    </style:style>
    <style:style style:name="P169" style:family="paragraph" style:parent-style-name="Text_20_body" style:list-style-name="L51">
      <style:paragraph-properties fo:margin-top="0cm" fo:margin-bottom="0cm" style:contextual-spacing="false"/>
      <style:text-properties officeooo:rsid="001694bb"/>
    </style:style>
    <style:style style:name="P170" style:family="paragraph" style:parent-style-name="Text_20_body" style:list-style-name="L51">
      <style:text-properties officeooo:rsid="001694bb"/>
    </style:style>
    <style:style style:name="P171" style:family="paragraph" style:parent-style-name="Text_20_body" style:list-style-name="L52">
      <style:paragraph-properties fo:margin-top="0cm" fo:margin-bottom="0cm" style:contextual-spacing="false"/>
      <style:text-properties officeooo:rsid="001694bb"/>
    </style:style>
    <style:style style:name="P172" style:family="paragraph" style:parent-style-name="Text_20_body" style:list-style-name="L52">
      <style:text-properties officeooo:rsid="001694bb"/>
    </style:style>
    <style:style style:name="P173" style:family="paragraph" style:parent-style-name="Text_20_body" style:list-style-name="L53">
      <style:paragraph-properties fo:margin-top="0cm" fo:margin-bottom="0cm" style:contextual-spacing="false"/>
      <style:text-properties officeooo:rsid="001694bb"/>
    </style:style>
    <style:style style:name="P174" style:family="paragraph" style:parent-style-name="Text_20_body" style:list-style-name="L53">
      <style:text-properties officeooo:rsid="001694bb"/>
    </style:style>
    <style:style style:name="P175" style:family="paragraph" style:parent-style-name="Text_20_body" style:list-style-name="L54">
      <style:text-properties officeooo:rsid="001694bb"/>
    </style:style>
    <style:style style:name="P176" style:family="paragraph" style:parent-style-name="Heading_20_3">
      <style:text-properties officeooo:rsid="001694bb"/>
    </style:style>
    <style:style style:name="P177" style:family="paragraph" style:parent-style-name="Text_20_body" style:list-style-name="L55">
      <style:paragraph-properties fo:margin-top="0cm" fo:margin-bottom="0cm" style:contextual-spacing="false"/>
      <style:text-properties officeooo:rsid="001694bb"/>
    </style:style>
    <style:style style:name="P178" style:family="paragraph" style:parent-style-name="Text_20_body" style:list-style-name="L55">
      <style:text-properties officeooo:rsid="001694bb"/>
    </style:style>
    <style:style style:name="P179" style:family="paragraph" style:parent-style-name="Text_20_body" style:list-style-name="L56">
      <style:text-properties officeooo:rsid="001694bb"/>
    </style:style>
    <style:style style:name="P180" style:family="paragraph" style:parent-style-name="Text_20_body" style:list-style-name="L57">
      <style:paragraph-properties fo:margin-top="0cm" fo:margin-bottom="0cm" style:contextual-spacing="false"/>
      <style:text-properties officeooo:rsid="001694bb"/>
    </style:style>
    <style:style style:name="P181" style:family="paragraph" style:parent-style-name="Text_20_body" style:list-style-name="L57">
      <style:text-properties officeooo:rsid="001694bb"/>
    </style:style>
    <style:style style:name="P182" style:family="paragraph" style:parent-style-name="Text_20_body" style:list-style-name="L58">
      <style:paragraph-properties fo:margin-top="0cm" fo:margin-bottom="0cm" style:contextual-spacing="false"/>
      <style:text-properties officeooo:rsid="001694bb"/>
    </style:style>
    <style:style style:name="P183" style:family="paragraph" style:parent-style-name="Text_20_body" style:list-style-name="L58">
      <style:text-properties officeooo:rsid="001694bb"/>
    </style:style>
    <style:style style:name="P184" style:family="paragraph" style:parent-style-name="Heading_20_4">
      <style:text-properties fo:font-weight="normal" officeooo:rsid="001694bb" style:font-weight-asian="normal" style:font-weight-complex="normal"/>
    </style:style>
    <style:style style:name="P185" style:family="paragraph" style:parent-style-name="Text_20_body" style:list-style-name="L59">
      <style:paragraph-properties fo:margin-top="0cm" fo:margin-bottom="0cm" style:contextual-spacing="false"/>
      <style:text-properties officeooo:rsid="001694bb"/>
    </style:style>
    <style:style style:name="P186" style:family="paragraph" style:parent-style-name="Text_20_body" style:list-style-name="L59">
      <style:text-properties officeooo:rsid="001694bb"/>
    </style:style>
    <style:style style:name="P187" style:family="paragraph" style:parent-style-name="Text_20_body" style:list-style-name="L60">
      <style:paragraph-properties fo:margin-top="0cm" fo:margin-bottom="0cm" style:contextual-spacing="false"/>
    </style:style>
    <style:style style:name="P188" style:family="paragraph" style:parent-style-name="Text_20_body" style:list-style-name="L60">
      <style:paragraph-properties fo:margin-top="0cm" fo:margin-bottom="0cm" style:contextual-spacing="false"/>
      <style:text-properties officeooo:rsid="001694bb"/>
    </style:style>
    <style:style style:name="P189" style:family="paragraph" style:parent-style-name="Text_20_body" style:list-style-name="L60">
      <style:text-properties officeooo:rsid="001694bb"/>
    </style:style>
    <style:style style:name="P190" style:family="paragraph" style:parent-style-name="Text_20_body" style:list-style-name="L61">
      <style:paragraph-properties fo:margin-top="0cm" fo:margin-bottom="0cm" style:contextual-spacing="false"/>
      <style:text-properties officeooo:rsid="001694bb"/>
    </style:style>
    <style:style style:name="P191" style:family="paragraph" style:parent-style-name="Text_20_body" style:list-style-name="L61">
      <style:text-properties officeooo:rsid="001694bb"/>
    </style:style>
    <style:style style:name="P192" style:family="paragraph" style:parent-style-name="Text_20_body" style:list-style-name="L62">
      <style:paragraph-properties fo:margin-top="0cm" fo:margin-bottom="0cm" style:contextual-spacing="false"/>
      <style:text-properties officeooo:rsid="001694bb"/>
    </style:style>
    <style:style style:name="P193" style:family="paragraph" style:parent-style-name="Text_20_body" style:list-style-name="L62">
      <style:text-properties officeooo:rsid="001694bb"/>
    </style:style>
    <style:style style:name="P194" style:family="paragraph" style:parent-style-name="Text_20_body" style:list-style-name="L63">
      <style:paragraph-properties fo:margin-top="0cm" fo:margin-bottom="0cm" style:contextual-spacing="false"/>
      <style:text-properties officeooo:rsid="001694bb"/>
    </style:style>
    <style:style style:name="P195" style:family="paragraph" style:parent-style-name="Text_20_body" style:list-style-name="L63">
      <style:text-properties officeooo:rsid="001694bb"/>
    </style:style>
    <style:style style:name="P196" style:family="paragraph" style:parent-style-name="Text_20_body" style:list-style-name="L64">
      <style:paragraph-properties fo:margin-top="0cm" fo:margin-bottom="0cm" style:contextual-spacing="false"/>
      <style:text-properties officeooo:rsid="001694bb"/>
    </style:style>
    <style:style style:name="P197" style:family="paragraph" style:parent-style-name="Text_20_body" style:list-style-name="L64">
      <style:text-properties officeooo:rsid="001694bb"/>
    </style:style>
    <style:style style:name="P198" style:family="paragraph" style:parent-style-name="Text_20_body" style:list-style-name="L65">
      <style:paragraph-properties fo:margin-top="0cm" fo:margin-bottom="0cm" style:contextual-spacing="false"/>
      <style:text-properties officeooo:rsid="001694bb"/>
    </style:style>
    <style:style style:name="P199" style:family="paragraph" style:parent-style-name="Text_20_body" style:list-style-name="L65">
      <style:text-properties officeooo:rsid="001694bb"/>
    </style:style>
    <style:style style:name="P200" style:family="paragraph" style:parent-style-name="Text_20_body">
      <style:text-properties fo:font-weight="normal" officeooo:rsid="002c5498" officeooo:paragraph-rsid="002c5498" style:font-weight-asian="normal" style:font-weight-complex="normal"/>
    </style:style>
    <style:style style:name="P201" style:family="paragraph" style:parent-style-name="Heading_20_1">
      <style:text-properties fo:color="#3465a4" loext:opacity="100%" fo:font-weight="normal" officeooo:rsid="002c5498" officeooo:paragraph-rsid="002c5498" style:font-weight-asian="normal" style:font-weight-complex="normal"/>
    </style:style>
    <style:style style:name="P202" style:family="paragraph" style:parent-style-name="Heading_20_2">
      <style:paragraph-properties fo:margin-top="0cm" fo:margin-bottom="0.247cm" style:contextual-spacing="false" fo:line-height="115%"/>
      <style:text-properties fo:font-weight="normal" officeooo:rsid="002c5498" style:font-weight-asian="normal" style:font-weight-complex="normal"/>
    </style:style>
    <style:style style:name="P203" style:family="paragraph" style:parent-style-name="Text_20_body">
      <style:text-properties officeooo:rsid="002c5498"/>
    </style:style>
    <style:style style:name="P204" style:family="paragraph" style:parent-style-name="Heading_20_3">
      <style:paragraph-properties fo:margin-top="0cm" fo:margin-bottom="0.247cm" style:contextual-spacing="false" fo:line-height="115%"/>
      <style:text-properties fo:font-weight="normal" officeooo:rsid="002c5498" style:font-weight-asian="normal" style:font-weight-complex="normal"/>
    </style:style>
    <style:style style:name="P205" style:family="paragraph" style:parent-style-name="Text_20_body" style:list-style-name="L66">
      <style:paragraph-properties fo:margin-top="0cm" fo:margin-bottom="0cm" style:contextual-spacing="false"/>
      <style:text-properties officeooo:rsid="002c5498"/>
    </style:style>
    <style:style style:name="P206" style:family="paragraph" style:parent-style-name="Text_20_body" style:list-style-name="L66">
      <style:text-properties officeooo:rsid="002c5498"/>
    </style:style>
    <style:style style:name="P207" style:family="paragraph" style:parent-style-name="Heading_20_2">
      <style:text-properties fo:font-weight="normal" officeooo:rsid="002c5498" officeooo:paragraph-rsid="002c5498" style:font-weight-asian="normal" style:font-weight-complex="normal"/>
    </style:style>
    <style:style style:name="P208" style:family="paragraph" style:parent-style-name="Text_20_body" style:list-style-name="L67">
      <style:paragraph-properties fo:margin-top="0cm" fo:margin-bottom="0cm" style:contextual-spacing="false"/>
      <style:text-properties officeooo:rsid="002c5498"/>
    </style:style>
    <style:style style:name="P209" style:family="paragraph" style:parent-style-name="Text_20_body" style:list-style-name="L67">
      <style:text-properties officeooo:rsid="002c5498"/>
    </style:style>
    <style:style style:name="P210" style:family="paragraph" style:parent-style-name="Text_20_body">
      <style:paragraph-properties fo:margin-left="0cm" fo:margin-right="0cm" fo:text-indent="0cm" style:auto-text-indent="false"/>
      <style:text-properties officeooo:rsid="002c5498"/>
    </style:style>
    <style:style style:name="P211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 fo:background-color="transparent" fo:padding="0cm" fo:border="none"/>
      <style:text-properties officeooo:rsid="002c5498"/>
    </style:style>
    <style:style style:name="P212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background-color="transparent" fo:padding="0cm" fo:border="none"/>
      <style:text-properties officeooo:rsid="002c5498"/>
    </style:style>
    <style:style style:name="P213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 fo:background-color="transparent" fo:padding="0cm" fo:border="none"/>
      <style:text-properties fo:font-style="italic" officeooo:rsid="002c5498"/>
    </style:style>
    <style:style style:name="P214" style:family="paragraph" style:parent-style-name="Heading_20_3">
      <style:text-properties fo:font-weight="normal" officeooo:rsid="002c5498" officeooo:paragraph-rsid="002c5498" style:font-weight-asian="normal" style:font-weight-complex="normal"/>
    </style:style>
    <style:style style:name="P215" style:family="paragraph" style:parent-style-name="Standard">
      <style:text-properties fo:font-weight="normal" officeooo:rsid="002c5498" officeooo:paragraph-rsid="002c5498" style:font-weight-asian="normal" style:font-weight-complex="normal"/>
    </style:style>
    <style:style style:name="P216" style:family="paragraph" style:parent-style-name="Text_20_body" style:list-style-name="L68">
      <style:paragraph-properties fo:margin-top="0cm" fo:margin-bottom="0cm" style:contextual-spacing="false"/>
      <style:text-properties officeooo:rsid="002c5498"/>
    </style:style>
    <style:style style:name="P217" style:family="paragraph" style:parent-style-name="Text_20_body" style:list-style-name="L68">
      <style:text-properties officeooo:rsid="002c5498"/>
    </style:style>
    <style:style style:name="P218" style:family="paragraph" style:parent-style-name="Horizontal_20_Line">
      <style:text-properties fo:font-weight="normal" officeooo:rsid="002c5498" officeooo:paragraph-rsid="002c5498" style:font-weight-asian="normal" style:font-weight-complex="normal"/>
    </style:style>
    <style:style style:name="P219" style:family="paragraph" style:parent-style-name="Text_20_body" style:list-style-name="L69">
      <style:paragraph-properties fo:margin-top="0cm" fo:margin-bottom="0cm" style:contextual-spacing="false"/>
      <style:text-properties officeooo:rsid="002c5498"/>
    </style:style>
    <style:style style:name="P220" style:family="paragraph" style:parent-style-name="Text_20_body" style:list-style-name="L69">
      <style:text-properties officeooo:rsid="002c5498"/>
    </style:style>
    <style:style style:name="T1" style:family="text">
      <style:text-properties officeooo:rsid="0014a33d"/>
    </style:style>
    <style:style style:name="T2" style:family="text">
      <style:text-properties fo:color="#c586c0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586c0" loext:opacity="100%" style:font-name="Consolas" fo:font-size="10.5pt" fo:font-weight="normal" fo:background-color="#1f1f1f" loext:char-shading-value="0"/>
    </style:style>
    <style:style style:name="T6" style:family="text">
      <style:text-properties fo:color="#cccccc" loext:opacity="100%" style:font-name="Consolas" fo:font-size="10.5pt" fo:font-weight="normal" fo:background-color="#1f1f1f" loext:char-shading-value="0"/>
    </style:style>
    <style:style style:name="T7" style:family="text">
      <style:text-properties fo:color="#4ec9b0" loext:opacity="100%" style:font-name="Consolas" fo:font-size="10.5pt" fo:font-weight="normal" fo:background-color="#1f1f1f" loext:char-shading-value="0"/>
    </style:style>
    <style:style style:name="T8" style:family="text">
      <style:text-properties fo:color="#4fc1ff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cccccc" loext:opacity="100%" fo:background-color="#1f1f1f" loext:char-shading-value="0"/>
    </style:style>
    <style:style style:name="T13" style:family="text">
      <style:text-properties fo:color="#ce9178" loext:opacity="100%" style:font-name="Consolas" fo:font-size="10.5pt" fo:font-weight="normal" fo:background-color="#1f1f1f" loext:char-shading-value="0"/>
    </style:style>
    <style:style style:name="T14" style:family="text">
      <style:text-properties fo:color="#9cdcfe" loext:opacity="100%" style:font-name="Consolas" fo:font-size="10.5pt" fo:font-weight="normal" fo:background-color="#1f1f1f" loext:char-shading-value="0"/>
    </style:style>
    <style:style style:name="T15" style:family="text">
      <style:text-properties fo:color="#d4d4d4" loext:opacity="100%" style:font-name="Consolas" fo:font-size="10.5pt" fo:font-weight="normal" fo:background-color="#1f1f1f" loext:char-shading-value="0"/>
    </style:style>
    <style:style style:name="T16" style:family="text">
      <style:text-properties fo:color="#9cdcfe" loext:opacity="100%" style:font-name="Consolas" fo:font-size="10.5pt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d4d4d4" loext:opacity="100%" style:font-name="Consolas" fo:font-size="10.5pt" fo:font-weight="normal"/>
    </style:style>
    <style:style style:name="T19" style:family="text">
      <style:text-properties fo:color="#dcdcaa" loext:opacity="100%" style:font-name="Consolas" fo:font-size="10.5pt" fo:font-weight="normal"/>
    </style:style>
    <style:style style:name="T20" style:family="text">
      <style:text-properties fo:color="#ce9178" loext:opacity="100%" style:font-name="Consolas" fo:font-size="10.5pt" fo:font-weight="normal"/>
    </style:style>
    <style:style style:name="T21" style:family="text">
      <style:text-properties fo:color="#4fc1ff" loext:opacity="100%" style:font-name="Consolas" fo:font-size="10.5pt" fo:font-weight="normal"/>
    </style:style>
    <style:style style:name="T22" style:family="text">
      <style:text-properties fo:color="#569cd6" loext:opacity="100%" style:font-name="Consolas" fo:font-size="10.5pt" fo:font-weight="normal"/>
    </style:style>
    <style:style style:name="T23" style:family="text">
      <style:text-properties fo:color="#c586c0" loext:opacity="100%" style:font-name="Consolas" fo:font-size="10.5pt" fo:font-weight="normal"/>
    </style:style>
    <style:style style:name="T24" style:family="text">
      <style:text-properties fo:color="#d7ba7d" loext:opacity="100%" style:font-name="Consolas" fo:font-size="10.5pt" fo:font-weight="normal"/>
    </style:style>
    <style:style style:name="T25" style:family="text">
      <style:text-properties fo:color="#4ec9b0" loext:opacity="100%" style:font-name="Consolas" fo:font-size="10.5pt" fo:font-weight="normal"/>
    </style:style>
    <style:style style:name="T26" style:family="text">
      <style:text-properties fo:color="#b5cea8" loext:opacity="100%" style:font-name="Consolas" fo:font-size="10.5pt" fo:font-weight="normal"/>
    </style:style>
    <style:style style:name="T27" style:family="text">
      <style:text-properties fo:color="#9cdcfe" loext:opacity="100%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1c2c60"/>
    </style:style>
    <style:style style:name="T31" style:family="text">
      <style:text-properties fo:color="#8d1d75" loext:opacity="100%"/>
    </style:style>
    <style:style style:name="T32" style:family="text">
      <style:text-properties officeooo:rsid="001cd866"/>
    </style:style>
    <style:style style:name="T33" style:family="text">
      <style:text-properties fo:color="#383a42" loext:opacity="100%" fo:font-family="'var font-mono'" fo:background-color="transparent" loext:char-shading-value="0"/>
    </style:style>
    <style:style style:name="T34" style:family="text">
      <style:text-properties fo:color="#4078f2" loext:opacity="100%" fo:font-family="'var font-mono'" fo:background-color="transparent" loext:char-shading-value="0"/>
    </style:style>
    <style:style style:name="T35" style:family="text">
      <style:text-properties fo:color="#a626a4" loext:opacity="100%" fo:font-family="'var font-mono'" fo:background-color="transparent" loext:char-shading-value="0"/>
    </style:style>
    <style:style style:name="T36" style:family="text">
      <style:text-properties fo:color="#a0a1a7" loext:opacity="100%" fo:font-family="'var font-mono'" fo:background-color="transparent" loext:char-shading-value="0"/>
    </style:style>
    <style:style style:name="T37" style:family="text">
      <style:text-properties fo:color="#a0a1a7" loext:opacity="100%" fo:font-family="'var font-mono'" fo:font-style="italic" fo:background-color="transparent" loext:char-shading-value="0"/>
    </style:style>
    <style:style style:name="T38" style:family="text">
      <style:text-properties fo:font-weight="normal" officeooo:rsid="001cd866" style:font-weight-asian="normal" style:font-weight-complex="normal"/>
    </style:style>
    <style:style style:name="T39" style:family="text">
      <style:text-properties fo:color="#383a42" loext:opacity="100%" fo:background-color="transparent" loext:char-shading-value="0"/>
    </style:style>
    <style:style style:name="T40" style:family="text">
      <style:text-properties fo:color="#50a14f" loext:opacity="100%" fo:font-family="'var font-mono'" fo:background-color="transparent" loext:char-shading-value="0"/>
    </style:style>
    <style:style style:name="T41" style:family="text">
      <style:text-properties fo:color="#b76b01" loext:opacity="100%" fo:font-family="'var font-mono'" fo:background-color="transparent" loext:char-shading-value="0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color="#6a9955" loext:opacity="100%" style:font-name="Consolas" fo:font-size="10.5pt" fo:font-weight="normal"/>
    </style:style>
    <style:style style:name="T45" style:family="text">
      <style:text-properties officeooo:rsid="001e74e0"/>
    </style:style>
    <style:style style:name="T46" style:family="text">
      <style:text-properties fo:color="#383a42" loext:opacity="100%" fo:font-family="'var font-mono'" fo:font-style="italic" fo:background-color="transparent" loext:char-shading-value="0" style:font-style-asian="italic" style:font-style-complex="italic"/>
    </style:style>
    <style:style style:name="T47" style:family="text">
      <style:text-properties fo:color="#4078f2" loext:opacity="100%" fo:font-family="'var font-mono'" fo:font-style="italic" fo:background-color="transparent" loext:char-shading-value="0" style:font-style-asian="italic" style:font-style-complex="italic"/>
    </style:style>
    <style:style style:name="T48" style:family="text">
      <style:text-properties fo:color="#383a42" loext:opacity="100%" fo:font-family="'var font-mono'" fo:font-size="10pt" fo:background-color="transparent" loext:char-shading-value="0" style:font-name-asian="NSimSun" style:font-size-asian="10pt" style:font-name-complex="Liberation Mono" style:font-size-complex="10pt"/>
    </style:style>
    <style:style style:name="T49" style:family="text">
      <style:text-properties fo:color="#383a42" loext:opacity="100%" fo:font-size="10pt" fo:background-color="transparent" loext:char-shading-value="0" style:font-size-asian="10pt" style:font-size-complex="10pt"/>
    </style:style>
    <style:style style:name="T50" style:family="text">
      <style:text-properties style:font-name="Liberation Serif"/>
    </style:style>
    <style:style style:name="T51" style:family="text">
      <style:text-properties fo:color="#ce9178" loext:opacity="100%" style:font-name="Consolas" fo:font-weight="normal"/>
    </style:style>
    <style:style style:name="T52" style:family="text">
      <style:text-properties fo:color="#c586c0" loext:opacity="100%" style:font-name="Consolas" fo:font-weight="normal"/>
    </style:style>
    <style:style style:name="T53" style:family="text">
      <style:text-properties style:font-name="Consolas" fo:font-weight="normal"/>
    </style:style>
    <style:style style:name="T54" style:family="text">
      <style:text-properties fo:color="#9cdcfe" loext:opacity="100%" style:font-name="Consolas" fo:font-weight="normal"/>
    </style:style>
    <style:style style:name="T55" style:family="text">
      <style:text-properties fo:color="#d4d4d4" loext:opacity="100%" style:font-name="Consolas" fo:font-weight="normal"/>
    </style:style>
    <style:style style:name="T56" style:family="text">
      <style:text-properties fo:color="#569cd6" loext:opacity="100%" style:font-name="Consolas" fo:font-weight="normal"/>
    </style:style>
    <style:style style:name="T57" style:family="text">
      <style:text-properties fo:color="#4ec9b0" loext:opacity="100%" style:font-name="Consolas" fo:font-weight="normal"/>
    </style:style>
    <style:style style:name="T58" style:family="text">
      <style:text-properties fo:color="#dcdcaa" loext:opacity="100%" style:font-name="Consolas" fo:font-weight="normal"/>
    </style:style>
    <style:style style:name="T59" style:family="text">
      <style:text-properties fo:color="#b5cea8" loext:opacity="100%" style:font-name="Consolas" fo:font-weight="normal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fo:color="#e45649" loext:opacity="100%" fo:font-family="'var font-mono'" fo:background-color="transparent" loext:char-shading-value="0"/>
    </style:style>
    <style:style style:name="T62" style:family="text">
      <style:text-properties officeooo:rsid="001694bb"/>
    </style:style>
    <style:style style:name="T63" style:family="text">
      <style:text-properties fo:color="#d16969" loext:opacity="100%" style:font-name="Consolas" fo:font-size="10.5pt" fo:font-weight="normal"/>
    </style:style>
    <style:style style:name="T6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<text:span text:style-name="T1">list_gdrive_files_no_downloads.py</text:span></text:p>
      <text:p text:style-name="P2"><text:span text:style-name="T2">import</text:span> <text:span text:style-name="T3">os</text:span></text:p>
      <text:p text:style-name="P3"><text:span text:style-name="T2">from</text:span> <text:span text:style-name="T3">googleapiclient</text:span>.<text:span text:style-name="T3">discovery</text:span> <text:span text:style-name="T2">import</text:span> <text:span text:style-name="T4">build</text:span></text:p>
      <text:p text:style-name="P4"><text:span text:style-name="T5">from</text:span><text:span text:style-name="T6"> </text:span><text:span text:style-name="T7">googleapiclient</text:span><text:span text:style-name="T6">.</text:span><text:span text:style-name="T7">errors</text:span><text:span text:style-name="T6"> </text:span><text:span text:style-name="T5">import</text:span><text:span text:style-name="T6"> </text:span><text:span text:style-name="T7">HttpError</text:span></text:p>
      <text:p text:style-name="P3"><text:span text:style-name="T8">API_KEY</text:span> <text:span text:style-name="T9">=</text:span> <text:span text:style-name="T3">os</text:span>.<text:span text:style-name="T4">getenv</text:span>(<text:span text:style-name="T10">'GDRIVE_API_KEY'</text:span>)</text:p>
      <text:p text:style-name="P3"><text:span text:style-name="T2">if</text:span> <text:span text:style-name="T11">not</text:span> <text:span text:style-name="T8">API_KEY</text:span>:</text:p>
      <text:p text:style-name="P4"><text:span text:style-name="T12">    </text:span><text:span text:style-name="T5">raise</text:span><text:span text:style-name="T6"> </text:span><text:span text:style-name="T7">ValueError</text:span><text:span text:style-name="T6">(</text:span><text:span text:style-name="T13">"GDRIVE_API_KEY environment variable not set"</text:span><text:span text:style-name="T6">)</text:span></text:p>
      <text:p text:style-name="P4"><text:span text:style-name="T14">folder_id</text:span><text:span text:style-name="T6"> </text:span><text:span text:style-name="T15">=</text:span><text:span text:style-name="T6"> </text:span><text:span text:style-name="T13">"1n4XoTa6EmikDskn8vviFvEjHfWW6tRWH"</text:span></text:p>
      <text:p text:style-name="P3"><text:span text:style-name="T2">try</text:span>:</text:p>
      <text:p text:style-name="P5">    <text:span text:style-name="T16">service</text:span><text:span text:style-name="T17"> </text:span><text:span text:style-name="T18">=</text:span><text:span text:style-name="T17"> </text:span><text:span text:style-name="T19">build</text:span><text:span text:style-name="T17">(</text:span><text:span text:style-name="T20">'drive'</text:span><text:span text:style-name="T17">, </text:span><text:span text:style-name="T20">'v3'</text:span><text:span text:style-name="T17">, </text:span><text:span text:style-name="T16">developerKey</text:span><text:span text:style-name="T18">=</text:span><text:span text:style-name="T21">API_KEY</text:span><text:span text:style-name="T17">)</text:span></text:p>
      <text:p text:style-name="P5">    <text:span text:style-name="T16">results</text:span><text:span text:style-name="T17"> </text:span><text:span text:style-name="T18">=</text:span><text:span text:style-name="T17"> </text:span><text:span text:style-name="T16">service</text:span><text:span text:style-name="T17">.files().list(</text:span></text:p>
      <text:p text:style-name="P5">        <text:span text:style-name="T16">q</text:span><text:span text:style-name="T18">=</text:span><text:span text:style-name="T22">f</text:span><text:span text:style-name="T20">"'</text:span><text:span text:style-name="T22">{</text:span><text:span text:style-name="T16">folder_id</text:span><text:span text:style-name="T22">}</text:span><text:span text:style-name="T20">' in parents"</text:span><text:span text:style-name="T17">,</text:span></text:p>
      <text:p text:style-name="P5">        <text:span text:style-name="T16">fields</text:span><text:span text:style-name="T18">=</text:span><text:span text:style-name="T20">"files(id, name, mimeType, size, createdTime)"</text:span></text:p>
      <text:p text:style-name="P5">    <text:span text:style-name="T17">).execute()</text:span></text:p>
      <text:p text:style-name="P5">    <text:span text:style-name="T16">files</text:span><text:span text:style-name="T17"> </text:span><text:span text:style-name="T18">=</text:span><text:span text:style-name="T17"> </text:span><text:span text:style-name="T16">results</text:span><text:span text:style-name="T17">.get(</text:span><text:span text:style-name="T20">'files'</text:span><text:span text:style-name="T17">, [])</text:span></text:p>
      <text:p text:style-name="P5">    <text:span text:style-name="T23">if</text:span><text:span text:style-name="T17"> </text:span><text:span text:style-name="T16">files</text:span><text:span text:style-name="T17">:</text:span></text:p>
      <text:p text:style-name="P5">        <text:span text:style-name="T19">print</text:span><text:span text:style-name="T17">(</text:span><text:span text:style-name="T22">f</text:span><text:span text:style-name="T20">"Found </text:span><text:span text:style-name="T22">{</text:span><text:span text:style-name="T19">len</text:span><text:span text:style-name="T17">(</text:span><text:span text:style-name="T16">files</text:span><text:span text:style-name="T17">)</text:span><text:span text:style-name="T22">}</text:span><text:span text:style-name="T20"> files:</text:span><text:span text:style-name="T24">\n</text:span><text:span text:style-name="T20">"</text:span><text:span text:style-name="T17">)</text:span></text:p>
      <text:p text:style-name="P5">        <text:span text:style-name="T23">for</text:span><text:span text:style-name="T17"> </text:span><text:span text:style-name="T16">idx</text:span><text:span text:style-name="T17">, </text:span><text:span text:style-name="T16">item</text:span><text:span text:style-name="T17"> </text:span><text:span text:style-name="T23">in</text:span><text:span text:style-name="T17"> </text:span><text:span text:style-name="T25">enumerate</text:span><text:span text:style-name="T17">(</text:span><text:span text:style-name="T16">files</text:span><text:span text:style-name="T17">, </text:span><text:span text:style-name="T26">1</text:span><text:span text:style-name="T17">):</text:span></text:p>
      <text:p text:style-name="P5">            <text:span text:style-name="T19">print</text:span><text:span text:style-name="T17">(</text:span><text:span text:style-name="T22">f</text:span><text:span text:style-name="T20">"</text:span><text:span text:style-name="T22">{</text:span><text:span text:style-name="T16">idx</text:span><text:span text:style-name="T22">}</text:span><text:span text:style-name="T20">. </text:span><text:span text:style-name="T22">{</text:span><text:span text:style-name="T16">item</text:span><text:span text:style-name="T17">[</text:span><text:span text:style-name="T20">'name'</text:span><text:span text:style-name="T17">]</text:span><text:span text:style-name="T22">}</text:span><text:span text:style-name="T20">"</text:span><text:span text:style-name="T17">)</text:span></text:p>
      <text:p text:style-name="P5">            <text:span text:style-name="T19">print</text:span><text:span text:style-name="T17">(</text:span><text:span text:style-name="T22">f</text:span><text:span text:style-name="T20">"   ID: </text:span><text:span text:style-name="T22">{</text:span><text:span text:style-name="T16">item</text:span><text:span text:style-name="T17">[</text:span><text:span text:style-name="T20">'id'</text:span><text:span text:style-name="T17">]</text:span><text:span text:style-name="T22">}</text:span><text:span text:style-name="T20">"</text:span><text:span text:style-name="T17">)</text:span></text:p>
      <text:p text:style-name="P5">            <text:span text:style-name="T19">print</text:span><text:span text:style-name="T17">(</text:span><text:span text:style-name="T22">f</text:span><text:span text:style-name="T20">"   Type: </text:span><text:span text:style-name="T22">{</text:span><text:span text:style-name="T16">item</text:span><text:span text:style-name="T17">.get(</text:span><text:span text:style-name="T20">'mimeType'</text:span><text:span text:style-name="T17">, </text:span><text:span text:style-name="T20">'Unknown'</text:span><text:span text:style-name="T17">)</text:span><text:span text:style-name="T22">}</text:span><text:span text:style-name="T20">"</text:span><text:span text:style-name="T17">)</text:span></text:p>
      <text:p text:style-name="P5">            <text:span text:style-name="T19">print</text:span><text:span text:style-name="T17">(</text:span><text:span text:style-name="T22">f</text:span><text:span text:style-name="T20">"   Size: </text:span><text:span text:style-name="T22">{</text:span><text:span text:style-name="T16">item</text:span><text:span text:style-name="T17">.get(</text:span><text:span text:style-name="T20">'size'</text:span><text:span text:style-name="T17">, </text:span><text:span text:style-name="T20">'N/A'</text:span><text:span text:style-name="T17">)</text:span><text:span text:style-name="T22">}</text:span><text:span text:style-name="T20"> bytes"</text:span><text:span text:style-name="T17">)</text:span></text:p>
      <text:p text:style-name="P5">    <text:span text:style-name="T23">else</text:span><text:span text:style-name="T17">:</text:span></text:p>
      <text:p text:style-name="P5">        <text:span text:style-name="T19">print</text:span><text:span text:style-name="T17">(</text:span><text:span text:style-name="T20">"No files found."</text:span><text:span text:style-name="T17">)</text:span></text:p>
      <text:p text:style-name="P3"><text:span text:style-name="T2">except</text:span> <text:span text:style-name="T3">HttpError</text:span> <text:span text:style-name="T2">as</text:span> <text:span text:style-name="T27">e</text:span>:</text:p>
      <text:p text:style-name="P5">    <text:span text:style-name="T19">print</text:span><text:span text:style-name="T17">(</text:span><text:span text:style-name="T22">f</text:span><text:span text:style-name="T20">"API error: </text:span><text:span text:style-name="T22">{</text:span><text:span text:style-name="T16">e</text:span><text:span text:style-name="T22">}</text:span><text:span text:style-name="T20">"</text:span><text:span text:style-name="T17">)</text:span></text:p>
      <text:p text:style-name="P3"><text:span text:style-name="T2">except</text:span> <text:span text:style-name="T3">Exception</text:span> <text:span text:style-name="T2">as</text:span> <text:span text:style-name="T27">e</text:span>:</text:p>
      <text:p text:style-name="P5">    <text:span text:style-name="T19">print</text:span><text:span text:style-name="T17">(</text:span><text:span text:style-name="T22">f</text:span><text:span text:style-name="T20">"Error: </text:span><text:span text:style-name="T22">{</text:span><text:span text:style-name="T16">e</text:span><text:span text:style-name="T22">}</text:span><text:span text:style-name="T20">"</text:span><text:span text:style-name="T17">)</text:span></text:p>
      <text:p text:style-name="P6"/>
      <text:p text:style-name="P6">What this script does (high level)</text:p>
      <text:list text:style-name="L1">
        <text:list-item>
          <text:p text:style-name="P7">Reads a Google API key from an environment variable.</text:p>
        </text:list-item>
        <text:list-item>
          <text:p text:style-name="P7">Builds a Google Drive API v3 client using that key.</text:p>
        </text:list-item>
        <text:list-item>
          <text:p text:style-name="P8"><text:span text:style-name="T28">Lists files that live </text:span><text:span text:style-name="Strong_20_Emphasis"><text:span text:style-name="T28">inside a specific folder</text:span></text:span><text:span text:style-name="T28"> (</text:span><text:span text:style-name="Source_20_Text"><text:span text:style-name="T28">folder_id</text:span></text:span><text:span text:style-name="T28">).</text:span></text:p>
        </text:list-item>
        <text:list-item>
          <text:p text:style-name="P7">Prints a small table (name, id, mimeType, size).</text:p>
        </text:list-item>
      </text:list>
      <text:p text:style-name="Standard"/>
      <text:p text:style-name="P9">Explantion :</text:p>
      <text:p text:style-name="P10">import os</text:p>
      <text:p text:style-name="P10">from googleapiclient.discovery import build</text:p>
      <text:p text:style-name="P10">from google.oauth2 import service_account</text:p>
      <text:p text:style-name="P10">from googleapiclient.errors import HttpError</text:p>
      <text:p text:style-name="P11"/>
      <text:p text:style-name="P11">os : is used to read environment variables.</text:p>
      <text:p text:style-name="P11"/>
      <text:p text:style-name="P11">Build : dynamically constructs a Drive API client from the discovery doc.</text:p>
      <text:p text:style-name="P11"/>
      <text:p text:style-name="P11">service_account : is imported but not used in this script. (You can remove it unless you switch to service-account auth; see below.)</text:p>
      <text:p text:style-name="P11"/>
      <text:p text:style-name="P11">HttpError : lets you catch structured API errors (HTTP status + JSON details).</text:p>
      <text:p text:style-name="P11"/>
      <text:p text:style-name="P10"><text:soft-page-break/>API_KEY = os.getenv('GDRIVE_API_KEY')</text:p>
      <text:p text:style-name="P10">if not API_KEY:</text:p>
      <text:p text:style-name="P10"><text:s text:c="4"/>raise ValueError("GDRIVE_API_KEY environment variable not set")</text:p>
      <text:p text:style-name="P11"/>
      <text:p text:style-name="P11">Pulls your API key from the environment. If it’s missing, fail fast with a clear error.</text:p>
      <text:list text:style-name="L2">
        <text:list-item>
          <text:p text:style-name="P12">Windows (PowerShell): setx GDRIVE_API_KEY "your_key_here" then restart the shell.</text:p>
        </text:list-item>
        <text:list-item>
          <text:p text:style-name="P12">macOS/Linux (bash): export GDRIVE_API_KEY=your_key_here</text:p>
        </text:list-item>
      </text:list>
      <text:p text:style-name="P11"/>
      <text:p text:style-name="P10">folder_id = "1n4XoTa6EmikDskn8vviFvEjHfWW6tRWH"</text:p>
      <text:p text:style-name="P11">The Drive folder ID (the long string you see in a folder’s URL). Your script will query files whose parents include this ID.</text:p>
      <text:p text:style-name="P11"/>
      <text:p text:style-name="P10">service = build('drive', 'v3', developerKey=API_KEY)</text:p>
      <text:p text:style-name="P11">Creates a Drive API v3 client. Passing developerKey makes requests unauthenticated (API-key only). Under the hood, this adds <text:span text:style-name="T29">?key=YOUR_KEY</text:span> to requests.</text:p>
      <text:p text:style-name="P13"><text:span text:style-name="Strong_20_Emphasis"><text:span text:style-name="Source_20_Text">build()</text:span></text:span><text:span text:style-name="Strong_20_Emphasis"> method parameters:</text:span></text:p>
      <text:list text:style-name="L3">
        <text:list-item>
          <text:p text:style-name="P14"><text:span text:style-name="Strong_20_Emphasis"><text:span text:style-name="Source_20_Text">'drive'</text:span></text:span>: Specifies Google Drive API </text:p>
        </text:list-item>
        <text:list-item>
          <text:p text:style-name="P14"><text:span text:style-name="Strong_20_Emphasis"><text:span text:style-name="Source_20_Text">'v3'</text:span></text:span>: Uses version 3 of the API </text:p>
        </text:list-item>
        <text:list-item>
          <text:p text:style-name="P15"><text:span text:style-name="Strong_20_Emphasis"><text:span text:style-name="Source_20_Text">developerKey=API_KEY</text:span></text:span>: Authenticates using API key (not OAuth) </text:p>
        </text:list-item>
      </text:list>
      <text:p text:style-name="P13">This creates a service object to interact with Google Drive API.</text:p>
      <text:p text:style-name="P10">results = service.files().list(</text:p>
      <text:p text:style-name="P10"><text:s text:c="4"/>q=f"'{folder_id}' in parents",</text:p>
      <text:p text:style-name="P10"><text:s text:c="4"/>fields="files(id, name, mimeType, size, createdTime)"</text:p>
      <text:p text:style-name="P10">).execute()</text:p>
      <text:p text:style-name="P11">Calls the <text:span text:style-name="T29">files.list</text:span> endpoint.</text:p>
      <text:p text:style-name="P11"/>
      <text:p text:style-name="P11"><text:span text:style-name="T29">Q :</text:span> uses the Drive query language. Here it means: “return files that have this folder as a parent.”</text:p>
      <text:p text:style-name="P11"/>
      <text:p text:style-name="P11">If the folder isn’t shared publicly, an API-key-only request won’t see its contents.</text:p>
      <text:p text:style-name="P11"/>
      <text:p text:style-name="P11">Fields : uses partial response to request only what you need—faster and cheaper:</text:p>
      <text:p text:style-name="P11"/>
      <text:p text:style-name="P11">id, name → obvious</text:p>
      <text:p text:style-name="P11"/>
      <text:p text:style-name="P11">mimeType → tells you if it’s a Google Doc (application/vnd.google-apps.document), a PDF, etc.</text:p>
      <text:p text:style-name="P11"/>
      <text:p text:style-name="P11">size → present only for binary files (PDF/PNG/ZIP…). Google Docs/Sheets/Slides don’t have size, so you’ll see it missing.</text:p>
      <text:p text:style-name="P11"/>
      <text:p text:style-name="P11">createdTime → RFC 3339 timestamp (e.g., 2025-11-03T07:52:41.123Z)</text:p>
      <text:p text:style-name="P11"/>
      <text:p text:style-name="P16">Note: You did not request nextPageToken, so if the folder has many files you’ll only get the first page (default page size is up to 100). See pagination below.</text:p>
      <text:p text:style-name="P11"/>
      <text:p text:style-name="P10">files = results.get('files', [])</text:p>
      <text:p text:style-name="P11">Safely extracts the list of file objects (empty list if missing).</text:p>
      <text:p text:style-name="P11"/>
      <text:p text:style-name="P17">except HttpError as error:</text:p>
      <text:p text:style-name="P17"><text:s text:c="4"/>print(f"An error occurred: {error}")</text:p>
      <text:p text:style-name="P17"><text:s text:c="4"/>files = []</text:p>
      <text:p text:style-name="P17"><text:soft-page-break/>except Exception as error:</text:p>
      <text:p text:style-name="P17"><text:s text:c="4"/>print(f"An unexpected error occurred: {error}")</text:p>
      <text:p text:style-name="P17"><text:s text:c="4"/>files = []</text:p>
      <text:p text:style-name="P11">Catches API errors (e.g., 403, 404, 429) separately from generic Python/runtime errors.</text:p>
      <text:p text:style-name="P11"/>
      <text:p text:style-name="P17">if files:</text:p>
      <text:p text:style-name="P17"><text:s text:c="4"/>print(f"Found {len(files)} files:\n")</text:p>
      <text:p text:style-name="P17"><text:s text:c="4"/>for idx, file in enumerate(files, 1):</text:p>
      <text:p text:style-name="P17"><text:s text:c="8"/>print(f"{idx}. {file['name']}")</text:p>
      <text:p text:style-name="P17"><text:s text:c="8"/>print(f" <text:s text:c="2"/>ID: {file['id']}")</text:p>
      <text:p text:style-name="P17"><text:s text:c="8"/>print(f" <text:s text:c="2"/>Type: {file.get('mimeType', 'Unknown')}")</text:p>
      <text:p text:style-name="P17"><text:s text:c="8"/>print(f" <text:s text:c="2"/>Size: {file.get('size', 'N/A')} bytes")</text:p>
      <text:p text:style-name="P17"><text:s text:c="8"/>print()</text:p>
      <text:p text:style-name="P17">else:</text:p>
      <text:p text:style-name="P17"><text:s text:c="4"/>print("No files found.")</text:p>
      <text:p text:style-name="P11">Pretty-prints the results.</text:p>
      <text:p text:style-name="P11"/>
      <text:p text:style-name="P11">Uses dict.get with a default value for fields that may be absent (mimeType shouldn’t be absent; size often is).</text:p>
      <text:p text:style-name="P11"/>
      <text:h text:style-name="P18" text:outline-level="1">Common gotchas &amp; tips</text:h>
      <text:list text:style-name="L4">
        <text:list-item>
          <text:p text:style-name="P19"><text:span text:style-name="Strong_20_Emphasis">Auth &amp; visibility</text:span></text:p>
          <text:list>
            <text:list-item>
              <text:p text:style-name="P19"><text:span text:style-name="Strong_20_Emphasis">API key</text:span> = no user identity. This works only for <text:span text:style-name="Strong_20_Emphasis">public</text:span> folders/files.<text:line-break/>If you need to read <text:span text:style-name="Strong_20_Emphasis">private</text:span> Drive content (your own Drive, or someone shared privately with your account), you must use <text:span text:style-name="Strong_20_Emphasis">OAuth</text:span> (installed app) or a <text:span text:style-name="Strong_20_Emphasis">Service Account</text:span> (and share the folder with the service account’s email, or enable domain-wide delegation in Workspace).</text:p>
            </text:list-item>
            <text:list-item>
              <text:p text:style-name="P19">If your folder is “Anyone with the link → Viewer”, listing usually works. If it’s private, you’ll get empty results or a 404/403.</text:p>
            </text:list-item>
          </text:list>
        </text:list-item>
        <text:list-item>
          <text:p text:style-name="P19"><text:span text:style-name="Strong_20_Emphasis">Pagination</text:span></text:p>
          <text:list>
            <text:list-item>
              <text:p text:style-name="P19">By default, Drive returns up to 100 items. If the folder is larger, you must request <text:span text:style-name="Source_20_Text">nextPageToken</text:span> and loop.</text:p>
            </text:list-item>
            <text:list-item>
              <text:p text:style-name="P19">Also set <text:span text:style-name="Source_20_Text">pageSize</text:span> (up to 1000) if you want bigger pages.</text:p>
            </text:list-item>
          </text:list>
        </text:list-item>
        <text:list-item>
          <text:p text:style-name="P19"><text:span text:style-name="Strong_20_Emphasis">Google Docs have no </text:span><text:span text:style-name="Strong_20_Emphasis"><text:span text:style-name="Source_20_Text">size</text:span></text:span></text:p>
          <text:list>
            <text:list-item>
              <text:p text:style-name="P19">For Google Docs/Sheets/Slides, <text:span text:style-name="Source_20_Text">size</text:span> is absent. To download those, you must <text:span text:style-name="Strong_20_Emphasis">export</text:span> (e.g., to PDF) via <text:span text:style-name="Source_20_Text">files.export</text:span>.</text:p>
            </text:list-item>
          </text:list>
        </text:list-item>
        <text:list-item>
          <text:p text:style-name="P19"><text:span text:style-name="Strong_20_Emphasis"><text:span text:style-name="Source_20_Text">service_account</text:span></text:span><text:span text:style-name="Strong_20_Emphasis"> import is unused</text:span></text:p>
          <text:list>
            <text:list-item>
              <text:p text:style-name="P19">Safe to remove unless you switch to service-account auth.</text:p>
            </text:list-item>
          </text:list>
        </text:list-item>
        <text:list-item>
          <text:p text:style-name="P19"><text:span text:style-name="Strong_20_Emphasis">Error details</text:span></text:p>
          <text:list>
            <text:list-item>
              <text:p text:style-name="P19"><text:soft-page-break/><text:span text:style-name="Source_20_Text">HttpError</text:span> often includes JSON with <text:span text:style-name="Source_20_Text">status</text:span>, <text:span text:style-name="Source_20_Text">reason</text:span> (e.g., <text:span text:style-name="Source_20_Text">insufficientPermissions</text:span>, <text:span text:style-name="Source_20_Text">dailyLimitExceeded</text:span>, <text:span text:style-name="Source_20_Text">rateLimitExceeded</text:span>). Logging <text:span text:style-name="Source_20_Text">error.content</text:span> can help.</text:p>
            </text:list-item>
          </text:list>
        </text:list-item>
      </text:list>
      <text:p text:style-name="P11"/>
      <text:p text:style-name="P11">-------------<text:span text:style-name="T30">----------------------------------------------------------------------------------------------------</text:span></text:p>
      <text:h text:style-name="P20" text:outline-level="1">Logging 101 </text:h>
      <text:p text:style-name="P13">Think of Python logging as 3 building blocks:</text:p>
      <text:list text:style-name="L5">
        <text:list-item>
          <text:p text:style-name="P21"><text:span text:style-name="Strong_20_Emphasis">Loggers</text:span></text:p>
          <text:list>
            <text:list-item>
              <text:p text:style-name="P21">You call <text:span text:style-name="Source_20_Text">logging.info("...")</text:span>, <text:span text:style-name="Source_20_Text">logging.error("...")</text:span>, etc.</text:p>
            </text:list-item>
            <text:list-item>
              <text:p text:style-name="P21">There’s a root logger by default (what you’re configuring with <text:span text:style-name="Source_20_Text">basicConfig</text:span>).</text:p>
            </text:list-item>
          </text:list>
        </text:list-item>
        <text:list-item>
          <text:p text:style-name="P21"><text:span text:style-name="Strong_20_Emphasis">Handlers</text:span></text:p>
          <text:list>
            <text:list-item>
              <text:p text:style-name="P21">Decide <text:span text:style-name="Strong_20_Emphasis">where</text:span> logs go (file, console, HTTP, etc.).</text:p>
            </text:list-item>
            <text:list-item>
              <text:p text:style-name="P21">Common ones: <text:span text:style-name="Source_20_Text">StreamHandler</text:span> (console), <text:span text:style-name="Source_20_Text">FileHandler</text:span> (file).</text:p>
            </text:list-item>
          </text:list>
        </text:list-item>
        <text:list-item>
          <text:p text:style-name="P21"><text:span text:style-name="Strong_20_Emphasis">Formatters</text:span></text:p>
          <text:list>
            <text:list-item>
              <text:p text:style-name="P21">Decide <text:span text:style-name="Strong_20_Emphasis">how</text:span> logs look (timestamps, level names, message text, etc.).</text:p>
            </text:list-item>
          </text:list>
        </text:list-item>
      </text:list>
      <text:p text:style-name="P13"><text:span text:style-name="Strong_20_Emphasis">Log levels</text:span> (from noisy to critical):</text:p>
      <text:list text:style-name="L6">
        <text:list-item>
          <text:p text:style-name="P22"><text:span text:style-name="Source_20_Text">DEBUG</text:span> – developer diagnostics</text:p>
        </text:list-item>
        <text:list-item>
          <text:p text:style-name="P22"><text:span text:style-name="Source_20_Text">INFO</text:span> – normal “things are working” messages</text:p>
        </text:list-item>
        <text:list-item>
          <text:p text:style-name="P22"><text:span text:style-name="Source_20_Text">WARNING</text:span> – something unexpected, but still running</text:p>
        </text:list-item>
        <text:list-item>
          <text:p text:style-name="P22"><text:span text:style-name="Source_20_Text">ERROR</text:span> – something failed</text:p>
        </text:list-item>
        <text:list-item>
          <text:p text:style-name="P22"><text:span text:style-name="Source_20_Text">CRITICAL</text:span> – the program is in trouble</text:p>
        </text:list-item>
      </text:list>
      <text:p text:style-name="P13">The <text:span text:style-name="Strong_20_Emphasis">logger level</text:span> acts like a gate: if you set <text:span text:style-name="Source_20_Text">level=logging.INFO</text:span>, then <text:span text:style-name="Source_20_Text">DEBUG</text:span> messages are ignored; <text:span text:style-name="Source_20_Text">INFO</text:span> and above get through.</text:p>
      <text:p text:style-name="P23"/>
      <text:h text:style-name="P24" text:outline-level="1">Your logging setup explained</text:h>
      <text:p text:style-name="P25"><text:span text:style-name="Source_20_Text"><text:span text:style-name="T31">logging.basicConfig(</text:span></text:span></text:p>
      <text:p text:style-name="P26"><text:span text:style-name="Source_20_Text"><text:span text:style-name="T31"><text:s text:c="4"/>level=logging.INFO,</text:span></text:span></text:p>
      <text:p text:style-name="P26"><text:span text:style-name="Source_20_Text"><text:span text:style-name="T31"><text:s text:c="4"/>format='%(asctime)s - %(levelname)s - %(message)s',</text:span></text:span></text:p>
      <text:p text:style-name="P26"><text:span text:style-name="Source_20_Text"><text:span text:style-name="T31"><text:s text:c="4"/>handlers=[</text:span></text:span></text:p>
      <text:p text:style-name="P26"><text:span text:style-name="Source_20_Text"><text:span text:style-name="T31"><text:s text:c="8"/>logging.FileHandler(CONFIG.get('log_file', 'tv_video_player.log')),</text:span></text:span></text:p>
      <text:p text:style-name="P26"><text:span text:style-name="Source_20_Text"><text:span text:style-name="T31"><text:s text:c="8"/>logging.StreamHandler(sys.stdout)</text:span></text:span></text:p>
      <text:p text:style-name="P26"><text:span text:style-name="Source_20_Text"><text:span text:style-name="T31"><text:s text:c="4"/>]</text:span></text:span></text:p>
      <text:p text:style-name="P27"><text:span text:style-name="Source_20_Text"><text:span text:style-name="T31">)</text:span></text:span></text:p>
      <text:h text:style-name="P28" text:outline-level="3"><text:soft-page-break/>What <text:span text:style-name="Source_20_Text">basicConfig</text:span> does here</text:h>
      <text:list text:style-name="L7">
        <text:list-item>
          <text:p text:style-name="P29">Configures the <text:span text:style-name="Strong_20_Emphasis">root logger</text:span> once. (Subsequent <text:span text:style-name="Source_20_Text">basicConfig</text:span> calls are ignored unless you pass <text:span text:style-name="Source_20_Text">force=True</text:span> on Python 3.8+.)</text:p>
        </text:list-item>
        <text:list-item>
          <text:p text:style-name="P29"><text:span text:style-name="Strong_20_Emphasis">level=INFO</text:span></text:p>
          <text:list>
            <text:list-item>
              <text:p text:style-name="P29">The global threshold is INFO. <text:span text:style-name="Source_20_Text">logging.debug(...)</text:span> will be suppressed; <text:span text:style-name="Source_20_Text">info/warning/error/critical</text:span> will show.</text:p>
            </text:list-item>
          </text:list>
        </text:list-item>
        <text:list-item>
          <text:p text:style-name="P29"><text:span text:style-name="Strong_20_Emphasis">format</text:span></text:p>
          <text:list>
            <text:list-item>
              <text:p text:style-name="P29">Every log line looks like:<text:line-break/><text:span text:style-name="Source_20_Text">2025-11-05 15:04:32,817 - INFO - Scanning Google Drive...</text:span></text:p>
            </text:list-item>
            <text:list-item>
              <text:p text:style-name="P29">Placeholders explained:</text:p>
              <text:list>
                <text:list-item>
                  <text:p text:style-name="P29"><text:span text:style-name="Source_20_Text">%(asctime)s</text:span> → timestamp</text:p>
                </text:list-item>
                <text:list-item>
                  <text:p text:style-name="P29"><text:span text:style-name="Source_20_Text">%(levelname)s</text:span> → INFO/WARNING/ERROR etc.</text:p>
                </text:list-item>
                <text:list-item>
                  <text:p text:style-name="P29"><text:span text:style-name="Source_20_Text">%(message)s</text:span> → your message text</text:p>
                </text:list-item>
              </text:list>
            </text:list-item>
            <text:list-item>
              <text:p text:style-name="P29">Other useful fields you <text:span text:style-name="Emphasis">could</text:span> add: <text:span text:style-name="Source_20_Text">%(name)s</text:span> (logger name), <text:span text:style-name="Source_20_Text">%(filename)s:%(lineno)d</text:span>, <text:span text:style-name="Source_20_Text">%(funcName)s</text:span>, etc.</text:p>
            </text:list-item>
          </text:list>
        </text:list-item>
        <text:list-item>
          <text:p text:style-name="P29"><text:span text:style-name="Strong_20_Emphasis">handlers=[ ... ]</text:span><text:line-break/>You explicitly attach two outputs:</text:p>
          <text:list>
            <text:list-item>
              <text:p text:style-name="P29"><text:span text:style-name="Source_20_Text">logging.FileHandler(...)</text:span></text:p>
              <text:list>
                <text:list-item>
                  <text:p text:style-name="P29">Writes logs to the file path from config: <text:span text:style-name="Source_20_Text">CONFIG.get('log_file', 'tv_video_player.log')</text:span>.</text:p>
                </text:list-item>
                <text:list-item>
                  <text:p text:style-name="P29">If <text:span text:style-name="Source_20_Text">log_file</text:span> isn’t in your JSON, it defaults to <text:span text:style-name="Source_20_Text">tv_video_player.log</text:span>.</text:p>
                </text:list-item>
                <text:list-item>
                  <text:p text:style-name="P29">This is a <text:span text:style-name="Strong_20_Emphasis">plain</text:span> file handler (no rotation), so logs can grow indefinitely.</text:p>
                </text:list-item>
              </text:list>
            </text:list-item>
            <text:list-item>
              <text:p text:style-name="P29"><text:span text:style-name="Source_20_Text">logging.StreamHandler(sys.stdout)</text:span></text:p>
              <text:list>
                <text:list-item>
                  <text:p text:style-name="P29">Mirrors the same logs to your console (standard output).</text:p>
                </text:list-item>
              </text:list>
            </text:list-item>
          </text:list>
        </text:list-item>
      </text:list>
      <text:p text:style-name="P30">Result: every <text:span text:style-name="Source_20_Text">logging.info(...)</text:span> goes <text:span text:style-name="Strong_20_Emphasis">to both</text:span> the file and your terminal with the same format.</text:p>
      <text:p text:style-name="P23"/>
      <text:h text:style-name="P31" text:outline-level="1">Using it in the rest of your code</text:h>
      <text:p text:style-name="P13">Anywhere after <text:span text:style-name="Source_20_Text">basicConfig</text:span>:</text:p>
      <text:p text:style-name="P25"><text:span text:style-name="Source_20_Text">logging.info("Starting TV player...")</text:span></text:p>
      <text:p text:style-name="P26"><text:span text:style-name="Source_20_Text">logging.debug("This is very detailed internals (won't show with level=INFO)")</text:span></text:p>
      <text:p text:style-name="P26"><text:span text:style-name="Source_20_Text">logging.warning("Network latency is high")</text:span></text:p>
      <text:p text:style-name="P26"><text:span text:style-name="Source_20_Text">logging.error("Failed to download video: %s", err)</text:span></text:p>
      <text:p text:style-name="P27"><text:span text:style-name="Source_20_Text">logging.critical("Unrecoverable error, shutting down")</text:span></text:p>
      <text:p text:style-name="P11"><text:soft-page-break/>---------------------------------------------------------------------<text:span text:style-name="T32">------------------------------------------</text:span></text:p>
      <text:h text:style-name="P20" text:outline-level="1">PSUtil Library - Comprehensive Guide</text:h>
      <text:h text:style-name="P32" text:outline-level="2">What is PSUtil?</text:h>
      <text:p text:style-name="P13"><text:span text:style-name="Strong_20_Emphasis">psutil</text:span> (Python System and Process Utilities) is a cross-platform library for retrieving information on running processes and system utilization (CPU, memory, disks, network, sensors) in Python.</text:p>
      <text:h text:style-name="P33" text:outline-level="3">Installation</text:h>
      <text:p text:style-name="P34">bash</text:p>
      <text:p text:style-name="P35"><text:span text:style-name="Source_20_Text"><text:span text:style-name="T33">pip </text:span></text:span><text:span text:style-name="Source_20_Text"><text:span text:style-name="T34">install</text:span></text:span><text:span text:style-name="Source_20_Text"><text:span text:style-name="T33"> psutil</text:span></text:span></text:p>
      <text:h text:style-name="P32" text:outline-level="2">Core Concepts</text:h>
      <text:h text:style-name="P28" text:outline-level="3">1. <text:span text:style-name="Strong_20_Emphasis">Process Management</text:span></text:h>
      <text:h text:style-name="P36" text:outline-level="4">Getting Process Information</text:h>
      <text:p text:style-name="P37"><text:span text:style-name="Source_20_Text"><text:span text:style-name="T35">import</text:span></text:span><text:span text:style-name="Source_20_Text"><text:span text:style-name="T33"> psutil</text:span></text:span></text:p>
      <text:p text:style-name="P38"><text:span text:style-name="Source_20_Text"><text:span text:style-name="T36"># Get current process</text:span></text:span></text:p>
      <text:p text:style-name="P37"><text:span text:style-name="Source_20_Text"><text:span text:style-name="T33">p </text:span></text:span><text:span text:style-name="Source_20_Text"><text:span text:style-name="T34">=</text:span></text:span><text:span text:style-name="Source_20_Text"><text:span text:style-name="T33"> psutil.Process()</text:span></text:span></text:p>
      <text:p text:style-name="P37"><text:span text:style-name="Source_20_Text"><text:span text:style-name="T35">print</text:span></text:span><text:span text:style-name="Source_20_Text"><text:span text:style-name="T33">(p.pid) <text:s text:c="10"/></text:span></text:span><text:span text:style-name="Source_20_Text"><text:span text:style-name="T37"># Process ID</text:span></text:span></text:p>
      <text:p text:style-name="P37"><text:span text:style-name="Source_20_Text"><text:span text:style-name="T35">print</text:span></text:span><text:span text:style-name="Source_20_Text"><text:span text:style-name="T33">(p.name()) <text:s text:c="7"/></text:span></text:span><text:span text:style-name="Source_20_Text"><text:span text:style-name="T37"># Process name</text:span></text:span></text:p>
      <text:p text:style-name="P37"><text:span text:style-name="Source_20_Text"><text:span text:style-name="T35">print</text:span></text:span><text:span text:style-name="Source_20_Text"><text:span text:style-name="T33">(p.exe()) <text:s text:c="8"/></text:span></text:span><text:span text:style-name="Source_20_Text"><text:span text:style-name="T37"># Executable path</text:span></text:span></text:p>
      <text:p text:style-name="P37"><text:span text:style-name="Source_20_Text"><text:span text:style-name="T35">print</text:span></text:span><text:span text:style-name="Source_20_Text"><text:span text:style-name="T33">(p.cwd()) <text:s text:c="8"/></text:span></text:span><text:span text:style-name="Source_20_Text"><text:span text:style-name="T37"># Current working directory</text:span></text:span></text:p>
      <text:p text:style-name="P37"><text:span text:style-name="Source_20_Text"><text:span text:style-name="T35">print</text:span></text:span><text:span text:style-name="Source_20_Text"><text:span text:style-name="T33">(p.cmdline()) <text:s text:c="4"/></text:span></text:span><text:span text:style-name="Source_20_Text"><text:span text:style-name="T37"># Command line arguments</text:span></text:span></text:p>
      <text:p text:style-name="P37"><text:span text:style-name="Source_20_Text"><text:span text:style-name="T35">print</text:span></text:span><text:span text:style-name="Source_20_Text"><text:span text:style-name="T33">(p.status()) <text:s text:c="5"/></text:span></text:span><text:span text:style-name="Source_20_Text"><text:span text:style-name="T37"># Process status (running, sleeping, etc.)</text:span></text:span></text:p>
      <text:p text:style-name="P37"><text:span text:style-name="Source_20_Text"><text:span text:style-name="T35">print</text:span></text:span><text:span text:style-name="Source_20_Text"><text:span text:style-name="T33">(p.username()) <text:s text:c="3"/></text:span></text:span><text:span text:style-name="Source_20_Text"><text:span text:style-name="T37"># Process owner</text:span></text:span></text:p>
      <text:p text:style-name="P35"><text:span text:style-name="Source_20_Text"><text:span text:style-name="T35">print</text:span></text:span><text:span text:style-name="Source_20_Text"><text:span text:style-name="T33">(p.create_time()) </text:span></text:span><text:span text:style-name="Source_20_Text"><text:span text:style-name="T37"># Process start time</text:span></text:span></text:p>
      <text:p text:style-name="P39">example :</text:p>
      <text:p text:style-name="P39">C:\Users\asus&gt;python</text:p>
      <text:p text:style-name="P39">Python 3.10.10 (tags/v3.10.10:aad5f6a, Feb <text:s/>7 2023, 17:20:36) [MSC v.1929 64 bit (AMD64)] on win32</text:p>
      <text:p text:style-name="P39">Type "help", "copyright", "credits" or "license" for more information.</text:p>
      <text:p text:style-name="P39">&gt;&gt;&gt; p=psutil.process()</text:p>
      <text:p text:style-name="P39">Traceback (most recent call last):</text:p>
      <text:p text:style-name="P39"><text:s text:c="2"/>File "&lt;stdin&gt;", line 1, in &lt;module&gt;</text:p>
      <text:p text:style-name="P39">NameError: name 'psutil' is not defined</text:p>
      <text:p text:style-name="P39">&gt;&gt;&gt; import psutil</text:p>
      <text:p text:style-name="P39">&gt;&gt;&gt; p=psutil.process()</text:p>
      <text:p text:style-name="P39">Traceback (most recent call last):</text:p>
      <text:p text:style-name="P39"><text:s text:c="2"/>File "&lt;stdin&gt;", line 1, in &lt;module&gt;</text:p>
      <text:p text:style-name="P39">AttributeError: module 'psutil' has no attribute 'process'. Did you mean: 'Process'?</text:p>
      <text:p text:style-name="P39">&gt;&gt;&gt; p=psutil.Process()</text:p>
      <text:p text:style-name="P39"><text:soft-page-break/>&gt;&gt;&gt; print(p.pid)</text:p>
      <text:p text:style-name="P39">16520</text:p>
      <text:p text:style-name="P39">&gt;&gt;&gt; print(p.name())</text:p>
      <text:p text:style-name="P39">python.exe</text:p>
      <text:p text:style-name="P39">&gt;&gt;&gt; print(p.cwd())</text:p>
      <text:p text:style-name="P39">C:\Users\asus</text:p>
      <text:p text:style-name="P39">&gt;&gt;&gt; print(p.cmdline())</text:p>
      <text:p text:style-name="P39">['python']</text:p>
      <text:p text:style-name="P39">&gt;&gt;&gt; print(p.status()) <text:s text:c="5"/># Process status (running, sleeping, etc.)</text:p>
      <text:p text:style-name="P39">running</text:p>
      <text:p text:style-name="P39">&gt;&gt;&gt; print(p.username()) <text:s text:c="3"/># Process owner</text:p>
      <text:p text:style-name="P39">LAPTOP-F1FQKNRA\asus</text:p>
      <text:p text:style-name="P39">&gt;&gt;&gt; print(p.create_time())</text:p>
      <text:p text:style-name="P40"><text:span text:style-name="Source_20_Text"><text:span text:style-name="T38">1762340640.3718417</text:span></text:span></text:p>
      <text:h text:style-name="P36" text:outline-level="4">Iterating Through All Processes</text:h>
      <text:p text:style-name="P38"><text:span text:style-name="Source_20_Text"><text:span text:style-name="T36"># Get all running processes</text:span></text:span></text:p>
      <text:p text:style-name="P37"><text:span text:style-name="Source_20_Text"><text:span text:style-name="T35">for</text:span></text:span><text:span text:style-name="Source_20_Text"><text:span text:style-name="T33"> proc </text:span></text:span><text:span text:style-name="Source_20_Text"><text:span text:style-name="T35">in</text:span></text:span><text:span text:style-name="Source_20_Text"><text:span text:style-name="T33"> psutil.process_iter():</text:span></text:span></text:p>
      <text:p text:style-name="P37"><text:span text:style-name="Source_20_Text"><text:span text:style-name="T39"><text:s text:c="4"/></text:span></text:span><text:span text:style-name="Source_20_Text"><text:span text:style-name="T35">print</text:span></text:span><text:span text:style-name="Source_20_Text"><text:span text:style-name="T33">(proc.name(), proc.pid)</text:span></text:span></text:p>
      <text:p text:style-name="P41"/>
      <text:p text:style-name="P38"><text:span text:style-name="Source_20_Text"><text:span text:style-name="T36"># Get specific attributes efficiently</text:span></text:span></text:p>
      <text:p text:style-name="P37"><text:span text:style-name="Source_20_Text"><text:span text:style-name="T35">for</text:span></text:span><text:span text:style-name="Source_20_Text"><text:span text:style-name="T33"> proc </text:span></text:span><text:span text:style-name="Source_20_Text"><text:span text:style-name="T35">in</text:span></text:span><text:span text:style-name="Source_20_Text"><text:span text:style-name="T33"> psutil.process_iter([</text:span></text:span><text:span text:style-name="Source_20_Text"><text:span text:style-name="T40">'pid'</text:span></text:span><text:span text:style-name="Source_20_Text"><text:span text:style-name="T33">, </text:span></text:span><text:span text:style-name="Source_20_Text"><text:span text:style-name="T40">'name'</text:span></text:span><text:span text:style-name="Source_20_Text"><text:span text:style-name="T33">, </text:span></text:span><text:span text:style-name="Source_20_Text"><text:span text:style-name="T40">'username'</text:span></text:span><text:span text:style-name="Source_20_Text"><text:span text:style-name="T33">]):</text:span></text:span></text:p>
      <text:p text:style-name="P35"><text:span text:style-name="Source_20_Text"><text:span text:style-name="T39"><text:s text:c="4"/></text:span></text:span><text:span text:style-name="Source_20_Text"><text:span text:style-name="T35">print</text:span></text:span><text:span text:style-name="Source_20_Text"><text:span text:style-name="T33">(proc.info) <text:s/></text:span></text:span><text:span text:style-name="Source_20_Text"><text:span text:style-name="T37"># Returns dict with requested attributes</text:span></text:span></text:p>
      <text:h text:style-name="P42" text:outline-level="4">Process Control</text:h>
      <text:p text:style-name="P43">python</text:p>
      <text:p text:style-name="P44"><text:span text:style-name="Source_20_Text"><text:span text:style-name="T33">p </text:span></text:span><text:span text:style-name="Source_20_Text"><text:span text:style-name="T34">=</text:span></text:span><text:span text:style-name="Source_20_Text"><text:span text:style-name="T33"> psutil.Process(pid)</text:span></text:span></text:p>
      <text:p text:style-name="P45"/>
      <text:p text:style-name="P46"><text:span text:style-name="Source_20_Text"><text:span text:style-name="T36"># Terminate process gracefully</text:span></text:span></text:p>
      <text:p text:style-name="P44"><text:span text:style-name="Source_20_Text"><text:span text:style-name="T33">p.terminate()</text:span></text:span></text:p>
      <text:p text:style-name="P45"/>
      <text:p text:style-name="P46"><text:span text:style-name="Source_20_Text"><text:span text:style-name="T36"># Force kill process</text:span></text:span></text:p>
      <text:p text:style-name="P44"><text:span text:style-name="Source_20_Text"><text:span text:style-name="T33">p.kill()</text:span></text:span></text:p>
      <text:p text:style-name="P45"/>
      <text:p text:style-name="P46"><text:span text:style-name="Source_20_Text"><text:span text:style-name="T36"># Suspend process</text:span></text:span></text:p>
      <text:p text:style-name="P44"><text:span text:style-name="Source_20_Text"><text:span text:style-name="T33">p.suspend()</text:span></text:span></text:p>
      <text:p text:style-name="P45"/>
      <text:p text:style-name="P46"><text:span text:style-name="Source_20_Text"><text:span text:style-name="T36"># Resume process</text:span></text:span></text:p>
      <text:p text:style-name="P44"><text:span text:style-name="Source_20_Text"><text:span text:style-name="T33">p.resume()</text:span></text:span></text:p>
      <text:p text:style-name="P45"/>
      <text:p text:style-name="P46"><text:span text:style-name="Source_20_Text"><text:span text:style-name="T36"># Wait for process to terminate</text:span></text:span></text:p>
      <text:p text:style-name="P47"><text:span text:style-name="Source_20_Text"><text:span text:style-name="T33">p.wait(timeout</text:span></text:span><text:span text:style-name="Source_20_Text"><text:span text:style-name="T34">=</text:span></text:span><text:span text:style-name="Source_20_Text"><text:span text:style-name="T41">3</text:span></text:span><text:span text:style-name="Source_20_Text"><text:span text:style-name="T33">)</text:span></text:span></text:p>
      <text:h text:style-name="P48" text:outline-level="3"><text:soft-page-break/>2. <text:span text:style-name="Strong_20_Emphasis">System Information</text:span></text:h>
      <text:h text:style-name="P49" text:outline-level="4">CPU</text:h>
      <text:p text:style-name="P46"><text:span text:style-name="Source_20_Text"><text:span text:style-name="T36"># CPU usage</text:span></text:span></text:p>
      <text:p text:style-name="P44"><text:span text:style-name="Source_20_Text"><text:span text:style-name="T33">psutil.cpu_percent(interval</text:span></text:span><text:span text:style-name="Source_20_Text"><text:span text:style-name="T34">=</text:span></text:span><text:span text:style-name="Source_20_Text"><text:span text:style-name="T41">1</text:span></text:span><text:span text:style-name="Source_20_Text"><text:span text:style-name="T33">) <text:s text:c="7"/></text:span></text:span><text:span text:style-name="Source_20_Text"><text:span text:style-name="T37"># Overall CPU %</text:span></text:span></text:p>
      <text:p text:style-name="P44"><text:span text:style-name="Source_20_Text"><text:span text:style-name="T33">psutil.cpu_percent(interval</text:span></text:span><text:span text:style-name="Source_20_Text"><text:span text:style-name="T34">=</text:span></text:span><text:span text:style-name="Source_20_Text"><text:span text:style-name="T41">1</text:span></text:span><text:span text:style-name="Source_20_Text"><text:span text:style-name="T33">, percpu</text:span></text:span><text:span text:style-name="Source_20_Text"><text:span text:style-name="T34">=</text:span></text:span><text:span text:style-name="Source_20_Text"><text:span text:style-name="T41">True</text:span></text:span><text:span text:style-name="Source_20_Text"><text:span text:style-name="T33">) <text:s/></text:span></text:span><text:span text:style-name="Source_20_Text"><text:span text:style-name="T37"># Per-core CPU %</text:span></text:span></text:p>
      <text:p text:style-name="P45"/>
      <text:p text:style-name="P46"><text:span text:style-name="Source_20_Text"><text:span text:style-name="T36"># CPU times</text:span></text:span></text:p>
      <text:p text:style-name="P44"><text:span text:style-name="Source_20_Text"><text:span text:style-name="T33">psutil.cpu_times()</text:span></text:span></text:p>
      <text:p text:style-name="P45"/>
      <text:p text:style-name="P46"><text:span text:style-name="Source_20_Text"><text:span text:style-name="T36"># CPU count</text:span></text:span></text:p>
      <text:p text:style-name="P44"><text:span text:style-name="Source_20_Text"><text:span text:style-name="T33">psutil.cpu_count() <text:s text:c="19"/></text:span></text:span><text:span text:style-name="Source_20_Text"><text:span text:style-name="T37"># Logical cores</text:span></text:span></text:p>
      <text:p text:style-name="P44"><text:span text:style-name="Source_20_Text"><text:span text:style-name="T33">psutil.cpu_count(logical</text:span></text:span><text:span text:style-name="Source_20_Text"><text:span text:style-name="T34">=</text:span></text:span><text:span text:style-name="Source_20_Text"><text:span text:style-name="T41">False</text:span></text:span><text:span text:style-name="Source_20_Text"><text:span text:style-name="T33">) <text:s text:c="6"/></text:span></text:span><text:span text:style-name="Source_20_Text"><text:span text:style-name="T37"># Physical cores</text:span></text:span></text:p>
      <text:p text:style-name="P45"/>
      <text:p text:style-name="P46"><text:span text:style-name="Source_20_Text"><text:span text:style-name="T36"># CPU frequency</text:span></text:span></text:p>
      <text:p text:style-name="P47"><text:span text:style-name="Source_20_Text"><text:span text:style-name="T33">psutil.cpu_freq()</text:span></text:span></text:p>
      <text:h text:style-name="P49" text:outline-level="4">Memory</text:h>
      <text:p text:style-name="P46"><text:span text:style-name="Source_20_Text"><text:span text:style-name="T36"># Virtual memory</text:span></text:span></text:p>
      <text:p text:style-name="P44"><text:span text:style-name="Source_20_Text"><text:span text:style-name="T33">mem </text:span></text:span><text:span text:style-name="Source_20_Text"><text:span text:style-name="T34">=</text:span></text:span><text:span text:style-name="Source_20_Text"><text:span text:style-name="T33"> psutil.virtual_memory()</text:span></text:span></text:p>
      <text:p text:style-name="P44"><text:span text:style-name="Source_20_Text"><text:span text:style-name="T35">print</text:span></text:span><text:span text:style-name="Source_20_Text"><text:span text:style-name="T33">(mem.total) <text:s text:c="5"/></text:span></text:span><text:span text:style-name="Source_20_Text"><text:span text:style-name="T37"># Total physical memory</text:span></text:span></text:p>
      <text:p text:style-name="P44"><text:span text:style-name="Source_20_Text"><text:span text:style-name="T35">print</text:span></text:span><text:span text:style-name="Source_20_Text"><text:span text:style-name="T33">(mem.available) <text:s/></text:span></text:span><text:span text:style-name="Source_20_Text"><text:span text:style-name="T37"># Available memory</text:span></text:span></text:p>
      <text:p text:style-name="P44"><text:span text:style-name="Source_20_Text"><text:span text:style-name="T35">print</text:span></text:span><text:span text:style-name="Source_20_Text"><text:span text:style-name="T33">(mem.percent) <text:s text:c="3"/></text:span></text:span><text:span text:style-name="Source_20_Text"><text:span text:style-name="T37"># Memory usage %</text:span></text:span></text:p>
      <text:p text:style-name="P44"><text:span text:style-name="Source_20_Text"><text:span text:style-name="T35">print</text:span></text:span><text:span text:style-name="Source_20_Text"><text:span text:style-name="T33">(mem.used) <text:s text:c="6"/></text:span></text:span><text:span text:style-name="Source_20_Text"><text:span text:style-name="T37"># Used memory</text:span></text:span></text:p>
      <text:p text:style-name="P45"/>
      <text:p text:style-name="P46"><text:span text:style-name="Source_20_Text"><text:span text:style-name="T36"># Swap memory</text:span></text:span></text:p>
      <text:p text:style-name="P44"><text:span text:style-name="Source_20_Text"><text:span text:style-name="T33">swap </text:span></text:span><text:span text:style-name="Source_20_Text"><text:span text:style-name="T34">=</text:span></text:span><text:span text:style-name="Source_20_Text"><text:span text:style-name="T33"> psutil.swap_memory()</text:span></text:span></text:p>
      <text:p text:style-name="P47"><text:span text:style-name="Source_20_Text"><text:span text:style-name="T35">print</text:span></text:span><text:span text:style-name="Source_20_Text"><text:span text:style-name="T33">(swap.total, swap.used, swap.percent)</text:span></text:span></text:p>
      <text:h text:style-name="P49" text:outline-level="4">Disk</text:h>
      <text:p text:style-name="P46"><text:span text:style-name="Source_20_Text"><text:span text:style-name="T36"># Disk partitions</text:span></text:span></text:p>
      <text:p text:style-name="P44"><text:span text:style-name="Source_20_Text"><text:span text:style-name="T33">psutil.disk_partitions()</text:span></text:span></text:p>
      <text:p text:style-name="P45"/>
      <text:p text:style-name="P46"><text:span text:style-name="Source_20_Text"><text:span text:style-name="T36"># Disk usage</text:span></text:span></text:p>
      <text:p text:style-name="P44"><text:span text:style-name="Source_20_Text"><text:span text:style-name="T33">usage </text:span></text:span><text:span text:style-name="Source_20_Text"><text:span text:style-name="T34">=</text:span></text:span><text:span text:style-name="Source_20_Text"><text:span text:style-name="T33"> psutil.disk_usage(</text:span></text:span><text:span text:style-name="Source_20_Text"><text:span text:style-name="T40">'/'</text:span></text:span><text:span text:style-name="Source_20_Text"><text:span text:style-name="T33">)</text:span></text:span></text:p>
      <text:p text:style-name="P44"><text:span text:style-name="Source_20_Text"><text:span text:style-name="T35">print</text:span></text:span><text:span text:style-name="Source_20_Text"><text:span text:style-name="T33">(usage.total, usage.used, usage.free, usage.percent)</text:span></text:span></text:p>
      <text:p text:style-name="P45"/>
      <text:p text:style-name="P46"><text:span text:style-name="Source_20_Text"><text:span text:style-name="T36"># Disk I/O statistics</text:span></text:span></text:p>
      <text:p text:style-name="P47"><text:span text:style-name="Source_20_Text"><text:span text:style-name="T33">psutil.disk_io_counters()</text:span></text:span></text:p>
      <text:h text:style-name="P49" text:outline-level="4">Network</text:h>
      <text:p text:style-name="P46"><text:span text:style-name="Source_20_Text"><text:span text:style-name="T36"># Network I/O statistics</text:span></text:span></text:p>
      <text:p text:style-name="P44"><text:soft-page-break/><text:span text:style-name="Source_20_Text"><text:span text:style-name="T33">psutil.net_io_counters()</text:span></text:span></text:p>
      <text:p text:style-name="P45"/>
      <text:p text:style-name="P46"><text:span text:style-name="Source_20_Text"><text:span text:style-name="T36"># Network interfaces</text:span></text:span></text:p>
      <text:p text:style-name="P44"><text:span text:style-name="Source_20_Text"><text:span text:style-name="T33">psutil.net_if_addrs() <text:s text:c="3"/></text:span></text:span><text:span text:style-name="Source_20_Text"><text:span text:style-name="T37"># IP addresses</text:span></text:span></text:p>
      <text:p text:style-name="P44"><text:span text:style-name="Source_20_Text"><text:span text:style-name="T33">psutil.net_if_stats() <text:s text:c="3"/></text:span></text:span><text:span text:style-name="Source_20_Text"><text:span text:style-name="T37"># Interface statistics</text:span></text:span></text:p>
      <text:p text:style-name="P45"/>
      <text:p text:style-name="P46"><text:span text:style-name="Source_20_Text"><text:span text:style-name="T36"># Network connections</text:span></text:span></text:p>
      <text:p text:style-name="P47"><text:span text:style-name="Source_20_Text"><text:span text:style-name="T33">psutil.net_connections()</text:span></text:span></text:p>
      <text:h text:style-name="P50" text:outline-level="3"><text:span text:style-name="T42">3. </text:span><text:span text:style-name="Strong_20_Emphasis">Common Exceptions</text:span></text:h>
      <text:p text:style-name="P46"><text:span text:style-name="Source_20_Text"><text:span text:style-name="T36"># Process doesn't exist</text:span></text:span></text:p>
      <text:p text:style-name="P44"><text:span text:style-name="Source_20_Text"><text:span text:style-name="T33">psutil.NoSuchProcess</text:span></text:span></text:p>
      <text:p text:style-name="P45"/>
      <text:p text:style-name="P46"><text:span text:style-name="Source_20_Text"><text:span text:style-name="T36"># Permission denied</text:span></text:span></text:p>
      <text:p text:style-name="P44"><text:span text:style-name="Source_20_Text"><text:span text:style-name="T33">psutil.AccessDenied</text:span></text:span></text:p>
      <text:p text:style-name="P45"/>
      <text:p text:style-name="P46"><text:span text:style-name="Source_20_Text"><text:span text:style-name="T36"># Process timed out</text:span></text:span></text:p>
      <text:p text:style-name="P44"><text:span text:style-name="Source_20_Text"><text:span text:style-name="T33">psutil.TimeoutExpired</text:span></text:span></text:p>
      <text:p text:style-name="P45"/>
      <text:p text:style-name="P46"><text:span text:style-name="Source_20_Text"><text:span text:style-name="T36"># Generic error</text:span></text:span></text:p>
      <text:p text:style-name="P47"><text:span text:style-name="Source_20_Text"><text:span text:style-name="T33">psutil.Error</text:span></text:span></text:p>
      <text:h text:style-name="P48" text:outline-level="3">4. <text:span text:style-name="Strong_20_Emphasis">Practical Examples</text:span></text:h>
      <text:h text:style-name="P49" text:outline-level="4">Find Process by Name</text:h>
      <text:p text:style-name="P44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find_process_by_name</text:span></text:span><text:span text:style-name="Source_20_Text"><text:span text:style-name="T33">(name):</text:span></text:span></text:p>
      <text:p text:style-name="P44"><text:span text:style-name="Source_20_Text"><text:span text:style-name="T39"><text:s text:c="4"/></text:span></text:span><text:span text:style-name="Source_20_Text"><text:span text:style-name="T40">"""Find all processes matching name"""</text:span></text:span></text:p>
      <text:p text:style-name="P44"><text:span text:style-name="Source_20_Text"><text:span text:style-name="T39"><text:s text:c="4"/></text:span></text:span><text:span text:style-name="Source_20_Text"><text:span text:style-name="T33">processes </text:span></text:span><text:span text:style-name="Source_20_Text"><text:span text:style-name="T34">=</text:span></text:span><text:span text:style-name="Source_20_Text"><text:span text:style-name="T33"> []</text:span></text:span></text:p>
      <text:p text:style-name="P44"><text:span text:style-name="Source_20_Text"><text:span text:style-name="T39"><text:s text:c="4"/></text:span></text:span><text:span text:style-name="Source_20_Text"><text:span text:style-name="T35">for</text:span></text:span><text:span text:style-name="Source_20_Text"><text:span text:style-name="T33"> proc </text:span></text:span><text:span text:style-name="Source_20_Text"><text:span text:style-name="T35">in</text:span></text:span><text:span text:style-name="Source_20_Text"><text:span text:style-name="T33"> psutil.process_iter([</text:span></text:span><text:span text:style-name="Source_20_Text"><text:span text:style-name="T40">'pid'</text:span></text:span><text:span text:style-name="Source_20_Text"><text:span text:style-name="T33">, </text:span></text:span><text:span text:style-name="Source_20_Text"><text:span text:style-name="T40">'name'</text:span></text:span><text:span text:style-name="Source_20_Text"><text:span text:style-name="T33">]):</text:span></text:span></text:p>
      <text:p text:style-name="P44"><text:span text:style-name="Source_20_Text"><text:span text:style-name="T39"><text:s text:c="8"/></text:span></text:span><text:span text:style-name="Source_20_Text"><text:span text:style-name="T35">if</text:span></text:span><text:span text:style-name="Source_20_Text"><text:span text:style-name="T33"> name.lower() </text:span></text:span><text:span text:style-name="Source_20_Text"><text:span text:style-name="T35">in</text:span></text:span><text:span text:style-name="Source_20_Text"><text:span text:style-name="T33"> proc.info[</text:span></text:span><text:span text:style-name="Source_20_Text"><text:span text:style-name="T40">'name'</text:span></text:span><text:span text:style-name="Source_20_Text"><text:span text:style-name="T33">].lower():</text:span></text:span></text:p>
      <text:p text:style-name="P44"><text:span text:style-name="Source_20_Text"><text:span text:style-name="T39"><text:s text:c="12"/></text:span></text:span><text:span text:style-name="Source_20_Text"><text:span text:style-name="T33">processes.append(proc)</text:span></text:span></text:p>
      <text:p text:style-name="P44"><text:span text:style-name="Source_20_Text"><text:span text:style-name="T39"><text:s text:c="4"/></text:span></text:span><text:span text:style-name="Source_20_Text"><text:span text:style-name="T35">return</text:span></text:span><text:span text:style-name="Source_20_Text"><text:span text:style-name="T33"> processes</text:span></text:span></text:p>
      <text:p text:style-name="P45"/>
      <text:p text:style-name="P46"><text:span text:style-name="Source_20_Text"><text:span text:style-name="T36"># Usage</text:span></text:span></text:p>
      <text:p text:style-name="P47"><text:span text:style-name="Source_20_Text"><text:span text:style-name="T33">chrome_processes </text:span></text:span><text:span text:style-name="Source_20_Text"><text:span text:style-name="T34">=</text:span></text:span><text:span text:style-name="Source_20_Text"><text:span text:style-name="T33"> find_process_by_name(</text:span></text:span><text:span text:style-name="Source_20_Text"><text:span text:style-name="T40">'chrome'</text:span></text:span><text:span text:style-name="Source_20_Text"><text:span text:style-name="T33">)</text:span></text:span></text:p>
      <text:h text:style-name="P49" text:outline-level="4">Kill Process by Name</text:h>
      <text:p text:style-name="P44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kill_process_by_name</text:span></text:span><text:span text:style-name="Source_20_Text"><text:span text:style-name="T33">(name):</text:span></text:span></text:p>
      <text:p text:style-name="P44"><text:span text:style-name="Source_20_Text"><text:span text:style-name="T39"><text:s text:c="4"/></text:span></text:span><text:span text:style-name="Source_20_Text"><text:span text:style-name="T40">"""Kill all processes with matching name"""</text:span></text:span></text:p>
      <text:p text:style-name="P44"><text:span text:style-name="Source_20_Text"><text:span text:style-name="T39"><text:s text:c="4"/></text:span></text:span><text:span text:style-name="Source_20_Text"><text:span text:style-name="T35">for</text:span></text:span><text:span text:style-name="Source_20_Text"><text:span text:style-name="T33"> proc </text:span></text:span><text:span text:style-name="Source_20_Text"><text:span text:style-name="T35">in</text:span></text:span><text:span text:style-name="Source_20_Text"><text:span text:style-name="T33"> psutil.process_iter([</text:span></text:span><text:span text:style-name="Source_20_Text"><text:span text:style-name="T40">'pid'</text:span></text:span><text:span text:style-name="Source_20_Text"><text:span text:style-name="T33">, </text:span></text:span><text:span text:style-name="Source_20_Text"><text:span text:style-name="T40">'name'</text:span></text:span><text:span text:style-name="Source_20_Text"><text:span text:style-name="T33">]):</text:span></text:span></text:p>
      <text:p text:style-name="P44"><text:span text:style-name="Source_20_Text"><text:span text:style-name="T39"><text:s text:c="8"/></text:span></text:span><text:span text:style-name="Source_20_Text"><text:span text:style-name="T35">if</text:span></text:span><text:span text:style-name="Source_20_Text"><text:span text:style-name="T33"> name.lower() </text:span></text:span><text:span text:style-name="Source_20_Text"><text:span text:style-name="T35">in</text:span></text:span><text:span text:style-name="Source_20_Text"><text:span text:style-name="T33"> proc.info[</text:span></text:span><text:span text:style-name="Source_20_Text"><text:span text:style-name="T40">'name'</text:span></text:span><text:span text:style-name="Source_20_Text"><text:span text:style-name="T33">].lower():</text:span></text:span></text:p>
      <text:p text:style-name="P44"><text:span text:style-name="Source_20_Text"><text:span text:style-name="T39"><text:s text:c="12"/></text:span></text:span><text:span text:style-name="Source_20_Text"><text:span text:style-name="T35">try</text:span></text:span><text:span text:style-name="Source_20_Text"><text:span text:style-name="T33">:</text:span></text:span></text:p>
      <text:p text:style-name="P44"><text:soft-page-break/><text:span text:style-name="Source_20_Text"><text:span text:style-name="T39"><text:s text:c="16"/></text:span></text:span><text:span text:style-name="Source_20_Text"><text:span text:style-name="T33">proc.kill()</text:span></text:span></text:p>
      <text:p text:style-name="P44"><text:span text:style-name="Source_20_Text"><text:span text:style-name="T39"><text:s text:c="16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Killed </text:span></text:span><text:span text:style-name="Source_20_Text"><text:span text:style-name="T33">{proc.info[</text:span></text:span><text:span text:style-name="Source_20_Text"><text:span text:style-name="T40">'name'</text:span></text:span><text:span text:style-name="Source_20_Text"><text:span text:style-name="T33">]}</text:span></text:span><text:span text:style-name="Source_20_Text"><text:span text:style-name="T40"> (PID: </text:span></text:span><text:span text:style-name="Source_20_Text"><text:span text:style-name="T33">{proc.info[</text:span></text:span><text:span text:style-name="Source_20_Text"><text:span text:style-name="T40">'pid'</text:span></text:span><text:span text:style-name="Source_20_Text"><text:span text:style-name="T33">]}</text:span></text:span><text:span text:style-name="Source_20_Text"><text:span text:style-name="T40">)"</text:span></text:span><text:span text:style-name="Source_20_Text"><text:span text:style-name="T33">)</text:span></text:span></text:p>
      <text:p text:style-name="P44"><text:span text:style-name="Source_20_Text"><text:span text:style-name="T39"><text:s text:c="12"/></text:span></text:span><text:span text:style-name="Source_20_Text"><text:span text:style-name="T35">except</text:span></text:span><text:span text:style-name="Source_20_Text"><text:span text:style-name="T33"> (psutil.NoSuchProcess, psutil.AccessDenied):</text:span></text:span></text:p>
      <text:p text:style-name="P47"><text:span text:style-name="Source_20_Text"><text:span text:style-name="T39"><text:s text:c="16"/></text:span></text:span><text:span text:style-name="Source_20_Text"><text:span text:style-name="T35">pass</text:span></text:span></text:p>
      <text:h text:style-name="P49" text:outline-level="4">Monitor System Resources</text:h>
      <text:p text:style-name="P44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system_monitor</text:span></text:span><text:span text:style-name="Source_20_Text"><text:span text:style-name="T33">():</text:span></text:span></text:p>
      <text:p text:style-name="P44"><text:span text:style-name="Source_20_Text"><text:span text:style-name="T39"><text:s text:c="4"/></text:span></text:span><text:span text:style-name="Source_20_Text"><text:span text:style-name="T40">"""Display system stats"""</text:span></text:span></text:p>
      <text:p text:style-name="P44"><text:span text:style-name="Source_20_Text"><text:span text:style-name="T39"><text:s text:c="4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CPU: </text:span></text:span><text:span text:style-name="Source_20_Text"><text:span text:style-name="T33">{psutil.cpu_percent()}</text:span></text:span><text:span text:style-name="Source_20_Text"><text:span text:style-name="T40">%"</text:span></text:span><text:span text:style-name="Source_20_Text"><text:span text:style-name="T33">)</text:span></text:span></text:p>
      <text:p text:style-name="P44"><text:span text:style-name="Source_20_Text"><text:span text:style-name="T39"><text:s text:c="4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Memory: </text:span></text:span><text:span text:style-name="Source_20_Text"><text:span text:style-name="T33">{psutil.virtual_memory().percent}</text:span></text:span><text:span text:style-name="Source_20_Text"><text:span text:style-name="T40">%"</text:span></text:span><text:span text:style-name="Source_20_Text"><text:span text:style-name="T33">)</text:span></text:span></text:p>
      <text:p text:style-name="P47"><text:span text:style-name="Source_20_Text"><text:span text:style-name="T39"><text:s text:c="4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Disk: </text:span></text:span><text:span text:style-name="Source_20_Text"><text:span text:style-name="T33">{psutil.disk_usage(</text:span></text:span><text:span text:style-name="Source_20_Text"><text:span text:style-name="T40">'/'</text:span></text:span><text:span text:style-name="Source_20_Text"><text:span text:style-name="T33">).percent}</text:span></text:span><text:span text:style-name="Source_20_Text"><text:span text:style-name="T40">%"</text:span></text:span><text:span text:style-name="Source_20_Text"><text:span text:style-name="T33">)</text:span></text:span></text:p>
      <text:p text:style-name="P51"/>
      <text:h text:style-name="P52" text:outline-level="1"><text:span text:style-name="T43">Code Explanation: </text:span><text:span text:style-name="Source_20_Text"><text:span text:style-name="T43">kill_all_vlc_processes()</text:span></text:span></text:h>
      <text:p text:style-name="P3"><text:span text:style-name="T11">def</text:span> <text:span text:style-name="T4">kill_all_vlc_processes</text:span>(<text:span text:style-name="T27">self</text:span>):</text:p>
      <text:p text:style-name="P5">        <text:span text:style-name="T20">"""Kill all existing VLC processes to ensure clean start"""</text:span></text:p>
      <text:p text:style-name="P5">        <text:span text:style-name="T23">try</text:span><text:span text:style-name="T17">:</text:span></text:p>
      <text:p text:style-name="P5">            <text:span text:style-name="T16">killed_count</text:span><text:span text:style-name="T17"> </text:span><text:span text:style-name="T18">=</text:span><text:span text:style-name="T17"> </text:span><text:span text:style-name="T26">0</text:span></text:p>
      <text:p text:style-name="P5">            <text:span text:style-name="T23">for</text:span><text:span text:style-name="T17"> </text:span><text:span text:style-name="T16">proc</text:span><text:span text:style-name="T17"> </text:span><text:span text:style-name="T23">in</text:span><text:span text:style-name="T17"> </text:span><text:span text:style-name="T25">psutil</text:span><text:span text:style-name="T17">.</text:span><text:span text:style-name="T19">process_iter</text:span><text:span text:style-name="T17">([</text:span><text:span text:style-name="T20">'pid'</text:span><text:span text:style-name="T17">, </text:span><text:span text:style-name="T20">'name'</text:span><text:span text:style-name="T17">]):</text:span></text:p>
      <text:p text:style-name="P5">                <text:span text:style-name="T23">try</text:span><text:span text:style-name="T17">:</text:span></text:p>
      <text:p text:style-name="P5">                    <text:span text:style-name="T23">if</text:span><text:span text:style-name="T17"> </text:span><text:span text:style-name="T20">'vlc'</text:span><text:span text:style-name="T17"> </text:span><text:span text:style-name="T22">in</text:span><text:span text:style-name="T17"> </text:span><text:span text:style-name="T16">proc</text:span><text:span text:style-name="T17">.</text:span><text:span text:style-name="T16">info</text:span><text:span text:style-name="T17">[</text:span><text:span text:style-name="T20">'name'</text:span><text:span text:style-name="T17">].lower():</text:span></text:p>
      <text:p text:style-name="P5">            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Killing existing VLC process: PID </text:span><text:span text:style-name="T22">{</text:span><text:span text:style-name="T16">proc</text:span><text:span text:style-name="T17">.</text:span><text:span text:style-name="T16">info</text:span><text:span text:style-name="T17">[</text:span><text:span text:style-name="T20">'pid'</text:span><text:span text:style-name="T17">]</text:span><text:span text:style-name="T22">}</text:span><text:span text:style-name="T20">"</text:span><text:span text:style-name="T17">)</text:span></text:p>
      <text:p text:style-name="P5">                        <text:span text:style-name="T16">proc</text:span><text:span text:style-name="T17">.</text:span><text:span text:style-name="T19">kill</text:span><text:span text:style-name="T17">()</text:span></text:p>
      <text:p text:style-name="P5">                        <text:span text:style-name="T16">killed_count</text:span><text:span text:style-name="T17"> </text:span><text:span text:style-name="T18">+=</text:span><text:span text:style-name="T17"> </text:span><text:span text:style-name="T26">1</text:span></text:p>
      <text:p text:style-name="P5">                <text:span text:style-name="T23">except</text:span><text:span text:style-name="T17"> (</text:span><text:span text:style-name="T25">psutil</text:span><text:span text:style-name="T17">.</text:span><text:span text:style-name="T25">NoSuchProcess</text:span><text:span text:style-name="T17">, </text:span><text:span text:style-name="T25">psutil</text:span><text:span text:style-name="T17">.</text:span><text:span text:style-name="T25">AccessDenied</text:span><text:span text:style-name="T17">):</text:span></text:p>
      <text:p text:style-name="P5">                    <text:span text:style-name="T23">pass</text:span></text:p>
      <text:p text:style-name="P5">            </text:p>
      <text:p text:style-name="P5">            <text:span text:style-name="T23">if</text:span><text:span text:style-name="T17"> </text:span><text:span text:style-name="T16">killed_count</text:span><text:span text:style-name="T17"> </text:span><text:span text:style-name="T18">&gt;</text:span><text:span text:style-name="T17"> </text:span><text:span text:style-name="T26">0</text:span><text:span text:style-name="T17">:</text:span></text:p>
      <text:p text:style-name="P5">    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Killed </text:span><text:span text:style-name="T22">{</text:span><text:span text:style-name="T16">killed_count</text:span><text:span text:style-name="T22">}</text:span><text:span text:style-name="T20"> existing VLC process(es)"</text:span><text:span text:style-name="T17">)</text:span></text:p>
      <text:p text:style-name="P5">                <text:span text:style-name="T25">time</text:span><text:span text:style-name="T17">.</text:span><text:span text:style-name="T19">sleep</text:span><text:span text:style-name="T17">(</text:span><text:span text:style-name="T26">1</text:span><text:span text:style-name="T17">)  </text:span><text:span text:style-name="T44"># Wait for processes to fully terminate</text:span></text:p>
      <text:p text:style-name="P5">                </text:p>
      <text:p text:style-name="P5">        <text:span text:style-name="T23">except</text:span><text:span text:style-name="T17"> </text:span><text:span text:style-name="T25">Exception</text:span><text:span text:style-name="T17"> </text:span><text:span text:style-name="T23">as</text:span><text:span text:style-name="T17"> </text:span><text:span text:style-name="T16">e</text:span><text:span text:style-name="T17">:</text:span></text:p>
      <text:p text:style-name="P5">            <text:span text:style-name="T25">logging</text:span><text:span text:style-name="T17">.</text:span><text:span text:style-name="T19">warning</text:span><text:span text:style-name="T17">(</text:span><text:span text:style-name="T22">f</text:span><text:span text:style-name="T20">"Error killing VLC processes: </text:span><text:span text:style-name="T22">{</text:span><text:span text:style-name="T16">e</text:span><text:span text:style-name="T22">}</text:span><text:span text:style-name="T20">"</text:span><text:span text:style-name="T17">)</text:span></text:p>
      <text:p text:style-name="Standard"/>
      <text:p text:style-name="P53">Prepared to dissect code mechanics systematically.</text:p>
      <text:p text:style-name="P54">Now let me break down the specific code snippet line by line.</text:p>
      <text:p text:style-name="P55">Let me break down this code step-by-step:</text:p>
      <text:h text:style-name="P56" text:outline-level="2">Overview</text:h>
      <text:p text:style-name="P55">This function finds and terminates all running VLC Media Player processes on the system.</text:p>
      <text:h text:style-name="P56" text:outline-level="2">Detailed Line-by-Line Explanation</text:h>
      <text:p text:style-name="P57"/>
      <text:p text:style-name="P44"><text:soft-page-break/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kill_all_vlc_processes</text:span></text:span><text:span text:style-name="Source_20_Text"><text:span text:style-name="T33">(self):</text:span></text:span></text:p>
      <text:p text:style-name="P47"><text:span text:style-name="Source_20_Text"><text:span text:style-name="T39"><text:s text:c="4"/></text:span></text:span><text:span text:style-name="Source_20_Text"><text:span text:style-name="T40">"""Kill all existing VLC processes to ensure clean start"""</text:span></text:span></text:p>
      <text:list text:style-name="L8">
        <text:list-item>
          <text:p text:style-name="P58">Method to ensure no VLC processes are running before starting a new instance </text:p>
        </text:list-item>
        <text:list-item>
          <text:p text:style-name="P59">Prevents multiple VLC windows and conflicts </text:p>
        </text:list-item>
      </text:list>
      <text:p text:style-name="P43">python</text:p>
      <text:p text:style-name="P44"><text:span text:style-name="Source_20_Text"><text:span text:style-name="T39"><text:s text:c="4"/></text:span></text:span><text:span text:style-name="Source_20_Text"><text:span text:style-name="T35">try</text:span></text:span><text:span text:style-name="Source_20_Text"><text:span text:style-name="T33">:</text:span></text:span></text:p>
      <text:p text:style-name="P47"><text:span text:style-name="Source_20_Text"><text:span text:style-name="T39"><text:s text:c="8"/></text:span></text:span><text:span text:style-name="Source_20_Text"><text:span text:style-name="T33">killed_count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1">0</text:span></text:span></text:p>
      <text:list text:style-name="L9">
        <text:list-item>
          <text:p text:style-name="P60">Counter to track how many VLC processes were terminated </text:p>
        </text:list-item>
        <text:list-item>
          <text:p text:style-name="P61">Wrapped in try-except for error handling </text:p>
        </text:list-item>
      </text:list>
      <text:p text:style-name="P43">python</text:p>
      <text:p text:style-name="P47"><text:span text:style-name="Source_20_Text"><text:span text:style-name="T39"><text:s text:c="8"/></text:span></text:span><text:span text:style-name="Source_20_Text"><text:span text:style-name="T35">for</text:span></text:span><text:span text:style-name="Source_20_Text"><text:span text:style-name="T33"> proc </text:span></text:span><text:span text:style-name="Source_20_Text"><text:span text:style-name="T35">in</text:span></text:span><text:span text:style-name="Source_20_Text"><text:span text:style-name="T33"> psutil.process_iter([</text:span></text:span><text:span text:style-name="Source_20_Text"><text:span text:style-name="T40">'pid'</text:span></text:span><text:span text:style-name="Source_20_Text"><text:span text:style-name="T33">, </text:span></text:span><text:span text:style-name="Source_20_Text"><text:span text:style-name="T40">'name'</text:span></text:span><text:span text:style-name="Source_20_Text"><text:span text:style-name="T33">]):</text:span></text:span></text:p>
      <text:p text:style-name="P55"><text:span text:style-name="Strong_20_Emphasis">This is the core iteration:</text:span></text:p>
      <text:list text:style-name="L10">
        <text:list-item>
          <text:p text:style-name="P62"><text:span text:style-name="Source_20_Text">psutil.process_iter()</text:span> - Iterator that yields Process objects for all running processes </text:p>
        </text:list-item>
        <text:list-item>
          <text:p text:style-name="P62"><text:span text:style-name="Source_20_Text">['pid', 'name']</text:span> - <text:span text:style-name="Strong_20_Emphasis">Performance optimization</text:span>: Only fetch these 2 attributes instead of all process info </text:p>
        </text:list-item>
        <text:list-item>
          <text:p text:style-name="P62"><text:span text:style-name="Source_20_Text">proc</text:span> - Each Process object in the loop </text:p>
        </text:list-item>
        <text:list-item>
          <text:p text:style-name="P63"><text:span text:style-name="Source_20_Text">proc.info</text:span> - Dictionary containing <text:span text:style-name="Source_20_Text">{'pid': 1234, 'name': 'vlc.exe'}</text:span> </text:p>
        </text:list-item>
      </text:list>
      <text:p text:style-name="P43">python</text:p>
      <text:p text:style-name="P44"><text:span text:style-name="Source_20_Text"><text:span text:style-name="T39"><text:s text:c="12"/></text:span></text:span><text:span text:style-name="Source_20_Text"><text:span text:style-name="T35">try</text:span></text:span><text:span text:style-name="Source_20_Text"><text:span text:style-name="T33">:</text:span></text:span></text:p>
      <text:p text:style-name="P47"><text:span text:style-name="Source_20_Text"><text:span text:style-name="T39"><text:s text:c="16"/></text:span></text:span><text:span text:style-name="Source_20_Text"><text:span text:style-name="T35">if</text:span></text:span><text:span text:style-name="Source_20_Text"><text:span text:style-name="T33"> </text:span></text:span><text:span text:style-name="Source_20_Text"><text:span text:style-name="T40">'vlc'</text:span></text:span><text:span text:style-name="Source_20_Text"><text:span text:style-name="T33"> </text:span></text:span><text:span text:style-name="Source_20_Text"><text:span text:style-name="T35">in</text:span></text:span><text:span text:style-name="Source_20_Text"><text:span text:style-name="T33"> proc.info[</text:span></text:span><text:span text:style-name="Source_20_Text"><text:span text:style-name="T40">'name'</text:span></text:span><text:span text:style-name="Source_20_Text"><text:span text:style-name="T33">].lower():</text:span></text:span></text:p>
      <text:list text:style-name="L11">
        <text:list-item>
          <text:p text:style-name="P64">Access process name from the <text:span text:style-name="Source_20_Text">info</text:span> dict: <text:span text:style-name="Source_20_Text">proc.info['name']</text:span> </text:p>
        </text:list-item>
        <text:list-item>
          <text:p text:style-name="P64"><text:span text:style-name="Source_20_Text">.lower()</text:span> - Convert to lowercase for case-insensitive matching </text:p>
        </text:list-item>
        <text:list-item>
          <text:p text:style-name="P65">Checks if 'vlc' appears anywhere in process name (matches 'vlc.exe', 'VLC.exe', 'vlc') </text:p>
        </text:list-item>
      </text:list>
      <text:p text:style-name="P43">python</text:p>
      <text:p text:style-name="P44"><text:span text:style-name="Source_20_Text"><text:span text:style-name="T39"><text:s text:c="20"/></text:span></text:span><text:span text:style-name="Source_20_Text"><text:span text:style-name="T33">logging.info(</text:span></text:span><text:span text:style-name="Source_20_Text"><text:span text:style-name="T40">f"Killing existing VLC process: PID </text:span></text:span><text:span text:style-name="Source_20_Text"><text:span text:style-name="T33">{proc.info[</text:span></text:span><text:span text:style-name="Source_20_Text"><text:span text:style-name="T40">'pid'</text:span></text:span><text:span text:style-name="Source_20_Text"><text:span text:style-name="T33">]}</text:span></text:span><text:span text:style-name="Source_20_Text"><text:span text:style-name="T40">"</text:span></text:span><text:span text:style-name="Source_20_Text"><text:span text:style-name="T33">)</text:span></text:span></text:p>
      <text:p text:style-name="P47"><text:span text:style-name="Source_20_Text"><text:span text:style-name="T39"><text:s text:c="20"/></text:span></text:span><text:span text:style-name="Source_20_Text"><text:span text:style-name="T33">proc.kill()</text:span></text:span></text:p>
      <text:list text:style-name="L12">
        <text:list-item>
          <text:p text:style-name="P66">Log which process is being killed (with its PID) </text:p>
        </text:list-item>
        <text:list-item>
          <text:p text:style-name="P66"><text:span text:style-name="Source_20_Text">proc.kill()</text:span> - <text:span text:style-name="Strong_20_Emphasis">Forcefully terminate</text:span> the process (SIGKILL on Unix, TerminateProcess on Windows) </text:p>
          <text:list>
            <text:list-item>
              <text:p text:style-name="P67">Alternative: <text:span text:style-name="Source_20_Text">proc.terminate()</text:span> would be gentler (SIGTERM on Unix) </text:p>
            </text:list-item>
          </text:list>
        </text:list-item>
      </text:list>
      <text:p text:style-name="P43">python</text:p>
      <text:p text:style-name="P47"><text:span text:style-name="Source_20_Text"><text:span text:style-name="T39"><text:s text:c="20"/></text:span></text:span><text:span text:style-name="Source_20_Text"><text:span text:style-name="T33">killed_count </text:span></text:span><text:span text:style-name="Source_20_Text"><text:span text:style-name="T34">+=</text:span></text:span><text:span text:style-name="Source_20_Text"><text:span text:style-name="T33"> </text:span></text:span><text:span text:style-name="Source_20_Text"><text:span text:style-name="T41">1</text:span></text:span></text:p>
      <text:list text:style-name="L13">
        <text:list-item>
          <text:p text:style-name="P68"><text:soft-page-break/>Increment counter for each killed process </text:p>
        </text:list-item>
      </text:list>
      <text:p text:style-name="P43">python</text:p>
      <text:p text:style-name="P44"><text:span text:style-name="Source_20_Text"><text:span text:style-name="T39"><text:s text:c="12"/></text:span></text:span><text:span text:style-name="Source_20_Text"><text:span text:style-name="T35">except</text:span></text:span><text:span text:style-name="Source_20_Text"><text:span text:style-name="T33"> (psutil.NoSuchProcess, psutil.AccessDenied):</text:span></text:span></text:p>
      <text:p text:style-name="P47"><text:span text:style-name="Source_20_Text"><text:span text:style-name="T39"><text:s text:c="16"/></text:span></text:span><text:span text:style-name="Source_20_Text"><text:span text:style-name="T35">pass</text:span></text:span></text:p>
      <text:p text:style-name="P55"><text:span text:style-name="Strong_20_Emphasis">Exception handling for race conditions:</text:span></text:p>
      <text:list text:style-name="L14">
        <text:list-item>
          <text:p text:style-name="P69"><text:span text:style-name="Source_20_Text">NoSuchProcess</text:span> - Process ended between iteration and kill (race condition) </text:p>
        </text:list-item>
        <text:list-item>
          <text:p text:style-name="P69"><text:span text:style-name="Source_20_Text">AccessDenied</text:span> - Insufficient permissions to kill process (e.g., system process, different user) </text:p>
        </text:list-item>
        <text:list-item>
          <text:p text:style-name="P70"><text:span text:style-name="Source_20_Text">pass</text:span> - Silently ignore these errors and continue </text:p>
        </text:list-item>
      </text:list>
      <text:p text:style-name="P43">python</text:p>
      <text:p text:style-name="P44"><text:span text:style-name="Source_20_Text"><text:span text:style-name="T39"><text:s text:c="8"/></text:span></text:span><text:span text:style-name="Source_20_Text"><text:span text:style-name="T35">if</text:span></text:span><text:span text:style-name="Source_20_Text"><text:span text:style-name="T33"> killed_count </text:span></text:span><text:span text:style-name="Source_20_Text"><text:span text:style-name="T34">&gt;</text:span></text:span><text:span text:style-name="Source_20_Text"><text:span text:style-name="T33"> </text:span></text:span><text:span text:style-name="Source_20_Text"><text:span text:style-name="T41">0</text:span></text:span><text:span text:style-name="Source_20_Text"><text:span text:style-name="T33">:</text:span></text:span></text:p>
      <text:p text:style-name="P44"><text:span text:style-name="Source_20_Text"><text:span text:style-name="T39"><text:s text:c="12"/></text:span></text:span><text:span text:style-name="Source_20_Text"><text:span text:style-name="T33">logging.info(</text:span></text:span><text:span text:style-name="Source_20_Text"><text:span text:style-name="T40">f"Killed </text:span></text:span><text:span text:style-name="Source_20_Text"><text:span text:style-name="T33">{killed_count}</text:span></text:span><text:span text:style-name="Source_20_Text"><text:span text:style-name="T40"> existing VLC process(es)"</text:span></text:span><text:span text:style-name="Source_20_Text"><text:span text:style-name="T33">)</text:span></text:span></text:p>
      <text:p text:style-name="P47"><text:span text:style-name="Source_20_Text"><text:span text:style-name="T39"><text:s text:c="12"/></text:span></text:span><text:span text:style-name="Source_20_Text"><text:span text:style-name="T33">time.sleep(</text:span></text:span><text:span text:style-name="Source_20_Text"><text:span text:style-name="T41">1</text:span></text:span><text:span text:style-name="Source_20_Text"><text:span text:style-name="T33">) <text:s/></text:span></text:span><text:span text:style-name="Source_20_Text"><text:span text:style-name="T37"># Wait for processes to fully terminate</text:span></text:span></text:p>
      <text:list text:style-name="L15">
        <text:list-item>
          <text:p text:style-name="P71">Log total number of killed processes </text:p>
        </text:list-item>
        <text:list-item>
          <text:p text:style-name="P71"><text:span text:style-name="Strong_20_Emphasis">Critical</text:span>: <text:span text:style-name="Source_20_Text">time.sleep(1)</text:span> - Wait for OS to fully clean up terminated processes </text:p>
          <text:list>
            <text:list-item>
              <text:p text:style-name="P71">Without this, new VLC might fail to start due to resource locks </text:p>
            </text:list-item>
            <text:list-item>
              <text:p text:style-name="P72">1 second is usually enough for process cleanup </text:p>
            </text:list-item>
          </text:list>
        </text:list-item>
      </text:list>
      <text:p text:style-name="P43">python</text:p>
      <text:p text:style-name="P44"><text:span text:style-name="Source_20_Text"><text:span text:style-name="T39"><text:s text:c="4"/></text:span></text:span><text:span text:style-name="Source_20_Text"><text:span text:style-name="T35">except</text:span></text:span><text:span text:style-name="Source_20_Text"><text:span text:style-name="T33"> Exception </text:span></text:span><text:span text:style-name="Source_20_Text"><text:span text:style-name="T35">as</text:span></text:span><text:span text:style-name="Source_20_Text"><text:span text:style-name="T33"> e:</text:span></text:span></text:p>
      <text:p text:style-name="P47"><text:span text:style-name="Source_20_Text"><text:span text:style-name="T39"><text:s text:c="8"/></text:span></text:span><text:span text:style-name="Source_20_Text"><text:span text:style-name="T33">logging.warning(</text:span></text:span><text:span text:style-name="Source_20_Text"><text:span text:style-name="T40">f"Error killing VLC processes: </text:span></text:span><text:span text:style-name="Source_20_Text"><text:span text:style-name="T33">{e}</text:span></text:span><text:span text:style-name="Source_20_Text"><text:span text:style-name="T40">"</text:span></text:span><text:span text:style-name="Source_20_Text"><text:span text:style-name="T33">)</text:span></text:span></text:p>
      <text:list text:style-name="L16">
        <text:list-item>
          <text:p text:style-name="P73">Catch any unexpected errors (file system issues, permission problems, etc.) </text:p>
        </text:list-item>
        <text:list-item>
          <text:p text:style-name="P74">Use <text:span text:style-name="Source_20_Text">warning</text:span> instead of <text:span text:style-name="Source_20_Text">error</text:span> since this is not critical - the main program can continue </text:p>
        </text:list-item>
      </text:list>
      <text:h text:style-name="P56" text:outline-level="2">Why This Code Pattern is Important</text:h>
      <text:h text:style-name="P75" text:outline-level="3">Problem It Solves</text:h>
      <text:list text:style-name="L17">
        <text:list-item>
          <text:p text:style-name="P76"><text:span text:style-name="Strong_20_Emphasis">Multiple VLC instances</text:span>: Prevents duplicate windows </text:p>
        </text:list-item>
        <text:list-item>
          <text:p text:style-name="P76"><text:span text:style-name="Strong_20_Emphasis">Resource locks</text:span>: Old VLC processes might hold file/video locks </text:p>
        </text:list-item>
        <text:list-item>
          <text:p text:style-name="P77"><text:span text:style-name="Strong_20_Emphasis">State conflicts</text:span>: Previous instance might interfere with new playback </text:p>
        </text:list-item>
      </text:list>
      <text:h text:style-name="P75" text:outline-level="3">Best Practices Demonstrated</text:h>
      <text:list text:style-name="L18">
        <text:list-item>
          <text:p text:style-name="P78"><text:span text:style-name="Strong_20_Emphasis">Optimized iteration</text:span>: Only fetch needed attributes <text:span text:style-name="Source_20_Text">['pid', 'name']</text:span> </text:p>
        </text:list-item>
        <text:list-item>
          <text:p text:style-name="P78"><text:span text:style-name="Strong_20_Emphasis">Graceful error handling</text:span>: Catches race conditions </text:p>
        </text:list-item>
        <text:list-item>
          <text:p text:style-name="P78"><text:span text:style-name="Strong_20_Emphasis">Case-insensitive matching</text:span>: Works regardless of process name casing </text:p>
        </text:list-item>
        <text:list-item>
          <text:p text:style-name="P78"><text:span text:style-name="Strong_20_Emphasis">Process cleanup wait</text:span>: <text:span text:style-name="Source_20_Text">time.sleep(1)</text:span> ensures OS cleans up </text:p>
        </text:list-item>
        <text:list-item>
          <text:p text:style-name="P79"><text:span text:style-name="Strong_20_Emphasis">Logging</text:span>: Tracks what was killed for debugging </text:p>
        </text:list-item>
      </text:list>
      <text:h text:style-name="P56" text:outline-level="2"><text:soft-page-break/>Alternative Approaches</text:h>
      <text:h text:style-name="P75" text:outline-level="3">More Gentle Termination</text:h>
      <text:p text:style-name="P46"><text:span text:style-name="Source_20_Text"><text:span text:style-name="T36"># Try terminate first, then kill if needed</text:span></text:span></text:p>
      <text:p text:style-name="P44"><text:span text:style-name="Source_20_Text"><text:span text:style-name="T35">for</text:span></text:span><text:span text:style-name="Source_20_Text"><text:span text:style-name="T33"> proc </text:span></text:span><text:span text:style-name="Source_20_Text"><text:span text:style-name="T35">in</text:span></text:span><text:span text:style-name="Source_20_Text"><text:span text:style-name="T33"> psutil.process_iter([</text:span></text:span><text:span text:style-name="Source_20_Text"><text:span text:style-name="T40">'pid'</text:span></text:span><text:span text:style-name="Source_20_Text"><text:span text:style-name="T33">, </text:span></text:span><text:span text:style-name="Source_20_Text"><text:span text:style-name="T40">'name'</text:span></text:span><text:span text:style-name="Source_20_Text"><text:span text:style-name="T33">]):</text:span></text:span></text:p>
      <text:p text:style-name="P44"><text:span text:style-name="Source_20_Text"><text:span text:style-name="T39"><text:s text:c="4"/></text:span></text:span><text:span text:style-name="Source_20_Text"><text:span text:style-name="T35">if</text:span></text:span><text:span text:style-name="Source_20_Text"><text:span text:style-name="T33"> </text:span></text:span><text:span text:style-name="Source_20_Text"><text:span text:style-name="T40">'vlc'</text:span></text:span><text:span text:style-name="Source_20_Text"><text:span text:style-name="T33"> </text:span></text:span><text:span text:style-name="Source_20_Text"><text:span text:style-name="T35">in</text:span></text:span><text:span text:style-name="Source_20_Text"><text:span text:style-name="T33"> proc.info[</text:span></text:span><text:span text:style-name="Source_20_Text"><text:span text:style-name="T40">'name'</text:span></text:span><text:span text:style-name="Source_20_Text"><text:span text:style-name="T33">].lower():</text:span></text:span></text:p>
      <text:p text:style-name="P44"><text:span text:style-name="Source_20_Text"><text:span text:style-name="T39"><text:s text:c="8"/></text:span></text:span><text:span text:style-name="Source_20_Text"><text:span text:style-name="T35">try</text:span></text:span><text:span text:style-name="Source_20_Text"><text:span text:style-name="T33">:</text:span></text:span></text:p>
      <text:p text:style-name="P44"><text:span text:style-name="Source_20_Text"><text:span text:style-name="T39"><text:s text:c="12"/></text:span></text:span><text:span text:style-name="Source_20_Text"><text:span text:style-name="T33">proc.terminate() <text:s/></text:span></text:span><text:span text:style-name="Source_20_Text"><text:span text:style-name="T37"># Gentle shutdown</text:span></text:span></text:p>
      <text:p text:style-name="P44"><text:span text:style-name="Source_20_Text"><text:span text:style-name="T39"><text:s text:c="12"/></text:span></text:span><text:span text:style-name="Source_20_Text"><text:span text:style-name="T33">proc.wait(timeout</text:span></text:span><text:span text:style-name="Source_20_Text"><text:span text:style-name="T34">=</text:span></text:span><text:span text:style-name="Source_20_Text"><text:span text:style-name="T41">3</text:span></text:span><text:span text:style-name="Source_20_Text"><text:span text:style-name="T33">) <text:s/></text:span></text:span><text:span text:style-name="Source_20_Text"><text:span text:style-name="T37"># Wait up to 3 seconds</text:span></text:span></text:p>
      <text:p text:style-name="P44"><text:span text:style-name="Source_20_Text"><text:span text:style-name="T39"><text:s text:c="8"/></text:span></text:span><text:span text:style-name="Source_20_Text"><text:span text:style-name="T35">except</text:span></text:span><text:span text:style-name="Source_20_Text"><text:span text:style-name="T33"> psutil.TimeoutExpired:</text:span></text:span></text:p>
      <text:p text:style-name="P47"><text:span text:style-name="Source_20_Text"><text:span text:style-name="T39"><text:s text:c="12"/></text:span></text:span><text:span text:style-name="Source_20_Text"><text:span text:style-name="T33">proc.kill() <text:s/></text:span></text:span><text:span text:style-name="Source_20_Text"><text:span text:style-name="T37"># Force kill if didn't exit</text:span></text:span></text:p>
      <text:h text:style-name="P75" text:outline-level="3">Check Before Killing</text:h>
      <text:p text:style-name="P46"><text:span text:style-name="Source_20_Text"><text:span text:style-name="T36"># Only kill if not the current process</text:span></text:span></text:p>
      <text:p text:style-name="P44"><text:span text:style-name="Source_20_Text"><text:span text:style-name="T33">current_pid </text:span></text:span><text:span text:style-name="Source_20_Text"><text:span text:style-name="T34">=</text:span></text:span><text:span text:style-name="Source_20_Text"><text:span text:style-name="T33"> os.getpid()</text:span></text:span></text:p>
      <text:p text:style-name="P44"><text:span text:style-name="Source_20_Text"><text:span text:style-name="T35">for</text:span></text:span><text:span text:style-name="Source_20_Text"><text:span text:style-name="T33"> proc </text:span></text:span><text:span text:style-name="Source_20_Text"><text:span text:style-name="T35">in</text:span></text:span><text:span text:style-name="Source_20_Text"><text:span text:style-name="T33"> psutil.process_iter([</text:span></text:span><text:span text:style-name="Source_20_Text"><text:span text:style-name="T40">'pid'</text:span></text:span><text:span text:style-name="Source_20_Text"><text:span text:style-name="T33">, </text:span></text:span><text:span text:style-name="Source_20_Text"><text:span text:style-name="T40">'name'</text:span></text:span><text:span text:style-name="Source_20_Text"><text:span text:style-name="T33">]):</text:span></text:span></text:p>
      <text:p text:style-name="P44"><text:span text:style-name="Source_20_Text"><text:span text:style-name="T39"><text:s text:c="4"/></text:span></text:span><text:span text:style-name="Source_20_Text"><text:span text:style-name="T35">if</text:span></text:span><text:span text:style-name="Source_20_Text"><text:span text:style-name="T33"> </text:span></text:span><text:span text:style-name="Source_20_Text"><text:span text:style-name="T40">'vlc'</text:span></text:span><text:span text:style-name="Source_20_Text"><text:span text:style-name="T33"> </text:span></text:span><text:span text:style-name="Source_20_Text"><text:span text:style-name="T35">in</text:span></text:span><text:span text:style-name="Source_20_Text"><text:span text:style-name="T33"> proc.info[</text:span></text:span><text:span text:style-name="Source_20_Text"><text:span text:style-name="T40">'name'</text:span></text:span><text:span text:style-name="Source_20_Text"><text:span text:style-name="T33">].lower() </text:span></text:span><text:span text:style-name="Source_20_Text"><text:span text:style-name="T35">and</text:span></text:span><text:span text:style-name="Source_20_Text"><text:span text:style-name="T33"> proc.info[</text:span></text:span><text:span text:style-name="Source_20_Text"><text:span text:style-name="T40">'pid'</text:span></text:span><text:span text:style-name="Source_20_Text"><text:span text:style-name="T33">] </text:span></text:span><text:span text:style-name="Source_20_Text"><text:span text:style-name="T34">!=</text:span></text:span><text:span text:style-name="Source_20_Text"><text:span text:style-name="T33"> current_pid:</text:span></text:span></text:p>
      <text:p text:style-name="P47"><text:span text:style-name="Source_20_Text"><text:span text:style-name="T39"><text:s text:c="8"/></text:span></text:span><text:span text:style-name="Source_20_Text"><text:span text:style-name="T33">proc.kill()</text:span></text:span></text:p>
      <text:h text:style-name="P75" text:outline-level="3">Get More Info Before Killing</text:h>
      <text:p text:style-name="P44"><text:span text:style-name="Source_20_Text"><text:span text:style-name="T35">for</text:span></text:span><text:span text:style-name="Source_20_Text"><text:span text:style-name="T33"> proc </text:span></text:span><text:span text:style-name="Source_20_Text"><text:span text:style-name="T35">in</text:span></text:span><text:span text:style-name="Source_20_Text"><text:span text:style-name="T33"> psutil.process_iter([</text:span></text:span><text:span text:style-name="Source_20_Text"><text:span text:style-name="T40">'pid'</text:span></text:span><text:span text:style-name="Source_20_Text"><text:span text:style-name="T33">, </text:span></text:span><text:span text:style-name="Source_20_Text"><text:span text:style-name="T40">'name'</text:span></text:span><text:span text:style-name="Source_20_Text"><text:span text:style-name="T33">, </text:span></text:span><text:span text:style-name="Source_20_Text"><text:span text:style-name="T40">'exe'</text:span></text:span><text:span text:style-name="Source_20_Text"><text:span text:style-name="T33">, </text:span></text:span><text:span text:style-name="Source_20_Text"><text:span text:style-name="T40">'cmdline'</text:span></text:span><text:span text:style-name="Source_20_Text"><text:span text:style-name="T33">]):</text:span></text:span></text:p>
      <text:p text:style-name="P44"><text:span text:style-name="Source_20_Text"><text:span text:style-name="T39"><text:s text:c="4"/></text:span></text:span><text:span text:style-name="Source_20_Text"><text:span text:style-name="T35">if</text:span></text:span><text:span text:style-name="Source_20_Text"><text:span text:style-name="T33"> </text:span></text:span><text:span text:style-name="Source_20_Text"><text:span text:style-name="T40">'vlc'</text:span></text:span><text:span text:style-name="Source_20_Text"><text:span text:style-name="T33"> </text:span></text:span><text:span text:style-name="Source_20_Text"><text:span text:style-name="T35">in</text:span></text:span><text:span text:style-name="Source_20_Text"><text:span text:style-name="T33"> proc.info[</text:span></text:span><text:span text:style-name="Source_20_Text"><text:span text:style-name="T40">'name'</text:span></text:span><text:span text:style-name="Source_20_Text"><text:span text:style-name="T33">].lower():</text:span></text:span></text:p>
      <text:p text:style-name="P44"><text:span text:style-name="Source_20_Text"><text:span text:style-name="T39"><text:s text:c="8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Killing VLC: </text:span></text:span><text:span text:style-name="Source_20_Text"><text:span text:style-name="T33">{proc.info[</text:span></text:span><text:span text:style-name="Source_20_Text"><text:span text:style-name="T40">'exe'</text:span></text:span><text:span text:style-name="Source_20_Text"><text:span text:style-name="T33">]}</text:span></text:span><text:span text:style-name="Source_20_Text"><text:span text:style-name="T40"> with args </text:span></text:span><text:span text:style-name="Source_20_Text"><text:span text:style-name="T33">{proc.info[</text:span></text:span><text:span text:style-name="Source_20_Text"><text:span text:style-name="T40">'cmdline'</text:span></text:span><text:span text:style-name="Source_20_Text"><text:span text:style-name="T33">]}</text:span></text:span><text:span text:style-name="Source_20_Text"><text:span text:style-name="T40">"</text:span></text:span><text:span text:style-name="Source_20_Text"><text:span text:style-name="T33">)</text:span></text:span></text:p>
      <text:p text:style-name="P47"><text:span text:style-name="Source_20_Text"><text:span text:style-name="T39"><text:s text:c="8"/></text:span></text:span><text:span text:style-name="Source_20_Text"><text:span text:style-name="T33">proc.kill()</text:span></text:span></text:p>
      <text:h text:style-name="P56" text:outline-level="2">Performance Comparison</text:h>
      <text:p text:style-name="P46"><text:span text:style-name="Source_20_Text"><text:span text:style-name="T36"># SLOW - Fetches ALL process attributes</text:span></text:span></text:p>
      <text:p text:style-name="P44"><text:span text:style-name="Source_20_Text"><text:span text:style-name="T35">for</text:span></text:span><text:span text:style-name="Source_20_Text"><text:span text:style-name="T33"> proc </text:span></text:span><text:span text:style-name="Source_20_Text"><text:span text:style-name="T35">in</text:span></text:span><text:span text:style-name="Source_20_Text"><text:span text:style-name="T33"> psutil.process_iter():</text:span></text:span></text:p>
      <text:p text:style-name="P44"><text:span text:style-name="Source_20_Text"><text:span text:style-name="T39"><text:s text:c="4"/></text:span></text:span><text:span text:style-name="Source_20_Text"><text:span text:style-name="T35">if</text:span></text:span><text:span text:style-name="Source_20_Text"><text:span text:style-name="T33"> </text:span></text:span><text:span text:style-name="Source_20_Text"><text:span text:style-name="T40">'vlc'</text:span></text:span><text:span text:style-name="Source_20_Text"><text:span text:style-name="T33"> </text:span></text:span><text:span text:style-name="Source_20_Text"><text:span text:style-name="T35">in</text:span></text:span><text:span text:style-name="Source_20_Text"><text:span text:style-name="T33"> proc.name().lower(): <text:s/></text:span></text:span><text:span text:style-name="Source_20_Text"><text:span text:style-name="T37"># Each call fetches data</text:span></text:span></text:p>
      <text:p text:style-name="P44"><text:span text:style-name="Source_20_Text"><text:span text:style-name="T39"><text:s text:c="8"/></text:span></text:span><text:span text:style-name="Source_20_Text"><text:span text:style-name="T33">proc.kill()</text:span></text:span></text:p>
      <text:p text:style-name="P45"/>
      <text:p text:style-name="P46"><text:span text:style-name="Source_20_Text"><text:span text:style-name="T36"># FAST - Fetches only needed attributes once</text:span></text:span></text:p>
      <text:p text:style-name="P44"><text:span text:style-name="Source_20_Text"><text:span text:style-name="T35">for</text:span></text:span><text:span text:style-name="Source_20_Text"><text:span text:style-name="T33"> proc </text:span></text:span><text:span text:style-name="Source_20_Text"><text:span text:style-name="T35">in</text:span></text:span><text:span text:style-name="Source_20_Text"><text:span text:style-name="T33"> psutil.process_iter([</text:span></text:span><text:span text:style-name="Source_20_Text"><text:span text:style-name="T40">'pid'</text:span></text:span><text:span text:style-name="Source_20_Text"><text:span text:style-name="T33">, </text:span></text:span><text:span text:style-name="Source_20_Text"><text:span text:style-name="T40">'name'</text:span></text:span><text:span text:style-name="Source_20_Text"><text:span text:style-name="T33">]):</text:span></text:span></text:p>
      <text:p text:style-name="P44"><text:span text:style-name="Source_20_Text"><text:span text:style-name="T39"><text:s text:c="4"/></text:span></text:span><text:span text:style-name="Source_20_Text"><text:span text:style-name="T35">if</text:span></text:span><text:span text:style-name="Source_20_Text"><text:span text:style-name="T33"> </text:span></text:span><text:span text:style-name="Source_20_Text"><text:span text:style-name="T40">'vlc'</text:span></text:span><text:span text:style-name="Source_20_Text"><text:span text:style-name="T33"> </text:span></text:span><text:span text:style-name="Source_20_Text"><text:span text:style-name="T35">in</text:span></text:span><text:span text:style-name="Source_20_Text"><text:span text:style-name="T33"> proc.info[</text:span></text:span><text:span text:style-name="Source_20_Text"><text:span text:style-name="T40">'name'</text:span></text:span><text:span text:style-name="Source_20_Text"><text:span text:style-name="T33">].lower(): <text:s/></text:span></text:span><text:span text:style-name="Source_20_Text"><text:span text:style-name="T37"># Uses cached data</text:span></text:span></text:p>
      <text:p text:style-name="P47"><text:span text:style-name="Source_20_Text"><text:span text:style-name="T39"><text:s text:c="8"/></text:span></text:span><text:span text:style-name="Source_20_Text"><text:span text:style-name="T33">proc.kill()</text:span></text:span></text:p>
      <text:p text:style-name="P80"/>
      <text:p text:style-name="P80"/>
      <text:p text:style-name="P80"/>
      <text:p text:style-name="P80"/>
      <text:p text:style-name="P80"/>
      <text:p text:style-name="P80"><text:soft-page-break/>--------------------------------------------------------------------------------------------------------------</text:p>
      <text:h text:style-name="P81" text:outline-level="1">code <text:span text:style-name="T45">for </text:span>getting ip<text:span text:style-name="T45">(local &amp; external)</text:span> </text:h>
      <text:p text:style-name="P3"><text:span text:style-name="T11">def</text:span> <text:span text:style-name="T4">get_external_ip</text:span>(<text:span text:style-name="T27">self</text:span>):</text:p>
      <text:p text:style-name="P5">        <text:span text:style-name="T20">"""Get the server's external IP address"""</text:span></text:p>
      <text:p text:style-name="P5">        <text:span text:style-name="T23">try</text:span><text:span text:style-name="T17">:</text:span></text:p>
      <text:p text:style-name="P5">            <text:span text:style-name="T16">hostname</text:span><text:span text:style-name="T17"> </text:span><text:span text:style-name="T18">=</text:span><text:span text:style-name="T17"> </text:span><text:span text:style-name="T25">socket</text:span><text:span text:style-name="T17">.</text:span><text:span text:style-name="T19">gethostname</text:span><text:span text:style-name="T17">()</text:span></text:p>
      <text:p text:style-name="P5">            <text:span text:style-name="T16">local_ip</text:span><text:span text:style-name="T17"> </text:span><text:span text:style-name="T18">=</text:span><text:span text:style-name="T17"> </text:span><text:span text:style-name="T25">socket</text:span><text:span text:style-name="T17">.</text:span><text:span text:style-name="T19">gethostbyname</text:span><text:span text:style-name="T17">(</text:span><text:span text:style-name="T16">hostname</text:span><text:span text:style-name="T17">)</text:span></text:p>
      <text:p text:style-name="P5">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Hostname: </text:span><text:span text:style-name="T22">{</text:span><text:span text:style-name="T16">hostname</text:span><text:span text:style-name="T22">}</text:span><text:span text:style-name="T20">"</text:span><text:span text:style-name="T17">)</text:span></text:p>
      <text:p text:style-name="P5">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Local IP: </text:span><text:span text:style-name="T22">{</text:span><text:span text:style-name="T16">local_ip</text:span><text:span text:style-name="T22">}</text:span><text:span text:style-name="T20">"</text:span><text:span text:style-name="T17">)</text:span></text:p>
      <text:p text:style-name="P5">            <text:span text:style-name="T19">print</text:span><text:span text:style-name="T17">(</text:span><text:span text:style-name="T22">f</text:span><text:span text:style-name="T20">"   Local IP: </text:span><text:span text:style-name="T22">{</text:span><text:span text:style-name="T16">local_ip</text:span><text:span text:style-name="T22">}</text:span><text:span text:style-name="T20">"</text:span><text:span text:style-name="T17">)</text:span></text:p>
      <text:p text:style-name="P5">            <text:span text:style-name="T25">logging</text:span><text:span text:style-name="T17">.</text:span><text:span text:style-name="T19">info</text:span><text:span text:style-name="T17">(</text:span><text:span text:style-name="T20">"Fetching external IP address..."</text:span><text:span text:style-name="T17">)</text:span></text:p>
      <text:p text:style-name="P5">            <text:span text:style-name="T16">response</text:span><text:span text:style-name="T17"> </text:span><text:span text:style-name="T18">=</text:span><text:span text:style-name="T17"> </text:span><text:span text:style-name="T25">requests</text:span><text:span text:style-name="T17">.</text:span><text:span text:style-name="T19">get</text:span><text:span text:style-name="T17">(</text:span><text:span text:style-name="T20">'https://api.ipify.org?format=text'</text:span><text:span text:style-name="T17">, </text:span><text:span text:style-name="T16">timeout</text:span><text:span text:style-name="T18">=</text:span><text:span text:style-name="T26">10</text:span><text:span text:style-name="T17">)</text:span></text:p>
      <text:p text:style-name="P5">            <text:span text:style-name="T16">external_ip</text:span><text:span text:style-name="T17"> </text:span><text:span text:style-name="T18">=</text:span><text:span text:style-name="T17"> </text:span><text:span text:style-name="T16">response</text:span><text:span text:style-name="T17">.</text:span><text:span text:style-name="T16">text</text:span><text:span text:style-name="T17">.</text:span><text:span text:style-name="T19">strip</text:span><text:span text:style-name="T17">()</text:span></text:p>
      <text:p text:style-name="P5">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External IP: </text:span><text:span text:style-name="T22">{</text:span><text:span text:style-name="T16">external_ip</text:span><text:span text:style-name="T22">}</text:span><text:span text:style-name="T20">"</text:span><text:span text:style-name="T17">)</text:span></text:p>
      <text:p text:style-name="P5">            <text:span text:style-name="T19">print</text:span><text:span text:style-name="T17">(</text:span><text:span text:style-name="T22">f</text:span><text:span text:style-name="T20">"   External IP: </text:span><text:span text:style-name="T22">{</text:span><text:span text:style-name="T16">external_ip</text:span><text:span text:style-name="T22">}</text:span><text:span text:style-name="T20">"</text:span><text:span text:style-name="T17">)</text:span></text:p>
      <text:p text:style-name="P5">            <text:span text:style-name="T16">self</text:span><text:span text:style-name="T17">.</text:span><text:span text:style-name="T16">external_ip</text:span><text:span text:style-name="T17"> </text:span><text:span text:style-name="T18">=</text:span><text:span text:style-name="T17"> </text:span><text:span text:style-name="T16">external_ip</text:span></text:p>
      <text:p text:style-name="P5">            <text:span text:style-name="T23">return</text:span><text:span text:style-name="T17"> </text:span><text:span text:style-name="T16">external_ip</text:span></text:p>
      <text:p text:style-name="P5">        <text:span text:style-name="T23">except</text:span><text:span text:style-name="T17"> </text:span><text:span text:style-name="T25">Exception</text:span><text:span text:style-name="T17"> </text:span><text:span text:style-name="T23">as</text:span><text:span text:style-name="T17"> </text:span><text:span text:style-name="T16">e</text:span><text:span text:style-name="T17">:</text:span></text:p>
      <text:p text:style-name="P5">            <text:span text:style-name="T25">logging</text:span><text:span text:style-name="T17">.</text:span><text:span text:style-name="T19">error</text:span><text:span text:style-name="T17">(</text:span><text:span text:style-name="T22">f</text:span><text:span text:style-name="T20">"Error getting external IP: </text:span><text:span text:style-name="T22">{</text:span><text:span text:style-name="T16">e</text:span><text:span text:style-name="T22">}</text:span><text:span text:style-name="T20">"</text:span><text:span text:style-name="T17">)</text:span></text:p>
      <text:p text:style-name="P5">            <text:span text:style-name="T16">fallback_services</text:span><text:span text:style-name="T17"> </text:span><text:span text:style-name="T18">=</text:span><text:span text:style-name="T17"> [</text:span></text:p>
      <text:p text:style-name="P5">                <text:span text:style-name="T20">'https://ifconfig.me/ip'</text:span><text:span text:style-name="T17">,</text:span></text:p>
      <text:p text:style-name="P5">                <text:span text:style-name="T20">'https://icanhazip.com'</text:span><text:span text:style-name="T17">,</text:span></text:p>
      <text:p text:style-name="P5">                <text:span text:style-name="T20">'https://checkip.amazonaws.com'</text:span></text:p>
      <text:p text:style-name="P5">            <text:span text:style-name="T17">]</text:span></text:p>
      <text:p text:style-name="P5">            <text:span text:style-name="T23">for</text:span><text:span text:style-name="T17"> </text:span><text:span text:style-name="T16">service</text:span><text:span text:style-name="T17"> </text:span><text:span text:style-name="T23">in</text:span><text:span text:style-name="T17"> </text:span><text:span text:style-name="T16">fallback_services</text:span><text:span text:style-name="T17">:</text:span></text:p>
      <text:p text:style-name="P5">                <text:span text:style-name="T23">try</text:span><text:span text:style-name="T17">:</text:span></text:p>
      <text:p text:style-name="P5">                    <text:span text:style-name="T16">response</text:span><text:span text:style-name="T17"> </text:span><text:span text:style-name="T18">=</text:span><text:span text:style-name="T17"> </text:span><text:span text:style-name="T25">requests</text:span><text:span text:style-name="T17">.</text:span><text:span text:style-name="T19">get</text:span><text:span text:style-name="T17">(</text:span><text:span text:style-name="T16">service</text:span><text:span text:style-name="T17">, </text:span><text:span text:style-name="T16">timeout</text:span><text:span text:style-name="T18">=</text:span><text:span text:style-name="T26">5</text:span><text:span text:style-name="T17">)</text:span></text:p>
      <text:p text:style-name="P5">                    <text:span text:style-name="T23">if</text:span><text:span text:style-name="T17"> </text:span><text:span text:style-name="T16">response</text:span><text:span text:style-name="T17">.</text:span><text:span text:style-name="T16">status_code</text:span><text:span text:style-name="T17"> </text:span><text:span text:style-name="T18">==</text:span><text:span text:style-name="T17"> </text:span><text:span text:style-name="T26">200</text:span><text:span text:style-name="T17">:</text:span></text:p>
      <text:p text:style-name="P5">                        <text:span text:style-name="T16">external_ip</text:span><text:span text:style-name="T17"> </text:span><text:span text:style-name="T18">=</text:span><text:span text:style-name="T17"> </text:span><text:span text:style-name="T16">response</text:span><text:span text:style-name="T17">.</text:span><text:span text:style-name="T16">text</text:span><text:span text:style-name="T17">.</text:span><text:span text:style-name="T19">strip</text:span><text:span text:style-name="T17">()</text:span></text:p>
      <text:p text:style-name="P5">            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External IP (from </text:span><text:span text:style-name="T22">{</text:span><text:span text:style-name="T16">service</text:span><text:span text:style-name="T22">}</text:span><text:span text:style-name="T20">): </text:span><text:span text:style-name="T22">{</text:span><text:span text:style-name="T16">external_ip</text:span><text:span text:style-name="T22">}</text:span><text:span text:style-name="T20">"</text:span><text:span text:style-name="T17">)</text:span></text:p>
      <text:p text:style-name="P5">                        <text:span text:style-name="T19">print</text:span><text:span text:style-name="T17">(</text:span><text:span text:style-name="T22">f</text:span><text:span text:style-name="T20">"   External IP: </text:span><text:span text:style-name="T22">{</text:span><text:span text:style-name="T16">external_ip</text:span><text:span text:style-name="T22">}</text:span><text:span text:style-name="T20">"</text:span><text:span text:style-name="T17">)</text:span></text:p>
      <text:p text:style-name="P5">                        <text:span text:style-name="T16">self</text:span><text:span text:style-name="T17">.</text:span><text:span text:style-name="T16">external_ip</text:span><text:span text:style-name="T17"> </text:span><text:span text:style-name="T18">=</text:span><text:span text:style-name="T17"> </text:span><text:span text:style-name="T16">external_ip</text:span></text:p>
      <text:p text:style-name="P5">                        <text:span text:style-name="T23">return</text:span><text:span text:style-name="T17"> </text:span><text:span text:style-name="T16">external_ip</text:span></text:p>
      <text:p text:style-name="P5">                <text:span text:style-name="T23">except</text:span><text:span text:style-name="T17">:</text:span></text:p>
      <text:p text:style-name="P5">                    <text:span text:style-name="T23">continue</text:span></text:p>
      <text:p text:style-name="P5">            <text:span text:style-name="T25">logging</text:span><text:span text:style-name="T17">.</text:span><text:span text:style-name="T19">error</text:span><text:span text:style-name="T17">(</text:span><text:span text:style-name="T20">"Could not determine external IP"</text:span><text:span text:style-name="T17">)</text:span></text:p>
      <text:p text:style-name="P5">            <text:span text:style-name="T23">return</text:span><text:span text:style-name="T17"> </text:span><text:span text:style-name="T22">None</text:span></text:p>
      <text:p text:style-name="Standard"/>
      <text:h text:style-name="Heading_20_2" text:outline-level="2">🔄 <text:span text:style-name="Strong_20_Emphasis">Complete Flow</text:span></text:h>
      <text:h text:style-name="Heading_20_3" text:outline-level="3"><text:span text:style-name="Strong_20_Emphasis">Phase 1: Get Local IP Address</text:span></text:h>
      <text:p text:style-name="P82"><text:span text:style-name="Source_20_Text"><text:span text:style-name="T46">hostname </text:span></text:span><text:span text:style-name="Source_20_Text"><text:span text:style-name="T47">=</text:span></text:span><text:span text:style-name="Source_20_Text"><text:span text:style-name="T46"> socket.gethostname()</text:span></text:span></text:p>
      <text:list text:style-name="L19">
        <text:list-item>
          <text:p text:style-name="P83"><text:span text:style-name="Source_20_Text"><text:span text:style-name="T48">Uses the </text:span></text:span><text:span text:style-name="Source_20_Text"><text:span text:style-name="Strong_20_Emphasis"><text:span text:style-name="T48">socket</text:span></text:span></text:span><text:span text:style-name="Source_20_Text"><text:span text:style-name="T48"> library to get the </text:span></text:span><text:span text:style-name="Source_20_Text"><text:span text:style-name="Strong_20_Emphasis"><text:span text:style-name="T48">computer’s hostname</text:span></text:span></text:span><text:span text:style-name="Source_20_Text"><text:span text:style-name="T48"> (e.g., </text:span></text:span><text:span text:style-name="Source_20_Text"><text:span text:style-name="T49">"Mahesh-PC"</text:span></text:span><text:span text:style-name="Source_20_Text"><text:span text:style-name="T48"> or </text:span></text:span><text:span text:style-name="Source_20_Text"><text:span text:style-name="T49">"myserver.local"</text:span></text:span><text:span text:style-name="Source_20_Text"><text:span text:style-name="T48">).</text:span></text:span></text:p>
        </text:list-item>
        <text:list-item>
          <text:p text:style-name="P84">The hostname is like your computer’s “nickname” on the local network.</text:p>
        </text:list-item>
      </text:list>
      <text:p text:style-name="P85"><text:soft-page-break/>🧠 <text:span text:style-name="Strong_20_Emphasis">Behind the scenes:</text:span><text:line-break/>The hostname is retrieved from the OS, typically from <text:span text:style-name="Source_20_Text">/etc/hostname</text:span> (Linux/Mac) or system settings (Windows).</text:p>
      <text:p text:style-name="P85"><text:span text:style-name="Source_20_Text"><text:span text:style-name="T33"/></text:span></text:p>
      <text:p text:style-name="P86"><text:span text:style-name="Source_20_Text"><text:span text:style-name="T46">local_ip </text:span></text:span><text:span text:style-name="Source_20_Text"><text:span text:style-name="T47">=</text:span></text:span><text:span text:style-name="Source_20_Text"><text:span text:style-name="T46"> socket.gethostbyname(hostname)</text:span></text:span></text:p>
      <text:list text:style-name="L20">
        <text:list-item>
          <text:p text:style-name="P87"><text:span text:style-name="Source_20_Text">Converts that hostname into an IP address using DNS resolution or local name mapping.</text:span></text:p>
        </text:list-item>
        <text:list-item>
          <text:p text:style-name="P87">This is your <text:span text:style-name="Strong_20_Emphasis">local/internal IP</text:span> (assigned by your router via DHCP).</text:p>
        </text:list-item>
      </text:list>
      <text:p text:style-name="Standard"><text:span text:style-name="Source_20_Text"/></text:p>
      <text:p text:style-name="Standard"><text:span text:style-name="Source_20_Text">🧠 </text:span><text:span text:style-name="Strong_20_Emphasis">How it works:</text:span><text:span text:style-name="Source_20_Text"><text:line-break/></text:span><text:span text:style-name="Source_20_Text"><text:span text:style-name="T50">The socket.gethostbyname() function queries your system’s DNS resolver to map the hostname to its IP.<text:line-break/>If your machine is connected to Wi-Fi/LAN, it will return the IP your router gave you.</text:span></text:span><text:span text:style-name="Source_20_Text"><text:span text:style-name="T33"> </text:span></text:span></text:p>
      <text:p text:style-name="Horizontal_20_Line"/>
      <text:h text:style-name="Heading_20_3" text:outline-level="3"><text:span text:style-name="Strong_20_Emphasis">Phase 2: Get External IP Address (Primary Method)</text:span></text:h>
      <text:p text:style-name="P82"><text:span text:style-name="Source_20_Text"><text:span text:style-name="T33">response </text:span></text:span><text:span text:style-name="Source_20_Text"><text:span text:style-name="T34">=</text:span></text:span><text:span text:style-name="Source_20_Text"><text:span text:style-name="T33"> requests.get(</text:span></text:span><text:span text:style-name="Source_20_Text"><text:span text:style-name="T40">'https://api.ipify.org?format=text'</text:span></text:span><text:span text:style-name="Source_20_Text"><text:span text:style-name="T33">, timeout</text:span></text:span><text:span text:style-name="Source_20_Text"><text:span text:style-name="T34">=</text:span></text:span><text:span text:style-name="Source_20_Text"><text:span text:style-name="T41">10</text:span></text:span><text:span text:style-name="Source_20_Text"><text:span text:style-name="T33">)</text:span></text:span></text:p>
      <text:p text:style-name="P86"><text:span text:style-name="Source_20_Text"><text:span text:style-name="T33">external_ip </text:span></text:span><text:span text:style-name="Source_20_Text"><text:span text:style-name="T34">=</text:span></text:span><text:span text:style-name="Source_20_Text"><text:span text:style-name="T33"> response.text.strip()</text:span></text:span></text:p>
      <text:p text:style-name="Text_20_body"><text:span text:style-name="Strong_20_Emphasis">What happens:</text:span></text:p>
      <text:list text:style-name="L21">
        <text:list-item>
          <text:p text:style-name="P88">Makes an <text:span text:style-name="Strong_20_Emphasis">HTTP GET request</text:span> to ipify.org's API </text:p>
        </text:list-item>
        <text:list-item>
          <text:p text:style-name="P88">The API server sees your <text:span text:style-name="Strong_20_Emphasis">public-facing IP</text:span> (the IP your router uses on the internet) </text:p>
        </text:list-item>
        <text:list-item>
          <text:p text:style-name="P88">Returns just the IP address as plain text </text:p>
        </text:list-item>
        <text:list-item>
          <text:p text:style-name="P89"><text:span text:style-name="Strong_20_Emphasis"><text:span text:style-name="Source_20_Text">.strip()</text:span></text:span> removes any whitespace/newlines </text:p>
        </text:list-item>
      </text:list>
      <text:p text:style-name="Text_20_body"><text:span text:style-name="Strong_20_Emphasis">Example result:</text:span> <text:span text:style-name="Source_20_Text">"34.100.216.23"</text:span></text:p>
      <text:p text:style-name="Standard"><text:span text:style-name="Source_20_Text">This is the key part.<text:line-break/>To find your </text:span><text:span text:style-name="Source_20_Text"><text:span text:style-name="Strong_20_Emphasis">public IP</text:span></text:span><text:span text:style-name="Source_20_Text">, your computer makes an HTTP request to an </text:span><text:span text:style-name="Source_20_Text"><text:span text:style-name="Strong_20_Emphasis">external web service</text:span></text:span><text:span text:style-name="Source_20_Text"> that reports the IP from which the request came.</text:span></text:p>
      <text:p text:style-name="Standard"><text:span text:style-name="Source_20_Text">https://api.ipify.org?format=text</text:span> is a simple API that returns your public IP as plain text.</text:p>
      <text:p text:style-name="Standard">Example response: <text:span text:style-name="Source_20_Text">"103.47.55.201"</text:span></text:p>
      <text:p text:style-name="Standard">The <text:span text:style-name="Source_20_Text">timeout=10</text:span> ensures the request won’t hang forever if the service is slow.</text:p>
      <text:p text:style-name="Standard">🧠 <text:span text:style-name="Strong_20_Emphasis">How this works conceptually:</text:span></text:p>
      <text:p text:style-name="Standard">When your device connects to the internet, your router or ISP assigns you a public IP.</text:p>
      <text:p text:style-name="Standard">When you call an external site (like <text:span text:style-name="Source_20_Text">api.ipify.org</text:span>), the site can see the IP that the request came from — that’s your public IP.</text:p>
      <text:p text:style-name="Standard">The function simply reads and returns that text.</text:p>
      <text:p text:style-name="Text_20_body"><text:span text:style-name="Source_20_Text"/></text:p>
      <text:p text:style-name="Horizontal_20_Line"/>
      <text:h text:style-name="Heading_20_3" text:outline-level="3"><text:span text:style-name="Strong_20_Emphasis">Phase 3: Fallback Services (If Primary Fails)</text:span></text:h>
      <text:p text:style-name="P90">python</text:p>
      <text:p text:style-name="P82"><text:span text:style-name="Source_20_Text"><text:span text:style-name="T33">fallback_services </text:span></text:span><text:span text:style-name="Source_20_Text"><text:span text:style-name="T34">=</text:span></text:span><text:span text:style-name="Source_20_Text"><text:span text:style-name="T33"> [</text:span></text:span></text:p>
      <text:p text:style-name="P82"><text:span text:style-name="Source_20_Text"><text:span text:style-name="T39"><text:s text:c="4"/></text:span></text:span><text:span text:style-name="Source_20_Text"><text:span text:style-name="T40">'https://ifconfig.me/ip'</text:span></text:span><text:span text:style-name="Source_20_Text"><text:span text:style-name="T33">,</text:span></text:span></text:p>
      <text:p text:style-name="P82"><text:soft-page-break/><text:span text:style-name="Source_20_Text"><text:span text:style-name="T39"><text:s text:c="4"/></text:span></text:span><text:span text:style-name="Source_20_Text"><text:span text:style-name="T40">'https://icanhazip.com'</text:span></text:span><text:span text:style-name="Source_20_Text"><text:span text:style-name="T33">,</text:span></text:span></text:p>
      <text:p text:style-name="P82"><text:span text:style-name="Source_20_Text"><text:span text:style-name="T39"><text:s text:c="4"/></text:span></text:span><text:span text:style-name="Source_20_Text"><text:span text:style-name="T40">'https://checkip.amazonaws.com'</text:span></text:span></text:p>
      <text:p text:style-name="P82"><text:span text:style-name="Source_20_Text"><text:span text:style-name="T33">]</text:span></text:span></text:p>
      <text:p text:style-name="P91"/>
      <text:p text:style-name="P82"><text:span text:style-name="Source_20_Text"><text:span text:style-name="T35">for</text:span></text:span><text:span text:style-name="Source_20_Text"><text:span text:style-name="T33"> service </text:span></text:span><text:span text:style-name="Source_20_Text"><text:span text:style-name="T35">in</text:span></text:span><text:span text:style-name="Source_20_Text"><text:span text:style-name="T33"> fallback_services:</text:span></text:span></text:p>
      <text:p text:style-name="P82"><text:span text:style-name="Source_20_Text"><text:span text:style-name="T39"><text:s text:c="4"/></text:span></text:span><text:span text:style-name="Source_20_Text"><text:span text:style-name="T35">try</text:span></text:span><text:span text:style-name="Source_20_Text"><text:span text:style-name="T33">:</text:span></text:span></text:p>
      <text:p text:style-name="P82"><text:span text:style-name="Source_20_Text"><text:span text:style-name="T39"><text:s text:c="8"/></text:span></text:span><text:span text:style-name="Source_20_Text"><text:span text:style-name="T33">response </text:span></text:span><text:span text:style-name="Source_20_Text"><text:span text:style-name="T34">=</text:span></text:span><text:span text:style-name="Source_20_Text"><text:span text:style-name="T33"> requests.get(service, timeout</text:span></text:span><text:span text:style-name="Source_20_Text"><text:span text:style-name="T34">=</text:span></text:span><text:span text:style-name="Source_20_Text"><text:span text:style-name="T41">5</text:span></text:span><text:span text:style-name="Source_20_Text"><text:span text:style-name="T33">)</text:span></text:span></text:p>
      <text:p text:style-name="P82"><text:span text:style-name="Source_20_Text"><text:span text:style-name="T39"><text:s text:c="8"/></text:span></text:span><text:span text:style-name="Source_20_Text"><text:span text:style-name="T35">if</text:span></text:span><text:span text:style-name="Source_20_Text"><text:span text:style-name="T33"> response.status_code </text:span></text:span><text:span text:style-name="Source_20_Text"><text:span text:style-name="T34">==</text:span></text:span><text:span text:style-name="Source_20_Text"><text:span text:style-name="T33"> </text:span></text:span><text:span text:style-name="Source_20_Text"><text:span text:style-name="T41">200</text:span></text:span><text:span text:style-name="Source_20_Text"><text:span text:style-name="T33">:</text:span></text:span></text:p>
      <text:p text:style-name="P82"><text:span text:style-name="Source_20_Text"><text:span text:style-name="T39"><text:s text:c="12"/></text:span></text:span><text:span text:style-name="Source_20_Text"><text:span text:style-name="T33">external_ip </text:span></text:span><text:span text:style-name="Source_20_Text"><text:span text:style-name="T34">=</text:span></text:span><text:span text:style-name="Source_20_Text"><text:span text:style-name="T33"> response.text.strip()</text:span></text:span></text:p>
      <text:p text:style-name="P82"><text:span text:style-name="Source_20_Text"><text:span text:style-name="T39"><text:s text:c="12"/></text:span></text:span><text:span text:style-name="Source_20_Text"><text:span text:style-name="T37"># ... store and return</text:span></text:span></text:p>
      <text:p text:style-name="P91"><text:span text:style-name="Source_20_Text"><text:span text:style-name="T33">```</text:span></text:span></text:p>
      <text:p text:style-name="P91"/>
      <text:p text:style-name="P82"><text:span text:style-name="Source_20_Text"><text:span text:style-name="T34">**</text:span></text:span><text:span text:style-name="Source_20_Text"><text:span text:style-name="T33">What happens:</text:span></text:span><text:span text:style-name="Source_20_Text"><text:span text:style-name="T34">**</text:span></text:span></text:p>
      <text:p text:style-name="P82"><text:span text:style-name="Source_20_Text"><text:span text:style-name="T34">-</text:span></text:span><text:span text:style-name="Source_20_Text"><text:span text:style-name="T33"> If ipify.org fails (down</text:span></text:span><text:span text:style-name="Source_20_Text"><text:span text:style-name="T34">/</text:span></text:span><text:span text:style-name="Source_20_Text"><text:span text:style-name="T33">blocked</text:span></text:span><text:span text:style-name="Source_20_Text"><text:span text:style-name="T34">/</text:span></text:span><text:span text:style-name="Source_20_Text"><text:span text:style-name="T33">network issue), tries alternative services</text:span></text:span></text:p>
      <text:p text:style-name="P82"><text:span text:style-name="Source_20_Text"><text:span text:style-name="T34">-</text:span></text:span><text:span text:style-name="Source_20_Text"><text:span text:style-name="T33"> Loops through each service until one succeeds</text:span></text:span></text:p>
      <text:p text:style-name="P82"><text:span text:style-name="Source_20_Text"><text:span text:style-name="T34">-</text:span></text:span><text:span text:style-name="Source_20_Text"><text:span text:style-name="T33"> Uses shorter timeout (</text:span></text:span><text:span text:style-name="Source_20_Text"><text:span text:style-name="T41">5</text:span></text:span><text:span text:style-name="Source_20_Text"><text:span text:style-name="T33"> seconds vs </text:span></text:span><text:span text:style-name="Source_20_Text"><text:span text:style-name="T41">10</text:span></text:span><text:span text:style-name="Source_20_Text"><text:span text:style-name="T33">) </text:span></text:span><text:span text:style-name="Source_20_Text"><text:span text:style-name="T35">for</text:span></text:span><text:span text:style-name="Source_20_Text"><text:span text:style-name="T33"> faster fallback</text:span></text:span></text:p>
      <text:p text:style-name="P91"/>
      <text:p text:style-name="P82"><text:span text:style-name="Source_20_Text"><text:span text:style-name="T34">---</text:span></text:span></text:p>
      <text:p text:style-name="P91"/>
      <text:p text:style-name="P92"><text:span text:style-name="Source_20_Text"><text:span text:style-name="T36">## 📚 **Key Terminologies Explained**</text:span></text:span></text:p>
      <text:p text:style-name="P91"/>
      <text:p text:style-name="P92"><text:span text:style-name="Source_20_Text"><text:span text:style-name="T36">### **1. Local IP (Private IP)**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What:</text:span></text:span><text:span text:style-name="Source_20_Text"><text:span text:style-name="T34">**</text:span></text:span><text:span text:style-name="Source_20_Text"><text:span text:style-name="T33"> IP address within your local network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Range:</text:span></text:span><text:span text:style-name="Source_20_Text"><text:span text:style-name="T34">**</text:span></text:span><text:span text:style-name="Source_20_Text"><text:span text:style-name="T33"> </text:span></text:span></text:p>
      <text:p text:style-name="P82"><text:span text:style-name="Source_20_Text"><text:span text:style-name="T39"><text:s text:c="2"/></text:span></text:span><text:span text:style-name="Source_20_Text"><text:span text:style-name="T34">-</text:span></text:span><text:span text:style-name="Source_20_Text"><text:span text:style-name="T33"> `</text:span></text:span><text:span text:style-name="Source_20_Text"><text:span text:style-name="T41">192.168</text:span></text:span><text:span text:style-name="Source_20_Text"><text:span text:style-name="T33">.x.x` (most common </text:span></text:span><text:span text:style-name="Source_20_Text"><text:span text:style-name="T35">for</text:span></text:span><text:span text:style-name="Source_20_Text"><text:span text:style-name="T33"> homes)</text:span></text:span></text:p>
      <text:p text:style-name="P82"><text:span text:style-name="Source_20_Text"><text:span text:style-name="T39"><text:s text:c="2"/></text:span></text:span><text:span text:style-name="Source_20_Text"><text:span text:style-name="T34">-</text:span></text:span><text:span text:style-name="Source_20_Text"><text:span text:style-name="T33"> `</text:span></text:span><text:span text:style-name="Source_20_Text"><text:span text:style-name="T41">10</text:span></text:span><text:span text:style-name="Source_20_Text"><text:span text:style-name="T33">.x.x.x` (corporate networks)</text:span></text:span></text:p>
      <text:p text:style-name="P82"><text:span text:style-name="Source_20_Text"><text:span text:style-name="T39"><text:s text:c="2"/></text:span></text:span><text:span text:style-name="Source_20_Text"><text:span text:style-name="T34">-</text:span></text:span><text:span text:style-name="Source_20_Text"><text:span text:style-name="T33"> `</text:span></text:span><text:span text:style-name="Source_20_Text"><text:span text:style-name="T41">172.16</text:span></text:span><text:span text:style-name="Source_20_Text"><text:span text:style-name="T33">.x.x </text:span></text:span><text:span text:style-name="Source_20_Text"><text:span text:style-name="T34">-</text:span></text:span><text:span text:style-name="Source_20_Text"><text:span text:style-name="T33"> </text:span></text:span><text:span text:style-name="Source_20_Text"><text:span text:style-name="T41">172.31</text:span></text:span><text:span text:style-name="Source_20_Text"><text:span text:style-name="T33">.x.x`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Visible to:</text:span></text:span><text:span text:style-name="Source_20_Text"><text:span text:style-name="T34">**</text:span></text:span><text:span text:style-name="Source_20_Text"><text:span text:style-name="T33"> Only devices on the same network (router, other computers)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Example:</text:span></text:span><text:span text:style-name="Source_20_Text"><text:span text:style-name="T34">**</text:span></text:span><text:span text:style-name="Source_20_Text"><text:span text:style-name="T33"> `</text:span></text:span><text:span text:style-name="Source_20_Text"><text:span text:style-name="T41">192.168.1.105</text:span></text:span><text:span text:style-name="Source_20_Text"><text:span text:style-name="T33">`</text:span></text:span></text:p>
      <text:p text:style-name="P91"/>
      <text:p text:style-name="P92"><text:span text:style-name="Source_20_Text"><text:span text:style-name="T36">### **2. External IP (Public IP)**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What:</text:span></text:span><text:span text:style-name="Source_20_Text"><text:span text:style-name="T34">**</text:span></text:span><text:span text:style-name="Source_20_Text"><text:span text:style-name="T33"> The IP address visible to the internet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Assigned by:</text:span></text:span><text:span text:style-name="Source_20_Text"><text:span text:style-name="T34">**</text:span></text:span><text:span text:style-name="Source_20_Text"><text:span text:style-name="T33"> Your Internet Service Provider (ISP)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Visible to:</text:span></text:span><text:span text:style-name="Source_20_Text"><text:span text:style-name="T34">**</text:span></text:span><text:span text:style-name="Source_20_Text"><text:span text:style-name="T33"> The entire internet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Example:</text:span></text:span><text:span text:style-name="Source_20_Text"><text:span text:style-name="T34">**</text:span></text:span><text:span text:style-name="Source_20_Text"><text:span text:style-name="T33"> `</text:span></text:span><text:span text:style-name="Source_20_Text"><text:span text:style-name="T41">34.100.216.23</text:span></text:span><text:span text:style-name="Source_20_Text"><text:span text:style-name="T33">`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Changes:</text:span></text:span><text:span text:style-name="Source_20_Text"><text:span text:style-name="T34">**</text:span></text:span><text:span text:style-name="Source_20_Text"><text:span text:style-name="T33"> May change periodically (dynamic IP) unless you have a static IP</text:span></text:span></text:p>
      <text:p text:style-name="P91"/>
      <text:p text:style-name="P92"><text:span text:style-name="Source_20_Text"><text:span text:style-name="T36">### **3. Hostname**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What:</text:span></text:span><text:span text:style-name="Source_20_Text"><text:span text:style-name="T34">**</text:span></text:span><text:span text:style-name="Source_20_Text"><text:span text:style-name="T33"> Human</text:span></text:span><text:span text:style-name="Source_20_Text"><text:span text:style-name="T34">-</text:span></text:span><text:span text:style-name="Source_20_Text"><text:span text:style-name="T33">readable name </text:span></text:span><text:span text:style-name="Source_20_Text"><text:span text:style-name="T35">for</text:span></text:span><text:span text:style-name="Source_20_Text"><text:span text:style-name="T33"> the computer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Example:</text:span></text:span><text:span text:style-name="Source_20_Text"><text:span text:style-name="T34">**</text:span></text:span><text:span text:style-name="Source_20_Text"><text:span text:style-name="T33"> `</text:span></text:span><text:span text:style-name="Source_20_Text"><text:span text:style-name="T40">"LAPTOP-USER123"</text:span></text:span><text:span text:style-name="Source_20_Text"><text:span text:style-name="T33">`, `</text:span></text:span><text:span text:style-name="Source_20_Text"><text:span text:style-name="T40">"server-01"</text:span></text:span><text:span text:style-name="Source_20_Text"><text:span text:style-name="T33">`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Set by:</text:span></text:span><text:span text:style-name="Source_20_Text"><text:span text:style-name="T34">**</text:span></text:span><text:span text:style-name="Source_20_Text"><text:span text:style-name="T33"> Operating system during installation</text:span></text:span><text:span text:style-name="Source_20_Text"><text:span text:style-name="T34">/</text:span></text:span><text:span text:style-name="Source_20_Text"><text:span text:style-name="T33">configuration</text:span></text:span></text:p>
      <text:p text:style-name="P91"/>
      <text:p text:style-name="P92"><text:span text:style-name="Source_20_Text"><text:span text:style-name="T36">### **4. NAT (Network Address Translation)**</text:span></text:span></text:p>
      <text:p text:style-name="P82"><text:soft-page-break/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Why local ≠ external:</text:span></text:span><text:span text:style-name="Source_20_Text"><text:span text:style-name="T34">**</text:span></text:span><text:span text:style-name="Source_20_Text"><text:span text:style-name="T33"> Your router uses NAT to translate many local IPs to one external IP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Analogy:</text:span></text:span><text:span text:style-name="Source_20_Text"><text:span text:style-name="T34">**</text:span></text:span><text:span text:style-name="Source_20_Text"><text:span text:style-name="T33"> Like an apartment building (one street address, many apartment units)</text:span></text:span></text:p>
      <text:p text:style-name="P91"><text:span text:style-name="Source_20_Text"><text:span text:style-name="T33">```</text:span></text:span></text:p>
      <text:p text:style-name="P82"><text:span text:style-name="Source_20_Text"><text:span text:style-name="T33">Internet (external IP: </text:span></text:span><text:span text:style-name="Source_20_Text"><text:span text:style-name="T41">34.100.216.23</text:span></text:span><text:span text:style-name="Source_20_Text"><text:span text:style-name="T33">)</text:span></text:span></text:p>
      <text:p text:style-name="P91"><text:span text:style-name="Source_20_Text"><text:span text:style-name="T39"><text:s text:c="9"/>↕</text:span></text:span></text:p>
      <text:p text:style-name="P82"><text:span text:style-name="Source_20_Text"><text:span text:style-name="T39"><text:s text:c="4"/></text:span></text:span><text:span text:style-name="Source_20_Text"><text:span text:style-name="T33">[Router</text:span></text:span><text:span text:style-name="Source_20_Text"><text:span text:style-name="T34">/</text:span></text:span><text:span text:style-name="Source_20_Text"><text:span text:style-name="T33">NAT]</text:span></text:span></text:p>
      <text:p text:style-name="P91"><text:span text:style-name="Source_20_Text"><text:span text:style-name="T39"><text:s text:c="9"/>↕</text:span></text:span></text:p>
      <text:p text:style-name="P82"><text:span text:style-name="Source_20_Text"><text:span text:style-name="T33">Local Network (</text:span></text:span><text:span text:style-name="Source_20_Text"><text:span text:style-name="T41">192.168.1</text:span></text:span><text:span text:style-name="Source_20_Text"><text:span text:style-name="T33">.x)</text:span></text:span></text:p>
      <text:p text:style-name="P82"><text:span text:style-name="Source_20_Text"><text:span text:style-name="T39">├─ </text:span></text:span><text:span text:style-name="Source_20_Text"><text:span text:style-name="T33">Computer </text:span></text:span><text:span text:style-name="Source_20_Text"><text:span text:style-name="T41">1</text:span></text:span><text:span text:style-name="Source_20_Text"><text:span text:style-name="T33">: </text:span></text:span><text:span text:style-name="Source_20_Text"><text:span text:style-name="T41">192.168.1.105</text:span></text:span></text:p>
      <text:p text:style-name="P82"><text:span text:style-name="Source_20_Text"><text:span text:style-name="T39">├─ </text:span></text:span><text:span text:style-name="Source_20_Text"><text:span text:style-name="T33">Computer </text:span></text:span><text:span text:style-name="Source_20_Text"><text:span text:style-name="T41">2</text:span></text:span><text:span text:style-name="Source_20_Text"><text:span text:style-name="T33">: </text:span></text:span><text:span text:style-name="Source_20_Text"><text:span text:style-name="T41">192.168.1.106</text:span></text:span></text:p>
      <text:p text:style-name="P82"><text:span text:style-name="Source_20_Text"><text:span text:style-name="T39">└─ </text:span></text:span><text:span text:style-name="Source_20_Text"><text:span text:style-name="T33">Phone: </text:span></text:span><text:span text:style-name="Source_20_Text"><text:span text:style-name="T41">192.168.1.107</text:span></text:span></text:p>
      <text:p text:style-name="P91"><text:span text:style-name="Source_20_Text"><text:span text:style-name="T33">```</text:span></text:span></text:p>
      <text:p text:style-name="P91"/>
      <text:p text:style-name="P92"><text:span text:style-name="Source_20_Text"><text:span text:style-name="T36">### **5. HTTP Status Code 200**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Meaning:</text:span></text:span><text:span text:style-name="Source_20_Text"><text:span text:style-name="T34">**</text:span></text:span><text:span text:style-name="Source_20_Text"><text:span text:style-name="T33"> </text:span></text:span><text:span text:style-name="Source_20_Text"><text:span text:style-name="T40">"OK"</text:span></text:span><text:span text:style-name="Source_20_Text"><text:span text:style-name="T33"> </text:span></text:span><text:span text:style-name="Source_20_Text"><text:span text:style-name="T34">-</text:span></text:span><text:span text:style-name="Source_20_Text"><text:span text:style-name="T33"> Request succeeded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Other codes:</text:span></text:span><text:span text:style-name="Source_20_Text"><text:span text:style-name="T34">**</text:span></text:span><text:span text:style-name="Source_20_Text"><text:span text:style-name="T33"> </text:span></text:span><text:span text:style-name="Source_20_Text"><text:span text:style-name="T41">404</text:span></text:span><text:span text:style-name="Source_20_Text"><text:span text:style-name="T33"> (Not Found), </text:span></text:span><text:span text:style-name="Source_20_Text"><text:span text:style-name="T41">500</text:span></text:span><text:span text:style-name="Source_20_Text"><text:span text:style-name="T33"> (Server Error), etc.</text:span></text:span></text:p>
      <text:p text:style-name="P91"/>
      <text:p text:style-name="P92"><text:span text:style-name="Source_20_Text"><text:span text:style-name="T36">### **6. Timeout**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What:</text:span></text:span><text:span text:style-name="Source_20_Text"><text:span text:style-name="T34">**</text:span></text:span><text:span text:style-name="Source_20_Text"><text:span text:style-name="T33"> Maximum time to wait </text:span></text:span><text:span text:style-name="Source_20_Text"><text:span text:style-name="T35">for</text:span></text:span><text:span text:style-name="Source_20_Text"><text:span text:style-name="T33"> a response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Primary:</text:span></text:span><text:span text:style-name="Source_20_Text"><text:span text:style-name="T34">**</text:span></text:span><text:span text:style-name="Source_20_Text"><text:span text:style-name="T33"> </text:span></text:span><text:span text:style-name="Source_20_Text"><text:span text:style-name="T41">10</text:span></text:span><text:span text:style-name="Source_20_Text"><text:span text:style-name="T33"> seconds (generous </text:span></text:span><text:span text:style-name="Source_20_Text"><text:span text:style-name="T35">for</text:span></text:span><text:span text:style-name="Source_20_Text"><text:span text:style-name="T33"> reliable service)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Fallback:</text:span></text:span><text:span text:style-name="Source_20_Text"><text:span text:style-name="T34">**</text:span></text:span><text:span text:style-name="Source_20_Text"><text:span text:style-name="T33"> </text:span></text:span><text:span text:style-name="Source_20_Text"><text:span text:style-name="T41">5</text:span></text:span><text:span text:style-name="Source_20_Text"><text:span text:style-name="T33"> seconds (faster </text:span></text:span><text:span text:style-name="Source_20_Text"><text:span text:style-name="T35">for</text:span></text:span><text:span text:style-name="Source_20_Text"><text:span text:style-name="T33"> fallback attempts)</text:span></text:span></text:p>
      <text:p text:style-name="P82"><text:span text:style-name="Source_20_Text"><text:span text:style-name="T34">-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Why needed:</text:span></text:span><text:span text:style-name="Source_20_Text"><text:span text:style-name="T34">**</text:span></text:span><text:span text:style-name="Source_20_Text"><text:span text:style-name="T33"> Prevents program </text:span></text:span><text:span text:style-name="Source_20_Text"><text:span text:style-name="T35">from</text:span></text:span><text:span text:style-name="Source_20_Text"><text:span text:style-name="T33"> hanging </text:span></text:span><text:span text:style-name="Source_20_Text"><text:span text:style-name="T35">if</text:span></text:span><text:span text:style-name="Source_20_Text"><text:span text:style-name="T33"> service </text:span></text:span><text:span text:style-name="Source_20_Text"><text:span text:style-name="T35">is</text:span></text:span><text:span text:style-name="Source_20_Text"><text:span text:style-name="T33"> unresponsive</text:span></text:span></text:p>
      <text:p text:style-name="P91"/>
      <text:p text:style-name="P82"><text:span text:style-name="Source_20_Text"><text:span text:style-name="T34">---</text:span></text:span></text:p>
      <text:p text:style-name="P91"/>
      <text:p text:style-name="P92"><text:span text:style-name="Source_20_Text"><text:span text:style-name="T36">## 🎯 **Why This Method Exists**</text:span></text:span></text:p>
      <text:p text:style-name="P91"/>
      <text:p text:style-name="P82"><text:span text:style-name="Source_20_Text"><text:span text:style-name="T33">In the TV video player context:</text:span></text:span></text:p>
      <text:p text:style-name="P82"><text:span text:style-name="Source_20_Text"><text:span text:style-name="T41">1.</text:span></text:span><text:span text:style-name="Source_20_Text"><text:span text:style-name="T33"> Each TV needs a unique identifier</text:span></text:span></text:p>
      <text:p text:style-name="P82"><text:span text:style-name="Source_20_Text"><text:span text:style-name="T41">2.</text:span></text:span><text:span text:style-name="Source_20_Text"><text:span text:style-name="T33"> The </text:span></text:span><text:span text:style-name="Source_20_Text"><text:span text:style-name="T34">**</text:span></text:span><text:span text:style-name="Source_20_Text"><text:span text:style-name="T33">external IP</text:span></text:span><text:span text:style-name="Source_20_Text"><text:span text:style-name="T34">**</text:span></text:span><text:span text:style-name="Source_20_Text"><text:span text:style-name="T33"> </text:span></text:span><text:span text:style-name="Source_20_Text"><text:span text:style-name="T35">is</text:span></text:span><text:span text:style-name="Source_20_Text"><text:span text:style-name="T33"> used </text:span></text:span><text:span text:style-name="Source_20_Text"><text:span text:style-name="T35">as</text:span></text:span><text:span text:style-name="Source_20_Text"><text:span text:style-name="T33"> the identifier</text:span></text:span></text:p>
      <text:p text:style-name="P82"><text:span text:style-name="Source_20_Text"><text:span text:style-name="T41">3.</text:span></text:span><text:span text:style-name="Source_20_Text"><text:span text:style-name="T33"> The system looks </text:span></text:span><text:span text:style-name="Source_20_Text"><text:span text:style-name="T35">for</text:span></text:span><text:span text:style-name="Source_20_Text"><text:span text:style-name="T33"> a Google Drive subfolder named after the TV's external IP</text:span></text:span></text:p>
      <text:p text:style-name="P82"><text:span text:style-name="Source_20_Text"><text:span text:style-name="T41">4.</text:span></text:span><text:span text:style-name="Source_20_Text"><text:span text:style-name="T33"> Example folder structure:</text:span></text:span></text:p>
      <text:p text:style-name="P91"><text:span text:style-name="Source_20_Text"><text:span text:style-name="T33">```</text:span></text:span></text:p>
      <text:p text:style-name="P82"><text:span text:style-name="Source_20_Text"><text:span text:style-name="T39"><text:s text:c="3"/></text:span></text:span><text:span text:style-name="Source_20_Text"><text:span text:style-name="T33">Main Folder</text:span></text:span><text:span text:style-name="Source_20_Text"><text:span text:style-name="T34">/</text:span></text:span></text:p>
      <text:p text:style-name="P82"><text:span text:style-name="Source_20_Text"><text:span text:style-name="T39"><text:s text:c="3"/>├── </text:span></text:span><text:span text:style-name="Source_20_Text"><text:span text:style-name="T41">34.100.216.23</text:span></text:span><text:span text:style-name="Source_20_Text"><text:span text:style-name="T34">/</text:span></text:span><text:span text:style-name="Source_20_Text"><text:span text:style-name="T33"> <text:s/>(TV at Location A)</text:span></text:span></text:p>
      <text:p text:style-name="P82"><text:span text:style-name="Source_20_Text"><text:span text:style-name="T39"><text:s text:c="3"/>├── </text:span></text:span><text:span text:style-name="Source_20_Text"><text:span text:style-name="T41">35.200.150.100</text:span></text:span><text:span text:style-name="Source_20_Text"><text:span text:style-name="T34">/</text:span></text:span><text:span text:style-name="Source_20_Text"><text:span text:style-name="T33"> (TV at Location B)</text:span></text:span></text:p>
      <text:p text:style-name="P82"><text:span text:style-name="Source_20_Text"><text:span text:style-name="T39"><text:s text:c="3"/>└── </text:span></text:span><text:span text:style-name="Source_20_Text"><text:span text:style-name="T41">40.120.180.50</text:span></text:span><text:span text:style-name="Source_20_Text"><text:span text:style-name="T34">/</text:span></text:span><text:span text:style-name="Source_20_Text"><text:span text:style-name="T33"> <text:s/>(TV at Location C)</text:span></text:span></text:p>
      <text:p text:style-name="P91"><text:span text:style-name="Source_20_Text"><text:span text:style-name="T33">```</text:span></text:span></text:p>
      <text:p text:style-name="P91"/>
      <text:p text:style-name="P82"><text:span text:style-name="Source_20_Text"><text:span text:style-name="T34">---</text:span></text:span></text:p>
      <text:p text:style-name="P91"><text:soft-page-break/></text:p>
      <text:p text:style-name="P92"><text:span text:style-name="Source_20_Text"><text:span text:style-name="T36">## 🔍 **Visual Flow Diagram**</text:span></text:span></text:p>
      <text:p text:style-name="P91"><text:span text:style-name="Source_20_Text"><text:span text:style-name="T33">```</text:span></text:span></text:p>
      <text:p text:style-name="P91"><text:span text:style-name="Source_20_Text"><text:span text:style-name="T33">START</text:span></text:span></text:p>
      <text:p text:style-name="P91"><text:span text:style-name="Source_20_Text"><text:span text:style-name="T39"><text:s text:c="2"/>↓</text:span></text:span></text:p>
      <text:p text:style-name="P82"><text:span text:style-name="Source_20_Text"><text:span text:style-name="T33">[Get Hostname] → </text:span></text:span><text:span text:style-name="Source_20_Text"><text:span text:style-name="T40">"DESKTOP-ABC123"</text:span></text:span></text:p>
      <text:p text:style-name="P91"><text:span text:style-name="Source_20_Text"><text:span text:style-name="T39"><text:s text:c="2"/>↓</text:span></text:span></text:p>
      <text:p text:style-name="P82"><text:span text:style-name="Source_20_Text"><text:span text:style-name="T33">[Resolve to Local IP] → </text:span></text:span><text:span text:style-name="Source_20_Text"><text:span text:style-name="T40">"192.168.1.105"</text:span></text:span></text:p>
      <text:p text:style-name="P91"><text:span text:style-name="Source_20_Text"><text:span text:style-name="T39"><text:s text:c="2"/>↓</text:span></text:span></text:p>
      <text:p text:style-name="P82"><text:span text:style-name="Source_20_Text"><text:span text:style-name="T33">[Log Local IP]</text:span></text:span></text:p>
      <text:p text:style-name="P91"><text:span text:style-name="Source_20_Text"><text:span text:style-name="T39"><text:s text:c="2"/>↓</text:span></text:span></text:p>
      <text:p text:style-name="P82"><text:span text:style-name="Source_20_Text"><text:span text:style-name="T33">[Try: api.ipify.org] → Success? → </text:span></text:span><text:span text:style-name="Source_20_Text"><text:span text:style-name="T40">"34.100.216.23"</text:span></text:span><text:span text:style-name="Source_20_Text"><text:span text:style-name="T33"> → RETURN</text:span></text:span></text:p>
      <text:p text:style-name="P91"><text:span text:style-name="Source_20_Text"><text:span text:style-name="T39"><text:s text:c="2"/>↓ </text:span></text:span><text:span text:style-name="Source_20_Text"><text:span text:style-name="T33">Fail</text:span></text:span></text:p>
      <text:p text:style-name="P82"><text:span text:style-name="Source_20_Text"><text:span text:style-name="T33">[Try: ifconfig.me</text:span></text:span><text:span text:style-name="Source_20_Text"><text:span text:style-name="T34">/</text:span></text:span><text:span text:style-name="Source_20_Text"><text:span text:style-name="T33">ip] → Success? → </text:span></text:span><text:span text:style-name="Source_20_Text"><text:span text:style-name="T40">"34.100.216.23"</text:span></text:span><text:span text:style-name="Source_20_Text"><text:span text:style-name="T33"> → RETURN</text:span></text:span></text:p>
      <text:p text:style-name="P91"><text:span text:style-name="Source_20_Text"><text:span text:style-name="T39"><text:s text:c="2"/>↓ </text:span></text:span><text:span text:style-name="Source_20_Text"><text:span text:style-name="T33">Fail</text:span></text:span></text:p>
      <text:p text:style-name="P82"><text:span text:style-name="Source_20_Text"><text:span text:style-name="T33">[Try: icanhazip.com] → Success? → </text:span></text:span><text:span text:style-name="Source_20_Text"><text:span text:style-name="T40">"34.100.216.23"</text:span></text:span><text:span text:style-name="Source_20_Text"><text:span text:style-name="T33"> → RETURN</text:span></text:span></text:p>
      <text:p text:style-name="P91"><text:span text:style-name="Source_20_Text"><text:span text:style-name="T39"><text:s text:c="2"/>↓ </text:span></text:span><text:span text:style-name="Source_20_Text"><text:span text:style-name="T33">Fail</text:span></text:span></text:p>
      <text:p text:style-name="P82"><text:span text:style-name="Source_20_Text"><text:span text:style-name="T33">[Try: checkip.amazonaws.com] → Success? → RETURN</text:span></text:span></text:p>
      <text:p text:style-name="P91"><text:span text:style-name="Source_20_Text"><text:span text:style-name="T39"><text:s text:c="2"/>↓ </text:span></text:span><text:span text:style-name="Source_20_Text"><text:span text:style-name="T33">All Fail</text:span></text:span></text:p>
      <text:p text:style-name="P82"><text:span text:style-name="Source_20_Text"><text:span text:style-name="T33">[Log Error] → RETURN </text:span></text:span><text:span text:style-name="Source_20_Text"><text:span text:style-name="T41">None</text:span></text:span></text:p>
      <text:p text:style-name="P91"><text:span text:style-name="Source_20_Text"><text:span text:style-name="T33">```</text:span></text:span></text:p>
      <text:p text:style-name="P91"/>
      <text:p text:style-name="P82"><text:span text:style-name="Source_20_Text"><text:span text:style-name="T34">---</text:span></text:span></text:p>
      <text:p text:style-name="P91"/>
      <text:p text:style-name="P92"><text:span text:style-name="Source_20_Text"><text:span text:style-name="T36">## 💡 **Example Output**</text:span></text:span></text:p>
      <text:p text:style-name="P91"><text:span text:style-name="Source_20_Text"><text:span text:style-name="T33">```</text:span></text:span></text:p>
      <text:p text:style-name="P82"><text:span text:style-name="Source_20_Text"><text:span text:style-name="T33">Hostname: DESKTOP</text:span></text:span><text:span text:style-name="Source_20_Text"><text:span text:style-name="T34">-</text:span></text:span><text:span text:style-name="Source_20_Text"><text:span text:style-name="T33">ABC123</text:span></text:span></text:p>
      <text:p text:style-name="P82"><text:span text:style-name="Source_20_Text"><text:span text:style-name="T33">Local IP: </text:span></text:span><text:span text:style-name="Source_20_Text"><text:span text:style-name="T41">192.168.1.105</text:span></text:span></text:p>
      <text:p text:style-name="P82"><text:span text:style-name="Source_20_Text"><text:span text:style-name="T33">Fetching external IP address...</text:span></text:span></text:p>
      <text:p text:style-name="P82"><text:span text:style-name="Source_20_Text"><text:span text:style-name="T33">External IP: </text:span></text:span><text:span text:style-name="Source_20_Text"><text:span text:style-name="T41">34.100.216.23</text:span></text:span></text:p>
      <text:p text:style-name="P82"><text:span text:style-name="Source_20_Text"><text:span text:style-name="T39"><text:s text:c="3"/></text:span></text:span><text:span text:style-name="Source_20_Text"><text:span text:style-name="T33">Local IP: </text:span></text:span><text:span text:style-name="Source_20_Text"><text:span text:style-name="T41">192.168.1.105</text:span></text:span></text:p>
      <text:p text:style-name="P86"><text:span text:style-name="Source_20_Text"><text:span text:style-name="T39"><text:s text:c="3"/></text:span></text:span><text:span text:style-name="Source_20_Text"><text:span text:style-name="T33">External IP: </text:span></text:span><text:span text:style-name="Source_20_Text"><text:span text:style-name="T41">34.100.216.23</text:span></text:span></text:p>
      <text:p text:style-name="Horizontal_20_Line"/>
      <text:h text:style-name="Heading_20_2" text:outline-level="2">⚠️ <text:span text:style-name="Strong_20_Emphasis">Important Notes</text:span></text:h>
      <text:list text:style-name="L22">
        <text:list-item>
          <text:p text:style-name="P93"><text:span text:style-name="Strong_20_Emphasis">Local IP ≠ External IP</text:span> - They serve different purposes </text:p>
        </text:list-item>
        <text:list-item>
          <text:p text:style-name="P93"><text:span text:style-name="Strong_20_Emphasis">External IP can change</text:span> - ISPs may reassign it (unless static IP purchased) </text:p>
        </text:list-item>
        <text:list-item>
          <text:p text:style-name="P93"><text:span text:style-name="Strong_20_Emphasis">Fallback is crucial</text:span> - Network services can go down </text:p>
        </text:list-item>
        <text:list-item>
          <text:p text:style-name="P94"><text:span text:style-name="Strong_20_Emphasis">Security:</text:span> External IP reveals approximate location (city/region level) </text:p>
        </text:list-item>
      </text:list>
      <text:p text:style-name="Text_20_body">This method is robust because it has <text:span text:style-name="Strong_20_Emphasis">multiple fallback options</text:span>, ensuring the TV can identify itself even if one service fails!</text:p>
      <text:p text:style-name="Standard"><text:soft-page-break/>--------------------------------------------------------------------------------------------------------------------</text:p>
      <text:h text:style-name="P81" text:outline-level="1">List content from GDRIVE folder</text:h>
      <text:p text:style-name="P95"><text:span text:style-name="T11">def</text:span> <text:span text:style-name="T4">list_subfolders</text:span>(<text:span text:style-name="T27">self</text:span>):</text:p>
      <text:p text:style-name="P96">        <text:span text:style-name="T51">"""List all subfolders in main folder"""</text:span></text:p>
      <text:p text:style-name="P96">        <text:span text:style-name="T52">try</text:span><text:span text:style-name="T53">:</text:span></text:p>
      <text:p text:style-name="P96">            <text:span text:style-name="T54">url</text:span><text:span text:style-name="T53"> </text:span><text:span text:style-name="T55">=</text:span><text:span text:style-name="T53"> </text:span><text:span text:style-name="T51">"https://www.googleapis.com/drive/v3/files"</text:span></text:p>
      <text:p text:style-name="P96">            <text:span text:style-name="T54">params</text:span><text:span text:style-name="T53"> </text:span><text:span text:style-name="T55">=</text:span><text:span text:style-name="T53"> {</text:span></text:p>
      <text:p text:style-name="P96">                <text:span text:style-name="T51">'q'</text:span><text:span text:style-name="T53">: </text:span><text:span text:style-name="T56">f</text:span><text:span text:style-name="T51">"'</text:span><text:span text:style-name="T56">{</text:span><text:span text:style-name="T54">self</text:span><text:span text:style-name="T53">.</text:span><text:span text:style-name="T54">config</text:span><text:span text:style-name="T53">[</text:span><text:span text:style-name="T51">'main_folder_id'</text:span><text:span text:style-name="T53">]</text:span><text:span text:style-name="T56">}</text:span><text:span text:style-name="T51">' in parents and mimeType='application/vnd.google-apps.folder' and trashed=false"</text:span><text:span text:style-name="T53">,</text:span></text:p>
      <text:p text:style-name="P96">                <text:span text:style-name="T51">'fields'</text:span><text:span text:style-name="T53">: </text:span><text:span text:style-name="T51">'files(id, name)'</text:span><text:span text:style-name="T53">,</text:span></text:p>
      <text:p text:style-name="P96">                <text:span text:style-name="T51">'key'</text:span><text:span text:style-name="T53">: </text:span><text:span text:style-name="T54">self</text:span><text:span text:style-name="T53">.</text:span><text:span text:style-name="T54">config</text:span><text:span text:style-name="T53">[</text:span><text:span text:style-name="T51">'google_drive_api_key'</text:span><text:span text:style-name="T53">]</text:span></text:p>
      <text:p text:style-name="P96">            <text:span text:style-name="T53">}</text:span></text:p>
      <text:p text:style-name="P96">            <text:span text:style-name="T54">response</text:span><text:span text:style-name="T53"> </text:span><text:span text:style-name="T55">=</text:span><text:span text:style-name="T53"> </text:span><text:span text:style-name="T57">requests</text:span><text:span text:style-name="T53">.</text:span><text:span text:style-name="T58">get</text:span><text:span text:style-name="T53">(</text:span><text:span text:style-name="T54">url</text:span><text:span text:style-name="T53">, </text:span><text:span text:style-name="T54">params</text:span><text:span text:style-name="T55">=</text:span><text:span text:style-name="T54">params</text:span><text:span text:style-name="T53">, </text:span><text:span text:style-name="T54">timeout</text:span><text:span text:style-name="T55">=</text:span><text:span text:style-name="T59">15</text:span><text:span text:style-name="T53">)</text:span></text:p>
      <text:p text:style-name="P96">            <text:span text:style-name="T52">if</text:span><text:span text:style-name="T53"> </text:span><text:span text:style-name="T54">response</text:span><text:span text:style-name="T53">.</text:span><text:span text:style-name="T54">status_code</text:span><text:span text:style-name="T53"> </text:span><text:span text:style-name="T55">==</text:span><text:span text:style-name="T53"> </text:span><text:span text:style-name="T59">200</text:span><text:span text:style-name="T53">:</text:span></text:p>
      <text:p text:style-name="P96">                <text:span text:style-name="T54">folders</text:span><text:span text:style-name="T53"> </text:span><text:span text:style-name="T55">=</text:span><text:span text:style-name="T53"> </text:span><text:span text:style-name="T54">response</text:span><text:span text:style-name="T53">.</text:span><text:span text:style-name="T58">json</text:span><text:span text:style-name="T53">().get(</text:span><text:span text:style-name="T51">'files'</text:span><text:span text:style-name="T53">, [])</text:span></text:p>
      <text:p text:style-name="P96">                <text:span text:style-name="T57">logging</text:span><text:span text:style-name="T53">.</text:span><text:span text:style-name="T58">info</text:span><text:span text:style-name="T53">(</text:span><text:span text:style-name="T56">f</text:span><text:span text:style-name="T51">"Found </text:span><text:span text:style-name="T56">{</text:span><text:span text:style-name="T58">len</text:span><text:span text:style-name="T53">(</text:span><text:span text:style-name="T54">folders</text:span><text:span text:style-name="T53">)</text:span><text:span text:style-name="T56">}</text:span><text:span text:style-name="T51"> subfolders"</text:span><text:span text:style-name="T53">)</text:span></text:p>
      <text:p text:style-name="P96">                <text:span text:style-name="T52">return</text:span><text:span text:style-name="T53"> </text:span><text:span text:style-name="T54">folders</text:span></text:p>
      <text:p text:style-name="P96">            <text:span text:style-name="T52">else</text:span><text:span text:style-name="T53">:</text:span></text:p>
      <text:p text:style-name="P96">                <text:span text:style-name="T57">logging</text:span><text:span text:style-name="T53">.</text:span><text:span text:style-name="T58">error</text:span><text:span text:style-name="T53">(</text:span><text:span text:style-name="T56">f</text:span><text:span text:style-name="T51">"API request failed: </text:span><text:span text:style-name="T56">{</text:span><text:span text:style-name="T54">response</text:span><text:span text:style-name="T53">.</text:span><text:span text:style-name="T54">status_code</text:span><text:span text:style-name="T56">}</text:span><text:span text:style-name="T51">"</text:span><text:span text:style-name="T53">)</text:span></text:p>
      <text:p text:style-name="P96">                <text:span text:style-name="T52">return</text:span><text:span text:style-name="T53"> </text:span><text:span text:style-name="T56">None</text:span></text:p>
      <text:p text:style-name="P96">        <text:span text:style-name="T52">except</text:span><text:span text:style-name="T53"> </text:span><text:span text:style-name="T57">Exception</text:span><text:span text:style-name="T53"> </text:span><text:span text:style-name="T52">as</text:span><text:span text:style-name="T53"> </text:span><text:span text:style-name="T54">e</text:span><text:span text:style-name="T53">:</text:span></text:p>
      <text:p text:style-name="P96">            <text:span text:style-name="T57">logging</text:span><text:span text:style-name="T53">.</text:span><text:span text:style-name="T58">error</text:span><text:span text:style-name="T53">(</text:span><text:span text:style-name="T56">f</text:span><text:span text:style-name="T51">"Error listing subfolders: </text:span><text:span text:style-name="T56">{</text:span><text:span text:style-name="T54">e</text:span><text:span text:style-name="T56">}</text:span><text:span text:style-name="T51">"</text:span><text:span text:style-name="T53">)</text:span></text:p>
      <text:p text:style-name="P96">            <text:span text:style-name="T52">return</text:span><text:span text:style-name="T53"> </text:span><text:span text:style-name="T56">None</text:span></text:p>
      <text:h text:style-name="P97" text:outline-level="2"><text:span text:style-name="Strong_20_Emphasis"><text:span text:style-name="T60">Code Breakdown</text:span></text:span></text:h>
      <text:h text:style-name="P98" text:outline-level="3"><text:span text:style-name="Strong_20_Emphasis">1. API Endpoint</text:span></text:h>
      <text:p text:style-name="P34">python</text:p>
      <text:p text:style-name="P99"><text:span text:style-name="Source_20_Text"><text:span text:style-name="T33">url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0">"https://www.googleapis.com/drive/v3/files"</text:span></text:span></text:p>
      <text:list text:style-name="L23">
        <text:list-item>
          <text:p text:style-name="P100">This is the Google Drive API v3 <text:span text:style-name="Strong_20_Emphasis">files endpoint</text:span> </text:p>
        </text:list-item>
        <text:list-item>
          <text:p text:style-name="P100">Used for querying, listing, and searching files/folders </text:p>
        </text:list-item>
        <text:list-item>
          <text:p text:style-name="P101">Returns metadata about files and folders </text:p>
        </text:list-item>
      </text:list>
      <text:p text:style-name="P102"/>
      <text:h text:style-name="P103" text:outline-level="3"><text:span text:style-name="Strong_20_Emphasis">2. Parameters Dictionary (DETAILED EXPLANATION)</text:span></text:h>
      <text:p text:style-name="P99"><text:span text:style-name="Source_20_Text"><text:span text:style-name="T33">params </text:span></text:span><text:span text:style-name="Source_20_Text"><text:span text:style-name="T34">=</text:span></text:span><text:span text:style-name="Source_20_Text"><text:span text:style-name="T33"> {</text:span></text:span></text:p>
      <text:p text:style-name="P99"><text:soft-page-break/><text:span text:style-name="Source_20_Text"><text:span text:style-name="T39"><text:s text:c="4"/></text:span></text:span><text:span text:style-name="Source_20_Text"><text:span text:style-name="T40">'q'</text:span></text:span><text:span text:style-name="Source_20_Text"><text:span text:style-name="T33">: </text:span></text:span><text:span text:style-name="Source_20_Text"><text:span text:style-name="T40">f"'</text:span></text:span><text:span text:style-name="Source_20_Text"><text:span text:style-name="T33">{self.config[</text:span></text:span><text:span text:style-name="Source_20_Text"><text:span text:style-name="T40">'main_folder_id'</text:span></text:span><text:span text:style-name="Source_20_Text"><text:span text:style-name="T33">]}</text:span></text:span><text:span text:style-name="Source_20_Text"><text:span text:style-name="T40">' in parents and mimeType='application/vnd.google-apps.folder' and trashed=false"</text:span></text:span><text:span text:style-name="Source_20_Text"><text:span text:style-name="T33">,</text:span></text:span></text:p>
      <text:p text:style-name="P99"><text:span text:style-name="Source_20_Text"><text:span text:style-name="T39"><text:s text:c="4"/></text:span></text:span><text:span text:style-name="Source_20_Text"><text:span text:style-name="T40">'fields'</text:span></text:span><text:span text:style-name="Source_20_Text"><text:span text:style-name="T33">: </text:span></text:span><text:span text:style-name="Source_20_Text"><text:span text:style-name="T40">'files(id, name)'</text:span></text:span><text:span text:style-name="Source_20_Text"><text:span text:style-name="T33">,</text:span></text:span></text:p>
      <text:p text:style-name="P99"><text:span text:style-name="Source_20_Text"><text:span text:style-name="T39"><text:s text:c="4"/></text:span></text:span><text:span text:style-name="Source_20_Text"><text:span text:style-name="T40">'key'</text:span></text:span><text:span text:style-name="Source_20_Text"><text:span text:style-name="T33">: self.config[</text:span></text:span><text:span text:style-name="Source_20_Text"><text:span text:style-name="T40">'google_drive_api_key'</text:span></text:span><text:span text:style-name="Source_20_Text"><text:span text:style-name="T33">]</text:span></text:span></text:p>
      <text:p text:style-name="P99"><text:span text:style-name="Source_20_Text"><text:span text:style-name="T33">}</text:span></text:span></text:p>
      <text:h text:style-name="P104" text:outline-level="4"><text:span text:style-name="Strong_20_Emphasis">Parameter: </text:span><text:span text:style-name="Strong_20_Emphasis"><text:span text:style-name="Source_20_Text">q</text:span></text:span><text:span text:style-name="Strong_20_Emphasis"> (Query String)</text:span></text:h>
      <text:p text:style-name="P13">The most complex parameter - defines the search criteria:</text:p>
      <text:p text:style-name="P13"><text:span text:style-name="Strong_20_Emphasis">Full query breakdown:</text:span></text:p>
      <text:p text:style-name="P34">python</text:p>
      <text:p text:style-name="P99"><text:span text:style-name="Source_20_Text"><text:span text:style-name="T40">'q'</text:span></text:span><text:span text:style-name="Source_20_Text"><text:span text:style-name="T33">: </text:span></text:span><text:span text:style-name="Source_20_Text"><text:span text:style-name="T40">f"'</text:span></text:span><text:span text:style-name="Source_20_Text"><text:span text:style-name="T33">{self.config[</text:span></text:span><text:span text:style-name="Source_20_Text"><text:span text:style-name="T40">'main_folder_id'</text:span></text:span><text:span text:style-name="Source_20_Text"><text:span text:style-name="T33">]}</text:span></text:span><text:span text:style-name="Source_20_Text"><text:span text:style-name="T40">' in parents and mimeType='application/vnd.google-apps.folder' and trashed=false"</text:span></text:span></text:p>
      <text:p text:style-name="P13">This is composed of <text:span text:style-name="Strong_20_Emphasis">three conditions</text:span> joined by <text:span text:style-name="Source_20_Text">and</text:span>:</text:p>
      <text:list text:style-name="L24">
        <text:list-item>
          <text:p text:style-name="P105"><text:span text:style-name="Strong_20_Emphasis"><text:span text:style-name="Source_20_Text">'{self.config['main_folder_id']}' in parents</text:span></text:span> </text:p>
          <text:list>
            <text:list-item>
              <text:p text:style-name="P105"><text:span text:style-name="Strong_20_Emphasis">Purpose:</text:span> Find items where the parent folder is the specified folder ID </text:p>
            </text:list-item>
            <text:list-item>
              <text:p text:style-name="P105"><text:span text:style-name="Strong_20_Emphasis">Example:</text:span> If <text:span text:style-name="Source_20_Text">main_folder_id = "1n4XoTa6EmikDskn8vviFvEjHfWW6tRWH"</text:span> </text:p>
            </text:list-item>
            <text:list-item>
              <text:p text:style-name="P105"><text:span text:style-name="Strong_20_Emphasis">Translates to:</text:span> "Show me items whose parent is folder 1n4XoTa6EmikDskn8vviFvEjHfWW6tRWH" </text:p>
            </text:list-item>
            <text:list-item>
              <text:p text:style-name="P105"><text:span text:style-name="Strong_20_Emphasis">Effect:</text:span> Only returns items directly inside this folder (not nested deeper) </text:p>
            </text:list-item>
          </text:list>
        </text:list-item>
        <text:list-item>
          <text:p text:style-name="P105"><text:span text:style-name="Strong_20_Emphasis"><text:span text:style-name="Source_20_Text">mimeType='application/vnd.google-apps.folder'</text:span></text:span> </text:p>
          <text:list>
            <text:list-item>
              <text:p text:style-name="P105"><text:span text:style-name="Strong_20_Emphasis">Purpose:</text:span> Filter to only folders (not files) </text:p>
            </text:list-item>
            <text:list-item>
              <text:p text:style-name="P105"><text:span text:style-name="Strong_20_Emphasis">MIME types in Google Drive:</text:span> </text:p>
              <text:list>
                <text:list-item>
                  <text:p text:style-name="P105"><text:span text:style-name="Source_20_Text">application/vnd.google-apps.folder</text:span> = Folder </text:p>
                </text:list-item>
                <text:list-item>
                  <text:p text:style-name="P105"><text:span text:style-name="Source_20_Text">video/mp4</text:span> = Video file </text:p>
                </text:list-item>
                <text:list-item>
                  <text:p text:style-name="P105"><text:span text:style-name="Source_20_Text">application/pdf</text:span> = PDF file </text:p>
                </text:list-item>
              </text:list>
            </text:list-item>
            <text:list-item>
              <text:p text:style-name="P105"><text:span text:style-name="Strong_20_Emphasis">Effect:</text:span> Excludes all files, returns only folders </text:p>
            </text:list-item>
          </text:list>
        </text:list-item>
        <text:list-item>
          <text:p text:style-name="P105"><text:span text:style-name="Strong_20_Emphasis"><text:span text:style-name="Source_20_Text">trashed=false</text:span></text:span> </text:p>
          <text:list>
            <text:list-item>
              <text:p text:style-name="P105"><text:span text:style-name="Strong_20_Emphasis">Purpose:</text:span> Exclude items in the trash </text:p>
            </text:list-item>
            <text:list-item>
              <text:p text:style-name="P105"><text:span text:style-name="Strong_20_Emphasis">Effect:</text:span> Only returns active, non-deleted folders </text:p>
            </text:list-item>
            <text:list-item>
              <text:p text:style-name="P106"><text:span text:style-name="Strong_20_Emphasis">Without this:</text:span> Would also return deleted folders </text:p>
            </text:list-item>
          </text:list>
        </text:list-item>
      </text:list>
      <text:p text:style-name="P13"><text:span text:style-name="Strong_20_Emphasis">Combined meaning:</text:span><text:line-break/><text:span text:style-name="Emphasis">"Give me all folders (not files) that are directly inside the main folder and haven't been trashed"</text:span></text:p>
      <text:p text:style-name="P102"/>
      <text:h text:style-name="P104" text:outline-level="4"><text:span text:style-name="Strong_20_Emphasis">Parameter: </text:span><text:span text:style-name="Strong_20_Emphasis"><text:span text:style-name="Source_20_Text">fields</text:span></text:span><text:span text:style-name="Strong_20_Emphasis"> (Field Selection)</text:span></text:h>
      <text:p text:style-name="P34">python</text:p>
      <text:p text:style-name="P99"><text:span text:style-name="Source_20_Text"><text:span text:style-name="T40">'fields'</text:span></text:span><text:span text:style-name="Source_20_Text"><text:span text:style-name="T33">: </text:span></text:span><text:span text:style-name="Source_20_Text"><text:span text:style-name="T40">'files(id, name)'</text:span></text:span></text:p>
      <text:p text:style-name="P13"><text:span text:style-name="Strong_20_Emphasis">Purpose:</text:span> Specifies which metadata fields to return (reduces bandwidth)</text:p>
      <text:p text:style-name="P13"><text:soft-page-break/><text:span text:style-name="Strong_20_Emphasis">Syntax explanation:</text:span></text:p>
      <text:list text:style-name="L25">
        <text:list-item>
          <text:p text:style-name="P107"><text:span text:style-name="Source_20_Text">files(...)</text:span> = Return these fields for each file in the results </text:p>
        </text:list-item>
        <text:list-item>
          <text:p text:style-name="P108"><text:span text:style-name="Source_20_Text">id, name</text:span> = Only return these two properties </text:p>
        </text:list-item>
      </text:list>
      <text:p text:style-name="P13"><text:span text:style-name="Strong_20_Emphasis">What you get back:</text:span></text:p>
      <text:p text:style-name="P34">json</text:p>
      <text:p text:style-name="P99"><text:span text:style-name="Source_20_Text"><text:span text:style-name="T33">{</text:span></text:span></text:p>
      <text:p text:style-name="P99"><text:span text:style-name="Source_20_Text"><text:span text:style-name="T39"><text:s text:c="2"/></text:span></text:span><text:span text:style-name="Source_20_Text"><text:span text:style-name="T61">"files"</text:span></text:span><text:span text:style-name="Source_20_Text"><text:span text:style-name="T34">:</text:span></text:span><text:span text:style-name="Source_20_Text"><text:span text:style-name="T33"> [</text:span></text:span></text:p>
      <text:p text:style-name="P99"><text:span text:style-name="Source_20_Text"><text:span text:style-name="T39"><text:s text:c="4"/></text:span></text:span><text:span text:style-name="Source_20_Text"><text:span text:style-name="T33">{</text:span></text:span><text:span text:style-name="Source_20_Text"><text:span text:style-name="T61">"id"</text:span></text:span><text:span text:style-name="Source_20_Text"><text:span text:style-name="T34">:</text:span></text:span><text:span text:style-name="Source_20_Text"><text:span text:style-name="T33"> </text:span></text:span><text:span text:style-name="Source_20_Text"><text:span text:style-name="T40">"abc123"</text:span></text:span><text:span text:style-name="Source_20_Text"><text:span text:style-name="T33">, </text:span></text:span><text:span text:style-name="Source_20_Text"><text:span text:style-name="T61">"name"</text:span></text:span><text:span text:style-name="Source_20_Text"><text:span text:style-name="T34">:</text:span></text:span><text:span text:style-name="Source_20_Text"><text:span text:style-name="T33"> </text:span></text:span><text:span text:style-name="Source_20_Text"><text:span text:style-name="T40">"34.100.216.23"</text:span></text:span><text:span text:style-name="Source_20_Text"><text:span text:style-name="T33">},</text:span></text:span></text:p>
      <text:p text:style-name="P99"><text:span text:style-name="Source_20_Text"><text:span text:style-name="T39"><text:s text:c="4"/></text:span></text:span><text:span text:style-name="Source_20_Text"><text:span text:style-name="T33">{</text:span></text:span><text:span text:style-name="Source_20_Text"><text:span text:style-name="T61">"id"</text:span></text:span><text:span text:style-name="Source_20_Text"><text:span text:style-name="T34">:</text:span></text:span><text:span text:style-name="Source_20_Text"><text:span text:style-name="T33"> </text:span></text:span><text:span text:style-name="Source_20_Text"><text:span text:style-name="T40">"xyz789"</text:span></text:span><text:span text:style-name="Source_20_Text"><text:span text:style-name="T33">, </text:span></text:span><text:span text:style-name="Source_20_Text"><text:span text:style-name="T61">"name"</text:span></text:span><text:span text:style-name="Source_20_Text"><text:span text:style-name="T34">:</text:span></text:span><text:span text:style-name="Source_20_Text"><text:span text:style-name="T33"> </text:span></text:span><text:span text:style-name="Source_20_Text"><text:span text:style-name="T40">"35.200.150.100"</text:span></text:span><text:span text:style-name="Source_20_Text"><text:span text:style-name="T33">}</text:span></text:span></text:p>
      <text:p text:style-name="P99"><text:span text:style-name="Source_20_Text"><text:span text:style-name="T39"><text:s text:c="2"/></text:span></text:span><text:span text:style-name="Source_20_Text"><text:span text:style-name="T33">]</text:span></text:span></text:p>
      <text:p text:style-name="P99"><text:span text:style-name="Source_20_Text"><text:span text:style-name="T33">}</text:span></text:span></text:p>
      <text:p text:style-name="P109"><text:span text:style-name="Strong_20_Emphasis">Other available fields</text:span> (not requested here):</text:p>
      <text:list text:style-name="L26">
        <text:list-item>
          <text:p text:style-name="P110"><text:span text:style-name="Source_20_Text">createdTime</text:span> - When folder was created </text:p>
        </text:list-item>
        <text:list-item>
          <text:p text:style-name="P110"><text:span text:style-name="Source_20_Text">modifiedTime</text:span> - Last modification time </text:p>
        </text:list-item>
        <text:list-item>
          <text:p text:style-name="P110"><text:span text:style-name="Source_20_Text">size</text:span> - Size in bytes </text:p>
        </text:list-item>
        <text:list-item>
          <text:p text:style-name="P110"><text:span text:style-name="Source_20_Text">mimeType</text:span> - File type </text:p>
        </text:list-item>
        <text:list-item>
          <text:p text:style-name="P110"><text:span text:style-name="Source_20_Text">parents</text:span> - Parent folder IDs </text:p>
        </text:list-item>
        <text:list-item>
          <text:p text:style-name="P111"><text:span text:style-name="Source_20_Text">webViewLink</text:span> - URL to view in browser</text:p>
        </text:list-item>
      </text:list>
      <text:h text:style-name="P112" text:outline-level="4"><text:span text:style-name="Strong_20_Emphasis">Parameter: </text:span><text:span text:style-name="Strong_20_Emphasis"><text:span text:style-name="Source_20_Text">key</text:span></text:span><text:span text:style-name="Strong_20_Emphasis"> (API Key)</text:span></text:h>
      <text:p text:style-name="P34">python</text:p>
      <text:p text:style-name="P99"><text:span text:style-name="Source_20_Text"><text:span text:style-name="T40">'key'</text:span></text:span><text:span text:style-name="Source_20_Text"><text:span text:style-name="T33">: self.config[</text:span></text:span><text:span text:style-name="Source_20_Text"><text:span text:style-name="T40">'google_drive_api_key'</text:span></text:span><text:span text:style-name="Source_20_Text"><text:span text:style-name="T33">]</text:span></text:span></text:p>
      <text:p text:style-name="P13"><text:span text:style-name="Strong_20_Emphasis">Purpose:</text:span> Authenticates the request to Google Drive API</text:p>
      <text:p text:style-name="P13"><text:span text:style-name="Strong_20_Emphasis">Limitations of API Key authentication:</text:span></text:p>
      <text:list text:style-name="L27">
        <text:list-item>
          <text:p text:style-name="P113">Only works with <text:span text:style-name="Strong_20_Emphasis">public files/folders</text:span> </text:p>
        </text:list-item>
        <text:list-item>
          <text:p text:style-name="P113">Cannot access private user data </text:p>
        </text:list-item>
        <text:list-item>
          <text:p text:style-name="P114">Suitable for this use case (shared TV folders) </text:p>
        </text:list-item>
      </text:list>
      <text:p text:style-name="P102"/>
      <text:h text:style-name="P98" text:outline-level="3"><text:span text:style-name="Strong_20_Emphasis">3. Making the Request</text:span></text:h>
      <text:p text:style-name="P34">python</text:p>
      <text:p text:style-name="P99"><text:span text:style-name="Source_20_Text"><text:span text:style-name="T33">response </text:span></text:span><text:span text:style-name="Source_20_Text"><text:span text:style-name="T34">=</text:span></text:span><text:span text:style-name="Source_20_Text"><text:span text:style-name="T33"> requests.get(url, params</text:span></text:span><text:span text:style-name="Source_20_Text"><text:span text:style-name="T34">=</text:span></text:span><text:span text:style-name="Source_20_Text"><text:span text:style-name="T33">params, timeout</text:span></text:span><text:span text:style-name="Source_20_Text"><text:span text:style-name="T34">=</text:span></text:span><text:span text:style-name="Source_20_Text"><text:span text:style-name="T41">15</text:span></text:span><text:span text:style-name="Source_20_Text"><text:span text:style-name="T33">)</text:span></text:span></text:p>
      <text:p text:style-name="P115"><text:span text:style-name="Source_20_Text"><text:span text:style-name="T33">```</text:span></text:span></text:p>
      <text:p text:style-name="P115"/>
      <text:p text:style-name="P99"><text:span text:style-name="Source_20_Text"><text:span text:style-name="T34">**</text:span></text:span><text:span text:style-name="Source_20_Text"><text:span text:style-name="T33">What happens:</text:span></text:span><text:span text:style-name="Source_20_Text"><text:span text:style-name="T34">**</text:span></text:span></text:p>
      <text:p text:style-name="P99"><text:soft-page-break/><text:span text:style-name="Source_20_Text"><text:span text:style-name="T41">1.</text:span></text:span><text:span text:style-name="Source_20_Text"><text:span text:style-name="T33"> `requests.get()` sends HTTP GET request</text:span></text:span></text:p>
      <text:p text:style-name="P99"><text:span text:style-name="Source_20_Text"><text:span text:style-name="T41">2.</text:span></text:span><text:span text:style-name="Source_20_Text"><text:span text:style-name="T33"> `params</text:span></text:span><text:span text:style-name="Source_20_Text"><text:span text:style-name="T34">=</text:span></text:span><text:span text:style-name="Source_20_Text"><text:span text:style-name="T33">params` </text:span></text:span><text:span text:style-name="Source_20_Text"><text:span text:style-name="T34">-</text:span></text:span><text:span text:style-name="Source_20_Text"><text:span text:style-name="T33"> Parameters are URL</text:span></text:span><text:span text:style-name="Source_20_Text"><text:span text:style-name="T34">-</text:span></text:span><text:span text:style-name="Source_20_Text"><text:span text:style-name="T33">encoded </text:span></text:span><text:span text:style-name="Source_20_Text"><text:span text:style-name="T35">and</text:span></text:span><text:span text:style-name="Source_20_Text"><text:span text:style-name="T33"> appended to URL</text:span></text:span></text:p>
      <text:p text:style-name="P116"><text:span text:style-name="Source_20_Text"><text:span text:style-name="T41">3.</text:span></text:span><text:span text:style-name="Source_20_Text"><text:span text:style-name="T33"> </text:span></text:span><text:span text:style-name="Source_20_Text"><text:span text:style-name="T34">**</text:span></text:span><text:span text:style-name="Source_20_Text"><text:span text:style-name="T33">Actual URL becomes:</text:span></text:span><text:span text:style-name="Source_20_Text"><text:span text:style-name="T34">**</text:span></text:span></text:p>
      <text:p text:style-name="P116"><text:span text:style-name="Source_20_Text"><text:span text:style-name="T33">https:</text:span></text:span><text:span text:style-name="Source_20_Text"><text:span text:style-name="T34">//</text:span></text:span><text:span text:style-name="Source_20_Text"><text:span text:style-name="T33">www.googleapis.com</text:span></text:span><text:span text:style-name="Source_20_Text"><text:span text:style-name="T34">/</text:span></text:span><text:span text:style-name="Source_20_Text"><text:span text:style-name="T33">drive</text:span></text:span><text:span text:style-name="Source_20_Text"><text:span text:style-name="T34">/</text:span></text:span><text:span text:style-name="Source_20_Text"><text:span text:style-name="T33">v3</text:span></text:span><text:span text:style-name="Source_20_Text"><text:span text:style-name="T34">/</text:span></text:span><text:span text:style-name="Source_20_Text"><text:span text:style-name="T33">files?q</text:span></text:span><text:span text:style-name="Source_20_Text"><text:span text:style-name="T34">=</text:span></text:span><text:span text:style-name="Source_20_Text"><text:span text:style-name="T33">...</text:span></text:span><text:span text:style-name="Source_20_Text"><text:span text:style-name="T34">&amp;</text:span></text:span><text:span text:style-name="Source_20_Text"><text:span text:style-name="T33">fields</text:span></text:span><text:span text:style-name="Source_20_Text"><text:span text:style-name="T34">=</text:span></text:span><text:span text:style-name="Source_20_Text"><text:span text:style-name="T33">files(</text:span></text:span><text:span text:style-name="Source_20_Text"><text:span text:style-name="T40">id</text:span></text:span><text:span text:style-name="Source_20_Text"><text:span text:style-name="T34">%</text:span></text:span><text:span text:style-name="Source_20_Text"><text:span text:style-name="T33">2C</text:span></text:span><text:span text:style-name="Source_20_Text"><text:span text:style-name="T34">%</text:span></text:span><text:span text:style-name="Source_20_Text"><text:span text:style-name="T33">20name)</text:span></text:span><text:span text:style-name="Source_20_Text"><text:span text:style-name="T34">&amp;</text:span></text:span><text:span text:style-name="Source_20_Text"><text:span text:style-name="T33">key</text:span></text:span><text:span text:style-name="Source_20_Text"><text:span text:style-name="T34">=</text:span></text:span><text:span text:style-name="Source_20_Text"><text:span text:style-name="T33">...</text:span></text:span></text:p>
      <text:list text:style-name="L28">
        <text:list-item>
          <text:p text:style-name="P117"><text:span text:style-name="Source_20_Text"><text:span text:style-name="T62">timeout=15</text:span></text:span><text:span text:style-name="T62"> - Wait max 15 seconds for response </text:span></text:p>
        </text:list-item>
      </text:list>
      <text:p text:style-name="P102"/>
      <text:h text:style-name="P98" text:outline-level="3"><text:span text:style-name="Strong_20_Emphasis">4. Response Handling</text:span></text:h>
      <text:p text:style-name="P34">python</text:p>
      <text:p text:style-name="P99"><text:span text:style-name="Source_20_Text"><text:span text:style-name="T35">if</text:span></text:span><text:span text:style-name="Source_20_Text"><text:span text:style-name="T33"> response.status_code </text:span></text:span><text:span text:style-name="Source_20_Text"><text:span text:style-name="T34">==</text:span></text:span><text:span text:style-name="Source_20_Text"><text:span text:style-name="T33"> </text:span></text:span><text:span text:style-name="Source_20_Text"><text:span text:style-name="T41">200</text:span></text:span><text:span text:style-name="Source_20_Text"><text:span text:style-name="T33">:</text:span></text:span></text:p>
      <text:p text:style-name="P99"><text:span text:style-name="Source_20_Text"><text:span text:style-name="T39"><text:s text:c="4"/></text:span></text:span><text:span text:style-name="Source_20_Text"><text:span text:style-name="T33">folders </text:span></text:span><text:span text:style-name="Source_20_Text"><text:span text:style-name="T34">=</text:span></text:span><text:span text:style-name="Source_20_Text"><text:span text:style-name="T33"> response.json().get(</text:span></text:span><text:span text:style-name="Source_20_Text"><text:span text:style-name="T40">'files'</text:span></text:span><text:span text:style-name="Source_20_Text"><text:span text:style-name="T33">, [])</text:span></text:span></text:p>
      <text:p text:style-name="P99"><text:span text:style-name="Source_20_Text"><text:span text:style-name="T39"><text:s text:c="4"/></text:span></text:span><text:span text:style-name="Source_20_Text"><text:span text:style-name="T33">logging.info(</text:span></text:span><text:span text:style-name="Source_20_Text"><text:span text:style-name="T40">f"Found </text:span></text:span><text:span text:style-name="Source_20_Text"><text:span text:style-name="T33">{</text:span></text:span><text:span text:style-name="Source_20_Text"><text:span text:style-name="T40">len</text:span></text:span><text:span text:style-name="Source_20_Text"><text:span text:style-name="T33">(folders)}</text:span></text:span><text:span text:style-name="Source_20_Text"><text:span text:style-name="T40"> subfolders"</text:span></text:span><text:span text:style-name="Source_20_Text"><text:span text:style-name="T33">)</text:span></text:span></text:p>
      <text:p text:style-name="P99"><text:span text:style-name="Source_20_Text"><text:span text:style-name="T39"><text:s text:c="4"/></text:span></text:span><text:span text:style-name="Source_20_Text"><text:span text:style-name="T35">return</text:span></text:span><text:span text:style-name="Source_20_Text"><text:span text:style-name="T33"> folders</text:span></text:span></text:p>
      <text:p text:style-name="P13"><text:span text:style-name="Strong_20_Emphasis">Status code 200:</text:span> Success</text:p>
      <text:list text:style-name="L29">
        <text:list-item>
          <text:p text:style-name="P118">Parse JSON response </text:p>
        </text:list-item>
        <text:list-item>
          <text:p text:style-name="P118">Extract <text:span text:style-name="Source_20_Text">files</text:span> array (contains folder list) </text:p>
        </text:list-item>
        <text:list-item>
          <text:p text:style-name="P118">If <text:span text:style-name="Source_20_Text">files</text:span> key missing, default to empty list <text:span text:style-name="Source_20_Text">[]</text:span> </text:p>
        </text:list-item>
        <text:list-item>
          <text:p text:style-name="P118">Log how many folders found </text:p>
        </text:list-item>
        <text:list-item>
          <text:p text:style-name="P119">Return list of folder objects </text:p>
        </text:list-item>
      </text:list>
      <text:p text:style-name="P13"><text:span text:style-name="Strong_20_Emphasis">Example response:</text:span></text:p>
      <text:p text:style-name="P34">json</text:p>
      <text:p text:style-name="P99"><text:span text:style-name="Source_20_Text"><text:span text:style-name="T33">{</text:span></text:span></text:p>
      <text:p text:style-name="P99"><text:span text:style-name="Source_20_Text"><text:span text:style-name="T39"><text:s text:c="2"/></text:span></text:span><text:span text:style-name="Source_20_Text"><text:span text:style-name="T61">"files"</text:span></text:span><text:span text:style-name="Source_20_Text"><text:span text:style-name="T34">:</text:span></text:span><text:span text:style-name="Source_20_Text"><text:span text:style-name="T33"> [</text:span></text:span></text:p>
      <text:p text:style-name="P99"><text:span text:style-name="Source_20_Text"><text:span text:style-name="T39"><text:s text:c="4"/></text:span></text:span><text:span text:style-name="Source_20_Text"><text:span text:style-name="T33">{</text:span></text:span><text:span text:style-name="Source_20_Text"><text:span text:style-name="T61">"id"</text:span></text:span><text:span text:style-name="Source_20_Text"><text:span text:style-name="T34">:</text:span></text:span><text:span text:style-name="Source_20_Text"><text:span text:style-name="T33"> </text:span></text:span><text:span text:style-name="Source_20_Text"><text:span text:style-name="T40">"folder1_id"</text:span></text:span><text:span text:style-name="Source_20_Text"><text:span text:style-name="T33">, </text:span></text:span><text:span text:style-name="Source_20_Text"><text:span text:style-name="T61">"name"</text:span></text:span><text:span text:style-name="Source_20_Text"><text:span text:style-name="T34">:</text:span></text:span><text:span text:style-name="Source_20_Text"><text:span text:style-name="T33"> </text:span></text:span><text:span text:style-name="Source_20_Text"><text:span text:style-name="T40">"34.100.216.23"</text:span></text:span><text:span text:style-name="Source_20_Text"><text:span text:style-name="T33">},</text:span></text:span></text:p>
      <text:p text:style-name="P99"><text:span text:style-name="Source_20_Text"><text:span text:style-name="T39"><text:s text:c="4"/></text:span></text:span><text:span text:style-name="Source_20_Text"><text:span text:style-name="T33">{</text:span></text:span><text:span text:style-name="Source_20_Text"><text:span text:style-name="T61">"id"</text:span></text:span><text:span text:style-name="Source_20_Text"><text:span text:style-name="T34">:</text:span></text:span><text:span text:style-name="Source_20_Text"><text:span text:style-name="T33"> </text:span></text:span><text:span text:style-name="Source_20_Text"><text:span text:style-name="T40">"folder2_id"</text:span></text:span><text:span text:style-name="Source_20_Text"><text:span text:style-name="T33">, </text:span></text:span><text:span text:style-name="Source_20_Text"><text:span text:style-name="T61">"name"</text:span></text:span><text:span text:style-name="Source_20_Text"><text:span text:style-name="T34">:</text:span></text:span><text:span text:style-name="Source_20_Text"><text:span text:style-name="T33"> </text:span></text:span><text:span text:style-name="Source_20_Text"><text:span text:style-name="T40">"35.200.150.100"</text:span></text:span><text:span text:style-name="Source_20_Text"><text:span text:style-name="T33">}</text:span></text:span></text:p>
      <text:p text:style-name="P99"><text:span text:style-name="Source_20_Text"><text:span text:style-name="T39"><text:s text:c="2"/></text:span></text:span><text:span text:style-name="Source_20_Text"><text:span text:style-name="T33">]</text:span></text:span></text:p>
      <text:p text:style-name="P99"><text:span text:style-name="Source_20_Text"><text:span text:style-name="T33">}</text:span></text:span></text:p>
      <text:p text:style-name="P13"><text:span text:style-name="Strong_20_Emphasis">Returns:</text:span></text:p>
      <text:p text:style-name="P34">python</text:p>
      <text:p text:style-name="P99"><text:span text:style-name="Source_20_Text"><text:span text:style-name="T33">[</text:span></text:span></text:p>
      <text:p text:style-name="P99"><text:span text:style-name="Source_20_Text"><text:span text:style-name="T39"><text:s text:c="4"/></text:span></text:span><text:span text:style-name="Source_20_Text"><text:span text:style-name="T33">{</text:span></text:span><text:span text:style-name="Source_20_Text"><text:span text:style-name="T40">"id"</text:span></text:span><text:span text:style-name="Source_20_Text"><text:span text:style-name="T33">: </text:span></text:span><text:span text:style-name="Source_20_Text"><text:span text:style-name="T40">"folder1_id"</text:span></text:span><text:span text:style-name="Source_20_Text"><text:span text:style-name="T33">, </text:span></text:span><text:span text:style-name="Source_20_Text"><text:span text:style-name="T40">"name"</text:span></text:span><text:span text:style-name="Source_20_Text"><text:span text:style-name="T33">: </text:span></text:span><text:span text:style-name="Source_20_Text"><text:span text:style-name="T40">"34.100.216.23"</text:span></text:span><text:span text:style-name="Source_20_Text"><text:span text:style-name="T33">},</text:span></text:span></text:p>
      <text:p text:style-name="P99"><text:span text:style-name="Source_20_Text"><text:span text:style-name="T39"><text:s text:c="4"/></text:span></text:span><text:span text:style-name="Source_20_Text"><text:span text:style-name="T33">{</text:span></text:span><text:span text:style-name="Source_20_Text"><text:span text:style-name="T40">"id"</text:span></text:span><text:span text:style-name="Source_20_Text"><text:span text:style-name="T33">: </text:span></text:span><text:span text:style-name="Source_20_Text"><text:span text:style-name="T40">"folder2_id"</text:span></text:span><text:span text:style-name="Source_20_Text"><text:span text:style-name="T33">, </text:span></text:span><text:span text:style-name="Source_20_Text"><text:span text:style-name="T40">"name"</text:span></text:span><text:span text:style-name="Source_20_Text"><text:span text:style-name="T33">: </text:span></text:span><text:span text:style-name="Source_20_Text"><text:span text:style-name="T40">"35.200.150.100"</text:span></text:span><text:span text:style-name="Source_20_Text"><text:span text:style-name="T33">}</text:span></text:span></text:p>
      <text:p text:style-name="P99"><text:span text:style-name="Source_20_Text"><text:span text:style-name="T33">]</text:span></text:span></text:p>
      <text:h text:style-name="P97" text:outline-level="2"><text:soft-page-break/>🧠 Important Notes</text:h>
      <text:list text:style-name="L30">
        <text:list-item>
          <text:p text:style-name="P120"><text:span text:style-name="Strong_20_Emphasis">Google Drive API Query Language</text:span></text:p>
          <text:list>
            <text:list-item>
              <text:p text:style-name="P120">Works like a SQL WHERE clause.</text:p>
            </text:list-item>
            <text:list-item>
              <text:p text:style-name="P120">You can combine multiple conditions with <text:span text:style-name="Source_20_Text">and</text:span>, <text:span text:style-name="Source_20_Text">or</text:span>, <text:span text:style-name="Source_20_Text">not</text:span>.</text:p>
            </text:list-item>
          </text:list>
          <text:p text:style-name="P120">Example queries:</text:p>
          <text:p text:style-name="P121"><text:span text:style-name="Source_20_Text">q="mimeType='application/pdf'"</text:span></text:p>
          <text:p text:style-name="P122"><text:span text:style-name="Source_20_Text">q="'1FolderID' in parents and name contains 'Report'"</text:span></text:p>
        </text:list-item>
        <text:list-item>
          <text:p text:style-name="P120"><text:span text:style-name="Strong_20_Emphasis">Authentication</text:span></text:p>
          <text:list>
            <text:list-item>
              <text:p text:style-name="P120">Here it uses a simple API Key (suitable for public or limited-scope Drive files).</text:p>
            </text:list-item>
            <text:list-item>
              <text:p text:style-name="P120">For private Drive access, you’d normally use <text:span text:style-name="Strong_20_Emphasis">OAuth2 service accounts</text:span> instead.</text:p>
            </text:list-item>
          </text:list>
        </text:list-item>
        <text:list-item>
          <text:p text:style-name="P120"><text:span text:style-name="Strong_20_Emphasis">Pagination (not shown here)</text:span></text:p>
          <text:list>
            <text:list-item>
              <text:p text:style-name="P120">The Drive API usually returns up to 100 results per page.</text:p>
            </text:list-item>
            <text:list-item>
              <text:p text:style-name="P120">You’d normally check <text:span text:style-name="Source_20_Text">nextPageToken</text:span> to fetch more folders if needed.</text:p>
            </text:list-item>
          </text:list>
        </text:list-item>
      </text:list>
      <text:p text:style-name="P109">------------------------------------------------------------------------------------------------------------------</text:p>
      <text:h text:style-name="P81" text:outline-level="1">Downloading Video from GDRIVE to TV folder</text:h>
      <text:p text:style-name="P123"><text:span text:style-name="T11">def</text:span> <text:span text:style-name="T4">download_video</text:span>(<text:span text:style-name="T27">self</text:span>, <text:span text:style-name="T27">file_info</text:span>):</text:p>
      <text:p text:style-name="P5">        <text:span text:style-name="T20">"""Download video from Google Drive"""</text:span></text:p>
      <text:p text:style-name="P5">        <text:span text:style-name="T23">try</text:span><text:span text:style-name="T17">:</text:span></text:p>
      <text:p text:style-name="P5">            <text:span text:style-name="T16">file_id</text:span><text:span text:style-name="T17"> </text:span><text:span text:style-name="T18">=</text:span><text:span text:style-name="T17"> </text:span><text:span text:style-name="T16">file_info</text:span><text:span text:style-name="T17">[</text:span><text:span text:style-name="T20">'id'</text:span><text:span text:style-name="T17">]</text:span></text:p>
      <text:p text:style-name="P5">            <text:span text:style-name="T16">filename</text:span><text:span text:style-name="T17"> </text:span><text:span text:style-name="T18">=</text:span><text:span text:style-name="T17"> </text:span><text:span text:style-name="T16">file_info</text:span><text:span text:style-name="T17">[</text:span><text:span text:style-name="T20">'name'</text:span><text:span text:style-name="T17">]</text:span></text:p>
      <text:p text:style-name="P5">            <text:span text:style-name="T16">download_path</text:span><text:span text:style-name="T17"> </text:span><text:span text:style-name="T18">=</text:span><text:span text:style-name="T17"> </text:span><text:span text:style-name="T16">self</text:span><text:span text:style-name="T17">.</text:span><text:span text:style-name="T16">config</text:span><text:span text:style-name="T17">.get(</text:span><text:span text:style-name="T20">'download_folder'</text:span><text:span text:style-name="T17">, </text:span><text:span text:style-name="T22">r</text:span><text:span text:style-name="T63">"C:</text:span><text:span text:style-name="T24">\T</text:span><text:span text:style-name="T63">VVideos"</text:span><text:span text:style-name="T17">)</text:span></text:p>
      <text:p text:style-name="P5">            <text:span text:style-name="T25">Path</text:span><text:span text:style-name="T17">(</text:span><text:span text:style-name="T16">download_path</text:span><text:span text:style-name="T17">).</text:span><text:span text:style-name="T19">mkdir</text:span><text:span text:style-name="T17">(</text:span><text:span text:style-name="T16">parents</text:span><text:span text:style-name="T18">=</text:span><text:span text:style-name="T22">True</text:span><text:span text:style-name="T17">, </text:span><text:span text:style-name="T16">exist_ok</text:span><text:span text:style-name="T18">=</text:span><text:span text:style-name="T22">True</text:span><text:span text:style-name="T17">)</text:span></text:p>
      <text:p text:style-name="P5">            <text:span text:style-name="T16">destination_path</text:span><text:span text:style-name="T17"> </text:span><text:span text:style-name="T18">=</text:span><text:span text:style-name="T17"> </text:span><text:span text:style-name="T25">os</text:span><text:span text:style-name="T17">.</text:span><text:span text:style-name="T16">path</text:span><text:span text:style-name="T17">.</text:span><text:span text:style-name="T19">join</text:span><text:span text:style-name="T17">(</text:span><text:span text:style-name="T16">download_path</text:span><text:span text:style-name="T17">, </text:span><text:span text:style-name="T16">filename</text:span><text:span text:style-name="T17">)</text:span></text:p>
      <text:p text:style-name="P5">            <text:span text:style-name="T23">if</text:span><text:span text:style-name="T17"> </text:span><text:span text:style-name="T25">os</text:span><text:span text:style-name="T17">.</text:span><text:span text:style-name="T16">path</text:span><text:span text:style-name="T17">.</text:span><text:span text:style-name="T19">exists</text:span><text:span text:style-name="T17">(</text:span><text:span text:style-name="T16">destination_path</text:span><text:span text:style-name="T17">) </text:span><text:span text:style-name="T22">and</text:span><text:span text:style-name="T17"> </text:span><text:span text:style-name="T16">self</text:span><text:span text:style-name="T17">.</text:span><text:span text:style-name="T16">current_video_id</text:span><text:span text:style-name="T17"> </text:span><text:span text:style-name="T18">==</text:span><text:span text:style-name="T17"> </text:span><text:span text:style-name="T16">file_id</text:span><text:span text:style-name="T17">:</text:span></text:p>
      <text:p text:style-name="P5">    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Video already downloaded: </text:span><text:span text:style-name="T22">{</text:span><text:span text:style-name="T16">filename</text:span><text:span text:style-name="T22">}</text:span><text:span text:style-name="T20">"</text:span><text:span text:style-name="T17">)</text:span></text:p>
      <text:p text:style-name="P5">                <text:span text:style-name="T23">return</text:span><text:span text:style-name="T17"> </text:span><text:span text:style-name="T16">destination_path</text:span></text:p>
      <text:p text:style-name="P5">            <text:span text:style-name="T16">url</text:span><text:span text:style-name="T17"> </text:span><text:span text:style-name="T18">=</text:span><text:span text:style-name="T17"> </text:span><text:span text:style-name="T22">f</text:span><text:span text:style-name="T20">"https://www.googleapis.com/drive/v3/files/</text:span><text:span text:style-name="T22">{</text:span><text:span text:style-name="T16">file_id</text:span><text:span text:style-name="T22">}</text:span><text:span text:style-name="T20">?alt=media&amp;key=</text:span><text:span text:style-name="T22">{</text:span><text:span text:style-name="T16">self</text:span><text:span text:style-name="T17">.</text:span><text:span text:style-name="T16">config</text:span><text:span text:style-name="T17">[</text:span><text:span text:style-name="T20">'google_drive_api_key'</text:span><text:span text:style-name="T17">]</text:span><text:span text:style-name="T22">}</text:span><text:span text:style-name="T20">"</text:span></text:p>
      <text:p text:style-name="P5">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Downloading: </text:span><text:span text:style-name="T22">{</text:span><text:span text:style-name="T16">filename</text:span><text:span text:style-name="T22">}</text:span><text:span text:style-name="T20">"</text:span><text:span text:style-name="T17">)</text:span></text:p>
      <text:p text:style-name="P5">            <text:span text:style-name="T19">print</text:span><text:span text:style-name="T17">(</text:span><text:span text:style-name="T22">f</text:span><text:span text:style-name="T20">"</text:span><text:span text:style-name="T24">\n</text:span><text:span text:style-name="T20">   📥 Downloading </text:span><text:span text:style-name="T22">{</text:span><text:span text:style-name="T16">filename</text:span><text:span text:style-name="T22">}</text:span><text:span text:style-name="T20">..."</text:span><text:span text:style-name="T17">)</text:span></text:p>
      <text:p text:style-name="P5">            <text:span text:style-name="T16">response</text:span><text:span text:style-name="T17"> </text:span><text:span text:style-name="T18">=</text:span><text:span text:style-name="T17"> </text:span><text:span text:style-name="T25">requests</text:span><text:span text:style-name="T17">.</text:span><text:span text:style-name="T19">get</text:span><text:span text:style-name="T17">(</text:span><text:span text:style-name="T16">url</text:span><text:span text:style-name="T17">, </text:span><text:span text:style-name="T16">stream</text:span><text:span text:style-name="T18">=</text:span><text:span text:style-name="T22">True</text:span><text:span text:style-name="T17">, </text:span><text:span text:style-name="T16">timeout</text:span><text:span text:style-name="T18">=</text:span><text:span text:style-name="T26">30</text:span><text:span text:style-name="T17">)</text:span></text:p>
      <text:p text:style-name="P5">            <text:span text:style-name="T23">if</text:span><text:span text:style-name="T17"> </text:span><text:span text:style-name="T16">response</text:span><text:span text:style-name="T17">.</text:span><text:span text:style-name="T16">status_code</text:span><text:span text:style-name="T17"> </text:span><text:span text:style-name="T18">==</text:span><text:span text:style-name="T17"> </text:span><text:span text:style-name="T26">200</text:span><text:span text:style-name="T17">:</text:span></text:p>
      <text:p text:style-name="P5">                <text:span text:style-name="T16">total_size</text:span><text:span text:style-name="T17"> </text:span><text:span text:style-name="T18">=</text:span><text:span text:style-name="T17"> </text:span><text:span text:style-name="T25">int</text:span><text:span text:style-name="T17">(</text:span><text:span text:style-name="T16">response</text:span><text:span text:style-name="T17">.</text:span><text:span text:style-name="T16">headers</text:span><text:span text:style-name="T17">.</text:span><text:span text:style-name="T19">get</text:span><text:span text:style-name="T17">(</text:span><text:span text:style-name="T20">'content-length'</text:span><text:span text:style-name="T17">, </text:span><text:span text:style-name="T26">0</text:span><text:span text:style-name="T17">))</text:span></text:p>
      <text:p text:style-name="P5">                <text:span text:style-name="T16">downloaded</text:span><text:span text:style-name="T17"> </text:span><text:span text:style-name="T18">=</text:span><text:span text:style-name="T17"> </text:span><text:span text:style-name="T26">0</text:span></text:p>
      <text:p text:style-name="P5">                <text:span text:style-name="T16">start_time</text:span><text:span text:style-name="T17"> </text:span><text:span text:style-name="T18">=</text:span><text:span text:style-name="T17"> </text:span><text:span text:style-name="T25">time</text:span><text:span text:style-name="T17">.</text:span><text:span text:style-name="T19">time</text:span><text:span text:style-name="T17">()</text:span></text:p>
      <text:p text:style-name="P5">                <text:span text:style-name="T16">temp_path</text:span><text:span text:style-name="T17"> </text:span><text:span text:style-name="T18">=</text:span><text:span text:style-name="T17"> </text:span><text:span text:style-name="T16">destination_path</text:span><text:span text:style-name="T17"> </text:span><text:span text:style-name="T18">+</text:span><text:span text:style-name="T17"> </text:span><text:span text:style-name="T20">".tmp"</text:span></text:p>
      <text:p text:style-name="P5">                <text:span text:style-name="T23">with</text:span><text:span text:style-name="T17"> </text:span><text:span text:style-name="T19">open</text:span><text:span text:style-name="T17">(</text:span><text:span text:style-name="T16">temp_path</text:span><text:span text:style-name="T17">, </text:span><text:span text:style-name="T20">'wb'</text:span><text:span text:style-name="T17">) </text:span><text:span text:style-name="T23">as</text:span><text:span text:style-name="T17"> </text:span><text:span text:style-name="T16">f</text:span><text:span text:style-name="T17">:</text:span></text:p>
      <text:p text:style-name="P5">                    <text:span text:style-name="T23">for</text:span><text:span text:style-name="T17"> </text:span><text:span text:style-name="T16">chunk</text:span><text:span text:style-name="T17"> </text:span><text:span text:style-name="T23">in</text:span><text:span text:style-name="T17"> </text:span><text:span text:style-name="T16">response</text:span><text:span text:style-name="T17">.</text:span><text:span text:style-name="T19">iter_content</text:span><text:span text:style-name="T17">(</text:span><text:span text:style-name="T16">chunk_size</text:span><text:span text:style-name="T18">=</text:span><text:span text:style-name="T26">65536</text:span><text:span text:style-name="T17">):</text:span></text:p>
      <text:p text:style-name="P5">                        <text:span text:style-name="T23">if</text:span><text:span text:style-name="T17"> </text:span><text:span text:style-name="T16">chunk</text:span><text:span text:style-name="T17">:</text:span></text:p>
      <text:p text:style-name="P5">                            <text:span text:style-name="T16">f</text:span><text:span text:style-name="T17">.</text:span><text:span text:style-name="T19">write</text:span><text:span text:style-name="T17">(</text:span><text:span text:style-name="T16">chunk</text:span><text:span text:style-name="T17">)</text:span></text:p>
      <text:p text:style-name="P5"><text:soft-page-break/>                            <text:span text:style-name="T16">downloaded</text:span><text:span text:style-name="T17"> </text:span><text:span text:style-name="T18">+=</text:span><text:span text:style-name="T17"> </text:span><text:span text:style-name="T19">len</text:span><text:span text:style-name="T17">(</text:span><text:span text:style-name="T16">chunk</text:span><text:span text:style-name="T17">)</text:span></text:p>
      <text:p text:style-name="P5">                            <text:span text:style-name="T23">if</text:span><text:span text:style-name="T17"> </text:span><text:span text:style-name="T16">total_size</text:span><text:span text:style-name="T17"> </text:span><text:span text:style-name="T18">&gt;</text:span><text:span text:style-name="T17"> </text:span><text:span text:style-name="T26">0</text:span><text:span text:style-name="T17">:</text:span></text:p>
      <text:p text:style-name="P5">                                <text:span text:style-name="T16">percent</text:span><text:span text:style-name="T17"> </text:span><text:span text:style-name="T18">=</text:span><text:span text:style-name="T17"> (</text:span><text:span text:style-name="T16">downloaded</text:span><text:span text:style-name="T17"> </text:span><text:span text:style-name="T18">/</text:span><text:span text:style-name="T17"> </text:span><text:span text:style-name="T16">total_size</text:span><text:span text:style-name="T17">) </text:span><text:span text:style-name="T18">*</text:span><text:span text:style-name="T17"> </text:span><text:span text:style-name="T26">100</text:span></text:p>
      <text:p text:style-name="P5">                                <text:span text:style-name="T16">speed</text:span><text:span text:style-name="T17"> </text:span><text:span text:style-name="T18">=</text:span><text:span text:style-name="T17"> </text:span><text:span text:style-name="T16">downloaded</text:span><text:span text:style-name="T17"> </text:span><text:span text:style-name="T18">/</text:span><text:span text:style-name="T17"> (</text:span><text:span text:style-name="T25">time</text:span><text:span text:style-name="T17">.</text:span><text:span text:style-name="T19">time</text:span><text:span text:style-name="T17">() </text:span><text:span text:style-name="T18">-</text:span><text:span text:style-name="T17"> </text:span><text:span text:style-name="T16">start_time</text:span><text:span text:style-name="T17"> </text:span><text:span text:style-name="T18">+</text:span><text:span text:style-name="T17"> </text:span><text:span text:style-name="T26">0.1</text:span><text:span text:style-name="T17">) </text:span><text:span text:style-name="T18">/</text:span><text:span text:style-name="T17"> </text:span><text:span text:style-name="T26">1024</text:span><text:span text:style-name="T17"> </text:span><text:span text:style-name="T18">/</text:span><text:span text:style-name="T17"> </text:span><text:span text:style-name="T26">1024</text:span></text:p>
      <text:p text:style-name="P5">                                <text:span text:style-name="T19">print</text:span><text:span text:style-name="T17">(</text:span><text:span text:style-name="T22">f</text:span><text:span text:style-name="T20">"</text:span><text:span text:style-name="T24">\r</text:span><text:span text:style-name="T20">   Progress: </text:span><text:span text:style-name="T22">{</text:span><text:span text:style-name="T16">percent</text:span><text:span text:style-name="T22">:.1f}</text:span><text:span text:style-name="T20">% (</text:span><text:span text:style-name="T22">{</text:span><text:span text:style-name="T16">speed</text:span><text:span text:style-name="T22">:.2f}</text:span><text:span text:style-name="T20"> MB/s)"</text:span><text:span text:style-name="T17">, </text:span><text:span text:style-name="T16">end</text:span><text:span text:style-name="T18">=</text:span><text:span text:style-name="T20">''</text:span><text:span text:style-name="T17">)</text:span></text:p>
      <text:p text:style-name="P5">                <text:span text:style-name="T23">if</text:span><text:span text:style-name="T17"> </text:span><text:span text:style-name="T25">os</text:span><text:span text:style-name="T17">.</text:span><text:span text:style-name="T16">path</text:span><text:span text:style-name="T17">.</text:span><text:span text:style-name="T19">exists</text:span><text:span text:style-name="T17">(</text:span><text:span text:style-name="T16">destination_path</text:span><text:span text:style-name="T17">):</text:span></text:p>
      <text:p text:style-name="P5">                    <text:span text:style-name="T25">os</text:span><text:span text:style-name="T17">.</text:span><text:span text:style-name="T19">remove</text:span><text:span text:style-name="T17">(</text:span><text:span text:style-name="T16">destination_path</text:span><text:span text:style-name="T17">)</text:span></text:p>
      <text:p text:style-name="P5">                <text:span text:style-name="T25">os</text:span><text:span text:style-name="T17">.</text:span><text:span text:style-name="T19">rename</text:span><text:span text:style-name="T17">(</text:span><text:span text:style-name="T16">temp_path</text:span><text:span text:style-name="T17">, </text:span><text:span text:style-name="T16">destination_path</text:span><text:span text:style-name="T17">)</text:span></text:p>
      <text:p text:style-name="P5">                <text:span text:style-name="T19">print</text:span><text:span text:style-name="T17">()</text:span></text:p>
      <text:p text:style-name="P5">    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Download complete: </text:span><text:span text:style-name="T22">{</text:span><text:span text:style-name="T16">destination_path</text:span><text:span text:style-name="T22">}</text:span><text:span text:style-name="T20">"</text:span><text:span text:style-name="T17">)</text:span></text:p>
      <text:p text:style-name="P5">                <text:span text:style-name="T16">self</text:span><text:span text:style-name="T17">.</text:span><text:span text:style-name="T16">current_video_id</text:span><text:span text:style-name="T17"> </text:span><text:span text:style-name="T18">=</text:span><text:span text:style-name="T17"> </text:span><text:span text:style-name="T16">file_id</text:span></text:p>
      <text:p text:style-name="P5">                <text:span text:style-name="T16">self</text:span><text:span text:style-name="T17">.</text:span><text:span text:style-name="T16">current_video_name</text:span><text:span text:style-name="T17"> </text:span><text:span text:style-name="T18">=</text:span><text:span text:style-name="T17"> </text:span><text:span text:style-name="T16">filename</text:span></text:p>
      <text:p text:style-name="P5">                <text:span text:style-name="T23">return</text:span><text:span text:style-name="T17"> </text:span><text:span text:style-name="T16">destination_path</text:span></text:p>
      <text:p text:style-name="P5">            <text:span text:style-name="T23">else</text:span><text:span text:style-name="T17">:</text:span></text:p>
      <text:p text:style-name="P5">                <text:span text:style-name="T25">logging</text:span><text:span text:style-name="T17">.</text:span><text:span text:style-name="T19">error</text:span><text:span text:style-name="T17">(</text:span><text:span text:style-name="T22">f</text:span><text:span text:style-name="T20">"Download failed: HTTP </text:span><text:span text:style-name="T22">{</text:span><text:span text:style-name="T16">response</text:span><text:span text:style-name="T17">.</text:span><text:span text:style-name="T16">status_code</text:span><text:span text:style-name="T22">}</text:span><text:span text:style-name="T20">"</text:span><text:span text:style-name="T17">)</text:span></text:p>
      <text:p text:style-name="P5">                <text:span text:style-name="T23">return</text:span><text:span text:style-name="T17"> </text:span><text:span text:style-name="T22">None</text:span></text:p>
      <text:p text:style-name="P5">        <text:span text:style-name="T23">except</text:span><text:span text:style-name="T17"> </text:span><text:span text:style-name="T25">Exception</text:span><text:span text:style-name="T17"> </text:span><text:span text:style-name="T23">as</text:span><text:span text:style-name="T17"> </text:span><text:span text:style-name="T16">e</text:span><text:span text:style-name="T17">:</text:span></text:p>
      <text:p text:style-name="P5">            <text:span text:style-name="T25">logging</text:span><text:span text:style-name="T17">.</text:span><text:span text:style-name="T19">error</text:span><text:span text:style-name="T17">(</text:span><text:span text:style-name="T22">f</text:span><text:span text:style-name="T20">"Download error: </text:span><text:span text:style-name="T22">{</text:span><text:span text:style-name="T16">e</text:span><text:span text:style-name="T22">}</text:span><text:span text:style-name="T20">"</text:span><text:span text:style-name="T17">)</text:span></text:p>
      <text:p text:style-name="P5">            <text:span text:style-name="T23">return</text:span><text:span text:style-name="T17"> </text:span><text:span text:style-name="T22">None</text:span></text:p>
      <text:p text:style-name="P109"/>
      <text:h text:style-name="P124" text:outline-level="2"><text:span text:style-name="Strong_20_Emphasis">Function Overview</text:span></text:h>
      <text:p text:style-name="P99"><text:span text:style-name="Source_20_Text"><text:span text:style-name="T35"/></text:span></text:p>
      <text:p text:style-name="P99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download_video</text:span></text:span><text:span text:style-name="Source_20_Text"><text:span text:style-name="T33">(self, file_info):</text:span></text:span></text:p>
      <text:list text:style-name="L31">
        <text:list-item>
          <text:p text:style-name="P125"><text:span text:style-name="Strong_20_Emphasis">Purpose</text:span>: Downloads a video from Google Drive and saves it locally </text:p>
        </text:list-item>
        <text:list-item>
          <text:p text:style-name="P125"><text:span text:style-name="Strong_20_Emphasis">Input</text:span>: <text:span text:style-name="Source_20_Text">file_info</text:span> - Dictionary containing video metadata (id, name, size, etc.) </text:p>
        </text:list-item>
        <text:list-item>
          <text:p text:style-name="P126"><text:span text:style-name="Strong_20_Emphasis">Returns</text:span>: Local file path (string) if successful, <text:span text:style-name="Source_20_Text">None</text:span> if failed </text:p>
        </text:list-item>
      </text:list>
      <text:p text:style-name="P102"/>
      <text:h text:style-name="P127" text:outline-level="2"><text:span text:style-name="Strong_20_Emphasis">Step-by-Step Workflow</text:span></text:h>
      <text:h text:style-name="P98" text:outline-level="3"><text:span text:style-name="Strong_20_Emphasis">1. Extract Video Information</text:span></text:h>
      <text:p text:style-name="P34">python</text:p>
      <text:p text:style-name="P99"><text:span text:style-name="Source_20_Text"><text:span text:style-name="T33">file_id </text:span></text:span><text:span text:style-name="Source_20_Text"><text:span text:style-name="T34">=</text:span></text:span><text:span text:style-name="Source_20_Text"><text:span text:style-name="T33"> file_info[</text:span></text:span><text:span text:style-name="Source_20_Text"><text:span text:style-name="T40">'id'</text:span></text:span><text:span text:style-name="Source_20_Text"><text:span text:style-name="T33">]</text:span></text:span></text:p>
      <text:p text:style-name="P99"><text:span text:style-name="Source_20_Text"><text:span text:style-name="T33">filename </text:span></text:span><text:span text:style-name="Source_20_Text"><text:span text:style-name="T34">=</text:span></text:span><text:span text:style-name="Source_20_Text"><text:span text:style-name="T33"> file_info[</text:span></text:span><text:span text:style-name="Source_20_Text"><text:span text:style-name="T40">'name'</text:span></text:span><text:span text:style-name="Source_20_Text"><text:span text:style-name="T33">]</text:span></text:span></text:p>
      <text:p text:style-name="P13"><text:span text:style-name="Strong_20_Emphasis">Example:</text:span></text:p>
      <text:p text:style-name="P34">python</text:p>
      <text:p text:style-name="P99"><text:span text:style-name="Source_20_Text"><text:span text:style-name="T33">file_info </text:span></text:span><text:span text:style-name="Source_20_Text"><text:span text:style-name="T34">=</text:span></text:span><text:span text:style-name="Source_20_Text"><text:span text:style-name="T33"> {</text:span></text:span></text:p>
      <text:p text:style-name="P99"><text:span text:style-name="Source_20_Text"><text:span text:style-name="T39"><text:s text:c="4"/></text:span></text:span><text:span text:style-name="Source_20_Text"><text:span text:style-name="T40">'id'</text:span></text:span><text:span text:style-name="Source_20_Text"><text:span text:style-name="T33">: </text:span></text:span><text:span text:style-name="Source_20_Text"><text:span text:style-name="T40">'1aBc123XyZ'</text:span></text:span><text:span text:style-name="Source_20_Text"><text:span text:style-name="T33">,</text:span></text:span></text:p>
      <text:p text:style-name="P99"><text:span text:style-name="Source_20_Text"><text:span text:style-name="T39"><text:s text:c="4"/></text:span></text:span><text:span text:style-name="Source_20_Text"><text:span text:style-name="T40">'name'</text:span></text:span><text:span text:style-name="Source_20_Text"><text:span text:style-name="T33">: </text:span></text:span><text:span text:style-name="Source_20_Text"><text:span text:style-name="T40">'promo_video.mp4'</text:span></text:span><text:span text:style-name="Source_20_Text"><text:span text:style-name="T33">,</text:span></text:span></text:p>
      <text:p text:style-name="P99"><text:span text:style-name="Source_20_Text"><text:span text:style-name="T39"><text:s text:c="4"/></text:span></text:span><text:span text:style-name="Source_20_Text"><text:span text:style-name="T40">'size'</text:span></text:span><text:span text:style-name="Source_20_Text"><text:span text:style-name="T33">: </text:span></text:span><text:span text:style-name="Source_20_Text"><text:span text:style-name="T40">'52428800'</text:span></text:span><text:span text:style-name="Source_20_Text"><text:span text:style-name="T33"> <text:s/></text:span></text:span><text:span text:style-name="Source_20_Text"><text:span text:style-name="T37"># 50 MB</text:span></text:span></text:p>
      <text:p text:style-name="P99"><text:soft-page-break/><text:span text:style-name="Source_20_Text"><text:span text:style-name="T33">}</text:span></text:span></text:p>
      <text:p text:style-name="P128"><text:span text:style-name="Source_20_Text"><text:span text:style-name="T36"># Results in:</text:span></text:span></text:p>
      <text:p text:style-name="P99"><text:span text:style-name="Source_20_Text"><text:span text:style-name="T33">file_id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0">'1aBc123XyZ'</text:span></text:span></text:p>
      <text:p text:style-name="P99"><text:span text:style-name="Source_20_Text"><text:span text:style-name="T33">filename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0">'promo_video.mp4'</text:span></text:span></text:p>
      <text:p text:style-name="P102"/>
      <text:h text:style-name="P98" text:outline-level="3"><text:span text:style-name="Strong_20_Emphasis">2. Prepare Download Destination</text:span></text:h>
      <text:p text:style-name="P34">python</text:p>
      <text:p text:style-name="P99"><text:span text:style-name="Source_20_Text"><text:span text:style-name="T33">download_path </text:span></text:span><text:span text:style-name="Source_20_Text"><text:span text:style-name="T34">=</text:span></text:span><text:span text:style-name="Source_20_Text"><text:span text:style-name="T33"> self.config.get(</text:span></text:span><text:span text:style-name="Source_20_Text"><text:span text:style-name="T40">'download_folder'</text:span></text:span><text:span text:style-name="Source_20_Text"><text:span text:style-name="T33">, </text:span></text:span><text:span text:style-name="Source_20_Text"><text:span text:style-name="T40">r"C:\TVVideos"</text:span></text:span><text:span text:style-name="Source_20_Text"><text:span text:style-name="T33">)</text:span></text:span></text:p>
      <text:p text:style-name="P99"><text:span text:style-name="Source_20_Text"><text:span text:style-name="T33">Path(download_path).mkdir(parents</text:span></text:span><text:span text:style-name="Source_20_Text"><text:span text:style-name="T34">=</text:span></text:span><text:span text:style-name="Source_20_Text"><text:span text:style-name="T41">True</text:span></text:span><text:span text:style-name="Source_20_Text"><text:span text:style-name="T33">, exist_ok</text:span></text:span><text:span text:style-name="Source_20_Text"><text:span text:style-name="T34">=</text:span></text:span><text:span text:style-name="Source_20_Text"><text:span text:style-name="T41">True</text:span></text:span><text:span text:style-name="Source_20_Text"><text:span text:style-name="T33">)</text:span></text:span></text:p>
      <text:p text:style-name="P99"><text:span text:style-name="Source_20_Text"><text:span text:style-name="T33">destination_path </text:span></text:span><text:span text:style-name="Source_20_Text"><text:span text:style-name="T34">=</text:span></text:span><text:span text:style-name="Source_20_Text"><text:span text:style-name="T33"> os.path.join(download_path, filename)</text:span></text:span></text:p>
      <text:p text:style-name="P115"><text:span text:style-name="Source_20_Text"><text:span text:style-name="T33">```</text:span></text:span></text:p>
      <text:p text:style-name="P115"/>
      <text:p text:style-name="P99"><text:span text:style-name="Source_20_Text"><text:span text:style-name="T34">**</text:span></text:span><text:span text:style-name="Source_20_Text"><text:span text:style-name="T33">What happens:</text:span></text:span><text:span text:style-name="Source_20_Text"><text:span text:style-name="T34">**</text:span></text:span></text:p>
      <text:p text:style-name="P99"><text:span text:style-name="Source_20_Text"><text:span text:style-name="T34">-</text:span></text:span><text:span text:style-name="Source_20_Text"><text:span text:style-name="T33"> Gets download folder </text:span></text:span><text:span text:style-name="Source_20_Text"><text:span text:style-name="T35">from</text:span></text:span><text:span text:style-name="Source_20_Text"><text:span text:style-name="T33"> config (default: `C:\TVVideos`)</text:span></text:span></text:p>
      <text:p text:style-name="P99"><text:span text:style-name="Source_20_Text"><text:span text:style-name="T34">-</text:span></text:span><text:span text:style-name="Source_20_Text"><text:span text:style-name="T33"> Creates folder </text:span></text:span><text:span text:style-name="Source_20_Text"><text:span text:style-name="T35">if</text:span></text:span><text:span text:style-name="Source_20_Text"><text:span text:style-name="T33"> it doesn't exist (`exist_ok</text:span></text:span><text:span text:style-name="Source_20_Text"><text:span text:style-name="T34">=</text:span></text:span><text:span text:style-name="Source_20_Text"><text:span text:style-name="T41">True</text:span></text:span><text:span text:style-name="Source_20_Text"><text:span text:style-name="T33">` prevents errors </text:span></text:span><text:span text:style-name="Source_20_Text"><text:span text:style-name="T35">if</text:span></text:span><text:span text:style-name="Source_20_Text"><text:span text:style-name="T33"> already exists)</text:span></text:span></text:p>
      <text:p text:style-name="P99"><text:span text:style-name="Source_20_Text"><text:span text:style-name="T34">-</text:span></text:span><text:span text:style-name="Source_20_Text"><text:span text:style-name="T33"> Builds full </text:span></text:span><text:span text:style-name="Source_20_Text"><text:span text:style-name="T40">file</text:span></text:span><text:span text:style-name="Source_20_Text"><text:span text:style-name="T33"> path</text:span></text:span></text:p>
      <text:p text:style-name="P115"/>
      <text:p text:style-name="P99"><text:span text:style-name="Source_20_Text"><text:span text:style-name="T34">**</text:span></text:span><text:span text:style-name="Source_20_Text"><text:span text:style-name="T33">Example:</text:span></text:span><text:span text:style-name="Source_20_Text"><text:span text:style-name="T34">**</text:span></text:span></text:p>
      <text:p text:style-name="P115"><text:span text:style-name="Source_20_Text"><text:span text:style-name="T33">```</text:span></text:span></text:p>
      <text:p text:style-name="P99"><text:span text:style-name="Source_20_Text"><text:span text:style-name="T33">download_path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0">"C:\TVVideos"</text:span></text:span></text:p>
      <text:p text:style-name="P99"><text:span text:style-name="Source_20_Text"><text:span text:style-name="T33">destination_path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0">"C:\TVVideos\promo_video.mp4"</text:span></text:span></text:p>
      <text:h text:style-name="P33" text:outline-level="3"><text:span text:style-name="Strong_20_Emphasis">3. Check if Already Downloaded (Skip Unnecessary Downloads)</text:span></text:h>
      <text:p text:style-name="P34">python</text:p>
      <text:p text:style-name="P99"><text:span text:style-name="Source_20_Text"><text:span text:style-name="T35">if</text:span></text:span><text:span text:style-name="Source_20_Text"><text:span text:style-name="T33"> os.path.exists(destination_path) </text:span></text:span><text:span text:style-name="Source_20_Text"><text:span text:style-name="T35">and</text:span></text:span><text:span text:style-name="Source_20_Text"><text:span text:style-name="T33"> self.current_video_id </text:span></text:span><text:span text:style-name="Source_20_Text"><text:span text:style-name="T34">==</text:span></text:span><text:span text:style-name="Source_20_Text"><text:span text:style-name="T33"> file_id:</text:span></text:span></text:p>
      <text:p text:style-name="P99"><text:span text:style-name="Source_20_Text"><text:span text:style-name="T39"><text:s text:c="4"/></text:span></text:span><text:span text:style-name="Source_20_Text"><text:span text:style-name="T33">logging.info(</text:span></text:span><text:span text:style-name="Source_20_Text"><text:span text:style-name="T40">f"Video already downloaded: </text:span></text:span><text:span text:style-name="Source_20_Text"><text:span text:style-name="T33">{filename}</text:span></text:span><text:span text:style-name="Source_20_Text"><text:span text:style-name="T40">"</text:span></text:span><text:span text:style-name="Source_20_Text"><text:span text:style-name="T33">)</text:span></text:span></text:p>
      <text:p text:style-name="P99"><text:span text:style-name="Source_20_Text"><text:span text:style-name="T39"><text:s text:c="4"/></text:span></text:span><text:span text:style-name="Source_20_Text"><text:span text:style-name="T35">return</text:span></text:span><text:span text:style-name="Source_20_Text"><text:span text:style-name="T33"> destination_path</text:span></text:span></text:p>
      <text:p text:style-name="P13"><text:span text:style-name="Strong_20_Emphasis">Purpose</text:span>: Avoids re-downloading the same video</text:p>
      <text:list text:style-name="L32">
        <text:list-item>
          <text:p text:style-name="P129">Checks if file exists locally </text:p>
        </text:list-item>
        <text:list-item>
          <text:p text:style-name="P129">Checks if it's the currently playing video (by comparing file IDs) </text:p>
        </text:list-item>
        <text:list-item>
          <text:p text:style-name="P130">If both true, returns existing path immediately </text:p>
        </text:list-item>
      </text:list>
      <text:p text:style-name="P13"><text:span text:style-name="Strong_20_Emphasis">Example Scenario:</text:span></text:p>
      <text:p text:style-name="P34"><text:soft-page-break/>python</text:p>
      <text:p text:style-name="P128"><text:span text:style-name="Source_20_Text"><text:span text:style-name="T36"># Video "promo_video.mp4" already downloaded and playing</text:span></text:span></text:p>
      <text:p text:style-name="P128"><text:span text:style-name="Source_20_Text"><text:span text:style-name="T36"># Monitor checks for updates every 5 minutes</text:span></text:span></text:p>
      <text:p text:style-name="P99"><text:span text:style-name="Source_20_Text"><text:span text:style-name="T37"># No new video detected → Function returns immediately without downloading</text:span></text:span></text:p>
      <text:h text:style-name="P33" text:outline-level="3"><text:span text:style-name="Strong_20_Emphasis">4. Build Google Drive API URL</text:span></text:h>
      <text:p text:style-name="P34">python</text:p>
      <text:p text:style-name="P99"><text:span text:style-name="Source_20_Text"><text:span text:style-name="T33">url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0">f"https://www.googleapis.com/drive/v3/files/</text:span></text:span><text:span text:style-name="Source_20_Text"><text:span text:style-name="T33">{file_id}</text:span></text:span><text:span text:style-name="Source_20_Text"><text:span text:style-name="T40">?alt=media&amp;key=</text:span></text:span><text:span text:style-name="Source_20_Text"><text:span text:style-name="T33">{self.config[</text:span></text:span><text:span text:style-name="Source_20_Text"><text:span text:style-name="T40">'google_drive_api_key'</text:span></text:span><text:span text:style-name="Source_20_Text"><text:span text:style-name="T33">]}</text:span></text:span><text:span text:style-name="Source_20_Text"><text:span text:style-name="T40">"</text:span></text:span></text:p>
      <text:p text:style-name="P115"><text:span text:style-name="Source_20_Text"><text:span text:style-name="T33">```</text:span></text:span></text:p>
      <text:p text:style-name="P115"/>
      <text:p text:style-name="P99"><text:span text:style-name="Source_20_Text"><text:span text:style-name="T34">**</text:span></text:span><text:span text:style-name="Source_20_Text"><text:span text:style-name="T33">URL Components:</text:span></text:span><text:span text:style-name="Source_20_Text"><text:span text:style-name="T34">**</text:span></text:span></text:p>
      <text:p text:style-name="P99"><text:span text:style-name="Source_20_Text"><text:span text:style-name="T34">-</text:span></text:span><text:span text:style-name="Source_20_Text"><text:span text:style-name="T33"> `{file_id}`: Unique Google Drive </text:span></text:span><text:span text:style-name="Source_20_Text"><text:span text:style-name="T40">file</text:span></text:span><text:span text:style-name="Source_20_Text"><text:span text:style-name="T33"> identifier</text:span></text:span></text:p>
      <text:p text:style-name="P99"><text:span text:style-name="Source_20_Text"><text:span text:style-name="T34">-</text:span></text:span><text:span text:style-name="Source_20_Text"><text:span text:style-name="T33"> `?alt</text:span></text:span><text:span text:style-name="Source_20_Text"><text:span text:style-name="T34">=</text:span></text:span><text:span text:style-name="Source_20_Text"><text:span text:style-name="T33">media`: Downloads actual </text:span></text:span><text:span text:style-name="Source_20_Text"><text:span text:style-name="T40">file</text:span></text:span><text:span text:style-name="Source_20_Text"><text:span text:style-name="T33"> content (</text:span></text:span><text:span text:style-name="Source_20_Text"><text:span text:style-name="T35">not</text:span></text:span><text:span text:style-name="Source_20_Text"><text:span text:style-name="T33"> metadata)</text:span></text:span></text:p>
      <text:p text:style-name="P99"><text:span text:style-name="Source_20_Text"><text:span text:style-name="T34">-</text:span></text:span><text:span text:style-name="Source_20_Text"><text:span text:style-name="T33"> `</text:span></text:span><text:span text:style-name="Source_20_Text"><text:span text:style-name="T34">&amp;</text:span></text:span><text:span text:style-name="Source_20_Text"><text:span text:style-name="T33">key</text:span></text:span><text:span text:style-name="Source_20_Text"><text:span text:style-name="T34">=</text:span></text:span><text:span text:style-name="Source_20_Text"><text:span text:style-name="T33">{api_key}`: Authentication key</text:span></text:span></text:p>
      <text:p text:style-name="P115"/>
      <text:p text:style-name="P99"><text:span text:style-name="Source_20_Text"><text:span text:style-name="T34">**</text:span></text:span><text:span text:style-name="Source_20_Text"><text:span text:style-name="T33">Example:</text:span></text:span><text:span text:style-name="Source_20_Text"><text:span text:style-name="T34">**</text:span></text:span></text:p>
      <text:p text:style-name="P115"><text:span text:style-name="Source_20_Text"><text:span text:style-name="T33">```</text:span></text:span></text:p>
      <text:p text:style-name="P99"><text:span text:style-name="Source_20_Text"><text:span text:style-name="T33">https:</text:span></text:span><text:span text:style-name="Source_20_Text"><text:span text:style-name="T34">//</text:span></text:span><text:span text:style-name="Source_20_Text"><text:span text:style-name="T33">www.googleapis.com</text:span></text:span><text:span text:style-name="Source_20_Text"><text:span text:style-name="T34">/</text:span></text:span><text:span text:style-name="Source_20_Text"><text:span text:style-name="T33">drive</text:span></text:span><text:span text:style-name="Source_20_Text"><text:span text:style-name="T34">/</text:span></text:span><text:span text:style-name="Source_20_Text"><text:span text:style-name="T33">v3</text:span></text:span><text:span text:style-name="Source_20_Text"><text:span text:style-name="T34">/</text:span></text:span><text:span text:style-name="Source_20_Text"><text:span text:style-name="T33">files</text:span></text:span><text:span text:style-name="Source_20_Text"><text:span text:style-name="T34">/</text:span></text:span><text:span text:style-name="Source_20_Text"><text:span text:style-name="T33">1aBc123XyZ?alt</text:span></text:span><text:span text:style-name="Source_20_Text"><text:span text:style-name="T34">=</text:span></text:span><text:span text:style-name="Source_20_Text"><text:span text:style-name="T33">media</text:span></text:span><text:span text:style-name="Source_20_Text"><text:span text:style-name="T34">&amp;</text:span></text:span><text:span text:style-name="Source_20_Text"><text:span text:style-name="T33">key</text:span></text:span><text:span text:style-name="Source_20_Text"><text:span text:style-name="T34">=</text:span></text:span><text:span text:style-name="Source_20_Text"><text:span text:style-name="T33">AIzaSyAbc123...</text:span></text:span></text:p>
      <text:h text:style-name="P33" text:outline-level="3"><text:span text:style-name="Strong_20_Emphasis">5. Initialize Download with Streaming</text:span></text:h>
      <text:p text:style-name="P34">python</text:p>
      <text:p text:style-name="P99"><text:span text:style-name="Source_20_Text"><text:span text:style-name="T33">response </text:span></text:span><text:span text:style-name="Source_20_Text"><text:span text:style-name="T34">=</text:span></text:span><text:span text:style-name="Source_20_Text"><text:span text:style-name="T33"> requests.get(url, stream</text:span></text:span><text:span text:style-name="Source_20_Text"><text:span text:style-name="T34">=</text:span></text:span><text:span text:style-name="Source_20_Text"><text:span text:style-name="T41">True</text:span></text:span><text:span text:style-name="Source_20_Text"><text:span text:style-name="T33">, timeout</text:span></text:span><text:span text:style-name="Source_20_Text"><text:span text:style-name="T34">=</text:span></text:span><text:span text:style-name="Source_20_Text"><text:span text:style-name="T41">30</text:span></text:span><text:span text:style-name="Source_20_Text"><text:span text:style-name="T33">)</text:span></text:span></text:p>
      <text:p text:style-name="P13"><text:span text:style-name="Strong_20_Emphasis">Why streaming?</text:span></text:p>
      <text:list text:style-name="L33">
        <text:list-item>
          <text:p text:style-name="P131"><text:span text:style-name="Source_20_Text">stream=True</text:span>: Downloads file in chunks instead of loading entire file into memory </text:p>
        </text:list-item>
        <text:list-item>
          <text:p text:style-name="P131">Prevents memory overflow with large video files </text:p>
        </text:list-item>
        <text:list-item>
          <text:p text:style-name="P131">Allows progress tracking </text:p>
        </text:list-item>
        <text:list-item>
          <text:p text:style-name="P132"><text:span text:style-name="Source_20_Text">timeout=30</text:span>: Prevents hanging if connection fails</text:p>
        </text:list-item>
      </text:list>
      <text:h text:style-name="P33" text:outline-level="3"><text:span text:style-name="Strong_20_Emphasis">6. Download with Progress Tracking</text:span></text:h>
      <text:p text:style-name="P34">python</text:p>
      <text:p text:style-name="P99"><text:span text:style-name="Source_20_Text"><text:span text:style-name="T35">if</text:span></text:span><text:span text:style-name="Source_20_Text"><text:span text:style-name="T33"> response.status_code </text:span></text:span><text:span text:style-name="Source_20_Text"><text:span text:style-name="T34">==</text:span></text:span><text:span text:style-name="Source_20_Text"><text:span text:style-name="T33"> </text:span></text:span><text:span text:style-name="Source_20_Text"><text:span text:style-name="T41">200</text:span></text:span><text:span text:style-name="Source_20_Text"><text:span text:style-name="T33">:</text:span></text:span></text:p>
      <text:p text:style-name="P99"><text:span text:style-name="Source_20_Text"><text:span text:style-name="T39"><text:s text:c="4"/></text:span></text:span><text:span text:style-name="Source_20_Text"><text:span text:style-name="T33">total_size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0">int</text:span></text:span><text:span text:style-name="Source_20_Text"><text:span text:style-name="T33">(response.headers.get(</text:span></text:span><text:span text:style-name="Source_20_Text"><text:span text:style-name="T40">'content-length'</text:span></text:span><text:span text:style-name="Source_20_Text"><text:span text:style-name="T33">, </text:span></text:span><text:span text:style-name="Source_20_Text"><text:span text:style-name="T41">0</text:span></text:span><text:span text:style-name="Source_20_Text"><text:span text:style-name="T33">))</text:span></text:span></text:p>
      <text:p text:style-name="P99"><text:span text:style-name="Source_20_Text"><text:span text:style-name="T39"><text:s text:c="4"/></text:span></text:span><text:span text:style-name="Source_20_Text"><text:span text:style-name="T33">downloaded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1">0</text:span></text:span></text:p>
      <text:p text:style-name="P99"><text:soft-page-break/><text:span text:style-name="Source_20_Text"><text:span text:style-name="T39"><text:s text:c="4"/></text:span></text:span><text:span text:style-name="Source_20_Text"><text:span text:style-name="T33">start_time </text:span></text:span><text:span text:style-name="Source_20_Text"><text:span text:style-name="T34">=</text:span></text:span><text:span text:style-name="Source_20_Text"><text:span text:style-name="T33"> time.time()</text:span></text:span></text:p>
      <text:p text:style-name="P115"><text:span text:style-name="Source_20_Text"><text:span text:style-name="T39"><text:s text:c="4"/></text:span></text:span></text:p>
      <text:p text:style-name="P99"><text:span text:style-name="Source_20_Text"><text:span text:style-name="T39"><text:s text:c="4"/></text:span></text:span><text:span text:style-name="Source_20_Text"><text:span text:style-name="T33">temp_path </text:span></text:span><text:span text:style-name="Source_20_Text"><text:span text:style-name="T34">=</text:span></text:span><text:span text:style-name="Source_20_Text"><text:span text:style-name="T33"> destination_path </text:span></text:span><text:span text:style-name="Source_20_Text"><text:span text:style-name="T34">+</text:span></text:span><text:span text:style-name="Source_20_Text"><text:span text:style-name="T33"> </text:span></text:span><text:span text:style-name="Source_20_Text"><text:span text:style-name="T40">".tmp"</text:span></text:span></text:p>
      <text:p text:style-name="P115"><text:span text:style-name="Source_20_Text"><text:span text:style-name="T39"><text:s text:c="4"/></text:span></text:span></text:p>
      <text:p text:style-name="P99"><text:span text:style-name="Source_20_Text"><text:span text:style-name="T39"><text:s text:c="4"/></text:span></text:span><text:span text:style-name="Source_20_Text"><text:span text:style-name="T35">with</text:span></text:span><text:span text:style-name="Source_20_Text"><text:span text:style-name="T33"> </text:span></text:span><text:span text:style-name="Source_20_Text"><text:span text:style-name="T40">open</text:span></text:span><text:span text:style-name="Source_20_Text"><text:span text:style-name="T33">(temp_path, </text:span></text:span><text:span text:style-name="Source_20_Text"><text:span text:style-name="T40">'wb'</text:span></text:span><text:span text:style-name="Source_20_Text"><text:span text:style-name="T33">) </text:span></text:span><text:span text:style-name="Source_20_Text"><text:span text:style-name="T35">as</text:span></text:span><text:span text:style-name="Source_20_Text"><text:span text:style-name="T33"> f:</text:span></text:span></text:p>
      <text:p text:style-name="P99"><text:span text:style-name="Source_20_Text"><text:span text:style-name="T39"><text:s text:c="8"/></text:span></text:span><text:span text:style-name="Source_20_Text"><text:span text:style-name="T35">for</text:span></text:span><text:span text:style-name="Source_20_Text"><text:span text:style-name="T33"> chunk </text:span></text:span><text:span text:style-name="Source_20_Text"><text:span text:style-name="T35">in</text:span></text:span><text:span text:style-name="Source_20_Text"><text:span text:style-name="T33"> response.iter_content(chunk_size</text:span></text:span><text:span text:style-name="Source_20_Text"><text:span text:style-name="T34">=</text:span></text:span><text:span text:style-name="Source_20_Text"><text:span text:style-name="T41">65536</text:span></text:span><text:span text:style-name="Source_20_Text"><text:span text:style-name="T33">):</text:span></text:span></text:p>
      <text:p text:style-name="P99"><text:span text:style-name="Source_20_Text"><text:span text:style-name="T39"><text:s text:c="12"/></text:span></text:span><text:span text:style-name="Source_20_Text"><text:span text:style-name="T35">if</text:span></text:span><text:span text:style-name="Source_20_Text"><text:span text:style-name="T33"> chunk:</text:span></text:span></text:p>
      <text:p text:style-name="P99"><text:span text:style-name="Source_20_Text"><text:span text:style-name="T39"><text:s text:c="16"/></text:span></text:span><text:span text:style-name="Source_20_Text"><text:span text:style-name="T33">f.write(chunk)</text:span></text:span></text:p>
      <text:p text:style-name="P99"><text:span text:style-name="Source_20_Text"><text:span text:style-name="T39"><text:s text:c="16"/></text:span></text:span><text:span text:style-name="Source_20_Text"><text:span text:style-name="T33">downloaded </text:span></text:span><text:span text:style-name="Source_20_Text"><text:span text:style-name="T34">+=</text:span></text:span><text:span text:style-name="Source_20_Text"><text:span text:style-name="T33"> </text:span></text:span><text:span text:style-name="Source_20_Text"><text:span text:style-name="T40">len</text:span></text:span><text:span text:style-name="Source_20_Text"><text:span text:style-name="T33">(chunk)</text:span></text:span></text:p>
      <text:p text:style-name="P99"><text:span text:style-name="Source_20_Text"><text:span text:style-name="T39"><text:s text:c="16"/></text:span></text:span><text:span text:style-name="Source_20_Text"><text:span text:style-name="T35">if</text:span></text:span><text:span text:style-name="Source_20_Text"><text:span text:style-name="T33"> total_size </text:span></text:span><text:span text:style-name="Source_20_Text"><text:span text:style-name="T34">&gt;</text:span></text:span><text:span text:style-name="Source_20_Text"><text:span text:style-name="T33"> </text:span></text:span><text:span text:style-name="Source_20_Text"><text:span text:style-name="T41">0</text:span></text:span><text:span text:style-name="Source_20_Text"><text:span text:style-name="T33">:</text:span></text:span></text:p>
      <text:p text:style-name="P99"><text:span text:style-name="Source_20_Text"><text:span text:style-name="T39"><text:s text:c="20"/></text:span></text:span><text:span text:style-name="Source_20_Text"><text:span text:style-name="T33">percent </text:span></text:span><text:span text:style-name="Source_20_Text"><text:span text:style-name="T34">=</text:span></text:span><text:span text:style-name="Source_20_Text"><text:span text:style-name="T33"> (downloaded </text:span></text:span><text:span text:style-name="Source_20_Text"><text:span text:style-name="T34">/</text:span></text:span><text:span text:style-name="Source_20_Text"><text:span text:style-name="T33"> total_size) </text:span></text:span><text:span text:style-name="Source_20_Text"><text:span text:style-name="T34">*</text:span></text:span><text:span text:style-name="Source_20_Text"><text:span text:style-name="T33"> </text:span></text:span><text:span text:style-name="Source_20_Text"><text:span text:style-name="T41">100</text:span></text:span></text:p>
      <text:p text:style-name="P99"><text:span text:style-name="Source_20_Text"><text:span text:style-name="T39"><text:s text:c="20"/></text:span></text:span><text:span text:style-name="Source_20_Text"><text:span text:style-name="T33">speed </text:span></text:span><text:span text:style-name="Source_20_Text"><text:span text:style-name="T34">=</text:span></text:span><text:span text:style-name="Source_20_Text"><text:span text:style-name="T33"> downloaded </text:span></text:span><text:span text:style-name="Source_20_Text"><text:span text:style-name="T34">/</text:span></text:span><text:span text:style-name="Source_20_Text"><text:span text:style-name="T33"> (time.time() </text:span></text:span><text:span text:style-name="Source_20_Text"><text:span text:style-name="T34">-</text:span></text:span><text:span text:style-name="Source_20_Text"><text:span text:style-name="T33"> start_time </text:span></text:span><text:span text:style-name="Source_20_Text"><text:span text:style-name="T34">+</text:span></text:span><text:span text:style-name="Source_20_Text"><text:span text:style-name="T33"> </text:span></text:span><text:span text:style-name="Source_20_Text"><text:span text:style-name="T41">0.1</text:span></text:span><text:span text:style-name="Source_20_Text"><text:span text:style-name="T33">) </text:span></text:span><text:span text:style-name="Source_20_Text"><text:span text:style-name="T34">/</text:span></text:span><text:span text:style-name="Source_20_Text"><text:span text:style-name="T33"> </text:span></text:span><text:span text:style-name="Source_20_Text"><text:span text:style-name="T41">1024</text:span></text:span><text:span text:style-name="Source_20_Text"><text:span text:style-name="T33"> </text:span></text:span><text:span text:style-name="Source_20_Text"><text:span text:style-name="T34">/</text:span></text:span><text:span text:style-name="Source_20_Text"><text:span text:style-name="T33"> </text:span></text:span><text:span text:style-name="Source_20_Text"><text:span text:style-name="T41">1024</text:span></text:span></text:p>
      <text:p text:style-name="P99"><text:span text:style-name="Source_20_Text"><text:span text:style-name="T39"><text:s text:c="20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\r <text:s text:c="2"/>Progress: </text:span></text:span><text:span text:style-name="Source_20_Text"><text:span text:style-name="T33">{percent:.1f}</text:span></text:span><text:span text:style-name="Source_20_Text"><text:span text:style-name="T40">% (</text:span></text:span><text:span text:style-name="Source_20_Text"><text:span text:style-name="T33">{speed:.2f}</text:span></text:span><text:span text:style-name="Source_20_Text"><text:span text:style-name="T40"> MB/s)"</text:span></text:span><text:span text:style-name="Source_20_Text"><text:span text:style-name="T33">, end</text:span></text:span><text:span text:style-name="Source_20_Text"><text:span text:style-name="T34">=</text:span></text:span><text:span text:style-name="Source_20_Text"><text:span text:style-name="T40">''</text:span></text:span><text:span text:style-name="Source_20_Text"><text:span text:style-name="T33">)</text:span></text:span></text:p>
      <text:p text:style-name="P13"><text:span text:style-name="Strong_20_Emphasis">Detailed Breakdown:</text:span></text:p>
      <text:h text:style-name="P104" text:outline-level="4"><text:span text:style-name="Strong_20_Emphasis">A. Get File Size</text:span></text:h>
      <text:p text:style-name="P34">python</text:p>
      <text:p text:style-name="P99"><text:span text:style-name="Source_20_Text"><text:span text:style-name="T33">total_size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0">int</text:span></text:span><text:span text:style-name="Source_20_Text"><text:span text:style-name="T33">(response.headers.get(</text:span></text:span><text:span text:style-name="Source_20_Text"><text:span text:style-name="T40">'content-length'</text:span></text:span><text:span text:style-name="Source_20_Text"><text:span text:style-name="T33">, </text:span></text:span><text:span text:style-name="Source_20_Text"><text:span text:style-name="T41">0</text:span></text:span><text:span text:style-name="Source_20_Text"><text:span text:style-name="T33">))</text:span></text:span></text:p>
      <text:list text:style-name="L34">
        <text:list-item>
          <text:p text:style-name="P133">Extracts total file size from HTTP headers </text:p>
        </text:list-item>
        <text:list-item>
          <text:p text:style-name="P134">Example: <text:span text:style-name="Source_20_Text">52428800</text:span> bytes (50 MB) </text:p>
        </text:list-item>
      </text:list>
      <text:h text:style-name="P104" text:outline-level="4"><text:span text:style-name="Strong_20_Emphasis">B. Use Temporary File</text:span></text:h>
      <text:p text:style-name="P34">python</text:p>
      <text:p text:style-name="P99"><text:span text:style-name="Source_20_Text"><text:span text:style-name="T33">temp_path </text:span></text:span><text:span text:style-name="Source_20_Text"><text:span text:style-name="T34">=</text:span></text:span><text:span text:style-name="Source_20_Text"><text:span text:style-name="T33"> destination_path </text:span></text:span><text:span text:style-name="Source_20_Text"><text:span text:style-name="T34">+</text:span></text:span><text:span text:style-name="Source_20_Text"><text:span text:style-name="T33"> </text:span></text:span><text:span text:style-name="Source_20_Text"><text:span text:style-name="T40">".tmp"</text:span></text:span></text:p>
      <text:p text:style-name="P99"><text:span text:style-name="Source_20_Text"><text:span text:style-name="T37"># Example: "C:\TVVideos\promo_video.mp4.tmp"</text:span></text:span></text:p>
      <text:p text:style-name="P13"><text:span text:style-name="Strong_20_Emphasis">Why?</text:span></text:p>
      <text:list text:style-name="L35">
        <text:list-item>
          <text:p text:style-name="P135">If download fails/interrupts, we don't have a corrupted file </text:p>
        </text:list-item>
        <text:list-item>
          <text:p text:style-name="P136">Only rename to final name when complete </text:p>
        </text:list-item>
      </text:list>
      <text:h text:style-name="P104" text:outline-level="4"><text:span text:style-name="Strong_20_Emphasis">C. Download in Chunks</text:span></text:h>
      <text:p text:style-name="P34">python</text:p>
      <text:p text:style-name="P99"><text:span text:style-name="Source_20_Text"><text:span text:style-name="T35">for</text:span></text:span><text:span text:style-name="Source_20_Text"><text:span text:style-name="T33"> chunk </text:span></text:span><text:span text:style-name="Source_20_Text"><text:span text:style-name="T35">in</text:span></text:span><text:span text:style-name="Source_20_Text"><text:span text:style-name="T33"> response.iter_content(chunk_size</text:span></text:span><text:span text:style-name="Source_20_Text"><text:span text:style-name="T34">=</text:span></text:span><text:span text:style-name="Source_20_Text"><text:span text:style-name="T41">65536</text:span></text:span><text:span text:style-name="Source_20_Text"><text:span text:style-name="T33">):</text:span></text:span></text:p>
      <text:list text:style-name="L36">
        <text:list-item>
          <text:p text:style-name="P137">Downloads <text:span text:style-name="Strong_20_Emphasis">65,536 bytes (64 KB)</text:span> at a time </text:p>
        </text:list-item>
        <text:list-item>
          <text:p text:style-name="P138"><text:soft-page-break/>Writes each chunk to temporary file </text:p>
        </text:list-item>
      </text:list>
      <text:h text:style-name="P104" text:outline-level="4"><text:span text:style-name="Strong_20_Emphasis">D. Calculate Progress</text:span></text:h>
      <text:p text:style-name="P34">python</text:p>
      <text:p text:style-name="P99"><text:span text:style-name="Source_20_Text"><text:span text:style-name="T33">percent </text:span></text:span><text:span text:style-name="Source_20_Text"><text:span text:style-name="T34">=</text:span></text:span><text:span text:style-name="Source_20_Text"><text:span text:style-name="T33"> (downloaded </text:span></text:span><text:span text:style-name="Source_20_Text"><text:span text:style-name="T34">/</text:span></text:span><text:span text:style-name="Source_20_Text"><text:span text:style-name="T33"> total_size) </text:span></text:span><text:span text:style-name="Source_20_Text"><text:span text:style-name="T34">*</text:span></text:span><text:span text:style-name="Source_20_Text"><text:span text:style-name="T33"> </text:span></text:span><text:span text:style-name="Source_20_Text"><text:span text:style-name="T41">100</text:span></text:span></text:p>
      <text:p text:style-name="P99"><text:span text:style-name="Source_20_Text"><text:span text:style-name="T33">speed </text:span></text:span><text:span text:style-name="Source_20_Text"><text:span text:style-name="T34">=</text:span></text:span><text:span text:style-name="Source_20_Text"><text:span text:style-name="T33"> downloaded </text:span></text:span><text:span text:style-name="Source_20_Text"><text:span text:style-name="T34">/</text:span></text:span><text:span text:style-name="Source_20_Text"><text:span text:style-name="T33"> (time.time() </text:span></text:span><text:span text:style-name="Source_20_Text"><text:span text:style-name="T34">-</text:span></text:span><text:span text:style-name="Source_20_Text"><text:span text:style-name="T33"> start_time </text:span></text:span><text:span text:style-name="Source_20_Text"><text:span text:style-name="T34">+</text:span></text:span><text:span text:style-name="Source_20_Text"><text:span text:style-name="T33"> </text:span></text:span><text:span text:style-name="Source_20_Text"><text:span text:style-name="T41">0.1</text:span></text:span><text:span text:style-name="Source_20_Text"><text:span text:style-name="T33">) </text:span></text:span><text:span text:style-name="Source_20_Text"><text:span text:style-name="T34">/</text:span></text:span><text:span text:style-name="Source_20_Text"><text:span text:style-name="T33"> </text:span></text:span><text:span text:style-name="Source_20_Text"><text:span text:style-name="T41">1024</text:span></text:span><text:span text:style-name="Source_20_Text"><text:span text:style-name="T33"> </text:span></text:span><text:span text:style-name="Source_20_Text"><text:span text:style-name="T34">/</text:span></text:span><text:span text:style-name="Source_20_Text"><text:span text:style-name="T33"> </text:span></text:span><text:span text:style-name="Source_20_Text"><text:span text:style-name="T41">1024</text:span></text:span></text:p>
      <text:p text:style-name="P13"><text:span text:style-name="Strong_20_Emphasis">Example Calculation:</text:span></text:p>
      <text:p text:style-name="P34">python</text:p>
      <text:p text:style-name="P128"><text:span text:style-name="Source_20_Text"><text:span text:style-name="T36"># After downloading 26,214,400 bytes (25 MB) in 10 seconds:</text:span></text:span></text:p>
      <text:p text:style-name="P99"><text:span text:style-name="Source_20_Text"><text:span text:style-name="T33">percent </text:span></text:span><text:span text:style-name="Source_20_Text"><text:span text:style-name="T34">=</text:span></text:span><text:span text:style-name="Source_20_Text"><text:span text:style-name="T33"> (</text:span></text:span><text:span text:style-name="Source_20_Text"><text:span text:style-name="T41">26214400</text:span></text:span><text:span text:style-name="Source_20_Text"><text:span text:style-name="T33"> </text:span></text:span><text:span text:style-name="Source_20_Text"><text:span text:style-name="T34">/</text:span></text:span><text:span text:style-name="Source_20_Text"><text:span text:style-name="T33"> </text:span></text:span><text:span text:style-name="Source_20_Text"><text:span text:style-name="T41">52428800</text:span></text:span><text:span text:style-name="Source_20_Text"><text:span text:style-name="T33">) </text:span></text:span><text:span text:style-name="Source_20_Text"><text:span text:style-name="T34">*</text:span></text:span><text:span text:style-name="Source_20_Text"><text:span text:style-name="T33"> </text:span></text:span><text:span text:style-name="Source_20_Text"><text:span text:style-name="T41">100</text:span></text:span><text:span text:style-name="Source_20_Text"><text:span text:style-name="T33">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1">50.0</text:span></text:span><text:span text:style-name="Source_20_Text"><text:span text:style-name="T34">%</text:span></text:span></text:p>
      <text:p text:style-name="P99"><text:span text:style-name="Source_20_Text"><text:span text:style-name="T33">speed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1">26214400</text:span></text:span><text:span text:style-name="Source_20_Text"><text:span text:style-name="T33"> </text:span></text:span><text:span text:style-name="Source_20_Text"><text:span text:style-name="T34">/</text:span></text:span><text:span text:style-name="Source_20_Text"><text:span text:style-name="T33"> </text:span></text:span><text:span text:style-name="Source_20_Text"><text:span text:style-name="T41">10.1</text:span></text:span><text:span text:style-name="Source_20_Text"><text:span text:style-name="T33"> </text:span></text:span><text:span text:style-name="Source_20_Text"><text:span text:style-name="T34">/</text:span></text:span><text:span text:style-name="Source_20_Text"><text:span text:style-name="T33"> </text:span></text:span><text:span text:style-name="Source_20_Text"><text:span text:style-name="T41">1024</text:span></text:span><text:span text:style-name="Source_20_Text"><text:span text:style-name="T33"> </text:span></text:span><text:span text:style-name="Source_20_Text"><text:span text:style-name="T34">/</text:span></text:span><text:span text:style-name="Source_20_Text"><text:span text:style-name="T33"> </text:span></text:span><text:span text:style-name="Source_20_Text"><text:span text:style-name="T41">1024</text:span></text:span><text:span text:style-name="Source_20_Text"><text:span text:style-name="T33">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1">2.48</text:span></text:span><text:span text:style-name="Source_20_Text"><text:span text:style-name="T33"> MB</text:span></text:span><text:span text:style-name="Source_20_Text"><text:span text:style-name="T34">/</text:span></text:span><text:span text:style-name="Source_20_Text"><text:span text:style-name="T33">s</text:span></text:span></text:p>
      <text:p text:style-name="P115"/>
      <text:p text:style-name="P99"><text:span text:style-name="Source_20_Text"><text:span text:style-name="T37"># Output: " <text:s text:c="2"/>Progress: 50.0% (2.48 MB/s)"</text:span></text:span></text:p>
      <text:p text:style-name="P13"><text:span text:style-name="Strong_20_Emphasis">Why </text:span><text:span text:style-name="Strong_20_Emphasis"><text:span text:style-name="Source_20_Text">+ 0.1</text:span></text:span><text:span text:style-name="Strong_20_Emphasis"> in speed calculation?</text:span></text:p>
      <text:list text:style-name="L37">
        <text:list-item>
          <text:p text:style-name="P139">Prevents division by zero if calculation happens instantly </text:p>
        </text:list-item>
        <text:list-item>
          <text:p text:style-name="P140">Provides more stable speed readings </text:p>
        </text:list-item>
      </text:list>
      <text:h text:style-name="P104" text:outline-level="4"><text:span text:style-name="Strong_20_Emphasis">E. Live Progress Display</text:span></text:h>
      <text:p text:style-name="P34">python</text:p>
      <text:p text:style-name="P99"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\r <text:s text:c="2"/>Progress: </text:span></text:span><text:span text:style-name="Source_20_Text"><text:span text:style-name="T33">{percent:.1f}</text:span></text:span><text:span text:style-name="Source_20_Text"><text:span text:style-name="T40">% (</text:span></text:span><text:span text:style-name="Source_20_Text"><text:span text:style-name="T33">{speed:.2f}</text:span></text:span><text:span text:style-name="Source_20_Text"><text:span text:style-name="T40"> MB/s)"</text:span></text:span><text:span text:style-name="Source_20_Text"><text:span text:style-name="T33">, end</text:span></text:span><text:span text:style-name="Source_20_Text"><text:span text:style-name="T34">=</text:span></text:span><text:span text:style-name="Source_20_Text"><text:span text:style-name="T40">''</text:span></text:span><text:span text:style-name="Source_20_Text"><text:span text:style-name="T33">)</text:span></text:span></text:p>
      <text:list text:style-name="L38">
        <text:list-item>
          <text:p text:style-name="P141"><text:span text:style-name="Source_20_Text">\r</text:span>: Carriage return - overwrites same line </text:p>
        </text:list-item>
        <text:list-item>
          <text:p text:style-name="P141"><text:span text:style-name="Source_20_Text">end=''</text:span>: Prevents newline, keeps updating same line </text:p>
        </text:list-item>
        <text:list-item>
          <text:p text:style-name="P142">Creates dynamic progress bar effect </text:p>
        </text:list-item>
      </text:list>
      <text:h text:style-name="P33" text:outline-level="3"><text:span text:style-name="Strong_20_Emphasis">7. Finalize Download (Atomic Rename)</text:span></text:h>
      <text:p text:style-name="P34">python</text:p>
      <text:p text:style-name="P99"><text:span text:style-name="Source_20_Text"><text:span text:style-name="T35">if</text:span></text:span><text:span text:style-name="Source_20_Text"><text:span text:style-name="T33"> os.path.exists(destination_path):</text:span></text:span></text:p>
      <text:p text:style-name="P99"><text:span text:style-name="Source_20_Text"><text:span text:style-name="T39"><text:s text:c="4"/></text:span></text:span><text:span text:style-name="Source_20_Text"><text:span text:style-name="T33">os.remove(destination_path)</text:span></text:span></text:p>
      <text:p text:style-name="P99"><text:span text:style-name="Source_20_Text"><text:span text:style-name="T33">os.rename(temp_path, destination_path)</text:span></text:span></text:p>
      <text:p text:style-name="P115"><text:span text:style-name="Source_20_Text"><text:span text:style-name="T33">```</text:span></text:span></text:p>
      <text:p text:style-name="P115"/>
      <text:p text:style-name="P99"><text:span text:style-name="Source_20_Text"><text:span text:style-name="T34">**</text:span></text:span><text:span text:style-name="Source_20_Text"><text:span text:style-name="T33">What happens:</text:span></text:span><text:span text:style-name="Source_20_Text"><text:span text:style-name="T34">**</text:span></text:span></text:p>
      <text:p text:style-name="P99"><text:span text:style-name="Source_20_Text"><text:span text:style-name="T41">1.</text:span></text:span><text:span text:style-name="Source_20_Text"><text:span text:style-name="T33"> Delete old video </text:span></text:span><text:span text:style-name="Source_20_Text"><text:span text:style-name="T40">file</text:span></text:span><text:span text:style-name="Source_20_Text"><text:span text:style-name="T33"> </text:span></text:span><text:span text:style-name="Source_20_Text"><text:span text:style-name="T35">if</text:span></text:span><text:span text:style-name="Source_20_Text"><text:span text:style-name="T33"> exists</text:span></text:span></text:p>
      <text:p text:style-name="P99"><text:span text:style-name="Source_20_Text"><text:span text:style-name="T41">2.</text:span></text:span><text:span text:style-name="Source_20_Text"><text:span text:style-name="T33"> Rename `.tmp` </text:span></text:span><text:span text:style-name="Source_20_Text"><text:span text:style-name="T40">file</text:span></text:span><text:span text:style-name="Source_20_Text"><text:span text:style-name="T33"> to final filename</text:span></text:span></text:p>
      <text:p text:style-name="P115"/>
      <text:p text:style-name="P99"><text:soft-page-break/><text:span text:style-name="Source_20_Text"><text:span text:style-name="T34">**</text:span></text:span><text:span text:style-name="Source_20_Text"><text:span text:style-name="T33">Example:</text:span></text:span><text:span text:style-name="Source_20_Text"><text:span text:style-name="T34">**</text:span></text:span></text:p>
      <text:p text:style-name="P115"><text:span text:style-name="Source_20_Text"><text:span text:style-name="T33">```</text:span></text:span></text:p>
      <text:p text:style-name="P99"><text:span text:style-name="Source_20_Text"><text:span text:style-name="T33">Before: C:\TVVideos\promo_video.mp4.tmp (downloaded)</text:span></text:span></text:p>
      <text:p text:style-name="P99"><text:span text:style-name="Source_20_Text"><text:span text:style-name="T33">After: <text:s/>C:\TVVideos\promo_video.mp4 (ready to play)</text:span></text:span></text:p>
      <text:p text:style-name="P13"><text:span text:style-name="Strong_20_Emphasis">Why this approach?</text:span></text:p>
      <text:list text:style-name="L39">
        <text:list-item>
          <text:p text:style-name="P143"><text:span text:style-name="Strong_20_Emphasis">Atomic operation</text:span>: File appears complete only when fully downloaded </text:p>
        </text:list-item>
        <text:list-item>
          <text:p text:style-name="P143">If download fails, you still have old video playing </text:p>
        </text:list-item>
        <text:list-item>
          <text:p text:style-name="P144">No partially downloaded files polluting the folder</text:p>
        </text:list-item>
      </text:list>
      <text:h text:style-name="P33" text:outline-level="3"><text:span text:style-name="Strong_20_Emphasis">8. Update Tracking Variables</text:span></text:h>
      <text:p text:style-name="P34">python</text:p>
      <text:p text:style-name="P99"><text:span text:style-name="Source_20_Text"><text:span text:style-name="T33">self.current_video_id </text:span></text:span><text:span text:style-name="Source_20_Text"><text:span text:style-name="T34">=</text:span></text:span><text:span text:style-name="Source_20_Text"><text:span text:style-name="T33"> file_id</text:span></text:span></text:p>
      <text:p text:style-name="P99"><text:span text:style-name="Source_20_Text"><text:span text:style-name="T33">self.current_video_name </text:span></text:span><text:span text:style-name="Source_20_Text"><text:span text:style-name="T34">=</text:span></text:span><text:span text:style-name="Source_20_Text"><text:span text:style-name="T33"> filename</text:span></text:span></text:p>
      <text:p text:style-name="P99"><text:span text:style-name="Source_20_Text"><text:span text:style-name="T35">return</text:span></text:span><text:span text:style-name="Source_20_Text"><text:span text:style-name="T33"> destination_path</text:span></text:span></text:p>
      <text:list text:style-name="L40">
        <text:list-item>
          <text:p text:style-name="P145">Records which video is now current </text:p>
        </text:list-item>
        <text:list-item>
          <text:p text:style-name="P145">Used by skip-check (step 3) in future runs </text:p>
        </text:list-item>
        <text:list-item>
          <text:p text:style-name="P146">Returns path so VLC player can start playback </text:p>
        </text:list-item>
      </text:list>
      <text:p text:style-name="P102"/>
      <text:h text:style-name="P127" text:outline-level="2"><text:span text:style-name="Strong_20_Emphasis"><text:span text:style-name="T60">Complete Example Scenario</text:span></text:span></text:h>
      <text:h text:style-name="P98" text:outline-level="3"><text:span text:style-name="Strong_20_Emphasis">Initial Download:</text:span></text:h>
      <text:p text:style-name="P34">python</text:p>
      <text:p text:style-name="P99"><text:span text:style-name="Source_20_Text"><text:span text:style-name="T33">file_info </text:span></text:span><text:span text:style-name="Source_20_Text"><text:span text:style-name="T34">=</text:span></text:span><text:span text:style-name="Source_20_Text"><text:span text:style-name="T33"> {</text:span></text:span></text:p>
      <text:p text:style-name="P99"><text:span text:style-name="Source_20_Text"><text:span text:style-name="T39"><text:s text:c="4"/></text:span></text:span><text:span text:style-name="Source_20_Text"><text:span text:style-name="T40">'id'</text:span></text:span><text:span text:style-name="Source_20_Text"><text:span text:style-name="T33">: </text:span></text:span><text:span text:style-name="Source_20_Text"><text:span text:style-name="T40">'1aBc123XyZ'</text:span></text:span><text:span text:style-name="Source_20_Text"><text:span text:style-name="T33">,</text:span></text:span></text:p>
      <text:p text:style-name="P99"><text:span text:style-name="Source_20_Text"><text:span text:style-name="T39"><text:s text:c="4"/></text:span></text:span><text:span text:style-name="Source_20_Text"><text:span text:style-name="T40">'name'</text:span></text:span><text:span text:style-name="Source_20_Text"><text:span text:style-name="T33">: </text:span></text:span><text:span text:style-name="Source_20_Text"><text:span text:style-name="T40">'summer_sale.mp4'</text:span></text:span><text:span text:style-name="Source_20_Text"><text:span text:style-name="T33">,</text:span></text:span></text:p>
      <text:p text:style-name="P99"><text:span text:style-name="Source_20_Text"><text:span text:style-name="T39"><text:s text:c="4"/></text:span></text:span><text:span text:style-name="Source_20_Text"><text:span text:style-name="T40">'size'</text:span></text:span><text:span text:style-name="Source_20_Text"><text:span text:style-name="T33">: </text:span></text:span><text:span text:style-name="Source_20_Text"><text:span text:style-name="T40">'104857600'</text:span></text:span><text:span text:style-name="Source_20_Text"><text:span text:style-name="T33"> <text:s/></text:span></text:span><text:span text:style-name="Source_20_Text"><text:span text:style-name="T37"># 100 MB</text:span></text:span></text:p>
      <text:p text:style-name="P99"><text:span text:style-name="Source_20_Text"><text:span text:style-name="T33">}</text:span></text:span></text:p>
      <text:p text:style-name="P115"/>
      <text:p text:style-name="P128"><text:span text:style-name="Source_20_Text"><text:span text:style-name="T36"># Call function</text:span></text:span></text:p>
      <text:p text:style-name="P99"><text:span text:style-name="Source_20_Text"><text:span text:style-name="T33">path </text:span></text:span><text:span text:style-name="Source_20_Text"><text:span text:style-name="T34">=</text:span></text:span><text:span text:style-name="Source_20_Text"><text:span text:style-name="T33"> player.download_video(file_info)</text:span></text:span></text:p>
      <text:p text:style-name="P115"/>
      <text:p text:style-name="P128"><text:span text:style-name="Source_20_Text"><text:span text:style-name="T36"># Console output:</text:span></text:span></text:p>
      <text:p text:style-name="P128"><text:span text:style-name="Source_20_Text"><text:span text:style-name="T36"># 📥 Downloading summer_sale.mp4...</text:span></text:span></text:p>
      <text:p text:style-name="P128"><text:span text:style-name="Source_20_Text"><text:span text:style-name="T36"># <text:s text:c="3"/>Progress: 25.0% (3.45 MB/s)</text:span></text:span></text:p>
      <text:p text:style-name="P128"><text:soft-page-break/><text:span text:style-name="Source_20_Text"><text:span text:style-name="T36"># <text:s text:c="3"/>Progress: 50.0% (3.52 MB/s)</text:span></text:span></text:p>
      <text:p text:style-name="P128"><text:span text:style-name="Source_20_Text"><text:span text:style-name="T36"># <text:s text:c="3"/>Progress: 75.0% (3.48 MB/s)</text:span></text:span></text:p>
      <text:p text:style-name="P128"><text:span text:style-name="Source_20_Text"><text:span text:style-name="T36"># <text:s text:c="3"/>Progress: 100.0% (3.50 MB/s)</text:span></text:span></text:p>
      <text:p text:style-name="P128"><text:span text:style-name="Source_20_Text"><text:span text:style-name="T36"># </text:span></text:span></text:p>
      <text:p text:style-name="P99"><text:span text:style-name="Source_20_Text"><text:span text:style-name="T37"># Returns: "C:\TVVideos\summer_sale.mp4"</text:span></text:span></text:p>
      <text:p text:style-name="P109">------------------------------------------------------------------------------------------------------------------------</text:p>
      <text:h text:style-name="P20" text:outline-level="1">Detailed Explanation of <text:span text:style-name="Source_20_Text">create_vlc_playlist</text:span> Function</text:h>
      <text:p text:style-name="P3"><text:span text:style-name="T11">def</text:span> <text:span text:style-name="T4">create_vlc_playlist</text:span>(<text:span text:style-name="T27">self</text:span>, <text:span text:style-name="T27">video_path</text:span>):</text:p>
      <text:p text:style-name="P5">        <text:span text:style-name="T20">"""Create a VLC playlist file for reliable looping"""</text:span></text:p>
      <text:p text:style-name="P5">        <text:span text:style-name="T23">try</text:span><text:span text:style-name="T17">:</text:span></text:p>
      <text:p text:style-name="P5">            <text:span text:style-name="T16">download_path</text:span><text:span text:style-name="T17"> </text:span><text:span text:style-name="T18">=</text:span><text:span text:style-name="T17"> </text:span><text:span text:style-name="T16">self</text:span><text:span text:style-name="T17">.</text:span><text:span text:style-name="T16">config</text:span><text:span text:style-name="T17">.get(</text:span><text:span text:style-name="T20">'download_folder'</text:span><text:span text:style-name="T17">, </text:span><text:span text:style-name="T22">r</text:span><text:span text:style-name="T63">"C:</text:span><text:span text:style-name="T24">\T</text:span><text:span text:style-name="T63">VVideos"</text:span><text:span text:style-name="T17">)</text:span></text:p>
      <text:p text:style-name="P5">            <text:span text:style-name="T16">playlist_path</text:span><text:span text:style-name="T17"> </text:span><text:span text:style-name="T18">=</text:span><text:span text:style-name="T17"> </text:span><text:span text:style-name="T25">os</text:span><text:span text:style-name="T17">.</text:span><text:span text:style-name="T16">path</text:span><text:span text:style-name="T17">.</text:span><text:span text:style-name="T19">join</text:span><text:span text:style-name="T17">(</text:span><text:span text:style-name="T16">download_path</text:span><text:span text:style-name="T17">, </text:span><text:span text:style-name="T20">"playlist.m3u8"</text:span><text:span text:style-name="T17">)</text:span></text:p>
      <text:p text:style-name="P5">            <text:span text:style-name="T23">with</text:span><text:span text:style-name="T17"> </text:span><text:span text:style-name="T19">open</text:span><text:span text:style-name="T17">(</text:span><text:span text:style-name="T16">playlist_path</text:span><text:span text:style-name="T17">, </text:span><text:span text:style-name="T20">'w'</text:span><text:span text:style-name="T17">, </text:span><text:span text:style-name="T16">encoding</text:span><text:span text:style-name="T18">=</text:span><text:span text:style-name="T20">'utf-8'</text:span><text:span text:style-name="T17">) </text:span><text:span text:style-name="T23">as</text:span><text:span text:style-name="T17"> </text:span><text:span text:style-name="T16">f</text:span><text:span text:style-name="T17">:</text:span></text:p>
      <text:p text:style-name="P5">                <text:span text:style-name="T16">f</text:span><text:span text:style-name="T17">.</text:span><text:span text:style-name="T19">write</text:span><text:span text:style-name="T17">(</text:span><text:span text:style-name="T20">"#EXTM3U</text:span><text:span text:style-name="T24">\n</text:span><text:span text:style-name="T20">"</text:span><text:span text:style-name="T17">)</text:span></text:p>
      <text:p text:style-name="P5">                <text:span text:style-name="T16">f</text:span><text:span text:style-name="T17">.</text:span><text:span text:style-name="T19">write</text:span><text:span text:style-name="T17">(</text:span><text:span text:style-name="T22">f</text:span><text:span text:style-name="T20">"#EXTINF:-1,</text:span><text:span text:style-name="T22">{</text:span><text:span text:style-name="T25">os</text:span><text:span text:style-name="T17">.</text:span><text:span text:style-name="T16">path</text:span><text:span text:style-name="T17">.</text:span><text:span text:style-name="T19">basename</text:span><text:span text:style-name="T17">(</text:span><text:span text:style-name="T16">video_path</text:span><text:span text:style-name="T17">)</text:span><text:span text:style-name="T22">}</text:span><text:span text:style-name="T24">\n</text:span><text:span text:style-name="T20">"</text:span><text:span text:style-name="T17">)</text:span></text:p>
      <text:p text:style-name="P5">                <text:span text:style-name="T16">f</text:span><text:span text:style-name="T17">.</text:span><text:span text:style-name="T19">write</text:span><text:span text:style-name="T17">(</text:span><text:span text:style-name="T22">f</text:span><text:span text:style-name="T20">"</text:span><text:span text:style-name="T22">{</text:span><text:span text:style-name="T16">video_path</text:span><text:span text:style-name="T22">}</text:span><text:span text:style-name="T24">\n</text:span><text:span text:style-name="T20">"</text:span><text:span text:style-name="T17">)</text:span></text:p>
      <text:p text:style-name="P5">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Created playlist: </text:span><text:span text:style-name="T22">{</text:span><text:span text:style-name="T16">playlist_path</text:span><text:span text:style-name="T22">}</text:span><text:span text:style-name="T20">"</text:span><text:span text:style-name="T17">)</text:span></text:p>
      <text:p text:style-name="P5">            <text:span text:style-name="T23">return</text:span><text:span text:style-name="T17"> </text:span><text:span text:style-name="T16">playlist_path</text:span></text:p>
      <text:p text:style-name="P5">        <text:span text:style-name="T23">except</text:span><text:span text:style-name="T17"> </text:span><text:span text:style-name="T25">Exception</text:span><text:span text:style-name="T17"> </text:span><text:span text:style-name="T23">as</text:span><text:span text:style-name="T17"> </text:span><text:span text:style-name="T16">e</text:span><text:span text:style-name="T17">:</text:span></text:p>
      <text:p text:style-name="P5">            <text:span text:style-name="T25">logging</text:span><text:span text:style-name="T17">.</text:span><text:span text:style-name="T19">error</text:span><text:span text:style-name="T17">(</text:span><text:span text:style-name="T22">f</text:span><text:span text:style-name="T20">"Error creating playlist: </text:span><text:span text:style-name="T22">{</text:span><text:span text:style-name="T16">e</text:span><text:span text:style-name="T22">}</text:span><text:span text:style-name="T20">"</text:span><text:span text:style-name="T17">)</text:span></text:p>
      <text:p text:style-name="P5">            <text:span text:style-name="T23">return</text:span><text:span text:style-name="T17"> </text:span><text:span text:style-name="T22">None</text:span></text:p>
      <text:p text:style-name="P147"/>
      <text:h text:style-name="P127" text:outline-level="2">How It Works</text:h>
      <text:p text:style-name="P148">The purpose: allow VLC Media Player to <text:span text:style-name="Strong_20_Emphasis">loop the same video repeatedly or play in sequence reliably</text:span>.</text:p>
      <text:p text:style-name="P102"/>
      <text:h text:style-name="P127" text:outline-level="2">🔹 Step 1: Determine where the playlist will be saved</text:h>
      <text:p text:style-name="P149"><text:span text:style-name="Source_20_Text">download_path = self.config.get('download_folder', r"C:\TVVideos")</text:span></text:p>
      <text:p text:style-name="P150"><text:span text:style-name="Source_20_Text">playlist_path = os.path.join(download_path, "playlist.m3u8")</text:span></text:p>
      <text:list text:style-name="L41">
        <text:list-item>
          <text:p text:style-name="P151">Reads from configuration (<text:span text:style-name="Source_20_Text">self.config['download_folder']</text:span>).<text:line-break/>→ If not defined, defaults to <text:span text:style-name="Source_20_Text">C:\TVVideos</text:span>.</text:p>
        </text:list-item>
        <text:list-item>
          <text:p text:style-name="P151">Constructs the full file path for the playlist:</text:p>
          <text:p text:style-name="P152"><text:span text:style-name="Source_20_Text">C:\TVVideos\playlist.m3u8</text:span></text:p>
        </text:list-item>
      </text:list>
      <text:p text:style-name="P13">This ensures that the playlist and the downloaded video are stored in the same folder.</text:p>
      <text:p text:style-name="P102"/>
      <text:h text:style-name="P127" text:outline-level="2"><text:soft-page-break/>🔹 Step 2: Create and write the playlist file</text:h>
      <text:p text:style-name="P149"><text:span text:style-name="Source_20_Text">with open(playlist_path, 'w', encoding='utf-8') as f:</text:span></text:p>
      <text:p text:style-name="P150"><text:span text:style-name="Source_20_Text"><text:s text:c="4"/>f.write("#EXTM3U\n")</text:span></text:p>
      <text:p text:style-name="P150"><text:span text:style-name="Source_20_Text"><text:s text:c="4"/>f.write(f"#EXTINF:-1,{os.path.basename(video_path)}\n")</text:span></text:p>
      <text:p text:style-name="P150"><text:span text:style-name="Source_20_Text"><text:s text:c="4"/>f.write(f"{video_path}\n")</text:span></text:p>
      <text:p text:style-name="P13">This is where the <text:span text:style-name="Source_20_Text">.m3u8</text:span> file is actually written.<text:line-break/>Let’s break it line by line.</text:p>
      <text:p text:style-name="P102"/>
      <text:h text:style-name="P98" text:outline-level="3">🔸 Line 1 — M3U Header</text:h>
      <text:p text:style-name="P149"><text:span text:style-name="Source_20_Text">f.write("#EXTM3U\n")</text:span></text:p>
      <text:list text:style-name="L42">
        <text:list-item>
          <text:p text:style-name="P153">This line <text:span text:style-name="Strong_20_Emphasis">identifies the file as an extended M3U playlist</text:span>.</text:p>
        </text:list-item>
        <text:list-item>
          <text:p text:style-name="P153">All modern media players (including VLC) expect this header line.</text:p>
        </text:list-item>
        <text:list-item>
          <text:p text:style-name="P153">Without this, VLC might treat it as a plain text file instead of a structured playlist.</text:p>
        </text:list-item>
      </text:list>
      <text:p text:style-name="P102"/>
      <text:h text:style-name="P98" text:outline-level="3">🔸 Line 2 — Track Info (Metadata)</text:h>
      <text:p text:style-name="P149"><text:span text:style-name="Source_20_Text">f.write(f"#EXTINF:-1,{os.path.basename(video_path)}\n")</text:span></text:p>
      <text:list text:style-name="L43">
        <text:list-item>
          <text:p text:style-name="P154"><text:span text:style-name="Source_20_Text">#EXTINF</text:span> = <text:span text:style-name="Strong_20_Emphasis">Extended Info tag</text:span> used in M3U format.</text:p>
        </text:list-item>
        <text:list-item>
          <text:p text:style-name="P154">The syntax is:</text:p>
          <text:p text:style-name="P155"><text:span text:style-name="Source_20_Text">#EXTINF:&lt;duration&gt;,&lt;display title&gt;</text:span></text:p>
          <text:list>
            <text:list-item>
              <text:p text:style-name="P154">Duration: <text:span text:style-name="Source_20_Text">-1</text:span> means <text:span text:style-name="Emphasis">unknown or indefinite duration</text:span> (useful for streams or looping).</text:p>
            </text:list-item>
            <text:list-item>
              <text:p text:style-name="P154">Display title: the name of the video (without folder path).</text:p>
            </text:list-item>
          </text:list>
        </text:list-item>
      </text:list>
      <text:p text:style-name="P13">Example output:</text:p>
      <text:p text:style-name="P149"><text:span text:style-name="Source_20_Text">#EXTINF:-1,promo_video.mp4</text:span></text:p>
      <text:p text:style-name="P13">This tells VLC how to display the video name in its playlist UI.</text:p>
      <text:p text:style-name="P102"/>
      <text:h text:style-name="P98" text:outline-level="3">🔸 Line 3 — File Path to the Video</text:h>
      <text:p text:style-name="P149"><text:span text:style-name="Source_20_Text">f.write(f"{video_path}\n")</text:span></text:p>
      <text:list text:style-name="L44">
        <text:list-item>
          <text:p text:style-name="P156">This line specifies the <text:span text:style-name="Strong_20_Emphasis">absolute path</text:span> to the video file that VLC should play.</text:p>
        </text:list-item>
        <text:list-item>
          <text:p text:style-name="P156">Example:</text:p>
          <text:p text:style-name="P157"><text:span text:style-name="Source_20_Text">C:\TVVideos\promo_video.mp4</text:span></text:p>
        </text:list-item>
      </text:list>
      <text:p text:style-name="P13">Together, the final file content looks like:</text:p>
      <text:p text:style-name="P149"><text:span text:style-name="Source_20_Text">#EXTM3U</text:span></text:p>
      <text:p text:style-name="P150"><text:span text:style-name="Source_20_Text">#EXTINF:-1,promo_video.mp4</text:span></text:p>
      <text:p text:style-name="P150"><text:span text:style-name="Source_20_Text">C:\TVVideos\promo_video.mp4</text:span></text:p>
      <text:p text:style-name="P102"><text:soft-page-break/></text:p>
      <text:h text:style-name="P127" text:outline-level="2">🔹 Step 3: Logging and Return</text:h>
      <text:p text:style-name="P149"><text:span text:style-name="Source_20_Text">logging.info(f"Created playlist: {playlist_path}")</text:span></text:p>
      <text:p text:style-name="P150"><text:span text:style-name="Source_20_Text">return playlist_path</text:span></text:p>
      <text:list text:style-name="L45">
        <text:list-item>
          <text:p text:style-name="P158">Writes an info log entry for monitoring:</text:p>
          <text:p text:style-name="P159"><text:span text:style-name="Source_20_Text">INFO: Created playlist: C:\TVVideos\playlist.m3u8</text:span></text:p>
        </text:list-item>
        <text:list-item>
          <text:p text:style-name="P158">Returns the path so that another function (e.g., one that launches VLC) can use it.</text:p>
        </text:list-item>
      </text:list>
      <text:p text:style-name="P102"/>
      <text:h text:style-name="P127" text:outline-level="2">🔹 Step 4: Error Handling</text:h>
      <text:p text:style-name="P149"><text:span text:style-name="Source_20_Text">except Exception as e:</text:span></text:p>
      <text:p text:style-name="P150"><text:span text:style-name="Source_20_Text"><text:s text:c="4"/>logging.error(f"Error creating playlist: {e}")</text:span></text:p>
      <text:p text:style-name="P150"><text:span text:style-name="Source_20_Text"><text:s text:c="4"/>return None</text:span></text:p>
      <text:list text:style-name="L46">
        <text:list-item>
          <text:p text:style-name="P160">Catches and logs any errors that occur (e.g., no write permissions, path issues).</text:p>
        </text:list-item>
        <text:list-item>
          <text:p text:style-name="P160">Prevents program crash and returns <text:span text:style-name="Source_20_Text">None</text:span>.</text:p>
        </text:list-item>
      </text:list>
      <text:p text:style-name="P102"/>
      <text:h text:style-name="P127" text:outline-level="2">🔹 What is <text:span text:style-name="Source_20_Text">.m3u8</text:span>?</text:h>
      <text:p text:style-name="P13">An <text:span text:style-name="Source_20_Text">.m3u8</text:span> file is a <text:span text:style-name="Strong_20_Emphasis">UTF-8 encoded text file</text:span> that lists one or more media files for a player to stream or loop.<text:line-break/>It’s commonly used for:</text:p>
      <text:list text:style-name="L47">
        <text:list-item>
          <text:p text:style-name="P161">Playlists in VLC, iTunes, Winamp</text:p>
        </text:list-item>
        <text:list-item>
          <text:p text:style-name="P161">HLS (HTTP Live Streaming) video streams</text:p>
        </text:list-item>
      </text:list>
      <text:p text:style-name="P102"/>
      <text:h text:style-name="P127" text:outline-level="2">🔹 How VLC Uses It</text:h>
      <text:p text:style-name="P13">When you run:</text:p>
      <text:p text:style-name="P149"><text:span text:style-name="Source_20_Text">vlc "C:\TVVideos\playlist.m3u8" --loop</text:span></text:p>
      <text:p text:style-name="P13">VLC:</text:p>
      <text:list text:style-name="L48">
        <text:list-item>
          <text:p text:style-name="P162">Reads the <text:span text:style-name="Source_20_Text">.m3u8</text:span> file</text:p>
        </text:list-item>
        <text:list-item>
          <text:p text:style-name="P162">Finds the listed video(s)</text:p>
        </text:list-item>
        <text:list-item>
          <text:p text:style-name="P162">Plays them in order</text:p>
        </text:list-item>
        <text:list-item>
          <text:p text:style-name="P162">Automatically loops (if <text:span text:style-name="Source_20_Text">--loop</text:span> or “Repeat All” is enabled)</text:p>
        </text:list-item>
      </text:list>
      <text:p text:style-name="P13">So even if the file changes later (e.g., a new video replaces the old one), VLC will still read from the same playlist path and play the new file.</text:p>
      <text:p text:style-name="P102"/>
      <text:h text:style-name="P127" text:outline-level="2"><text:soft-page-break/>🔹 Example Flow in Your System</text:h>
      <text:p text:style-name="P13">Let’s say your earlier <text:span text:style-name="Source_20_Text">download_video()</text:span> function downloaded:</text:p>
      <text:p text:style-name="P149"><text:span text:style-name="Source_20_Text">C:\TVVideos\showroom_ad.mp4</text:span></text:p>
      <text:p text:style-name="P13">Then this function:</text:p>
      <text:p text:style-name="P149"><text:span text:style-name="Source_20_Text">self.create_vlc_playlist("C:\\TVVideos\\showroom_ad.mp4")</text:span></text:p>
      <text:p text:style-name="P13">creates:</text:p>
      <text:p text:style-name="P149"><text:span text:style-name="Source_20_Text">C:\TVVideos\playlist.m3u8</text:span></text:p>
      <text:p text:style-name="P13">with contents:</text:p>
      <text:p text:style-name="P149"><text:span text:style-name="Source_20_Text">#EXTM3U</text:span></text:p>
      <text:p text:style-name="P150"><text:span text:style-name="Source_20_Text">#EXTINF:-1,showroom_ad.mp4</text:span></text:p>
      <text:p text:style-name="P150"><text:span text:style-name="Source_20_Text">C:\TVVideos\showroom_ad.mp4</text:span></text:p>
      <text:p text:style-name="P13">Later, another method might call VLC using:</text:p>
      <text:p text:style-name="P149"><text:span text:style-name="Source_20_Text">os.system(f'vlc "{playlist_path}" --fullscreen --loop')</text:span></text:p>
      <text:p text:style-name="P13">That causes <text:span text:style-name="Strong_20_Emphasis">continuous, hands-free video looping</text:span> on the TV.</text:p>
      <text:p text:style-name="P148">--------------------------------------------------------------------------------------------------------------</text:p>
      <text:h text:style-name="Heading_20_1" text:outline-level="1">Detailed Explanation of <text:span text:style-name="Source_20_Text">play_video_loop</text:span> Method</text:h>
      <text:p text:style-name="P163"><text:span text:style-name="T11">def</text:span> <text:span text:style-name="T4">play_video_loop</text:span>(<text:span text:style-name="T27">self</text:span>, <text:span text:style-name="T27">video_path</text:span>, <text:span text:style-name="T27">is_update</text:span><text:span text:style-name="T9">=</text:span><text:span text:style-name="T11">False</text:span>):</text:p>
      <text:p text:style-name="P5">        <text:span text:style-name="T20">"""Play video in infinite loop - FIXED VERSION"""</text:span></text:p>
      <text:p text:style-name="P5">        <text:span text:style-name="T23">with</text:span><text:span text:style-name="T17"> </text:span><text:span text:style-name="T16">self</text:span><text:span text:style-name="T17">.</text:span><text:span text:style-name="T16">transition_lock</text:span><text:span text:style-name="T17">:</text:span></text:p>
      <text:p text:style-name="P5">            <text:span text:style-name="T23">try</text:span><text:span text:style-name="T17">:</text:span></text:p>
      <text:p text:style-name="P5">                <text:span text:style-name="T16">vlc_path</text:span><text:span text:style-name="T17"> </text:span><text:span text:style-name="T18">=</text:span><text:span text:style-name="T17"> </text:span><text:span text:style-name="T16">self</text:span><text:span text:style-name="T17">.</text:span><text:span text:style-name="T19">find_vlc</text:span><text:span text:style-name="T17">()</text:span></text:p>
      <text:p text:style-name="P5">                <text:span text:style-name="T23">if</text:span><text:span text:style-name="T17"> </text:span><text:span text:style-name="T22">not</text:span><text:span text:style-name="T17"> </text:span><text:span text:style-name="T16">vlc_path</text:span><text:span text:style-name="T17">:</text:span></text:p>
      <text:p text:style-name="P5">                    <text:span text:style-name="T23">return</text:span><text:span text:style-name="T17"> </text:span><text:span text:style-name="T22">False</text:span></text:p>
      <text:p text:style-name="P5">                <text:span text:style-name="T23">if</text:span><text:span text:style-name="T17"> </text:span><text:span text:style-name="T22">not</text:span><text:span text:style-name="T17"> </text:span><text:span text:style-name="T25">os</text:span><text:span text:style-name="T17">.</text:span><text:span text:style-name="T16">path</text:span><text:span text:style-name="T17">.</text:span><text:span text:style-name="T19">exists</text:span><text:span text:style-name="T17">(</text:span><text:span text:style-name="T16">video_path</text:span><text:span text:style-name="T17">):</text:span></text:p>
      <text:p text:style-name="P5">                    <text:span text:style-name="T25">logging</text:span><text:span text:style-name="T17">.</text:span><text:span text:style-name="T19">error</text:span><text:span text:style-name="T17">(</text:span><text:span text:style-name="T22">f</text:span><text:span text:style-name="T20">"Video not found: </text:span><text:span text:style-name="T22">{</text:span><text:span text:style-name="T16">video_path</text:span><text:span text:style-name="T22">}</text:span><text:span text:style-name="T20">"</text:span><text:span text:style-name="T17">)</text:span></text:p>
      <text:p text:style-name="P5">                    <text:span text:style-name="T23">return</text:span><text:span text:style-name="T17"> </text:span><text:span text:style-name="T22">False</text:span></text:p>
      <text:p text:style-name="P5">                <text:span text:style-name="T23">if</text:span><text:span text:style-name="T17"> </text:span><text:span text:style-name="T16">is_update</text:span><text:span text:style-name="T17">:</text:span></text:p>
      <text:p text:style-name="P5">        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Switching to new video: </text:span><text:span text:style-name="T22">{</text:span><text:span text:style-name="T25">os</text:span><text:span text:style-name="T17">.</text:span><text:span text:style-name="T16">path</text:span><text:span text:style-name="T17">.</text:span><text:span text:style-name="T19">basename</text:span><text:span text:style-name="T17">(</text:span><text:span text:style-name="T16">video_path</text:span><text:span text:style-name="T17">)</text:span><text:span text:style-name="T22">}</text:span><text:span text:style-name="T20">"</text:span><text:span text:style-name="T17">)</text:span></text:p>
      <text:p text:style-name="P5">                    <text:span text:style-name="T19">print</text:span><text:span text:style-name="T17">(</text:span><text:span text:style-name="T22">f</text:span><text:span text:style-name="T20">"   🔄 Switching to new video..."</text:span><text:span text:style-name="T17">)</text:span></text:p>
      <text:p text:style-name="P5">                <text:span text:style-name="T23">else</text:span><text:span text:style-name="T17">:</text:span></text:p>
      <text:p text:style-name="P5">        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Starting playback: </text:span><text:span text:style-name="T22">{</text:span><text:span text:style-name="T25">os</text:span><text:span text:style-name="T17">.</text:span><text:span text:style-name="T16">path</text:span><text:span text:style-name="T17">.</text:span><text:span text:style-name="T19">basename</text:span><text:span text:style-name="T17">(</text:span><text:span text:style-name="T16">video_path</text:span><text:span text:style-name="T17">)</text:span><text:span text:style-name="T22">}</text:span><text:span text:style-name="T20">"</text:span><text:span text:style-name="T17">)</text:span></text:p>
      <text:p text:style-name="P5">                    <text:span text:style-name="T19">print</text:span><text:span text:style-name="T17">(</text:span><text:span text:style-name="T22">f</text:span><text:span text:style-name="T20">"   🎬 Playing: </text:span><text:span text:style-name="T22">{</text:span><text:span text:style-name="T25">os</text:span><text:span text:style-name="T17">.</text:span><text:span text:style-name="T16">path</text:span><text:span text:style-name="T17">.</text:span><text:span text:style-name="T19">basename</text:span><text:span text:style-name="T17">(</text:span><text:span text:style-name="T16">video_path</text:span><text:span text:style-name="T17">)</text:span><text:span text:style-name="T22">}</text:span><text:span text:style-name="T20">"</text:span><text:span text:style-name="T17">)</text:span></text:p>
      <text:p text:style-name="P5">                <text:span text:style-name="T44"># CRITICAL: Kill all VLC processes first</text:span></text:p>
      <text:p text:style-name="P5">                <text:span text:style-name="T16">self</text:span><text:span text:style-name="T17">.</text:span><text:span text:style-name="T19">kill_all_vlc_processes</text:span><text:span text:style-name="T17">()</text:span></text:p>
      <text:p text:style-name="P5">                <text:span text:style-name="T25">time</text:span><text:span text:style-name="T17">.</text:span><text:span text:style-name="T19">sleep</text:span><text:span text:style-name="T17">(</text:span><text:span text:style-name="T26">1</text:span><text:span text:style-name="T17">)</text:span></text:p>
      <text:p text:style-name="P5">                <text:span text:style-name="T44"># Get settings</text:span></text:p>
      <text:p text:style-name="P5">                <text:span text:style-name="T16">playback</text:span><text:span text:style-name="T17"> </text:span><text:span text:style-name="T18">=</text:span><text:span text:style-name="T17"> </text:span><text:span text:style-name="T16">self</text:span><text:span text:style-name="T17">.</text:span><text:span text:style-name="T16">config</text:span><text:span text:style-name="T17">.get(</text:span><text:span text:style-name="T20">'playback_settings'</text:span><text:span text:style-name="T17">, {})</text:span></text:p>
      <text:p text:style-name="P5">                <text:span text:style-name="T44"># Create playlist</text:span></text:p>
      <text:p text:style-name="P5"><text:soft-page-break/>                <text:span text:style-name="T16">playlist_path</text:span><text:span text:style-name="T17"> </text:span><text:span text:style-name="T18">=</text:span><text:span text:style-name="T17"> </text:span><text:span text:style-name="T16">self</text:span><text:span text:style-name="T17">.</text:span><text:span text:style-name="T19">create_vlc_playlist</text:span><text:span text:style-name="T17">(</text:span><text:span text:style-name="T16">video_path</text:span><text:span text:style-name="T17">)</text:span></text:p>
      <text:p text:style-name="P5">                <text:span text:style-name="T44"># Build command - FIXED for looping</text:span></text:p>
      <text:p text:style-name="P5">                <text:span text:style-name="T16">cmd</text:span><text:span text:style-name="T17"> </text:span><text:span text:style-name="T18">=</text:span><text:span text:style-name="T17"> [</text:span><text:span text:style-name="T16">vlc_path</text:span><text:span text:style-name="T17">]</text:span></text:p>
      <text:p text:style-name="P5">                <text:span text:style-name="T44"># Loop settings - use BOTH repeat and loop</text:span></text:p>
      <text:p text:style-name="P5">                <text:span text:style-name="T23">if</text:span><text:span text:style-name="T17"> </text:span><text:span text:style-name="T16">playback</text:span><text:span text:style-name="T17">.get(</text:span><text:span text:style-name="T20">'infinite_loop'</text:span><text:span text:style-name="T17">, </text:span><text:span text:style-name="T22">True</text:span><text:span text:style-name="T17">):</text:span></text:p>
      <text:p text:style-name="P5">                    <text:span text:style-name="T16">cmd</text:span><text:span text:style-name="T17">.</text:span><text:span text:style-name="T19">extend</text:span><text:span text:style-name="T17">([</text:span></text:p>
      <text:p text:style-name="P5">                        <text:span text:style-name="T20">'--repeat'</text:span><text:span text:style-name="T17">,  </text:span><text:span text:style-name="T44"># Repeat single item</text:span></text:p>
      <text:p text:style-name="P5">                        <text:span text:style-name="T20">'--loop'</text:span><text:span text:style-name="T17">,    </text:span><text:span text:style-name="T44"># Loop playlist</text:span></text:p>
      <text:p text:style-name="P5">                    <text:span text:style-name="T17">])</text:span></text:p>
      <text:p text:style-name="P5">                <text:span text:style-name="T44"># Fullscreen</text:span></text:p>
      <text:p text:style-name="P5">                <text:span text:style-name="T23">if</text:span><text:span text:style-name="T17"> </text:span><text:span text:style-name="T16">playback</text:span><text:span text:style-name="T17">.get(</text:span><text:span text:style-name="T20">'fullscreen'</text:span><text:span text:style-name="T17">, </text:span><text:span text:style-name="T22">True</text:span><text:span text:style-name="T17">):</text:span></text:p>
      <text:p text:style-name="P5">                    <text:span text:style-name="T16">cmd</text:span><text:span text:style-name="T17">.</text:span><text:span text:style-name="T19">extend</text:span><text:span text:style-name="T17">([</text:span><text:span text:style-name="T20">'--fullscreen'</text:span><text:span text:style-name="T17">])</text:span></text:p>
      <text:p text:style-name="P5">                <text:span text:style-name="T44"># Hide everything</text:span></text:p>
      <text:p text:style-name="P5">                <text:span text:style-name="T16">cmd</text:span><text:span text:style-name="T17">.</text:span><text:span text:style-name="T19">extend</text:span><text:span text:style-name="T17">([</text:span></text:p>
      <text:p text:style-name="P5">                    <text:span text:style-name="T20">'--no-video-title-show'</text:span><text:span text:style-name="T17">,</text:span></text:p>
      <text:p text:style-name="P5">                    <text:span text:style-name="T20">'--no-osd'</text:span><text:span text:style-name="T17">,</text:span></text:p>
      <text:p text:style-name="P5">                    <text:span text:style-name="T20">'--video-on-top'</text:span><text:span text:style-name="T17">,</text:span></text:p>
      <text:p text:style-name="P5">                    <text:span text:style-name="T20">'--no-qt-fs-controller'</text:span><text:span text:style-name="T17">,</text:span></text:p>
      <text:p text:style-name="P5">                    <text:span text:style-name="T20">'--qt-start-minimized'</text:span><text:span text:style-name="T17">,</text:span></text:p>
      <text:p text:style-name="P5">                    <text:span text:style-name="T20">'--no-qt-system-tray'</text:span><text:span text:style-name="T17">,</text:span></text:p>
      <text:p text:style-name="P5">                    <text:span text:style-name="T20">'--qt-notification=0'</text:span><text:span text:style-name="T17">,</text:span></text:p>
      <text:p text:style-name="P5">                    <text:span text:style-name="T20">'--no-qt-error-dialogs'</text:span><text:span text:style-name="T17">,</text:span></text:p>
      <text:p text:style-name="P5">                <text:span text:style-name="T17">])</text:span></text:p>
      <text:p text:style-name="P5">                <text:span text:style-name="T44"># Use playlist</text:span></text:p>
      <text:p text:style-name="P5">                <text:span text:style-name="T23">if</text:span><text:span text:style-name="T17"> </text:span><text:span text:style-name="T16">playlist_path</text:span><text:span text:style-name="T17">:</text:span></text:p>
      <text:p text:style-name="P5">                    <text:span text:style-name="T16">cmd</text:span><text:span text:style-name="T17">.</text:span><text:span text:style-name="T19">append</text:span><text:span text:style-name="T17">(</text:span><text:span text:style-name="T16">playlist_path</text:span><text:span text:style-name="T17">)</text:span></text:p>
      <text:p text:style-name="P5">                <text:span text:style-name="T23">else</text:span><text:span text:style-name="T17">:</text:span></text:p>
      <text:p text:style-name="P5">                    <text:span text:style-name="T16">cmd</text:span><text:span text:style-name="T17">.</text:span><text:span text:style-name="T19">append</text:span><text:span text:style-name="T17">(</text:span><text:span text:style-name="T16">video_path</text:span><text:span text:style-name="T17">)</text:span></text:p>
      <text:p text:style-name="P5">                <text:span text:style-name="T44"># Start VLC</text:span></text:p>
      <text:p text:style-name="P5">                <text:span text:style-name="T16">creationflags</text:span><text:span text:style-name="T17"> </text:span><text:span text:style-name="T18">=</text:span><text:span text:style-name="T17"> </text:span><text:span text:style-name="T26">0</text:span></text:p>
      <text:p text:style-name="P5">                <text:span text:style-name="T23">if</text:span><text:span text:style-name="T17"> </text:span><text:span text:style-name="T25">sys</text:span><text:span text:style-name="T17">.</text:span><text:span text:style-name="T16">platform</text:span><text:span text:style-name="T17"> </text:span><text:span text:style-name="T19">==</text:span><text:span text:style-name="T17"> </text:span><text:span text:style-name="T20">'win32'</text:span><text:span text:style-name="T17">:</text:span></text:p>
      <text:p text:style-name="P5">                    <text:span text:style-name="T16">creationflags</text:span><text:span text:style-name="T17"> </text:span><text:span text:style-name="T18">=</text:span><text:span text:style-name="T17"> </text:span><text:span text:style-name="T25">subprocess</text:span><text:span text:style-name="T17">.</text:span><text:span text:style-name="T16">CREATE_NO_WINDOW</text:span></text:p>
      <text:p text:style-name="P5">                <text:span text:style-name="T16">self</text:span><text:span text:style-name="T17">.</text:span><text:span text:style-name="T16">vlc_process</text:span><text:span text:style-name="T17"> </text:span><text:span text:style-name="T18">=</text:span><text:span text:style-name="T17"> </text:span><text:span text:style-name="T25">subprocess</text:span><text:span text:style-name="T17">.</text:span><text:span text:style-name="T25">Popen</text:span><text:span text:style-name="T17">(</text:span></text:p>
      <text:p text:style-name="P5">                    <text:span text:style-name="T16">cmd</text:span><text:span text:style-name="T17">,</text:span></text:p>
      <text:p text:style-name="P5">                    <text:span text:style-name="T16">stdout</text:span><text:span text:style-name="T18">=</text:span><text:span text:style-name="T25">subprocess</text:span><text:span text:style-name="T17">.</text:span><text:span text:style-name="T16">DEVNULL</text:span><text:span text:style-name="T17">,</text:span></text:p>
      <text:p text:style-name="P5">                    <text:span text:style-name="T16">stderr</text:span><text:span text:style-name="T18">=</text:span><text:span text:style-name="T25">subprocess</text:span><text:span text:style-name="T17">.</text:span><text:span text:style-name="T16">DEVNULL</text:span><text:span text:style-name="T17">,</text:span></text:p>
      <text:p text:style-name="P5">                    <text:span text:style-name="T16">creationflags</text:span><text:span text:style-name="T18">=</text:span><text:span text:style-name="T16">creationflags</text:span></text:p>
      <text:p text:style-name="P5">                <text:span text:style-name="T17">)</text:span></text:p>
      <text:p text:style-name="P5">                <text:span text:style-name="T25">logging</text:span><text:span text:style-name="T17">.</text:span><text:span text:style-name="T19">info</text:span><text:span text:style-name="T17">(</text:span><text:span text:style-name="T22">f</text:span><text:span text:style-name="T20">"VLC started - PID: </text:span><text:span text:style-name="T22">{</text:span><text:span text:style-name="T16">self</text:span><text:span text:style-name="T17">.</text:span><text:span text:style-name="T16">vlc_process</text:span><text:span text:style-name="T17">.</text:span><text:span text:style-name="T16">pid</text:span><text:span text:style-name="T22">}</text:span><text:span text:style-name="T20">"</text:span><text:span text:style-name="T17">)</text:span></text:p>
      <text:p text:style-name="P5">                <text:span text:style-name="T16">self</text:span><text:span text:style-name="T17">.</text:span><text:span text:style-name="T16">current_video_path</text:span><text:span text:style-name="T17"> </text:span><text:span text:style-name="T18">=</text:span><text:span text:style-name="T17"> </text:span><text:span text:style-name="T16">video_path</text:span></text:p>
      <text:p text:style-name="P5">                <text:span text:style-name="T23">return</text:span><text:span text:style-name="T17"> </text:span><text:span text:style-name="T22">True</text:span></text:p>
      <text:p text:style-name="P5">            <text:span text:style-name="T23">except</text:span><text:span text:style-name="T17"> </text:span><text:span text:style-name="T25">Exception</text:span><text:span text:style-name="T17"> </text:span><text:span text:style-name="T23">as</text:span><text:span text:style-name="T17"> </text:span><text:span text:style-name="T16">e</text:span><text:span text:style-name="T17">:</text:span></text:p>
      <text:p text:style-name="P5">                <text:span text:style-name="T25">logging</text:span><text:span text:style-name="T17">.</text:span><text:span text:style-name="T19">error</text:span><text:span text:style-name="T17">(</text:span><text:span text:style-name="T22">f</text:span><text:span text:style-name="T20">"Error playing video: </text:span><text:span text:style-name="T22">{</text:span><text:span text:style-name="T16">e</text:span><text:span text:style-name="T22">}</text:span><text:span text:style-name="T20">"</text:span><text:span text:style-name="T17">)</text:span></text:p>
      <text:p text:style-name="P5">                <text:span text:style-name="T23">return</text:span><text:span text:style-name="T17"> </text:span><text:span text:style-name="T22">False</text:span></text:p>
      <text:p text:style-name="P148"/>
      <text:h text:style-name="P32" text:outline-level="2"><text:span text:style-name="Strong_20_Emphasis">Step-by-Step Flow</text:span></text:h>
      <text:h text:style-name="P98" text:outline-level="3"><text:span text:style-name="Strong_20_Emphasis">1. Thread Safety Lock</text:span></text:h>
      <text:p text:style-name="P34">python</text:p>
      <text:p text:style-name="P99"><text:soft-page-break/><text:span text:style-name="Source_20_Text"><text:span text:style-name="T35">with</text:span></text:span><text:span text:style-name="Source_20_Text"><text:span text:style-name="T33"> self.transition_lock:</text:span></text:span></text:p>
      <text:list text:style-name="L49">
        <text:list-item>
          <text:p text:style-name="P164">Acquires a threading lock to prevent concurrent video transitions </text:p>
        </text:list-item>
        <text:list-item>
          <text:p text:style-name="P164">Ensures only one video switch happens at a time (critical when monitoring thread detects new videos) </text:p>
        </text:list-item>
        <text:list-item>
          <text:p text:style-name="P165">Lock is automatically released when exiting the <text:span text:style-name="Source_20_Text">with</text:span> block</text:p>
        </text:list-item>
        <text:list-item>
          <text:p text:style-name="P166">Prevents race conditions like “kill VLC” and “start VLC” interleaving from different threads. </text:p>
        </text:list-item>
      </text:list>
      <text:h text:style-name="P28" text:outline-level="3"><text:span text:style-name="Strong_20_Emphasis">2. VLC Detection</text:span></text:h>
      <text:p text:style-name="P34">python</text:p>
      <text:p text:style-name="P99"><text:span text:style-name="Source_20_Text"><text:span text:style-name="T33">vlc_path </text:span></text:span><text:span text:style-name="Source_20_Text"><text:span text:style-name="T34">=</text:span></text:span><text:span text:style-name="Source_20_Text"><text:span text:style-name="T33"> self.find_vlc()</text:span></text:span></text:p>
      <text:p text:style-name="P99"><text:span text:style-name="Source_20_Text"><text:span text:style-name="T35">if</text:span></text:span><text:span text:style-name="Source_20_Text"><text:span text:style-name="T33"> </text:span></text:span><text:span text:style-name="Source_20_Text"><text:span text:style-name="T35">not</text:span></text:span><text:span text:style-name="Source_20_Text"><text:span text:style-name="T33"> vlc_path:</text:span></text:span></text:p>
      <text:p text:style-name="P99"><text:span text:style-name="Source_20_Text"><text:span text:style-name="T39"><text:s text:c="4"/></text:span></text:span><text:span text:style-name="Source_20_Text"><text:span text:style-name="T35">return</text:span></text:span><text:span text:style-name="Source_20_Text"><text:span text:style-name="T33"> </text:span></text:span><text:span text:style-name="Source_20_Text"><text:span text:style-name="T41">False</text:span></text:span></text:p>
      <text:list text:style-name="L50">
        <text:list-item>
          <text:p text:style-name="P167">Calls <text:span text:style-name="Source_20_Text">find_vlc()</text:span> to locate VLC executable on the system </text:p>
        </text:list-item>
        <text:list-item>
          <text:p text:style-name="P167">Uses multiple detection methods (registry scan, common paths, PATH environment) </text:p>
        </text:list-item>
        <text:list-item>
          <text:p text:style-name="P168">Returns <text:span text:style-name="Source_20_Text">False</text:span> if VLC not found</text:p>
        </text:list-item>
      </text:list>
      <text:h text:style-name="P28" text:outline-level="3"><text:span text:style-name="Strong_20_Emphasis">3. Video File Validation</text:span></text:h>
      <text:p text:style-name="P34">python</text:p>
      <text:p text:style-name="P99"><text:span text:style-name="Source_20_Text"><text:span text:style-name="T35">if</text:span></text:span><text:span text:style-name="Source_20_Text"><text:span text:style-name="T33"> </text:span></text:span><text:span text:style-name="Source_20_Text"><text:span text:style-name="T35">not</text:span></text:span><text:span text:style-name="Source_20_Text"><text:span text:style-name="T33"> os.path.exists(video_path):</text:span></text:span></text:p>
      <text:p text:style-name="P99"><text:span text:style-name="Source_20_Text"><text:span text:style-name="T39"><text:s text:c="4"/></text:span></text:span><text:span text:style-name="Source_20_Text"><text:span text:style-name="T33">logging.error(</text:span></text:span><text:span text:style-name="Source_20_Text"><text:span text:style-name="T40">f"Video not found: </text:span></text:span><text:span text:style-name="Source_20_Text"><text:span text:style-name="T33">{video_path}</text:span></text:span><text:span text:style-name="Source_20_Text"><text:span text:style-name="T40">"</text:span></text:span><text:span text:style-name="Source_20_Text"><text:span text:style-name="T33">)</text:span></text:span></text:p>
      <text:p text:style-name="P99"><text:span text:style-name="Source_20_Text"><text:span text:style-name="T39"><text:s text:c="4"/></text:span></text:span><text:span text:style-name="Source_20_Text"><text:span text:style-name="T35">return</text:span></text:span><text:span text:style-name="Source_20_Text"><text:span text:style-name="T33"> </text:span></text:span><text:span text:style-name="Source_20_Text"><text:span text:style-name="T41">False</text:span></text:span></text:p>
      <text:list text:style-name="L51">
        <text:list-item>
          <text:p text:style-name="P169">Verifies the video file actually exists on disk </text:p>
        </text:list-item>
        <text:list-item>
          <text:p text:style-name="P170">Prevents attempting to play non-existent files</text:p>
        </text:list-item>
      </text:list>
      <text:h text:style-name="P28" text:outline-level="3"><text:span text:style-name="Strong_20_Emphasis">4. User Feedback</text:span></text:h>
      <text:p text:style-name="P34">python</text:p>
      <text:p text:style-name="P99"><text:span text:style-name="Source_20_Text"><text:span text:style-name="T35">if</text:span></text:span><text:span text:style-name="Source_20_Text"><text:span text:style-name="T33"> is_update:</text:span></text:span></text:p>
      <text:p text:style-name="P99"><text:span text:style-name="Source_20_Text"><text:span text:style-name="T39"><text:s text:c="4"/></text:span></text:span><text:span text:style-name="Source_20_Text"><text:span text:style-name="T33">logging.info(</text:span></text:span><text:span text:style-name="Source_20_Text"><text:span text:style-name="T40">f"Switching to new video: </text:span></text:span><text:span text:style-name="Source_20_Text"><text:span text:style-name="T33">{os.path.basename(video_path)}</text:span></text:span><text:span text:style-name="Source_20_Text"><text:span text:style-name="T40">"</text:span></text:span><text:span text:style-name="Source_20_Text"><text:span text:style-name="T33">)</text:span></text:span></text:p>
      <text:p text:style-name="P99"><text:span text:style-name="Source_20_Text"><text:span text:style-name="T39"><text:s text:c="4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 <text:s text:c="2"/>🔄 Switching to new video..."</text:span></text:span><text:span text:style-name="Source_20_Text"><text:span text:style-name="T33">)</text:span></text:span></text:p>
      <text:p text:style-name="P99"><text:span text:style-name="Source_20_Text"><text:span text:style-name="T35">else</text:span></text:span><text:span text:style-name="Source_20_Text"><text:span text:style-name="T33">:</text:span></text:span></text:p>
      <text:p text:style-name="P99"><text:span text:style-name="Source_20_Text"><text:span text:style-name="T39"><text:s text:c="4"/></text:span></text:span><text:span text:style-name="Source_20_Text"><text:span text:style-name="T33">logging.info(</text:span></text:span><text:span text:style-name="Source_20_Text"><text:span text:style-name="T40">f"Starting playback: </text:span></text:span><text:span text:style-name="Source_20_Text"><text:span text:style-name="T33">{os.path.basename(video_path)}</text:span></text:span><text:span text:style-name="Source_20_Text"><text:span text:style-name="T40">"</text:span></text:span><text:span text:style-name="Source_20_Text"><text:span text:style-name="T33">)</text:span></text:span></text:p>
      <text:p text:style-name="P99"><text:span text:style-name="Source_20_Text"><text:span text:style-name="T39"><text:s text:c="4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 <text:s text:c="2"/>🎬 Playing: </text:span></text:span><text:span text:style-name="Source_20_Text"><text:span text:style-name="T33">{os.path.basename(video_path)}</text:span></text:span><text:span text:style-name="Source_20_Text"><text:span text:style-name="T40">"</text:span></text:span><text:span text:style-name="Source_20_Text"><text:span text:style-name="T33">)</text:span></text:span></text:p>
      <text:list text:style-name="L52">
        <text:list-item>
          <text:p text:style-name="P171">Provides different messages for initial playback vs. video updates </text:p>
        </text:list-item>
        <text:list-item>
          <text:p text:style-name="P172">Logs to file and prints to console</text:p>
        </text:list-item>
      </text:list>
      <text:h text:style-name="P28" text:outline-level="3"><text:soft-page-break/><text:span text:style-name="Strong_20_Emphasis">5. CRITICAL: Process Cleanup</text:span></text:h>
      <text:p text:style-name="P34">python</text:p>
      <text:p text:style-name="P128"><text:span text:style-name="Source_20_Text"><text:span text:style-name="T36"># CRITICAL: Kill all VLC processes first</text:span></text:span></text:p>
      <text:p text:style-name="P99"><text:span text:style-name="Source_20_Text"><text:span text:style-name="T33">self.kill_all_vlc_processes()</text:span></text:span></text:p>
      <text:p text:style-name="P99"><text:span text:style-name="Source_20_Text"><text:span text:style-name="T33">time.sleep(</text:span></text:span><text:span text:style-name="Source_20_Text"><text:span text:style-name="T41">1</text:span></text:span><text:span text:style-name="Source_20_Text"><text:span text:style-name="T33">)</text:span></text:span></text:p>
      <text:list text:style-name="L53">
        <text:list-item>
          <text:p text:style-name="P173"><text:span text:style-name="Strong_20_Emphasis">This is the key fix for the "double window" issue</text:span> </text:p>
        </text:list-item>
        <text:list-item>
          <text:p text:style-name="P173">Kills ALL existing VLC processes before starting new one </text:p>
        </text:list-item>
        <text:list-item>
          <text:p text:style-name="P173">Uses <text:span text:style-name="Source_20_Text">psutil</text:span> to find and terminate VLC processes </text:p>
        </text:list-item>
        <text:list-item>
          <text:p text:style-name="P173"><text:span text:style-name="Source_20_Text">time.sleep(1)</text:span> ensures processes fully terminate before continuing </text:p>
        </text:list-item>
        <text:list-item>
          <text:p text:style-name="P174">Prevents multiple VLC instances from running simultaneously</text:p>
        </text:list-item>
      </text:list>
      <text:p text:style-name="P148">“CRITICAL”: guarantees a <text:span text:style-name="Strong_20_Emphasis">clean slate</text:span>. In kiosk use, old VLC instances can:</text:p>
      <text:list text:style-name="L54">
        <text:list-item>
          <text:p text:style-name="P175">keep the display “on top”</text:p>
        </text:list-item>
        <text:list-item>
          <text:p text:style-name="P175">retain locks on audio devices</text:p>
        </text:list-item>
        <text:list-item>
          <text:p text:style-name="P175">keep looping the previous file</text:p>
        </text:list-item>
      </text:list>
      <text:p text:style-name="P13">The <text:span text:style-name="Source_20_Text">sleep(1)</text:span> gives the OS a moment to actually tear down windows/process handles before you spawn a fresh one.</text:p>
      <text:h text:style-name="P176" text:outline-level="3"><text:span text:style-name="Strong_20_Emphasis">6. Load Configuration</text:span></text:h>
      <text:p text:style-name="P34">python</text:p>
      <text:p text:style-name="P99"><text:span text:style-name="Source_20_Text"><text:span text:style-name="T33">playback </text:span></text:span><text:span text:style-name="Source_20_Text"><text:span text:style-name="T34">=</text:span></text:span><text:span text:style-name="Source_20_Text"><text:span text:style-name="T33"> self.config.get(</text:span></text:span><text:span text:style-name="Source_20_Text"><text:span text:style-name="T40">'playback_settings'</text:span></text:span><text:span text:style-name="Source_20_Text"><text:span text:style-name="T33">, {})</text:span></text:span></text:p>
      <text:list text:style-name="L55">
        <text:list-item>
          <text:p text:style-name="P177">Retrieves playback settings from the JSON config file </text:p>
        </text:list-item>
        <text:list-item>
          <text:p text:style-name="P178">Settings include: <text:span text:style-name="Source_20_Text">infinite_loop</text:span>, <text:span text:style-name="Source_20_Text">fullscreen</text:span>, etc.</text:p>
        </text:list-item>
      </text:list>
      <text:h text:style-name="P28" text:outline-level="3"><text:span text:style-name="Strong_20_Emphasis">7. Create Playlist</text:span></text:h>
      <text:p text:style-name="P34">python</text:p>
      <text:p text:style-name="P99"><text:span text:style-name="Source_20_Text"><text:span text:style-name="T33">playlist_path </text:span></text:span><text:span text:style-name="Source_20_Text"><text:span text:style-name="T34">=</text:span></text:span><text:span text:style-name="Source_20_Text"><text:span text:style-name="T33"> self.create_vlc_playlist(video_path)</text:span></text:span></text:p>
      <text:p text:style-name="P115"><text:span text:style-name="Source_20_Text"><text:span text:style-name="T33">```</text:span></text:span></text:p>
      <text:p text:style-name="P99"><text:span text:style-name="Source_20_Text"><text:span text:style-name="T34">-</text:span></text:span><text:span text:style-name="Source_20_Text"><text:span text:style-name="T33"> Creates an M3U8 playlist </text:span></text:span><text:span text:style-name="Source_20_Text"><text:span text:style-name="T40">file</text:span></text:span><text:span text:style-name="Source_20_Text"><text:span text:style-name="T33"> containing the video</text:span></text:span></text:p>
      <text:p text:style-name="P99"><text:span text:style-name="Source_20_Text"><text:span text:style-name="T34">-</text:span></text:span><text:span text:style-name="Source_20_Text"><text:span text:style-name="T33"> Playlist </text:span></text:span><text:span text:style-name="Source_20_Text"><text:span text:style-name="T40">format</text:span></text:span><text:span text:style-name="Source_20_Text"><text:span text:style-name="T33">:</text:span></text:span></text:p>
      <text:p text:style-name="P115"><text:span text:style-name="Source_20_Text"><text:span text:style-name="T33">```</text:span></text:span></text:p>
      <text:p text:style-name="P99"><text:span text:style-name="Source_20_Text"><text:span text:style-name="T39"><text:s text:c="2"/></text:span></text:span><text:span text:style-name="Source_20_Text"><text:span text:style-name="T37">#EXTM3U</text:span></text:span></text:p>
      <text:p text:style-name="P99"><text:span text:style-name="Source_20_Text"><text:span text:style-name="T39"><text:s text:c="2"/></text:span></text:span><text:span text:style-name="Source_20_Text"><text:span text:style-name="T37">#EXTINF:-1,video_filename.mp4</text:span></text:span></text:p>
      <text:p text:style-name="P99"><text:span text:style-name="Source_20_Text"><text:span text:style-name="T39"><text:s text:c="2"/></text:span></text:span><text:span text:style-name="Source_20_Text"><text:span text:style-name="T33">C:\TVVideos\video_filename.mp4</text:span></text:span></text:p>
      <text:list text:style-name="L56">
        <text:list-item>
          <text:p text:style-name="P179">Using a playlist improves VLC's looping reliability </text:p>
        </text:list-item>
      </text:list>
      <text:h text:style-name="P28" text:outline-level="3"><text:soft-page-break/><text:span text:style-name="Strong_20_Emphasis">8. Build VLC Command</text:span></text:h>
      <text:h text:style-name="P104" text:outline-level="4">a. <text:span text:style-name="T64">Initialize command</text:span></text:h>
      <text:p text:style-name="P34">python</text:p>
      <text:p text:style-name="P99"><text:span text:style-name="Source_20_Text"><text:span text:style-name="T33">cmd </text:span></text:span><text:span text:style-name="Source_20_Text"><text:span text:style-name="T34">=</text:span></text:span><text:span text:style-name="Source_20_Text"><text:span text:style-name="T33"> [vlc_path]</text:span></text:span></text:p>
      <text:h text:style-name="P104" text:outline-level="4">b. <text:span text:style-name="Strong_20_Emphasis">Loop settings (THE FIX)</text:span></text:h>
      <text:p text:style-name="P34">python</text:p>
      <text:p text:style-name="P99"><text:span text:style-name="Source_20_Text"><text:span text:style-name="T35">if</text:span></text:span><text:span text:style-name="Source_20_Text"><text:span text:style-name="T33"> playback.get(</text:span></text:span><text:span text:style-name="Source_20_Text"><text:span text:style-name="T40">'infinite_loop'</text:span></text:span><text:span text:style-name="Source_20_Text"><text:span text:style-name="T33">, </text:span></text:span><text:span text:style-name="Source_20_Text"><text:span text:style-name="T41">True</text:span></text:span><text:span text:style-name="Source_20_Text"><text:span text:style-name="T33">):</text:span></text:span></text:p>
      <text:p text:style-name="P99"><text:span text:style-name="Source_20_Text"><text:span text:style-name="T39"><text:s text:c="4"/></text:span></text:span><text:span text:style-name="Source_20_Text"><text:span text:style-name="T33">cmd.extend([</text:span></text:span></text:p>
      <text:p text:style-name="P99"><text:span text:style-name="Source_20_Text"><text:span text:style-name="T39"><text:s text:c="8"/></text:span></text:span><text:span text:style-name="Source_20_Text"><text:span text:style-name="T40">'--repeat'</text:span></text:span><text:span text:style-name="Source_20_Text"><text:span text:style-name="T33">, <text:s/></text:span></text:span><text:span text:style-name="Source_20_Text"><text:span text:style-name="T37"># Repeat single item</text:span></text:span></text:p>
      <text:p text:style-name="P99"><text:span text:style-name="Source_20_Text"><text:span text:style-name="T39"><text:s text:c="8"/></text:span></text:span><text:span text:style-name="Source_20_Text"><text:span text:style-name="T40">'--loop'</text:span></text:span><text:span text:style-name="Source_20_Text"><text:span text:style-name="T33">, <text:s text:c="3"/></text:span></text:span><text:span text:style-name="Source_20_Text"><text:span text:style-name="T37"># Loop playlist</text:span></text:span></text:p>
      <text:p text:style-name="P99"><text:span text:style-name="Source_20_Text"><text:span text:style-name="T39"><text:s text:c="4"/></text:span></text:span><text:span text:style-name="Source_20_Text"><text:span text:style-name="T33">])</text:span></text:span></text:p>
      <text:list text:style-name="L57">
        <text:list-item>
          <text:p text:style-name="P180"><text:span text:style-name="Strong_20_Emphasis"><text:span text:style-name="Source_20_Text">--repeat</text:span></text:span>: Repeats the current item infinitely </text:p>
        </text:list-item>
        <text:list-item>
          <text:p text:style-name="P180"><text:span text:style-name="Strong_20_Emphasis"><text:span text:style-name="Source_20_Text">--loop</text:span></text:span>: Loops the entire playlist infinitely </text:p>
        </text:list-item>
        <text:list-item>
          <text:p text:style-name="P181"><text:span text:style-name="Strong_20_Emphasis">Using BOTH together ensures robust looping</text:span> - this was the key fix </text:p>
        </text:list-item>
      </text:list>
      <text:h text:style-name="P104" text:outline-level="4">c. <text:span text:style-name="T64">Fullscreen mode</text:span></text:h>
      <text:p text:style-name="P34">python</text:p>
      <text:p text:style-name="P99"><text:span text:style-name="Source_20_Text"><text:span text:style-name="T35">if</text:span></text:span><text:span text:style-name="Source_20_Text"><text:span text:style-name="T33"> playback.get(</text:span></text:span><text:span text:style-name="Source_20_Text"><text:span text:style-name="T40">'fullscreen'</text:span></text:span><text:span text:style-name="Source_20_Text"><text:span text:style-name="T33">, </text:span></text:span><text:span text:style-name="Source_20_Text"><text:span text:style-name="T41">True</text:span></text:span><text:span text:style-name="Source_20_Text"><text:span text:style-name="T33">):</text:span></text:span></text:p>
      <text:p text:style-name="P99"><text:span text:style-name="Source_20_Text"><text:span text:style-name="T39"><text:s text:c="4"/></text:span></text:span><text:span text:style-name="Source_20_Text"><text:span text:style-name="T33">cmd.extend([</text:span></text:span><text:span text:style-name="Source_20_Text"><text:span text:style-name="T40">'--fullscreen'</text:span></text:span><text:span text:style-name="Source_20_Text"><text:span text:style-name="T33">])</text:span></text:span></text:p>
      <text:h text:style-name="P104" text:outline-level="4">d. <text:span text:style-name="T64">Hide UI elements</text:span></text:h>
      <text:p text:style-name="P34">python</text:p>
      <text:p text:style-name="P99"><text:span text:style-name="Source_20_Text"><text:span text:style-name="T33">cmd.extend([</text:span></text:span></text:p>
      <text:p text:style-name="P99"><text:span text:style-name="Source_20_Text"><text:span text:style-name="T39"><text:s text:c="4"/></text:span></text:span><text:span text:style-name="Source_20_Text"><text:span text:style-name="T40">'--no-video-title-show'</text:span></text:span><text:span text:style-name="Source_20_Text"><text:span text:style-name="T33">, <text:s text:c="5"/></text:span></text:span><text:span text:style-name="Source_20_Text"><text:span text:style-name="T37"># Don't show filename on video</text:span></text:span></text:p>
      <text:p text:style-name="P99"><text:span text:style-name="Source_20_Text"><text:span text:style-name="T39"><text:s text:c="4"/></text:span></text:span><text:span text:style-name="Source_20_Text"><text:span text:style-name="T40">'--no-osd'</text:span></text:span><text:span text:style-name="Source_20_Text"><text:span text:style-name="T33">, <text:s text:c="19"/></text:span></text:span><text:span text:style-name="Source_20_Text"><text:span text:style-name="T37"># No on-screen display</text:span></text:span></text:p>
      <text:p text:style-name="P99"><text:span text:style-name="Source_20_Text"><text:span text:style-name="T39"><text:s text:c="4"/></text:span></text:span><text:span text:style-name="Source_20_Text"><text:span text:style-name="T40">'--video-on-top'</text:span></text:span><text:span text:style-name="Source_20_Text"><text:span text:style-name="T33">, <text:s text:c="13"/></text:span></text:span><text:span text:style-name="Source_20_Text"><text:span text:style-name="T37"># Keep video window on top</text:span></text:span></text:p>
      <text:p text:style-name="P99"><text:span text:style-name="Source_20_Text"><text:span text:style-name="T39"><text:s text:c="4"/></text:span></text:span><text:span text:style-name="Source_20_Text"><text:span text:style-name="T40">'--no-qt-fs-controller'</text:span></text:span><text:span text:style-name="Source_20_Text"><text:span text:style-name="T33">, <text:s text:c="6"/></text:span></text:span><text:span text:style-name="Source_20_Text"><text:span text:style-name="T37"># Hide fullscreen controller</text:span></text:span></text:p>
      <text:p text:style-name="P99"><text:span text:style-name="Source_20_Text"><text:span text:style-name="T39"><text:s text:c="4"/></text:span></text:span><text:span text:style-name="Source_20_Text"><text:span text:style-name="T40">'--qt-start-minimized'</text:span></text:span><text:span text:style-name="Source_20_Text"><text:span text:style-name="T33">, <text:s text:c="7"/></text:span></text:span><text:span text:style-name="Source_20_Text"><text:span text:style-name="T37"># Start Qt interface minimized</text:span></text:span></text:p>
      <text:p text:style-name="P99"><text:span text:style-name="Source_20_Text"><text:span text:style-name="T39"><text:s text:c="4"/></text:span></text:span><text:span text:style-name="Source_20_Text"><text:span text:style-name="T40">'--no-qt-system-tray'</text:span></text:span><text:span text:style-name="Source_20_Text"><text:span text:style-name="T33">, <text:s text:c="8"/></text:span></text:span><text:span text:style-name="Source_20_Text"><text:span text:style-name="T37"># No system tray icon</text:span></text:span></text:p>
      <text:p text:style-name="P99"><text:span text:style-name="Source_20_Text"><text:span text:style-name="T39"><text:s text:c="4"/></text:span></text:span><text:span text:style-name="Source_20_Text"><text:span text:style-name="T40">'--qt-notification=0'</text:span></text:span><text:span text:style-name="Source_20_Text"><text:span text:style-name="T33">, <text:s text:c="8"/></text:span></text:span><text:span text:style-name="Source_20_Text"><text:span text:style-name="T37"># Disable notifications</text:span></text:span></text:p>
      <text:p text:style-name="P99"><text:span text:style-name="Source_20_Text"><text:span text:style-name="T39"><text:s text:c="4"/></text:span></text:span><text:span text:style-name="Source_20_Text"><text:span text:style-name="T40">'--no-qt-error-dialogs'</text:span></text:span><text:span text:style-name="Source_20_Text"><text:span text:style-name="T33">, <text:s text:c="6"/></text:span></text:span><text:span text:style-name="Source_20_Text"><text:span text:style-name="T37"># Suppress error dialogs</text:span></text:span></text:p>
      <text:p text:style-name="P99"><text:span text:style-name="Source_20_Text"><text:span text:style-name="T33">])</text:span></text:span></text:p>
      <text:list text:style-name="L58">
        <text:list-item>
          <text:p text:style-name="P182">Creates a clean, distraction-free viewing experience </text:p>
        </text:list-item>
        <text:list-item>
          <text:p text:style-name="P183">Hides all VLC UI elements for TV/kiosk mode</text:p>
        </text:list-item>
      </text:list>
      <text:h text:style-name="P184" text:outline-level="4"><text:soft-page-break/>e. <text:span text:style-name="T64">Add video source</text:span></text:h>
      <text:p text:style-name="P34">python</text:p>
      <text:p text:style-name="P99"><text:span text:style-name="Source_20_Text"><text:span text:style-name="T35">if</text:span></text:span><text:span text:style-name="Source_20_Text"><text:span text:style-name="T33"> playlist_path:</text:span></text:span></text:p>
      <text:p text:style-name="P99"><text:span text:style-name="Source_20_Text"><text:span text:style-name="T39"><text:s text:c="4"/></text:span></text:span><text:span text:style-name="Source_20_Text"><text:span text:style-name="T33">cmd.append(playlist_path)</text:span></text:span></text:p>
      <text:p text:style-name="P99"><text:span text:style-name="Source_20_Text"><text:span text:style-name="T35">else</text:span></text:span><text:span text:style-name="Source_20_Text"><text:span text:style-name="T33">:</text:span></text:span></text:p>
      <text:p text:style-name="P99"><text:span text:style-name="Source_20_Text"><text:span text:style-name="T39"><text:s text:c="4"/></text:span></text:span><text:span text:style-name="Source_20_Text"><text:span text:style-name="T33">cmd.append(video_path)</text:span></text:span></text:p>
      <text:list text:style-name="L59">
        <text:list-item>
          <text:p text:style-name="P185">Prefers playlist file for better looping </text:p>
        </text:list-item>
        <text:list-item>
          <text:p text:style-name="P186">Falls back to direct video path if playlist creation failed</text:p>
        </text:list-item>
      </text:list>
      <text:h text:style-name="P28" text:outline-level="3"><text:span text:style-name="Strong_20_Emphasis">9. Launch VLC Process</text:span></text:h>
      <text:p text:style-name="P34">python</text:p>
      <text:p text:style-name="P99"><text:span text:style-name="Source_20_Text"><text:span text:style-name="T33">creationflags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1">0</text:span></text:span></text:p>
      <text:p text:style-name="P99"><text:span text:style-name="Source_20_Text"><text:span text:style-name="T35">if</text:span></text:span><text:span text:style-name="Source_20_Text"><text:span text:style-name="T33"> sys.platform </text:span></text:span><text:span text:style-name="Source_20_Text"><text:span text:style-name="T34">==</text:span></text:span><text:span text:style-name="Source_20_Text"><text:span text:style-name="T33"> </text:span></text:span><text:span text:style-name="Source_20_Text"><text:span text:style-name="T40">'win32'</text:span></text:span><text:span text:style-name="Source_20_Text"><text:span text:style-name="T33">:</text:span></text:span></text:p>
      <text:p text:style-name="P99"><text:span text:style-name="Source_20_Text"><text:span text:style-name="T39"><text:s text:c="4"/></text:span></text:span><text:span text:style-name="Source_20_Text"><text:span text:style-name="T33">creationflags </text:span></text:span><text:span text:style-name="Source_20_Text"><text:span text:style-name="T34">=</text:span></text:span><text:span text:style-name="Source_20_Text"><text:span text:style-name="T33"> subprocess.CREATE_NO_WINDOW</text:span></text:span></text:p>
      <text:p text:style-name="P115"/>
      <text:p text:style-name="P99"><text:span text:style-name="Source_20_Text"><text:span text:style-name="T33">self.vlc_process </text:span></text:span><text:span text:style-name="Source_20_Text"><text:span text:style-name="T34">=</text:span></text:span><text:span text:style-name="Source_20_Text"><text:span text:style-name="T33"> subprocess.Popen(</text:span></text:span></text:p>
      <text:p text:style-name="P99"><text:span text:style-name="Source_20_Text"><text:span text:style-name="T39"><text:s text:c="4"/></text:span></text:span><text:span text:style-name="Source_20_Text"><text:span text:style-name="T33">cmd,</text:span></text:span></text:p>
      <text:p text:style-name="P99"><text:span text:style-name="Source_20_Text"><text:span text:style-name="T39"><text:s text:c="4"/></text:span></text:span><text:span text:style-name="Source_20_Text"><text:span text:style-name="T33">stdout</text:span></text:span><text:span text:style-name="Source_20_Text"><text:span text:style-name="T34">=</text:span></text:span><text:span text:style-name="Source_20_Text"><text:span text:style-name="T33">subprocess.DEVNULL,</text:span></text:span></text:p>
      <text:p text:style-name="P99"><text:span text:style-name="Source_20_Text"><text:span text:style-name="T39"><text:s text:c="4"/></text:span></text:span><text:span text:style-name="Source_20_Text"><text:span text:style-name="T33">stderr</text:span></text:span><text:span text:style-name="Source_20_Text"><text:span text:style-name="T34">=</text:span></text:span><text:span text:style-name="Source_20_Text"><text:span text:style-name="T33">subprocess.DEVNULL,</text:span></text:span></text:p>
      <text:p text:style-name="P99"><text:span text:style-name="Source_20_Text"><text:span text:style-name="T39"><text:s text:c="4"/></text:span></text:span><text:span text:style-name="Source_20_Text"><text:span text:style-name="T33">creationflags</text:span></text:span><text:span text:style-name="Source_20_Text"><text:span text:style-name="T34">=</text:span></text:span><text:span text:style-name="Source_20_Text"><text:span text:style-name="T33">creationflags</text:span></text:span></text:p>
      <text:p text:style-name="P99"><text:span text:style-name="Source_20_Text"><text:span text:style-name="T33">)</text:span></text:span></text:p>
      <text:list text:style-name="L60">
        <text:list-item>
          <text:p text:style-name="P187"><text:span text:style-name="Strong_20_Emphasis"><text:span text:style-name="Source_20_Text"><text:span text:style-name="T62">subprocess.Popen</text:span></text:span></text:span><text:span text:style-name="T62">: Starts VLC as a separate process.</text:span><text:span text:style-name="Source_20_Text">Popen</text:span> launches VLC <text:span text:style-name="Strong_20_Emphasis">detached</text:span>; your Python process continues. </text:p>
        </text:list-item>
        <text:list-item>
          <text:p text:style-name="P188"><text:span text:style-name="Strong_20_Emphasis"><text:span text:style-name="Source_20_Text">subprocess.CREATE_NO_WINDOW</text:span></text:span>: Prevents console window on Windows </text:p>
        </text:list-item>
        <text:list-item>
          <text:p text:style-name="P188"><text:span text:style-name="Strong_20_Emphasis"><text:span text:style-name="Source_20_Text">stdout/stderr=subprocess.DEVNULL</text:span></text:span>: Suppresses all VLC output </text:p>
        </text:list-item>
        <text:list-item>
          <text:p text:style-name="P189"><text:span text:style-name="Strong_20_Emphasis">Stores process handle</text:span> in <text:span text:style-name="Source_20_Text">self.vlc_process</text:span> for later monitoring/termination</text:p>
        </text:list-item>
      </text:list>
      <text:h text:style-name="P28" text:outline-level="3"><text:span text:style-name="Strong_20_Emphasis">10. State Tracking</text:span></text:h>
      <text:p text:style-name="P34">python</text:p>
      <text:p text:style-name="P99"><text:span text:style-name="Source_20_Text"><text:span text:style-name="T33">logging.info(</text:span></text:span><text:span text:style-name="Source_20_Text"><text:span text:style-name="T40">f"VLC started - PID: </text:span></text:span><text:span text:style-name="Source_20_Text"><text:span text:style-name="T33">{self.vlc_process.pid}</text:span></text:span><text:span text:style-name="Source_20_Text"><text:span text:style-name="T40">"</text:span></text:span><text:span text:style-name="Source_20_Text"><text:span text:style-name="T33">)</text:span></text:span></text:p>
      <text:p text:style-name="P99"><text:span text:style-name="Source_20_Text"><text:span text:style-name="T33">self.current_video_path </text:span></text:span><text:span text:style-name="Source_20_Text"><text:span text:style-name="T34">=</text:span></text:span><text:span text:style-name="Source_20_Text"><text:span text:style-name="T33"> video_path</text:span></text:span></text:p>
      <text:p text:style-name="P99"><text:span text:style-name="Source_20_Text"><text:span text:style-name="T35">return</text:span></text:span><text:span text:style-name="Source_20_Text"><text:span text:style-name="T33"> </text:span></text:span><text:span text:style-name="Source_20_Text"><text:span text:style-name="T41">True</text:span></text:span></text:p>
      <text:list text:style-name="L61">
        <text:list-item>
          <text:p text:style-name="P190">Logs the VLC process ID </text:p>
        </text:list-item>
        <text:list-item>
          <text:p text:style-name="P190">Updates <text:span text:style-name="Source_20_Text">current_video_path</text:span> for monitoring </text:p>
        </text:list-item>
        <text:list-item>
          <text:p text:style-name="P191"><text:soft-page-break/>Returns <text:span text:style-name="Source_20_Text">True</text:span> to indicate success </text:p>
        </text:list-item>
      </text:list>
      <text:h text:style-name="P98" text:outline-level="3"><text:span text:style-name="Strong_20_Emphasis">11. Error Handling</text:span></text:h>
      <text:p text:style-name="P34">python</text:p>
      <text:p text:style-name="P99"><text:span text:style-name="Source_20_Text"><text:span text:style-name="T35">except</text:span></text:span><text:span text:style-name="Source_20_Text"><text:span text:style-name="T33"> Exception </text:span></text:span><text:span text:style-name="Source_20_Text"><text:span text:style-name="T35">as</text:span></text:span><text:span text:style-name="Source_20_Text"><text:span text:style-name="T33"> e:</text:span></text:span></text:p>
      <text:p text:style-name="P99"><text:span text:style-name="Source_20_Text"><text:span text:style-name="T39"><text:s text:c="4"/></text:span></text:span><text:span text:style-name="Source_20_Text"><text:span text:style-name="T33">logging.error(</text:span></text:span><text:span text:style-name="Source_20_Text"><text:span text:style-name="T40">f"Error playing video: </text:span></text:span><text:span text:style-name="Source_20_Text"><text:span text:style-name="T33">{e}</text:span></text:span><text:span text:style-name="Source_20_Text"><text:span text:style-name="T40">"</text:span></text:span><text:span text:style-name="Source_20_Text"><text:span text:style-name="T33">)</text:span></text:span></text:p>
      <text:p text:style-name="P99"><text:span text:style-name="Source_20_Text"><text:span text:style-name="T39"><text:s text:c="4"/></text:span></text:span><text:span text:style-name="Source_20_Text"><text:span text:style-name="T35">return</text:span></text:span><text:span text:style-name="Source_20_Text"><text:span text:style-name="T33"> </text:span></text:span><text:span text:style-name="Source_20_Text"><text:span text:style-name="T41">False</text:span></text:span></text:p>
      <text:list text:style-name="L62">
        <text:list-item>
          <text:p text:style-name="P192">Catches any unexpected errors </text:p>
        </text:list-item>
        <text:list-item>
          <text:p text:style-name="P192">Logs the error </text:p>
        </text:list-item>
        <text:list-item>
          <text:p text:style-name="P193">Returns <text:span text:style-name="Source_20_Text">False</text:span> to indicate failure </text:p>
        </text:list-item>
      </text:list>
      <text:h text:style-name="P32" text:outline-level="2"><text:span text:style-name="Strong_20_Emphasis">Why This Design Works</text:span></text:h>
      <text:list text:style-name="L63">
        <text:list-item>
          <text:p text:style-name="P194"><text:span text:style-name="Strong_20_Emphasis">Thread-safe</text:span>: Lock prevents race conditions during video transitions </text:p>
        </text:list-item>
        <text:list-item>
          <text:p text:style-name="P194"><text:span text:style-name="Strong_20_Emphasis">Clean slate</text:span>: Killing all VLC processes prevents the double-window bug </text:p>
        </text:list-item>
        <text:list-item>
          <text:p text:style-name="P194"><text:span text:style-name="Strong_20_Emphasis">Robust looping</text:span>: Both <text:span text:style-name="Source_20_Text">--repeat</text:span> and <text:span text:style-name="Source_20_Text">--loop</text:span> ensure continuous playback </text:p>
        </text:list-item>
        <text:list-item>
          <text:p text:style-name="P194"><text:span text:style-name="Strong_20_Emphasis">Playlist approach</text:span>: M3U8 playlist provides more reliable looping than direct file </text:p>
        </text:list-item>
        <text:list-item>
          <text:p text:style-name="P194"><text:span text:style-name="Strong_20_Emphasis">Silent operation</text:span>: All UI/notification elements suppressed for kiosk mode </text:p>
        </text:list-item>
        <text:list-item>
          <text:p text:style-name="P195"><text:span text:style-name="Strong_20_Emphasis">Process tracking</text:span>: Stores process handle for health monitoring </text:p>
        </text:list-item>
      </text:list>
      <text:h text:style-name="P127" text:outline-level="2"><text:span text:style-name="Strong_20_Emphasis">Example Command Generated</text:span></text:h>
      <text:p text:style-name="P34">bash</text:p>
      <text:p text:style-name="P99"><text:span text:style-name="Source_20_Text"><text:span text:style-name="T40">"C:\Program Files\VideoLAN\VLC</text:span></text:span><text:span text:style-name="Source_20_Text"><text:span text:style-name="T33">\v</text:span></text:span><text:span text:style-name="Source_20_Text"><text:span text:style-name="T40">lc.exe"</text:span></text:span><text:span text:style-name="Source_20_Text"><text:span text:style-name="T33"> </text:span></text:span></text:p>
      <text:p text:style-name="P115"><text:span text:style-name="Source_20_Text"><text:span text:style-name="T33">--repeat </text:span></text:span></text:p>
      <text:p text:style-name="P115"><text:span text:style-name="Source_20_Text"><text:span text:style-name="T33">--loop </text:span></text:span></text:p>
      <text:p text:style-name="P115"><text:span text:style-name="Source_20_Text"><text:span text:style-name="T33">--fullscreen </text:span></text:span></text:p>
      <text:p text:style-name="P115"><text:span text:style-name="Source_20_Text"><text:span text:style-name="T33">--no-video-title-show </text:span></text:span></text:p>
      <text:p text:style-name="P115"><text:span text:style-name="Source_20_Text"><text:span text:style-name="T33">--no-osd </text:span></text:span></text:p>
      <text:p text:style-name="P115"><text:span text:style-name="Source_20_Text"><text:span text:style-name="T33">--video-on-top </text:span></text:span></text:p>
      <text:p text:style-name="P115"><text:span text:style-name="Source_20_Text"><text:span text:style-name="T33">--no-qt-fs-controller </text:span></text:span></text:p>
      <text:p text:style-name="P115"><text:span text:style-name="Source_20_Text"><text:span text:style-name="T33">--qt-start-minimized </text:span></text:span></text:p>
      <text:p text:style-name="P115"><text:span text:style-name="Source_20_Text"><text:span text:style-name="T33">--no-qt-system-tray </text:span></text:span></text:p>
      <text:p text:style-name="P99"><text:span text:style-name="Source_20_Text"><text:span text:style-name="T33">--qt-notification</text:span></text:span><text:span text:style-name="Source_20_Text"><text:span text:style-name="T34">=</text:span></text:span><text:span text:style-name="Source_20_Text"><text:span text:style-name="T41">0</text:span></text:span><text:span text:style-name="Source_20_Text"><text:span text:style-name="T33"> </text:span></text:span></text:p>
      <text:p text:style-name="P115"><text:span text:style-name="Source_20_Text"><text:span text:style-name="T33">--no-qt-error-dialogs </text:span></text:span></text:p>
      <text:p text:style-name="P99"><text:span text:style-name="Source_20_Text"><text:span text:style-name="T40">"C:\TVVideos\playlist.m3u8"</text:span></text:span></text:p>
      <text:p text:style-name="P148">-------------------------------------------------------------------------------------------------------------</text:p>
      <text:h text:style-name="P31" text:outline-level="1"><text:soft-page-break/>Detailed Explanation of <text:span text:style-name="Source_20_Text">is_vlc_running</text:span> Method</text:h>
      <text:p text:style-name="P34">python</text:p>
      <text:p text:style-name="P99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is_vlc_running</text:span></text:span><text:span text:style-name="Source_20_Text"><text:span text:style-name="T33">(self):</text:span></text:span></text:p>
      <text:p text:style-name="P99"><text:span text:style-name="Source_20_Text"><text:span text:style-name="T39"><text:s text:c="4"/></text:span></text:span><text:span text:style-name="Source_20_Text"><text:span text:style-name="T40">"""Check if VLC is still running"""</text:span></text:span></text:p>
      <text:p text:style-name="P99"><text:span text:style-name="Source_20_Text"><text:span text:style-name="T39"><text:s text:c="4"/></text:span></text:span><text:span text:style-name="Source_20_Text"><text:span text:style-name="T35">if</text:span></text:span><text:span text:style-name="Source_20_Text"><text:span text:style-name="T33"> self.vlc_process:</text:span></text:span></text:p>
      <text:p text:style-name="P99"><text:span text:style-name="Source_20_Text"><text:span text:style-name="T39"><text:s text:c="8"/></text:span></text:span><text:span text:style-name="Source_20_Text"><text:span text:style-name="T35">return</text:span></text:span><text:span text:style-name="Source_20_Text"><text:span text:style-name="T33"> self.vlc_process.poll() </text:span></text:span><text:span text:style-name="Source_20_Text"><text:span text:style-name="T35">is</text:span></text:span><text:span text:style-name="Source_20_Text"><text:span text:style-name="T33"> </text:span></text:span><text:span text:style-name="Source_20_Text"><text:span text:style-name="T41">None</text:span></text:span></text:p>
      <text:p text:style-name="P99"><text:span text:style-name="Source_20_Text"><text:span text:style-name="T39"><text:s text:c="4"/></text:span></text:span><text:span text:style-name="Source_20_Text"><text:span text:style-name="T35">return</text:span></text:span><text:span text:style-name="Source_20_Text"><text:span text:style-name="T33"> </text:span></text:span><text:span text:style-name="Source_20_Text"><text:span text:style-name="T41">False</text:span></text:span></text:p>
      <text:p text:style-name="P102"/>
      <text:h text:style-name="P127" text:outline-level="2"><text:span text:style-name="Strong_20_Emphasis">Purpose</text:span></text:h>
      <text:p text:style-name="P13">This method checks whether the VLC media player process is currently active/running.</text:p>
      <text:p text:style-name="P102"/>
      <text:h text:style-name="P127" text:outline-level="2"><text:span text:style-name="Strong_20_Emphasis">Step-by-Step Breakdown</text:span></text:h>
      <text:h text:style-name="P98" text:outline-level="3"><text:span text:style-name="Strong_20_Emphasis">1. Check if Process Object Exists</text:span></text:h>
      <text:p text:style-name="P34">python</text:p>
      <text:p text:style-name="P99"><text:span text:style-name="Source_20_Text"><text:span text:style-name="T35">if</text:span></text:span><text:span text:style-name="Source_20_Text"><text:span text:style-name="T33"> self.vlc_process:</text:span></text:span></text:p>
      <text:list text:style-name="L64">
        <text:list-item>
          <text:p text:style-name="P196"><text:span text:style-name="Strong_20_Emphasis"><text:span text:style-name="Source_20_Text">self.vlc_process</text:span></text:span>: This holds the <text:span text:style-name="Source_20_Text">Popen</text:span> object returned when VLC was started </text:p>
        </text:list-item>
        <text:list-item>
          <text:p text:style-name="P196"><text:span text:style-name="Strong_20_Emphasis">Why check this first?</text:span>: </text:p>
          <text:list>
            <text:list-item>
              <text:p text:style-name="P196">If VLC hasn't been started yet, <text:span text:style-name="Source_20_Text">self.vlc_process</text:span> will be <text:span text:style-name="Source_20_Text">None</text:span> </text:p>
            </text:list-item>
            <text:list-item>
              <text:p text:style-name="P196">Prevents errors when trying to call methods on a non-existent object </text:p>
            </text:list-item>
            <text:list-item>
              <text:p text:style-name="P197">Returns <text:span text:style-name="Source_20_Text">False</text:span> immediately if no VLC process was ever created </text:p>
            </text:list-item>
          </text:list>
        </text:list-item>
      </text:list>
      <text:h text:style-name="P98" text:outline-level="3"><text:span text:style-name="Strong_20_Emphasis">2. Poll the Process Status</text:span></text:h>
      <text:p text:style-name="P34">python</text:p>
      <text:p text:style-name="P99"><text:span text:style-name="Source_20_Text"><text:span text:style-name="T35">return</text:span></text:span><text:span text:style-name="Source_20_Text"><text:span text:style-name="T33"> self.vlc_process.poll() </text:span></text:span><text:span text:style-name="Source_20_Text"><text:span text:style-name="T35">is</text:span></text:span><text:span text:style-name="Source_20_Text"><text:span text:style-name="T33"> </text:span></text:span><text:span text:style-name="Source_20_Text"><text:span text:style-name="T41">None</text:span></text:span></text:p>
      <text:p text:style-name="P13">This is the key line. Let's break it down:</text:p>
      <text:h text:style-name="P104" text:outline-level="4"><text:span text:style-name="Strong_20_Emphasis">What is </text:span><text:span text:style-name="Strong_20_Emphasis"><text:span text:style-name="Source_20_Text">poll()</text:span></text:span><text:span text:style-name="Strong_20_Emphasis">?</text:span></text:h>
      <text:list text:style-name="L65">
        <text:list-item>
          <text:p text:style-name="P198"><text:span text:style-name="Source_20_Text">poll()</text:span> is a method from Python's <text:span text:style-name="Source_20_Text">subprocess.Popen</text:span> class </text:p>
        </text:list-item>
        <text:list-item>
          <text:p text:style-name="P198">It checks if the process has terminated </text:p>
        </text:list-item>
        <text:list-item>
          <text:p text:style-name="P198"><text:span text:style-name="Strong_20_Emphasis">Returns:</text:span> </text:p>
          <text:list>
            <text:list-item>
              <text:p text:style-name="P198"><text:span text:style-name="Source_20_Text">None</text:span> → Process is <text:span text:style-name="Strong_20_Emphasis">still running</text:span> ✅ </text:p>
            </text:list-item>
            <text:list-item>
              <text:p text:style-name="P199">Exit code (integer like 0, 1, -1) → Process has <text:span text:style-name="Strong_20_Emphasis">terminated</text:span> ❌ </text:p>
            </text:list-item>
          </text:list>
        </text:list-item>
      </text:list>
      <text:h text:style-name="P104" text:outline-level="4"><text:span text:style-name="Strong_20_Emphasis">Why </text:span><text:span text:style-name="Strong_20_Emphasis"><text:span text:style-name="Source_20_Text">is None</text:span></text:span><text:span text:style-name="Strong_20_Emphasis">?</text:span></text:h>
      <text:p text:style-name="P34">python</text:p>
      <text:p text:style-name="P128"><text:soft-page-break/><text:span text:style-name="Source_20_Text"><text:span text:style-name="T36"># When process is running:</text:span></text:span></text:p>
      <text:p text:style-name="P99"><text:span text:style-name="Source_20_Text"><text:span text:style-name="T33">self.vlc_process.poll() <text:s/></text:span></text:span><text:span text:style-name="Source_20_Text"><text:span text:style-name="T37"># Returns: None</text:span></text:span></text:p>
      <text:p text:style-name="P99"><text:span text:style-name="Source_20_Text"><text:span text:style-name="T41">None</text:span></text:span><text:span text:style-name="Source_20_Text"><text:span text:style-name="T33"> </text:span></text:span><text:span text:style-name="Source_20_Text"><text:span text:style-name="T35">is</text:span></text:span><text:span text:style-name="Source_20_Text"><text:span text:style-name="T33"> </text:span></text:span><text:span text:style-name="Source_20_Text"><text:span text:style-name="T41">None</text:span></text:span><text:span text:style-name="Source_20_Text"><text:span text:style-name="T33"> <text:s text:c="12"/></text:span></text:span><text:span text:style-name="Source_20_Text"><text:span text:style-name="T37"># Evaluates to: True ✅</text:span></text:span></text:p>
      <text:p text:style-name="P115"/>
      <text:p text:style-name="P128"><text:span text:style-name="Source_20_Text"><text:span text:style-name="T36"># When process has stopped:</text:span></text:span></text:p>
      <text:p text:style-name="P99"><text:span text:style-name="Source_20_Text"><text:span text:style-name="T33">self.vlc_process.poll() <text:s/></text:span></text:span><text:span text:style-name="Source_20_Text"><text:span text:style-name="T37"># Returns: 0 (or other exit code)</text:span></text:span></text:p>
      <text:p text:style-name="P99"><text:span text:style-name="Source_20_Text"><text:span text:style-name="T41">0</text:span></text:span><text:span text:style-name="Source_20_Text"><text:span text:style-name="T33"> </text:span></text:span><text:span text:style-name="Source_20_Text"><text:span text:style-name="T35">is</text:span></text:span><text:span text:style-name="Source_20_Text"><text:span text:style-name="T33"> </text:span></text:span><text:span text:style-name="Source_20_Text"><text:span text:style-name="T41">None</text:span></text:span><text:span text:style-name="Source_20_Text"><text:span text:style-name="T33"> <text:s text:c="15"/></text:span></text:span><text:span text:style-name="Source_20_Text"><text:span text:style-name="T37"># Evaluates to: False ❌</text:span></text:span></text:p>
      <text:h text:style-name="P98" text:outline-level="3"><text:span text:style-name="Strong_20_Emphasis">3. Return False if No Process</text:span></text:h>
      <text:p text:style-name="P34">python</text:p>
      <text:p text:style-name="P99"><text:span text:style-name="Source_20_Text"><text:span text:style-name="T35">return</text:span></text:span><text:span text:style-name="Source_20_Text"><text:span text:style-name="T33"> </text:span></text:span><text:span text:style-name="Source_20_Text"><text:span text:style-name="T41">False</text:span></text:span></text:p>
      <text:p text:style-name="P115"><text:span text:style-name="Source_20_Text"><text:span text:style-name="T33">```</text:span></text:span></text:p>
      <text:p text:style-name="P99"><text:span text:style-name="Source_20_Text"><text:span text:style-name="T34">-</text:span></text:span><text:span text:style-name="Source_20_Text"><text:span text:style-name="T33"> If `self.vlc_process` doesn</text:span></text:span><text:span text:style-name="Source_20_Text"><text:span text:style-name="T40">'t exist (line 3'</text:span></text:span><text:span text:style-name="Source_20_Text"><text:span text:style-name="T33">s condition was `</text:span></text:span><text:span text:style-name="Source_20_Text"><text:span text:style-name="T41">False</text:span></text:span><text:span text:style-name="Source_20_Text"><text:span text:style-name="T33">`)</text:span></text:span></text:p>
      <text:p text:style-name="P99"><text:span text:style-name="Source_20_Text"><text:span text:style-name="T34">-</text:span></text:span><text:span text:style-name="Source_20_Text"><text:span text:style-name="T33"> Returns `</text:span></text:span><text:span text:style-name="Source_20_Text"><text:span text:style-name="T41">False</text:span></text:span><text:span text:style-name="Source_20_Text"><text:span text:style-name="T33">` because VLC </text:span></text:span><text:span text:style-name="Source_20_Text"><text:span text:style-name="T35">is</text:span></text:span><text:span text:style-name="Source_20_Text"><text:span text:style-name="T33"> definitely </text:span></text:span><text:span text:style-name="Source_20_Text"><text:span text:style-name="T35">not</text:span></text:span><text:span text:style-name="Source_20_Text"><text:span text:style-name="T33"> running</text:span></text:span></text:p>
      <text:p text:style-name="P115"/>
      <text:p text:style-name="P99"><text:span text:style-name="Source_20_Text"><text:span text:style-name="T34">---</text:span></text:span></text:p>
      <text:p text:style-name="P200">********************************************************************************</text:p>
      <text:h text:style-name="P201" text:outline-level="1">Threading in Python: A Detailed Guide</text:h>
      <text:h text:style-name="P202" text:outline-level="2">What is Threading?</text:h>
      <text:p text:style-name="P203"><text:span text:style-name="Strong_20_Emphasis">Threading</text:span> allows you to run multiple tasks concurrently within a single process. Each thread is a separate flow of execution that shares the same memory space but can run independently.</text:p>
      <text:h text:style-name="P204" text:outline-level="3">Key Concepts:</text:h>
      <text:list text:style-name="L66">
        <text:list-item>
          <text:p text:style-name="P205"><text:span text:style-name="Strong_20_Emphasis">Process</text:span>: An instance of a program with its own memory space </text:p>
        </text:list-item>
        <text:list-item>
          <text:p text:style-name="P205"><text:span text:style-name="Strong_20_Emphasis">Thread</text:span>: A lightweight unit of execution within a process </text:p>
        </text:list-item>
        <text:list-item>
          <text:p text:style-name="P205"><text:span text:style-name="Strong_20_Emphasis">Concurrency</text:span>: Multiple tasks making progress (not necessarily simultaneously) </text:p>
        </text:list-item>
        <text:list-item>
          <text:p text:style-name="P206"><text:span text:style-name="Strong_20_Emphasis">Parallelism</text:span>: Multiple tasks running at the exact same time</text:p>
        </text:list-item>
      </text:list>
      <text:h text:style-name="P207" text:outline-level="2">Python's GIL (Global Interpreter Lock)</text:h>
      <text:p text:style-name="P203"><text:span text:style-name="Strong_20_Emphasis">Important</text:span>: Python has a GIL that allows only one thread to execute Python bytecode at a time. This means:</text:p>
      <text:list text:style-name="L67">
        <text:list-item>
          <text:p text:style-name="P208">✅ Good for <text:span text:style-name="Strong_20_Emphasis">I/O-bound</text:span> tasks (network, file operations, waiting) </text:p>
        </text:list-item>
        <text:list-item>
          <text:p text:style-name="P209">❌ Limited benefit for <text:span text:style-name="Strong_20_Emphasis">CPU-bound</text:span> tasks (calculations, data processing)</text:p>
        </text:list-item>
      </text:list>
      <text:p text:style-name="P200"/>
      <text:h text:style-name="P207" text:outline-level="2"><text:soft-page-break/><text:span text:style-name="Source_20_Text">threading.Thread()</text:span> - Creating Threads</text:h>
      <text:h text:style-name="P204" text:outline-level="3">Basic Syntax:</text:h>
      <text:p text:style-name="P210">python</text:p>
      <text:p text:style-name="P211"><text:span text:style-name="Source_20_Text"><text:span text:style-name="T35">import</text:span></text:span><text:span text:style-name="Source_20_Text"><text:span text:style-name="T33"> threading</text:span></text:span></text:p>
      <text:p text:style-name="P212"/>
      <text:p text:style-name="P213"><text:span text:style-name="Source_20_Text"><text:span text:style-name="T36"># Method 1: Function-based</text:span></text:span></text:p>
      <text:p text:style-name="P211"><text:span text:style-name="Source_20_Text"><text:span text:style-name="T33">thread </text:span></text:span><text:span text:style-name="Source_20_Text"><text:span text:style-name="T34">=</text:span></text:span><text:span text:style-name="Source_20_Text"><text:span text:style-name="T33"> threading.Thread(target</text:span></text:span><text:span text:style-name="Source_20_Text"><text:span text:style-name="T34">=</text:span></text:span><text:span text:style-name="Source_20_Text"><text:span text:style-name="T33">function_name, args</text:span></text:span><text:span text:style-name="Source_20_Text"><text:span text:style-name="T34">=</text:span></text:span><text:span text:style-name="Source_20_Text"><text:span text:style-name="T33">(arg1, arg2))</text:span></text:span></text:p>
      <text:p text:style-name="P212"/>
      <text:p text:style-name="P213"><text:span text:style-name="Source_20_Text"><text:span text:style-name="T36"># Method 2: Class-based</text:span></text:span></text:p>
      <text:p text:style-name="P211"><text:span text:style-name="Source_20_Text"><text:span text:style-name="T35">class</text:span></text:span><text:span text:style-name="Source_20_Text"><text:span text:style-name="T33"> </text:span></text:span><text:span text:style-name="Source_20_Text"><text:span text:style-name="T41">MyThread</text:span></text:span><text:span text:style-name="Source_20_Text"><text:span text:style-name="T33">(threading.Thread):</text:span></text:span></text:p>
      <text:p text:style-name="P211"><text:span text:style-name="Source_20_Text"><text:span text:style-name="T39"><text:s text:c="4"/></text:span></text:span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run</text:span></text:span><text:span text:style-name="Source_20_Text"><text:span text:style-name="T33">(self):</text:span></text:span></text:p>
      <text:p text:style-name="P211"><text:span text:style-name="Source_20_Text"><text:span text:style-name="T39"><text:s text:c="8"/></text:span></text:span><text:span text:style-name="Source_20_Text"><text:span text:style-name="T37"># Your code here</text:span></text:span></text:p>
      <text:p text:style-name="P211"><text:span text:style-name="Source_20_Text"><text:span text:style-name="T39"><text:s text:c="8"/></text:span></text:span><text:span text:style-name="Source_20_Text"><text:span text:style-name="T35">pass</text:span></text:span></text:p>
      <text:p text:style-name="P200"><text:span text:style-name="Strong_20_Emphasis">NEW</text:span> → <text:span text:style-name="Source_20_Text">start()</text:span> → <text:span text:style-name="Strong_20_Emphasis">STARTED/RUNNABLE</text:span> (scheduled by OS) → <text:span text:style-name="Source_20_Text">run()</text:span> returns → <text:span text:style-name="Strong_20_Emphasis">TERMINATED</text:span>.</text:p>
      <text:p text:style-name="P203"><text:span text:style-name="Source_20_Text">join(timeout=None)</text:span> blocks till completion.</text:p>
      <text:p text:style-name="P203"><text:span text:style-name="Source_20_Text">daemon=True</text:span> threads <text:span text:style-name="Strong_20_Emphasis">don’t keep the process alive</text:span>; they are killed abruptly at interpreter exit.</text:p>
      <text:h text:style-name="P214" text:outline-level="3">Example 1: Simple Thread Creation</text:h>
      <text:p text:style-name="P210">python</text:p>
      <text:p text:style-name="P211"><text:span text:style-name="Source_20_Text"><text:span text:style-name="T35">import</text:span></text:span><text:span text:style-name="Source_20_Text"><text:span text:style-name="T33"> threading</text:span></text:span></text:p>
      <text:p text:style-name="P211"><text:span text:style-name="Source_20_Text"><text:span text:style-name="T35">import</text:span></text:span><text:span text:style-name="Source_20_Text"><text:span text:style-name="T33"> time</text:span></text:span></text:p>
      <text:p text:style-name="P212"/>
      <text:p text:style-name="P211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print_numbers</text:span></text:span><text:span text:style-name="Source_20_Text"><text:span text:style-name="T33">():</text:span></text:span></text:p>
      <text:p text:style-name="P211"><text:span text:style-name="Source_20_Text"><text:span text:style-name="T39"><text:s text:c="4"/></text:span></text:span><text:span text:style-name="Source_20_Text"><text:span text:style-name="T35">for</text:span></text:span><text:span text:style-name="Source_20_Text"><text:span text:style-name="T33"> i </text:span></text:span><text:span text:style-name="Source_20_Text"><text:span text:style-name="T35">in</text:span></text:span><text:span text:style-name="Source_20_Text"><text:span text:style-name="T33"> </text:span></text:span><text:span text:style-name="Source_20_Text"><text:span text:style-name="T40">range</text:span></text:span><text:span text:style-name="Source_20_Text"><text:span text:style-name="T33">(</text:span></text:span><text:span text:style-name="Source_20_Text"><text:span text:style-name="T41">5</text:span></text:span><text:span text:style-name="Source_20_Text"><text:span text:style-name="T33">):</text:span></text:span></text:p>
      <text:p text:style-name="P211"><text:span text:style-name="Source_20_Text"><text:span text:style-name="T39"><text:s text:c="8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Thread </text:span></text:span><text:span text:style-name="Source_20_Text"><text:span text:style-name="T33">{threading.current_thread().name}</text:span></text:span><text:span text:style-name="Source_20_Text"><text:span text:style-name="T40">: </text:span></text:span><text:span text:style-name="Source_20_Text"><text:span text:style-name="T33">{i}</text:span></text:span><text:span text:style-name="Source_20_Text"><text:span text:style-name="T40">"</text:span></text:span><text:span text:style-name="Source_20_Text"><text:span text:style-name="T33">)</text:span></text:span></text:p>
      <text:p text:style-name="P211"><text:span text:style-name="Source_20_Text"><text:span text:style-name="T39"><text:s text:c="8"/></text:span></text:span><text:span text:style-name="Source_20_Text"><text:span text:style-name="T33">time.sleep(</text:span></text:span><text:span text:style-name="Source_20_Text"><text:span text:style-name="T41">0.5</text:span></text:span><text:span text:style-name="Source_20_Text"><text:span text:style-name="T33">)</text:span></text:span></text:p>
      <text:p text:style-name="P212"/>
      <text:p text:style-name="P213"><text:span text:style-name="Source_20_Text"><text:span text:style-name="T36"># Create threads</text:span></text:span></text:p>
      <text:p text:style-name="P211"><text:span text:style-name="Source_20_Text"><text:span text:style-name="T33">thread1 </text:span></text:span><text:span text:style-name="Source_20_Text"><text:span text:style-name="T34">=</text:span></text:span><text:span text:style-name="Source_20_Text"><text:span text:style-name="T33"> threading.Thread(target</text:span></text:span><text:span text:style-name="Source_20_Text"><text:span text:style-name="T34">=</text:span></text:span><text:span text:style-name="Source_20_Text"><text:span text:style-name="T33">print_numbers, name</text:span></text:span><text:span text:style-name="Source_20_Text"><text:span text:style-name="T34">=</text:span></text:span><text:span text:style-name="Source_20_Text"><text:span text:style-name="T40">"Worker-1"</text:span></text:span><text:span text:style-name="Source_20_Text"><text:span text:style-name="T33">)</text:span></text:span></text:p>
      <text:p text:style-name="P211"><text:span text:style-name="Source_20_Text"><text:span text:style-name="T33">thread2 </text:span></text:span><text:span text:style-name="Source_20_Text"><text:span text:style-name="T34">=</text:span></text:span><text:span text:style-name="Source_20_Text"><text:span text:style-name="T33"> threading.Thread(target</text:span></text:span><text:span text:style-name="Source_20_Text"><text:span text:style-name="T34">=</text:span></text:span><text:span text:style-name="Source_20_Text"><text:span text:style-name="T33">print_numbers, name</text:span></text:span><text:span text:style-name="Source_20_Text"><text:span text:style-name="T34">=</text:span></text:span><text:span text:style-name="Source_20_Text"><text:span text:style-name="T40">"Worker-2"</text:span></text:span><text:span text:style-name="Source_20_Text"><text:span text:style-name="T33">)</text:span></text:span></text:p>
      <text:p text:style-name="P212"><text:soft-page-break/></text:p>
      <text:p text:style-name="P213"><text:span text:style-name="Source_20_Text"><text:span text:style-name="T36"># Start threads</text:span></text:span></text:p>
      <text:p text:style-name="P211"><text:span text:style-name="Source_20_Text"><text:span text:style-name="T33">thread1.start()</text:span></text:span></text:p>
      <text:p text:style-name="P211"><text:span text:style-name="Source_20_Text"><text:span text:style-name="T33">thread2.start()</text:span></text:span></text:p>
      <text:p text:style-name="P212"/>
      <text:p text:style-name="P213"><text:span text:style-name="Source_20_Text"><text:span text:style-name="T36"># Wait for threads to complete</text:span></text:span></text:p>
      <text:p text:style-name="P211"><text:span text:style-name="Source_20_Text"><text:span text:style-name="T33">thread1.join()</text:span></text:span></text:p>
      <text:p text:style-name="P211"><text:span text:style-name="Source_20_Text"><text:span text:style-name="T33">thread2.join()</text:span></text:span></text:p>
      <text:p text:style-name="P212"/>
      <text:p text:style-name="P211"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"All threads completed!"</text:span></text:span><text:span text:style-name="Source_20_Text"><text:span text:style-name="T33">)</text:span></text:span></text:p>
      <text:p text:style-name="P212"><text:span text:style-name="Source_20_Text"><text:span text:style-name="T33">```</text:span></text:span></text:p>
      <text:p text:style-name="P212"/>
      <text:p text:style-name="P211"><text:span text:style-name="Source_20_Text"><text:span text:style-name="T34">**</text:span></text:span><text:span text:style-name="Source_20_Text"><text:span text:style-name="T33">Output</text:span></text:span><text:span text:style-name="Source_20_Text"><text:span text:style-name="T34">**</text:span></text:span><text:span text:style-name="Source_20_Text"><text:span text:style-name="T33"> (interleaved):</text:span></text:span></text:p>
      <text:p text:style-name="P212"><text:span text:style-name="Source_20_Text"><text:span text:style-name="T33">```</text:span></text:span></text:p>
      <text:p text:style-name="P211"><text:span text:style-name="Source_20_Text"><text:span text:style-name="T33">Thread Worker</text:span></text:span><text:span text:style-name="Source_20_Text"><text:span text:style-name="T34">-</text:span></text:span><text:span text:style-name="Source_20_Text"><text:span text:style-name="T41">1</text:span></text:span><text:span text:style-name="Source_20_Text"><text:span text:style-name="T33">: </text:span></text:span><text:span text:style-name="Source_20_Text"><text:span text:style-name="T41">0</text:span></text:span></text:p>
      <text:p text:style-name="P211"><text:span text:style-name="Source_20_Text"><text:span text:style-name="T33">Thread Worker</text:span></text:span><text:span text:style-name="Source_20_Text"><text:span text:style-name="T34">-</text:span></text:span><text:span text:style-name="Source_20_Text"><text:span text:style-name="T41">2</text:span></text:span><text:span text:style-name="Source_20_Text"><text:span text:style-name="T33">: </text:span></text:span><text:span text:style-name="Source_20_Text"><text:span text:style-name="T41">0</text:span></text:span></text:p>
      <text:p text:style-name="P211"><text:span text:style-name="Source_20_Text"><text:span text:style-name="T33">Thread Worker</text:span></text:span><text:span text:style-name="Source_20_Text"><text:span text:style-name="T34">-</text:span></text:span><text:span text:style-name="Source_20_Text"><text:span text:style-name="T41">1</text:span></text:span><text:span text:style-name="Source_20_Text"><text:span text:style-name="T33">: </text:span></text:span><text:span text:style-name="Source_20_Text"><text:span text:style-name="T41">1</text:span></text:span></text:p>
      <text:p text:style-name="P211"><text:span text:style-name="Source_20_Text"><text:span text:style-name="T33">Thread Worker</text:span></text:span><text:span text:style-name="Source_20_Text"><text:span text:style-name="T34">-</text:span></text:span><text:span text:style-name="Source_20_Text"><text:span text:style-name="T41">2</text:span></text:span><text:span text:style-name="Source_20_Text"><text:span text:style-name="T33">: </text:span></text:span><text:span text:style-name="Source_20_Text"><text:span text:style-name="T41">1</text:span></text:span></text:p>
      <text:p text:style-name="P211"><text:span text:style-name="Source_20_Text"><text:span text:style-name="T33">...</text:span></text:span></text:p>
      <text:h text:style-name="P204" text:outline-level="3">Example 2: Passing Arguments to Threads</text:h>
      <text:p text:style-name="P210">python</text:p>
      <text:p text:style-name="P211"><text:span text:style-name="Source_20_Text"><text:span text:style-name="T35">import</text:span></text:span><text:span text:style-name="Source_20_Text"><text:span text:style-name="T33"> threading</text:span></text:span></text:p>
      <text:p text:style-name="P211"><text:span text:style-name="Source_20_Text"><text:span text:style-name="T35">import</text:span></text:span><text:span text:style-name="Source_20_Text"><text:span text:style-name="T33"> time</text:span></text:span></text:p>
      <text:p text:style-name="P212"/>
      <text:p text:style-name="P211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download_file</text:span></text:span><text:span text:style-name="Source_20_Text"><text:span text:style-name="T33">(filename, duration):</text:span></text:span></text:p>
      <text:p text:style-name="P211"><text:span text:style-name="Source_20_Text"><text:span text:style-name="T39"><text:s text:c="4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Starting download: </text:span></text:span><text:span text:style-name="Source_20_Text"><text:span text:style-name="T33">{filename}</text:span></text:span><text:span text:style-name="Source_20_Text"><text:span text:style-name="T40">"</text:span></text:span><text:span text:style-name="Source_20_Text"><text:span text:style-name="T33">)</text:span></text:span></text:p>
      <text:p text:style-name="P211"><text:span text:style-name="Source_20_Text"><text:span text:style-name="T39"><text:s text:c="4"/></text:span></text:span><text:span text:style-name="Source_20_Text"><text:span text:style-name="T33">time.sleep(duration) <text:s/></text:span></text:span><text:span text:style-name="Source_20_Text"><text:span text:style-name="T37"># Simulate download</text:span></text:span></text:p>
      <text:p text:style-name="P211"><text:span text:style-name="Source_20_Text"><text:span text:style-name="T39"><text:s text:c="4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Completed: </text:span></text:span><text:span text:style-name="Source_20_Text"><text:span text:style-name="T33">{filename}</text:span></text:span><text:span text:style-name="Source_20_Text"><text:span text:style-name="T40">"</text:span></text:span><text:span text:style-name="Source_20_Text"><text:span text:style-name="T33">)</text:span></text:span></text:p>
      <text:p text:style-name="P212"/>
      <text:p text:style-name="P213"><text:span text:style-name="Source_20_Text"><text:span text:style-name="T36"># Create threads with arguments</text:span></text:span></text:p>
      <text:p text:style-name="P211"><text:soft-page-break/><text:span text:style-name="Source_20_Text"><text:span text:style-name="T33">threads </text:span></text:span><text:span text:style-name="Source_20_Text"><text:span text:style-name="T34">=</text:span></text:span><text:span text:style-name="Source_20_Text"><text:span text:style-name="T33"> []</text:span></text:span></text:p>
      <text:p text:style-name="P211"><text:span text:style-name="Source_20_Text"><text:span text:style-name="T33">files </text:span></text:span><text:span text:style-name="Source_20_Text"><text:span text:style-name="T34">=</text:span></text:span><text:span text:style-name="Source_20_Text"><text:span text:style-name="T33"> [</text:span></text:span></text:p>
      <text:p text:style-name="P211"><text:span text:style-name="Source_20_Text"><text:span text:style-name="T39"><text:s text:c="4"/></text:span></text:span><text:span text:style-name="Source_20_Text"><text:span text:style-name="T33">(</text:span></text:span><text:span text:style-name="Source_20_Text"><text:span text:style-name="T40">"video.mp4"</text:span></text:span><text:span text:style-name="Source_20_Text"><text:span text:style-name="T33">, </text:span></text:span><text:span text:style-name="Source_20_Text"><text:span text:style-name="T41">2</text:span></text:span><text:span text:style-name="Source_20_Text"><text:span text:style-name="T33">),</text:span></text:span></text:p>
      <text:p text:style-name="P211"><text:span text:style-name="Source_20_Text"><text:span text:style-name="T39"><text:s text:c="4"/></text:span></text:span><text:span text:style-name="Source_20_Text"><text:span text:style-name="T33">(</text:span></text:span><text:span text:style-name="Source_20_Text"><text:span text:style-name="T40">"music.mp3"</text:span></text:span><text:span text:style-name="Source_20_Text"><text:span text:style-name="T33">, </text:span></text:span><text:span text:style-name="Source_20_Text"><text:span text:style-name="T41">1</text:span></text:span><text:span text:style-name="Source_20_Text"><text:span text:style-name="T33">),</text:span></text:span></text:p>
      <text:p text:style-name="P211"><text:span text:style-name="Source_20_Text"><text:span text:style-name="T39"><text:s text:c="4"/></text:span></text:span><text:span text:style-name="Source_20_Text"><text:span text:style-name="T33">(</text:span></text:span><text:span text:style-name="Source_20_Text"><text:span text:style-name="T40">"document.pdf"</text:span></text:span><text:span text:style-name="Source_20_Text"><text:span text:style-name="T33">, </text:span></text:span><text:span text:style-name="Source_20_Text"><text:span text:style-name="T41">1.5</text:span></text:span><text:span text:style-name="Source_20_Text"><text:span text:style-name="T33">)</text:span></text:span></text:p>
      <text:p text:style-name="P211"><text:span text:style-name="Source_20_Text"><text:span text:style-name="T33">]</text:span></text:span></text:p>
      <text:p text:style-name="P212"/>
      <text:p text:style-name="P211"><text:span text:style-name="Source_20_Text"><text:span text:style-name="T35">for</text:span></text:span><text:span text:style-name="Source_20_Text"><text:span text:style-name="T33"> filename, duration </text:span></text:span><text:span text:style-name="Source_20_Text"><text:span text:style-name="T35">in</text:span></text:span><text:span text:style-name="Source_20_Text"><text:span text:style-name="T33"> files:</text:span></text:span></text:p>
      <text:p text:style-name="P211"><text:span text:style-name="Source_20_Text"><text:span text:style-name="T39"><text:s text:c="4"/></text:span></text:span><text:span text:style-name="Source_20_Text"><text:span text:style-name="T33">thread </text:span></text:span><text:span text:style-name="Source_20_Text"><text:span text:style-name="T34">=</text:span></text:span><text:span text:style-name="Source_20_Text"><text:span text:style-name="T33"> threading.Thread(</text:span></text:span></text:p>
      <text:p text:style-name="P211"><text:span text:style-name="Source_20_Text"><text:span text:style-name="T39"><text:s text:c="8"/></text:span></text:span><text:span text:style-name="Source_20_Text"><text:span text:style-name="T33">target</text:span></text:span><text:span text:style-name="Source_20_Text"><text:span text:style-name="T34">=</text:span></text:span><text:span text:style-name="Source_20_Text"><text:span text:style-name="T33">download_file,</text:span></text:span></text:p>
      <text:p text:style-name="P211"><text:span text:style-name="Source_20_Text"><text:span text:style-name="T39"><text:s text:c="8"/></text:span></text:span><text:span text:style-name="Source_20_Text"><text:span text:style-name="T33">args</text:span></text:span><text:span text:style-name="Source_20_Text"><text:span text:style-name="T34">=</text:span></text:span><text:span text:style-name="Source_20_Text"><text:span text:style-name="T33">(filename, duration)</text:span></text:span></text:p>
      <text:p text:style-name="P211"><text:span text:style-name="Source_20_Text"><text:span text:style-name="T39"><text:s text:c="4"/></text:span></text:span><text:span text:style-name="Source_20_Text"><text:span text:style-name="T33">)</text:span></text:span></text:p>
      <text:p text:style-name="P211"><text:span text:style-name="Source_20_Text"><text:span text:style-name="T39"><text:s text:c="4"/></text:span></text:span><text:span text:style-name="Source_20_Text"><text:span text:style-name="T33">threads.append(thread)</text:span></text:span></text:p>
      <text:p text:style-name="P211"><text:span text:style-name="Source_20_Text"><text:span text:style-name="T39"><text:s text:c="4"/></text:span></text:span><text:span text:style-name="Source_20_Text"><text:span text:style-name="T33">thread.start()</text:span></text:span></text:p>
      <text:p text:style-name="P212"/>
      <text:p text:style-name="P213"><text:span text:style-name="Source_20_Text"><text:span text:style-name="T36"># Wait for all downloads</text:span></text:span></text:p>
      <text:p text:style-name="P211"><text:span text:style-name="Source_20_Text"><text:span text:style-name="T35">for</text:span></text:span><text:span text:style-name="Source_20_Text"><text:span text:style-name="T33"> thread </text:span></text:span><text:span text:style-name="Source_20_Text"><text:span text:style-name="T35">in</text:span></text:span><text:span text:style-name="Source_20_Text"><text:span text:style-name="T33"> threads:</text:span></text:span></text:p>
      <text:p text:style-name="P211"><text:span text:style-name="Source_20_Text"><text:span text:style-name="T39"><text:s text:c="4"/></text:span></text:span><text:span text:style-name="Source_20_Text"><text:span text:style-name="T33">thread.join()</text:span></text:span></text:p>
      <text:p text:style-name="P212"/>
      <text:p text:style-name="P211"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"All downloads complete!"</text:span></text:span><text:span text:style-name="Source_20_Text"><text:span text:style-name="T33">)</text:span></text:span></text:p>
      <text:h text:style-name="P207" text:outline-level="2"><text:span text:style-name="Source_20_Text">threading.Lock()</text:span> - Synchronization Mechanism</text:h>
      <text:h text:style-name="P204" text:outline-level="3">Why Do We Need Locks?</text:h>
      <text:p text:style-name="P203">When multiple threads access shared data, <text:span text:style-name="Strong_20_Emphasis">race conditions</text:span> can occur:</text:p>
      <text:p text:style-name="P215">python</text:p>
      <text:p text:style-name="P213"><text:span text:style-name="Source_20_Text"><text:span text:style-name="T36"># WITHOUT LOCK - PROBLEMATIC!</text:span></text:span></text:p>
      <text:p text:style-name="P211"><text:span text:style-name="Source_20_Text"><text:span text:style-name="T33">counter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1">0</text:span></text:span></text:p>
      <text:p text:style-name="P212"/>
      <text:p text:style-name="P211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increment</text:span></text:span><text:span text:style-name="Source_20_Text"><text:span text:style-name="T33">():</text:span></text:span></text:p>
      <text:p text:style-name="P211"><text:span text:style-name="Source_20_Text"><text:span text:style-name="T39"><text:s text:c="4"/></text:span></text:span><text:span text:style-name="Source_20_Text"><text:span text:style-name="T35">global</text:span></text:span><text:span text:style-name="Source_20_Text"><text:span text:style-name="T33"> counter</text:span></text:span></text:p>
      <text:p text:style-name="P211"><text:span text:style-name="Source_20_Text"><text:span text:style-name="T39"><text:s text:c="4"/></text:span></text:span><text:span text:style-name="Source_20_Text"><text:span text:style-name="T35">for</text:span></text:span><text:span text:style-name="Source_20_Text"><text:span text:style-name="T33"> _ </text:span></text:span><text:span text:style-name="Source_20_Text"><text:span text:style-name="T35">in</text:span></text:span><text:span text:style-name="Source_20_Text"><text:span text:style-name="T33"> </text:span></text:span><text:span text:style-name="Source_20_Text"><text:span text:style-name="T40">range</text:span></text:span><text:span text:style-name="Source_20_Text"><text:span text:style-name="T33">(</text:span></text:span><text:span text:style-name="Source_20_Text"><text:span text:style-name="T41">100000</text:span></text:span><text:span text:style-name="Source_20_Text"><text:span text:style-name="T33">):</text:span></text:span></text:p>
      <text:p text:style-name="P211"><text:soft-page-break/><text:span text:style-name="Source_20_Text"><text:span text:style-name="T39"><text:s text:c="8"/></text:span></text:span><text:span text:style-name="Source_20_Text"><text:span text:style-name="T33">counter </text:span></text:span><text:span text:style-name="Source_20_Text"><text:span text:style-name="T34">+=</text:span></text:span><text:span text:style-name="Source_20_Text"><text:span text:style-name="T33"> </text:span></text:span><text:span text:style-name="Source_20_Text"><text:span text:style-name="T41">1</text:span></text:span><text:span text:style-name="Source_20_Text"><text:span text:style-name="T33"> <text:s/></text:span></text:span><text:span text:style-name="Source_20_Text"><text:span text:style-name="T37"># NOT THREAD-SAFE!</text:span></text:span></text:p>
      <text:p text:style-name="P212"/>
      <text:p text:style-name="P211"><text:span text:style-name="Source_20_Text"><text:span text:style-name="T33">threads </text:span></text:span><text:span text:style-name="Source_20_Text"><text:span text:style-name="T34">=</text:span></text:span><text:span text:style-name="Source_20_Text"><text:span text:style-name="T33"> [threading.Thread(target</text:span></text:span><text:span text:style-name="Source_20_Text"><text:span text:style-name="T34">=</text:span></text:span><text:span text:style-name="Source_20_Text"><text:span text:style-name="T33">increment) </text:span></text:span><text:span text:style-name="Source_20_Text"><text:span text:style-name="T35">for</text:span></text:span><text:span text:style-name="Source_20_Text"><text:span text:style-name="T33"> _ </text:span></text:span><text:span text:style-name="Source_20_Text"><text:span text:style-name="T35">in</text:span></text:span><text:span text:style-name="Source_20_Text"><text:span text:style-name="T33"> </text:span></text:span><text:span text:style-name="Source_20_Text"><text:span text:style-name="T40">range</text:span></text:span><text:span text:style-name="Source_20_Text"><text:span text:style-name="T33">(</text:span></text:span><text:span text:style-name="Source_20_Text"><text:span text:style-name="T41">5</text:span></text:span><text:span text:style-name="Source_20_Text"><text:span text:style-name="T33">)]</text:span></text:span></text:p>
      <text:p text:style-name="P211"><text:span text:style-name="Source_20_Text"><text:span text:style-name="T35">for</text:span></text:span><text:span text:style-name="Source_20_Text"><text:span text:style-name="T33"> t </text:span></text:span><text:span text:style-name="Source_20_Text"><text:span text:style-name="T35">in</text:span></text:span><text:span text:style-name="Source_20_Text"><text:span text:style-name="T33"> threads:</text:span></text:span></text:p>
      <text:p text:style-name="P211"><text:span text:style-name="Source_20_Text"><text:span text:style-name="T39"><text:s text:c="4"/></text:span></text:span><text:span text:style-name="Source_20_Text"><text:span text:style-name="T33">t.start()</text:span></text:span></text:p>
      <text:p text:style-name="P211"><text:span text:style-name="Source_20_Text"><text:span text:style-name="T35">for</text:span></text:span><text:span text:style-name="Source_20_Text"><text:span text:style-name="T33"> t </text:span></text:span><text:span text:style-name="Source_20_Text"><text:span text:style-name="T35">in</text:span></text:span><text:span text:style-name="Source_20_Text"><text:span text:style-name="T33"> threads:</text:span></text:span></text:p>
      <text:p text:style-name="P211"><text:span text:style-name="Source_20_Text"><text:span text:style-name="T39"><text:s text:c="4"/></text:span></text:span><text:span text:style-name="Source_20_Text"><text:span text:style-name="T33">t.join()</text:span></text:span></text:p>
      <text:p text:style-name="P212"/>
      <text:p text:style-name="P211"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Counter: </text:span></text:span><text:span text:style-name="Source_20_Text"><text:span text:style-name="T33">{counter}</text:span></text:span><text:span text:style-name="Source_20_Text"><text:span text:style-name="T40">"</text:span></text:span><text:span text:style-name="Source_20_Text"><text:span text:style-name="T33">) <text:s/></text:span></text:span><text:span text:style-name="Source_20_Text"><text:span text:style-name="T37"># Expected: 500000, Actual: Less!</text:span></text:span></text:p>
      <text:p text:style-name="P203"><text:span text:style-name="Strong_20_Emphasis">Problem</text:span>: <text:span text:style-name="Source_20_Text">counter += 1</text:span> is actually 3 operations:</text:p>
      <text:list text:style-name="L68">
        <text:list-item>
          <text:p text:style-name="P216">Read counter </text:p>
        </text:list-item>
        <text:list-item>
          <text:p text:style-name="P216">Add 1 </text:p>
        </text:list-item>
        <text:list-item>
          <text:p text:style-name="P217">Write back </text:p>
        </text:list-item>
      </text:list>
      <text:p text:style-name="P203">Multiple threads can interfere with each other!</text:p>
      <text:h text:style-name="P204" text:outline-level="3">Using Lock to Fix Race Conditions</text:h>
      <text:p text:style-name="P210">python</text:p>
      <text:p text:style-name="P211"><text:span text:style-name="Source_20_Text"><text:span text:style-name="T35">import</text:span></text:span><text:span text:style-name="Source_20_Text"><text:span text:style-name="T33"> threading</text:span></text:span></text:p>
      <text:p text:style-name="P212"/>
      <text:p text:style-name="P211"><text:span text:style-name="Source_20_Text"><text:span text:style-name="T33">counter </text:span></text:span><text:span text:style-name="Source_20_Text"><text:span text:style-name="T34">=</text:span></text:span><text:span text:style-name="Source_20_Text"><text:span text:style-name="T33"> </text:span></text:span><text:span text:style-name="Source_20_Text"><text:span text:style-name="T41">0</text:span></text:span></text:p>
      <text:p text:style-name="P211"><text:span text:style-name="Source_20_Text"><text:span text:style-name="T33">lock </text:span></text:span><text:span text:style-name="Source_20_Text"><text:span text:style-name="T34">=</text:span></text:span><text:span text:style-name="Source_20_Text"><text:span text:style-name="T33"> threading.Lock() <text:s/></text:span></text:span><text:span text:style-name="Source_20_Text"><text:span text:style-name="T37"># Create a lock</text:span></text:span></text:p>
      <text:p text:style-name="P212"/>
      <text:p text:style-name="P211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increment_safe</text:span></text:span><text:span text:style-name="Source_20_Text"><text:span text:style-name="T33">():</text:span></text:span></text:p>
      <text:p text:style-name="P211"><text:span text:style-name="Source_20_Text"><text:span text:style-name="T39"><text:s text:c="4"/></text:span></text:span><text:span text:style-name="Source_20_Text"><text:span text:style-name="T35">global</text:span></text:span><text:span text:style-name="Source_20_Text"><text:span text:style-name="T33"> counter</text:span></text:span></text:p>
      <text:p text:style-name="P211"><text:span text:style-name="Source_20_Text"><text:span text:style-name="T39"><text:s text:c="4"/></text:span></text:span><text:span text:style-name="Source_20_Text"><text:span text:style-name="T35">for</text:span></text:span><text:span text:style-name="Source_20_Text"><text:span text:style-name="T33"> _ </text:span></text:span><text:span text:style-name="Source_20_Text"><text:span text:style-name="T35">in</text:span></text:span><text:span text:style-name="Source_20_Text"><text:span text:style-name="T33"> </text:span></text:span><text:span text:style-name="Source_20_Text"><text:span text:style-name="T40">range</text:span></text:span><text:span text:style-name="Source_20_Text"><text:span text:style-name="T33">(</text:span></text:span><text:span text:style-name="Source_20_Text"><text:span text:style-name="T41">100000</text:span></text:span><text:span text:style-name="Source_20_Text"><text:span text:style-name="T33">):</text:span></text:span></text:p>
      <text:p text:style-name="P211"><text:span text:style-name="Source_20_Text"><text:span text:style-name="T39"><text:s text:c="8"/></text:span></text:span><text:span text:style-name="Source_20_Text"><text:span text:style-name="T35">with</text:span></text:span><text:span text:style-name="Source_20_Text"><text:span text:style-name="T33"> lock: <text:s/></text:span></text:span><text:span text:style-name="Source_20_Text"><text:span text:style-name="T37"># Acquire lock</text:span></text:span></text:p>
      <text:p text:style-name="P211"><text:span text:style-name="Source_20_Text"><text:span text:style-name="T39"><text:s text:c="12"/></text:span></text:span><text:span text:style-name="Source_20_Text"><text:span text:style-name="T33">counter </text:span></text:span><text:span text:style-name="Source_20_Text"><text:span text:style-name="T34">+=</text:span></text:span><text:span text:style-name="Source_20_Text"><text:span text:style-name="T33"> </text:span></text:span><text:span text:style-name="Source_20_Text"><text:span text:style-name="T41">1</text:span></text:span><text:span text:style-name="Source_20_Text"><text:span text:style-name="T33"> <text:s/></text:span></text:span><text:span text:style-name="Source_20_Text"><text:span text:style-name="T37"># Protected section</text:span></text:span></text:p>
      <text:p text:style-name="P211"><text:span text:style-name="Source_20_Text"><text:span text:style-name="T39"><text:s text:c="8"/></text:span></text:span><text:span text:style-name="Source_20_Text"><text:span text:style-name="T37"># Lock automatically released</text:span></text:span></text:p>
      <text:p text:style-name="P212"/>
      <text:p text:style-name="P211"><text:span text:style-name="Source_20_Text"><text:span text:style-name="T33">threads </text:span></text:span><text:span text:style-name="Source_20_Text"><text:span text:style-name="T34">=</text:span></text:span><text:span text:style-name="Source_20_Text"><text:span text:style-name="T33"> [threading.Thread(target</text:span></text:span><text:span text:style-name="Source_20_Text"><text:span text:style-name="T34">=</text:span></text:span><text:span text:style-name="Source_20_Text"><text:span text:style-name="T33">increment_safe) </text:span></text:span><text:span text:style-name="Source_20_Text"><text:span text:style-name="T35">for</text:span></text:span><text:span text:style-name="Source_20_Text"><text:span text:style-name="T33"> _ </text:span></text:span><text:span text:style-name="Source_20_Text"><text:span text:style-name="T35">in</text:span></text:span><text:span text:style-name="Source_20_Text"><text:span text:style-name="T33"> </text:span></text:span><text:span text:style-name="Source_20_Text"><text:span text:style-name="T40">range</text:span></text:span><text:span text:style-name="Source_20_Text"><text:span text:style-name="T33">(</text:span></text:span><text:span text:style-name="Source_20_Text"><text:span text:style-name="T41">5</text:span></text:span><text:span text:style-name="Source_20_Text"><text:span text:style-name="T33">)]</text:span></text:span></text:p>
      <text:p text:style-name="P211"><text:span text:style-name="Source_20_Text"><text:span text:style-name="T35">for</text:span></text:span><text:span text:style-name="Source_20_Text"><text:span text:style-name="T33"> t </text:span></text:span><text:span text:style-name="Source_20_Text"><text:span text:style-name="T35">in</text:span></text:span><text:span text:style-name="Source_20_Text"><text:span text:style-name="T33"> threads:</text:span></text:span></text:p>
      <text:p text:style-name="P211"><text:span text:style-name="Source_20_Text"><text:span text:style-name="T39"><text:s text:c="4"/></text:span></text:span><text:span text:style-name="Source_20_Text"><text:span text:style-name="T33">t.start()</text:span></text:span></text:p>
      <text:p text:style-name="P211"><text:soft-page-break/><text:span text:style-name="Source_20_Text"><text:span text:style-name="T35">for</text:span></text:span><text:span text:style-name="Source_20_Text"><text:span text:style-name="T33"> t </text:span></text:span><text:span text:style-name="Source_20_Text"><text:span text:style-name="T35">in</text:span></text:span><text:span text:style-name="Source_20_Text"><text:span text:style-name="T33"> threads:</text:span></text:span></text:p>
      <text:p text:style-name="P211"><text:span text:style-name="Source_20_Text"><text:span text:style-name="T39"><text:s text:c="4"/></text:span></text:span><text:span text:style-name="Source_20_Text"><text:span text:style-name="T33">t.join()</text:span></text:span></text:p>
      <text:p text:style-name="P212"/>
      <text:p text:style-name="P211"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Counter: </text:span></text:span><text:span text:style-name="Source_20_Text"><text:span text:style-name="T33">{counter}</text:span></text:span><text:span text:style-name="Source_20_Text"><text:span text:style-name="T40">"</text:span></text:span><text:span text:style-name="Source_20_Text"><text:span text:style-name="T33">) <text:s/></text:span></text:span><text:span text:style-name="Source_20_Text"><text:span text:style-name="T37"># Now always 500000!</text:span></text:span></text:p>
      <text:p text:style-name="P218"/>
      <text:h text:style-name="P202" text:outline-level="2">Real-World Example from Your Code</text:h>
      <text:p text:style-name="P203">Looking at your <text:span text:style-name="Source_20_Text">tv_player_subfolder_fixed.py</text:span>, you use <text:span text:style-name="Source_20_Text">threading.Lock()</text:span> correctly:</text:p>
      <text:p text:style-name="P210">python</text:p>
      <text:p text:style-name="P211"><text:span text:style-name="Source_20_Text"><text:span text:style-name="T35">class</text:span></text:span><text:span text:style-name="Source_20_Text"><text:span text:style-name="T33"> </text:span></text:span><text:span text:style-name="Source_20_Text"><text:span text:style-name="T41">TVVideoPlayer</text:span></text:span><text:span text:style-name="Source_20_Text"><text:span text:style-name="T33">:</text:span></text:span></text:p>
      <text:p text:style-name="P211"><text:span text:style-name="Source_20_Text"><text:span text:style-name="T39"><text:s text:c="4"/></text:span></text:span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__init__</text:span></text:span><text:span text:style-name="Source_20_Text"><text:span text:style-name="T33">(self):</text:span></text:span></text:p>
      <text:p text:style-name="P211"><text:span text:style-name="Source_20_Text"><text:span text:style-name="T39"><text:s text:c="8"/></text:span></text:span><text:span text:style-name="Source_20_Text"><text:span text:style-name="T33">self.transition_lock </text:span></text:span><text:span text:style-name="Source_20_Text"><text:span text:style-name="T34">=</text:span></text:span><text:span text:style-name="Source_20_Text"><text:span text:style-name="T33"> threading.Lock()</text:span></text:span></text:p>
      <text:p text:style-name="P211"><text:span text:style-name="Source_20_Text"><text:span text:style-name="T39"><text:s text:c="8"/></text:span></text:span><text:span text:style-name="Source_20_Text"><text:span text:style-name="T37"># ...</text:span></text:span></text:p>
      <text:p text:style-name="P212"><text:span text:style-name="Source_20_Text"><text:span text:style-name="T39"><text:s text:c="4"/></text:span></text:span></text:p>
      <text:p text:style-name="P211"><text:span text:style-name="Source_20_Text"><text:span text:style-name="T39"><text:s text:c="4"/></text:span></text:span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play_video_loop</text:span></text:span><text:span text:style-name="Source_20_Text"><text:span text:style-name="T33">(self, video_path, is_update</text:span></text:span><text:span text:style-name="Source_20_Text"><text:span text:style-name="T34">=</text:span></text:span><text:span text:style-name="Source_20_Text"><text:span text:style-name="T41">False</text:span></text:span><text:span text:style-name="Source_20_Text"><text:span text:style-name="T33">):</text:span></text:span></text:p>
      <text:p text:style-name="P211"><text:span text:style-name="Source_20_Text"><text:span text:style-name="T39"><text:s text:c="8"/></text:span></text:span><text:span text:style-name="Source_20_Text"><text:span text:style-name="T35">with</text:span></text:span><text:span text:style-name="Source_20_Text"><text:span text:style-name="T33"> self.transition_lock: <text:s/></text:span></text:span><text:span text:style-name="Source_20_Text"><text:span text:style-name="T37"># Prevents multiple videos playing at once</text:span></text:span></text:p>
      <text:p text:style-name="P211"><text:span text:style-name="Source_20_Text"><text:span text:style-name="T39"><text:s text:c="12"/></text:span></text:span><text:span text:style-name="Source_20_Text"><text:span text:style-name="T37"># Kill VLC</text:span></text:span></text:p>
      <text:p text:style-name="P211"><text:span text:style-name="Source_20_Text"><text:span text:style-name="T39"><text:s text:c="12"/></text:span></text:span><text:span text:style-name="Source_20_Text"><text:span text:style-name="T33">self.kill_all_vlc_processes()</text:span></text:span></text:p>
      <text:p text:style-name="P211"><text:span text:style-name="Source_20_Text"><text:span text:style-name="T39"><text:s text:c="12"/></text:span></text:span><text:span text:style-name="Source_20_Text"><text:span text:style-name="T37"># Start new video</text:span></text:span></text:p>
      <text:p text:style-name="P211"><text:span text:style-name="Source_20_Text"><text:span text:style-name="T39"><text:s text:c="12"/></text:span></text:span><text:span text:style-name="Source_20_Text"><text:span text:style-name="T37"># ...</text:span></text:span></text:p>
      <text:p text:style-name="P203"><text:span text:style-name="Strong_20_Emphasis">Why this is important</text:span>: Without the lock, if two threads try to change videos simultaneously:</text:p>
      <text:list text:style-name="L69">
        <text:list-item>
          <text:p text:style-name="P219">Thread 1 starts killing VLC </text:p>
        </text:list-item>
        <text:list-item>
          <text:p text:style-name="P219">Thread 2 also starts killing VLC (before Thread 1 finishes) </text:p>
        </text:list-item>
        <text:list-item>
          <text:p text:style-name="P220">Both try to start new videos → Multiple VLC instances! </text:p>
        </text:list-item>
      </text:list>
      <text:p text:style-name="P203">The lock ensures <text:span text:style-name="Strong_20_Emphasis">only one thread can change videos at a time</text:span>.</text:p>
      <text:h text:style-name="P207" text:outline-level="2">Thread Communication Patterns</text:h>
      <text:h text:style-name="P204" text:outline-level="3">1. <text:span text:style-name="Strong_20_Emphasis">Daemon Threads</text:span> (Background Workers)</text:h>
      <text:p text:style-name="P210">python</text:p>
      <text:p text:style-name="P211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background_task</text:span></text:span><text:span text:style-name="Source_20_Text"><text:span text:style-name="T33">():</text:span></text:span></text:p>
      <text:p text:style-name="P211"><text:span text:style-name="Source_20_Text"><text:span text:style-name="T39"><text:s text:c="4"/></text:span></text:span><text:span text:style-name="Source_20_Text"><text:span text:style-name="T35">while</text:span></text:span><text:span text:style-name="Source_20_Text"><text:span text:style-name="T33"> </text:span></text:span><text:span text:style-name="Source_20_Text"><text:span text:style-name="T41">True</text:span></text:span><text:span text:style-name="Source_20_Text"><text:span text:style-name="T33">:</text:span></text:span></text:p>
      <text:p text:style-name="P211"><text:span text:style-name="Source_20_Text"><text:span text:style-name="T39"><text:s text:c="8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"Background work..."</text:span></text:span><text:span text:style-name="Source_20_Text"><text:span text:style-name="T33">)</text:span></text:span></text:p>
      <text:p text:style-name="P211"><text:soft-page-break/><text:span text:style-name="Source_20_Text"><text:span text:style-name="T39"><text:s text:c="8"/></text:span></text:span><text:span text:style-name="Source_20_Text"><text:span text:style-name="T33">time.sleep(</text:span></text:span><text:span text:style-name="Source_20_Text"><text:span text:style-name="T41">2</text:span></text:span><text:span text:style-name="Source_20_Text"><text:span text:style-name="T33">)</text:span></text:span></text:p>
      <text:p text:style-name="P212"/>
      <text:p text:style-name="P211"><text:span text:style-name="Source_20_Text"><text:span text:style-name="T33">thread </text:span></text:span><text:span text:style-name="Source_20_Text"><text:span text:style-name="T34">=</text:span></text:span><text:span text:style-name="Source_20_Text"><text:span text:style-name="T33"> threading.Thread(target</text:span></text:span><text:span text:style-name="Source_20_Text"><text:span text:style-name="T34">=</text:span></text:span><text:span text:style-name="Source_20_Text"><text:span text:style-name="T33">background_task, daemon</text:span></text:span><text:span text:style-name="Source_20_Text"><text:span text:style-name="T34">=</text:span></text:span><text:span text:style-name="Source_20_Text"><text:span text:style-name="T41">True</text:span></text:span><text:span text:style-name="Source_20_Text"><text:span text:style-name="T33">)</text:span></text:span></text:p>
      <text:p text:style-name="P211"><text:span text:style-name="Source_20_Text"><text:span text:style-name="T33">thread.start()</text:span></text:span></text:p>
      <text:p text:style-name="P212"/>
      <text:p text:style-name="P213"><text:span text:style-name="Source_20_Text"><text:span text:style-name="T36"># Main program continues</text:span></text:span></text:p>
      <text:p text:style-name="P211"><text:span text:style-name="Source_20_Text"><text:span text:style-name="T33">time.sleep(</text:span></text:span><text:span text:style-name="Source_20_Text"><text:span text:style-name="T41">5</text:span></text:span><text:span text:style-name="Source_20_Text"><text:span text:style-name="T33">)</text:span></text:span></text:p>
      <text:p text:style-name="P211"><text:span text:style-name="Source_20_Text"><text:span text:style-name="T37"># When main exits, daemon thread is automatically killed</text:span></text:span></text:p>
      <text:p text:style-name="P203">Your code uses this:</text:p>
      <text:p text:style-name="P210">python</text:p>
      <text:p text:style-name="P211"><text:span text:style-name="Source_20_Text"><text:span text:style-name="T33">monitor_thread </text:span></text:span><text:span text:style-name="Source_20_Text"><text:span text:style-name="T34">=</text:span></text:span><text:span text:style-name="Source_20_Text"><text:span text:style-name="T33"> threading.Thread(target</text:span></text:span><text:span text:style-name="Source_20_Text"><text:span text:style-name="T34">=</text:span></text:span><text:span text:style-name="Source_20_Text"><text:span text:style-name="T33">self.monitor_subfolder, daemon</text:span></text:span><text:span text:style-name="Source_20_Text"><text:span text:style-name="T34">=</text:span></text:span><text:span text:style-name="Source_20_Text"><text:span text:style-name="T41">True</text:span></text:span><text:span text:style-name="Source_20_Text"><text:span text:style-name="T33">)</text:span></text:span></text:p>
      <text:p text:style-name="P211"><text:span text:style-name="Source_20_Text"><text:span text:style-name="T33">monitor_thread.start()</text:span></text:span></text:p>
      <text:h text:style-name="P204" text:outline-level="3">2. <text:span text:style-name="Strong_20_Emphasis">Event Signaling</text:span></text:h>
      <text:p text:style-name="P210">python</text:p>
      <text:p text:style-name="P211"><text:span text:style-name="Source_20_Text"><text:span text:style-name="T35">import</text:span></text:span><text:span text:style-name="Source_20_Text"><text:span text:style-name="T33"> threading</text:span></text:span></text:p>
      <text:p text:style-name="P212"/>
      <text:p text:style-name="P211"><text:span text:style-name="Source_20_Text"><text:span text:style-name="T33">event </text:span></text:span><text:span text:style-name="Source_20_Text"><text:span text:style-name="T34">=</text:span></text:span><text:span text:style-name="Source_20_Text"><text:span text:style-name="T33"> threading.Event()</text:span></text:span></text:p>
      <text:p text:style-name="P212"/>
      <text:p text:style-name="P211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wait_for_signal</text:span></text:span><text:span text:style-name="Source_20_Text"><text:span text:style-name="T33">():</text:span></text:span></text:p>
      <text:p text:style-name="P211"><text:span text:style-name="Source_20_Text"><text:span text:style-name="T39"><text:s text:c="4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"Waiting for signal..."</text:span></text:span><text:span text:style-name="Source_20_Text"><text:span text:style-name="T33">)</text:span></text:span></text:p>
      <text:p text:style-name="P211"><text:span text:style-name="Source_20_Text"><text:span text:style-name="T39"><text:s text:c="4"/></text:span></text:span><text:span text:style-name="Source_20_Text"><text:span text:style-name="T33">event.wait() <text:s/></text:span></text:span><text:span text:style-name="Source_20_Text"><text:span text:style-name="T37"># Blocks until set</text:span></text:span></text:p>
      <text:p text:style-name="P211"><text:span text:style-name="Source_20_Text"><text:span text:style-name="T39"><text:s text:c="4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"Signal received!"</text:span></text:span><text:span text:style-name="Source_20_Text"><text:span text:style-name="T33">)</text:span></text:span></text:p>
      <text:p text:style-name="P212"/>
      <text:p text:style-name="P211"><text:span text:style-name="Source_20_Text"><text:span text:style-name="T33">thread </text:span></text:span><text:span text:style-name="Source_20_Text"><text:span text:style-name="T34">=</text:span></text:span><text:span text:style-name="Source_20_Text"><text:span text:style-name="T33"> threading.Thread(target</text:span></text:span><text:span text:style-name="Source_20_Text"><text:span text:style-name="T34">=</text:span></text:span><text:span text:style-name="Source_20_Text"><text:span text:style-name="T33">wait_for_signal)</text:span></text:span></text:p>
      <text:p text:style-name="P211"><text:span text:style-name="Source_20_Text"><text:span text:style-name="T33">thread.start()</text:span></text:span></text:p>
      <text:p text:style-name="P212"/>
      <text:p text:style-name="P211"><text:span text:style-name="Source_20_Text"><text:span text:style-name="T33">time.sleep(</text:span></text:span><text:span text:style-name="Source_20_Text"><text:span text:style-name="T41">2</text:span></text:span><text:span text:style-name="Source_20_Text"><text:span text:style-name="T33">)</text:span></text:span></text:p>
      <text:p text:style-name="P211"><text:span text:style-name="Source_20_Text"><text:span text:style-name="T33">event.</text:span></text:span><text:span text:style-name="Source_20_Text"><text:span text:style-name="T40">set</text:span></text:span><text:span text:style-name="Source_20_Text"><text:span text:style-name="T33">() <text:s/></text:span></text:span><text:span text:style-name="Source_20_Text"><text:span text:style-name="T37"># Signal the thread</text:span></text:span></text:p>
      <text:p text:style-name="P211"><text:span text:style-name="Source_20_Text"><text:span text:style-name="T33">thread.join()</text:span></text:span></text:p>
      <text:h text:style-name="P204" text:outline-level="3"><text:soft-page-break/>3. <text:span text:style-name="Strong_20_Emphasis">Queue for Thread-Safe Data Sharing</text:span></text:h>
      <text:p text:style-name="P210">python</text:p>
      <text:p text:style-name="P211"><text:span text:style-name="Source_20_Text"><text:span text:style-name="T35">import</text:span></text:span><text:span text:style-name="Source_20_Text"><text:span text:style-name="T33"> threading</text:span></text:span></text:p>
      <text:p text:style-name="P211"><text:span text:style-name="Source_20_Text"><text:span text:style-name="T35">import</text:span></text:span><text:span text:style-name="Source_20_Text"><text:span text:style-name="T33"> queue</text:span></text:span></text:p>
      <text:p text:style-name="P212"/>
      <text:p text:style-name="P211"><text:span text:style-name="Source_20_Text"><text:span text:style-name="T33">task_queue </text:span></text:span><text:span text:style-name="Source_20_Text"><text:span text:style-name="T34">=</text:span></text:span><text:span text:style-name="Source_20_Text"><text:span text:style-name="T33"> queue.Queue()</text:span></text:span></text:p>
      <text:p text:style-name="P212"/>
      <text:p text:style-name="P211"><text:span text:style-name="Source_20_Text"><text:span text:style-name="T35">def</text:span></text:span><text:span text:style-name="Source_20_Text"><text:span text:style-name="T33"> </text:span></text:span><text:span text:style-name="Source_20_Text"><text:span text:style-name="T34">worker</text:span></text:span><text:span text:style-name="Source_20_Text"><text:span text:style-name="T33">():</text:span></text:span></text:p>
      <text:p text:style-name="P211"><text:span text:style-name="Source_20_Text"><text:span text:style-name="T39"><text:s text:c="4"/></text:span></text:span><text:span text:style-name="Source_20_Text"><text:span text:style-name="T35">while</text:span></text:span><text:span text:style-name="Source_20_Text"><text:span text:style-name="T33"> </text:span></text:span><text:span text:style-name="Source_20_Text"><text:span text:style-name="T41">True</text:span></text:span><text:span text:style-name="Source_20_Text"><text:span text:style-name="T33">:</text:span></text:span></text:p>
      <text:p text:style-name="P211"><text:span text:style-name="Source_20_Text"><text:span text:style-name="T39"><text:s text:c="8"/></text:span></text:span><text:span text:style-name="Source_20_Text"><text:span text:style-name="T33">item </text:span></text:span><text:span text:style-name="Source_20_Text"><text:span text:style-name="T34">=</text:span></text:span><text:span text:style-name="Source_20_Text"><text:span text:style-name="T33"> task_queue.get() <text:s/></text:span></text:span><text:span text:style-name="Source_20_Text"><text:span text:style-name="T37"># Blocks until item available</text:span></text:span></text:p>
      <text:p text:style-name="P211"><text:span text:style-name="Source_20_Text"><text:span text:style-name="T39"><text:s text:c="8"/></text:span></text:span><text:span text:style-name="Source_20_Text"><text:span text:style-name="T35">if</text:span></text:span><text:span text:style-name="Source_20_Text"><text:span text:style-name="T33"> item </text:span></text:span><text:span text:style-name="Source_20_Text"><text:span text:style-name="T35">is</text:span></text:span><text:span text:style-name="Source_20_Text"><text:span text:style-name="T33"> </text:span></text:span><text:span text:style-name="Source_20_Text"><text:span text:style-name="T41">None</text:span></text:span><text:span text:style-name="Source_20_Text"><text:span text:style-name="T33">:</text:span></text:span></text:p>
      <text:p text:style-name="P211"><text:span text:style-name="Source_20_Text"><text:span text:style-name="T39"><text:s text:c="12"/></text:span></text:span><text:span text:style-name="Source_20_Text"><text:span text:style-name="T35">break</text:span></text:span></text:p>
      <text:p text:style-name="P211"><text:span text:style-name="Source_20_Text"><text:span text:style-name="T39"><text:s text:c="8"/></text:span></text:span><text:span text:style-name="Source_20_Text"><text:span text:style-name="T35">print</text:span></text:span><text:span text:style-name="Source_20_Text"><text:span text:style-name="T33">(</text:span></text:span><text:span text:style-name="Source_20_Text"><text:span text:style-name="T40">f"Processing: </text:span></text:span><text:span text:style-name="Source_20_Text"><text:span text:style-name="T33">{item}</text:span></text:span><text:span text:style-name="Source_20_Text"><text:span text:style-name="T40">"</text:span></text:span><text:span text:style-name="Source_20_Text"><text:span text:style-name="T33">)</text:span></text:span></text:p>
      <text:p text:style-name="P211"><text:span text:style-name="Source_20_Text"><text:span text:style-name="T39"><text:s text:c="8"/></text:span></text:span><text:span text:style-name="Source_20_Text"><text:span text:style-name="T33">task_queue.task_done()</text:span></text:span></text:p>
      <text:p text:style-name="P212"/>
      <text:p text:style-name="P213"><text:span text:style-name="Source_20_Text"><text:span text:style-name="T36"># Start worker</text:span></text:span></text:p>
      <text:p text:style-name="P211"><text:span text:style-name="Source_20_Text"><text:span text:style-name="T33">thread </text:span></text:span><text:span text:style-name="Source_20_Text"><text:span text:style-name="T34">=</text:span></text:span><text:span text:style-name="Source_20_Text"><text:span text:style-name="T33"> threading.Thread(target</text:span></text:span><text:span text:style-name="Source_20_Text"><text:span text:style-name="T34">=</text:span></text:span><text:span text:style-name="Source_20_Text"><text:span text:style-name="T33">worker, daemon</text:span></text:span><text:span text:style-name="Source_20_Text"><text:span text:style-name="T34">=</text:span></text:span><text:span text:style-name="Source_20_Text"><text:span text:style-name="T41">True</text:span></text:span><text:span text:style-name="Source_20_Text"><text:span text:style-name="T33">)</text:span></text:span></text:p>
      <text:p text:style-name="P211"><text:span text:style-name="Source_20_Text"><text:span text:style-name="T33">thread.start()</text:span></text:span></text:p>
      <text:p text:style-name="P212"/>
      <text:p text:style-name="P213"><text:span text:style-name="Source_20_Text"><text:span text:style-name="T36"># Add tasks</text:span></text:span></text:p>
      <text:p text:style-name="P211"><text:span text:style-name="Source_20_Text"><text:span text:style-name="T35">for</text:span></text:span><text:span text:style-name="Source_20_Text"><text:span text:style-name="T33"> i </text:span></text:span><text:span text:style-name="Source_20_Text"><text:span text:style-name="T35">in</text:span></text:span><text:span text:style-name="Source_20_Text"><text:span text:style-name="T33"> </text:span></text:span><text:span text:style-name="Source_20_Text"><text:span text:style-name="T40">range</text:span></text:span><text:span text:style-name="Source_20_Text"><text:span text:style-name="T33">(</text:span></text:span><text:span text:style-name="Source_20_Text"><text:span text:style-name="T41">5</text:span></text:span><text:span text:style-name="Source_20_Text"><text:span text:style-name="T33">):</text:span></text:span></text:p>
      <text:p text:style-name="P211"><text:span text:style-name="Source_20_Text"><text:span text:style-name="T39"><text:s text:c="4"/></text:span></text:span><text:span text:style-name="Source_20_Text"><text:span text:style-name="T33">task_queue.put(</text:span></text:span><text:span text:style-name="Source_20_Text"><text:span text:style-name="T40">f"Task-</text:span></text:span><text:span text:style-name="Source_20_Text"><text:span text:style-name="T33">{i}</text:span></text:span><text:span text:style-name="Source_20_Text"><text:span text:style-name="T40">"</text:span></text:span><text:span text:style-name="Source_20_Text"><text:span text:style-name="T33">)</text:span></text:span></text:p>
      <text:p text:style-name="P212"/>
      <text:p text:style-name="P211"><text:span text:style-name="Source_20_Text"><text:span text:style-name="T33">task_queue.join() <text:s/></text:span></text:span><text:span text:style-name="Source_20_Text"><text:span text:style-name="T37"># Wait for all tasks to complete</text:span></text:span></text:p>
      <text:p text:style-name="P211"><text:span text:style-name="Source_20_Text"><text:span text:style-name="T33">task_queue.put(</text:span></text:span><text:span text:style-name="Source_20_Text"><text:span text:style-name="T41">None</text:span></text:span><text:span text:style-name="Source_20_Text"><text:span text:style-name="T33">) <text:s/></text:span></text:span><text:span text:style-name="Source_20_Text"><text:span text:style-name="T37"># Signal worker to exit</text:span></text:span></text:p>
      <text:h text:style-name="P207" text:outline-level="2">Common Threading Attributes &amp; Methods</text:h>
      <text:h text:style-name="P204" text:outline-level="3">Thread Attributes:</text:h>
      <text:p text:style-name="P210">python</text:p>
      <text:p text:style-name="P211"><text:span text:style-name="Source_20_Text"><text:span text:style-name="T33">thread </text:span></text:span><text:span text:style-name="Source_20_Text"><text:span text:style-name="T34">=</text:span></text:span><text:span text:style-name="Source_20_Text"><text:span text:style-name="T33"> threading.Thread(target</text:span></text:span><text:span text:style-name="Source_20_Text"><text:span text:style-name="T34">=</text:span></text:span><text:span text:style-name="Source_20_Text"><text:span text:style-name="T33">my_function, name</text:span></text:span><text:span text:style-name="Source_20_Text"><text:span text:style-name="T34">=</text:span></text:span><text:span text:style-name="Source_20_Text"><text:span text:style-name="T40">"MyWorker"</text:span></text:span><text:span text:style-name="Source_20_Text"><text:span text:style-name="T33">)</text:span></text:span></text:p>
      <text:p text:style-name="P212"/>
      <text:p text:style-name="P211"><text:soft-page-break/><text:span text:style-name="Source_20_Text"><text:span text:style-name="T33">thread.name <text:s text:c="9"/></text:span></text:span><text:span text:style-name="Source_20_Text"><text:span text:style-name="T37"># Thread name</text:span></text:span></text:p>
      <text:p text:style-name="P211"><text:span text:style-name="Source_20_Text"><text:span text:style-name="T33">thread.daemon <text:s text:c="7"/></text:span></text:span><text:span text:style-name="Source_20_Text"><text:span text:style-name="T37"># Is daemon thread?</text:span></text:span></text:p>
      <text:p text:style-name="P211"><text:span text:style-name="Source_20_Text"><text:span text:style-name="T33">thread.is_alive() <text:s text:c="3"/></text:span></text:span><text:span text:style-name="Source_20_Text"><text:span text:style-name="T37"># Is thread running?</text:span></text:span></text:p>
      <text:p text:style-name="P211"><text:span text:style-name="Source_20_Text"><text:span text:style-name="T33">threading.current_thread() <text:s/></text:span></text:span><text:span text:style-name="Source_20_Text"><text:span text:style-name="T37"># Get current thread</text:span></text:span></text:p>
      <text:p text:style-name="P211"><text:span text:style-name="Source_20_Text"><text:span text:style-name="T33">threading.active_count() <text:s text:c="3"/></text:span></text:span><text:span text:style-name="Source_20_Text"><text:span text:style-name="T37"># Number of active threads</text:span></text:span></text:p>
      <text:p text:style-name="P211"><text:span text:style-name="Source_20_Text"><text:span text:style-name="T33">threading.</text:span></text:span><text:span text:style-name="Source_20_Text"><text:span text:style-name="T40">enumerate</text:span></text:span><text:span text:style-name="Source_20_Text"><text:span text:style-name="T33">() <text:s text:c="6"/></text:span></text:span><text:span text:style-name="Source_20_Text"><text:span text:style-name="T37"># List all thread objects</text:span></text:span></text:p>
      <text:h text:style-name="P214" text:outline-level="3">Thread Methods:</text:h>
      <text:p text:style-name="P210">python</text:p>
      <text:p text:style-name="P211"><text:span text:style-name="Source_20_Text"><text:span text:style-name="T33">thread.start() <text:s text:c="6"/></text:span></text:span><text:span text:style-name="Source_20_Text"><text:span text:style-name="T37"># Start thread execution</text:span></text:span></text:p>
      <text:p text:style-name="P211"><text:span text:style-name="Source_20_Text"><text:span text:style-name="T33">thread.join() <text:s text:c="7"/></text:span></text:span><text:span text:style-name="Source_20_Text"><text:span text:style-name="T37"># Wait for thread to complete</text:span></text:span></text:p>
      <text:p text:style-name="P211"><text:span text:style-name="Source_20_Text"><text:span text:style-name="T33">thread.join(timeout</text:span></text:span><text:span text:style-name="Source_20_Text"><text:span text:style-name="T34">=</text:span></text:span><text:span text:style-name="Source_20_Text"><text:span text:style-name="T41">5</text:span></text:span><text:span text:style-name="Source_20_Text"><text:span text:style-name="T33">) <text:s/></text:span></text:span><text:span text:style-name="Source_20_Text"><text:span text:style-name="T37"># Wait max 5 seconds</text:span></text:span></text:p>
      <text:p text:style-name="P2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12:36:42.576708500</meta:creation-date>
    <dc:date>2025-11-07T12:24:39.767675300</dc:date>
    <meta:editing-duration>PT4H11M2S</meta:editing-duration>
    <meta:editing-cycles>11</meta:editing-cycles>
    <meta:generator>LibreOffice/25.2.6.2$Windows_X86_64 LibreOffice_project/729c5bfe710f5eb71ed3bbde9e06a6065e9c6c5d</meta:generator>
    <meta:document-statistic meta:table-count="0" meta:image-count="0" meta:object-count="0" meta:page-count="49" meta:paragraph-count="1500" meta:word-count="7172" meta:character-count="58469" meta:non-whitespace-character-count="48018"/>
  </office:meta>
</office:document-meta>
</file>